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579in" svg:height="5.4803in" svg:x="16.8555in" svg:y="0.1669in">
            <draw:object draw:notify-on-update-of-ranges="Sheet1.J4:Sheet1.J14 Sheet1.K3:Sheet1.K3 Sheet1.K4:Sheet1.K14 Sheet1.L3:Sheet1.L3 Sheet1.L4:Sheet1.L14 Sheet1.M3:Sheet1.M3 Sheet1.M4:Sheet1.M14 Sheet1.N3:Sheet1.N3 Sheet1.N4:Sheet1.N14 Sheet1.O3:Sheet1.O3 Sheet1.O4:Sheet1.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346in" svg:height="4.9693in" svg:x="16.8949in" svg:y="11.5012in">
            <draw:object draw:notify-on-update-of-ranges="Sheet1.J66:Sheet1.J76 Sheet1.K65:Sheet1.K65 Sheet1.K66:Sheet1.K76 Sheet1.L65:Sheet1.L65 Sheet1.L66:Sheet1.L76 Sheet1.M65:Sheet1.M65 Sheet1.M66:Sheet1.M76 Sheet1.N65:Sheet1.N65 Sheet1.N66:Sheet1.N76 Sheet1.O65:Sheet1.O65 Sheet1.O66:Sheet1.O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0.1244in" svg:height="5.2913in" svg:x="15.4579in" svg:y="21.7827in">
            <draw:object draw:notify-on-update-of-ranges="Sheet1.K127:Sheet1.K137 Sheet1.L126:Sheet1.L126 Sheet1.L127:Sheet1.L137 Sheet1.M126:Sheet1.M126 Sheet1.M127:Sheet1.M137 Sheet1.N126:Sheet1.N126 Sheet1.N127:Sheet1.N137 Sheet1.O126:Sheet1.O126 Sheet1.O127:Sheet1.O1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0.2004in" svg:height="5.0823in" svg:x="15.502in" svg:y="27.315in">
            <draw:object draw:notify-on-update-of-ranges="Sheet1.K152:Sheet1.K162 Sheet1.L151:Sheet1.L151 Sheet1.L152:Sheet1.L162 Sheet1.M151:Sheet1.M151 Sheet1.M152:Sheet1.M162 Sheet1.N151:Sheet1.N151 Sheet1.N152:Sheet1.N162 Sheet1.O151:Sheet1.O151 Sheet1.O152:Sheet1.O1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2449in" svg:height="5.2in" svg:x="12.972in" svg:y="83.9921in">
            <draw:object draw:notify-on-update-of-ranges="Sheet1.H475:Sheet1.H484 Sheet1.I474:Sheet1.I474 Sheet1.I475:Sheet1.I484 Sheet1.J474:Sheet1.J474 Sheet1.J475:Sheet1.J484 Sheet1.K474:Sheet1.K474 Sheet1.K475:Sheet1.K484 Sheet1.L474:Sheet1.L474 Sheet1.L475:Sheet1.L484 Sheet1.M474:Sheet1.M474 Sheet1.M475:Sheet1.M48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9.2449in" svg:height="5.2in" svg:x="12.9398in" svg:y="89.3886in">
            <draw:object draw:notify-on-update-of-ranges="Sheet1.H489:Sheet1.H498 Sheet1.I488:Sheet1.I488 Sheet1.I489:Sheet1.I498 Sheet1.J488:Sheet1.J488 Sheet1.J489:Sheet1.J498 Sheet1.K488:Sheet1.K488 Sheet1.K489:Sheet1.K498 Sheet1.L488:Sheet1.L488 Sheet1.L489:Sheet1.L49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T_s(n)</text:p>
          </table:table-cell>
          <table:table-cell table:style-name="ce1" office:value-type="string" calcext:value-type="string">
            <text:p>T_r(n, level=1)</text:p>
          </table:table-cell>
          <table:table-cell table:style-name="ce1" office:value-type="string" calcext:value-type="string">
            <text:p>T_r(n, level=2)</text:p>
          </table:table-cell>
          <table:table-cell table:style-name="ce1" office:value-type="string" calcext:value-type="string">
            <text:p>T_r(n, level=3)</text:p>
          </table:table-cell>
          <table:table-cell table:style-name="ce1" office:value-type="string" calcext:value-type="string">
            <text:p>T_r(n, level=7)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IF([.B4:.B113];[.J4];[.C4:.C113])" office:value-type="float" office:value="0.0000001" calcext:value-type="float">
            <text:p>0.0000001</text:p>
          </table:table-cell>
          <table:table-cell table:formula="of:=IFERROR(AVERAGEIFS([.$D$114:.$D$463];[.$B$114:.$B$463];[.$J4];[.$C$114:.$C$463];[.L$15]);0)" office:value-type="float" office:value="0.0009013" calcext:value-type="float">
            <text:p>0.0009013</text:p>
          </table:table-cell>
          <table:table-cell table:formula="of:=IFERROR(AVERAGEIFS([.$D$114:.$D$463];[.$B$114:.$B$463];[.$J4];[.$C$114:.$C$463];[.M$15]);0)" office:value-type="float" office:value="0" calcext:value-type="float">
            <text:p>0</text:p>
          </table:table-cell>
          <table:table-cell table:formula="of:=IFERROR(AVERAGEIFS([.$D$114:.$D$463];[.$B$114:.$B$463];[.$J4];[.$C$114:.$C$463];[.N$15]);0)" office:value-type="float" office:value="0" calcext:value-type="float">
            <text:p>0</text:p>
          </table:table-cell>
          <table:table-cell table:formula="of:=IFERROR(AVERAGEIFS([.$D$114:.$D$463];[.$B$114:.$B$463];[.$J4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IF([.B5:.B114];[.J5];[.C5:.C114])" office:value-type="float" office:value="0.000001" calcext:value-type="float">
            <text:p>0.000001</text:p>
          </table:table-cell>
          <table:table-cell table:formula="of:=IFERROR(AVERAGEIFS([.$D$114:.$D$463];[.$B$114:.$B$463];[.$J5];[.$C$114:.$C$463];[.L$15]);0)" office:value-type="float" office:value="0.0005726" calcext:value-type="float">
            <text:p>0.0005726</text:p>
          </table:table-cell>
          <table:table-cell table:formula="of:=IFERROR(AVERAGEIFS([.$D$114:.$D$463];[.$B$114:.$B$463];[.$J5];[.$C$114:.$C$463];[.M$15]);0)" office:value-type="float" office:value="0.0006191" calcext:value-type="float">
            <text:p>0.0006191</text:p>
          </table:table-cell>
          <table:table-cell table:formula="of:=IFERROR(AVERAGEIFS([.$D$114:.$D$463];[.$B$114:.$B$463];[.$J5];[.$C$114:.$C$463];[.N$15]);0)" office:value-type="float" office:value="0" calcext:value-type="float">
            <text:p>0</text:p>
          </table:table-cell>
          <table:table-cell table:formula="of:=IFERROR(AVERAGEIFS([.$D$114:.$D$463];[.$B$114:.$B$463];[.$J5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AVERAGEIF([.B6:.B115];[.J6];[.C6:.C115])" office:value-type="float" office:value="0.000002" calcext:value-type="float">
            <text:p>0.000002</text:p>
          </table:table-cell>
          <table:table-cell table:formula="of:=IFERROR(AVERAGEIFS([.$D$114:.$D$463];[.$B$114:.$B$463];[.$J6];[.$C$114:.$C$463];[.L$15]);0)" office:value-type="float" office:value="0.0006294" calcext:value-type="float">
            <text:p>0.0006294</text:p>
          </table:table-cell>
          <table:table-cell table:formula="of:=IFERROR(AVERAGEIFS([.$D$114:.$D$463];[.$B$114:.$B$463];[.$J6];[.$C$114:.$C$463];[.M$15]);0)" office:value-type="float" office:value="0.0004779" calcext:value-type="float">
            <text:p>0.0004779</text:p>
          </table:table-cell>
          <table:table-cell table:formula="of:=IFERROR(AVERAGEIFS([.$D$114:.$D$463];[.$B$114:.$B$463];[.$J6];[.$C$114:.$C$463];[.N$15]);0)" office:value-type="float" office:value="0.0005624" calcext:value-type="float">
            <text:p>0.0005624</text:p>
          </table:table-cell>
          <table:table-cell table:formula="of:=IFERROR(AVERAGEIFS([.$D$114:.$D$463];[.$B$114:.$B$463];[.$J6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AVERAGEIF([.B7:.B116];[.J7];[.C7:.C116])" office:value-type="float" office:value="0.0000061" calcext:value-type="float">
            <text:p>0.0000061</text:p>
          </table:table-cell>
          <table:table-cell table:formula="of:=IFERROR(AVERAGEIFS([.$D$114:.$D$463];[.$B$114:.$B$463];[.$J7];[.$C$114:.$C$463];[.L$15]);0)" office:value-type="float" office:value="0.0029471" calcext:value-type="float">
            <text:p>0.0029471</text:p>
          </table:table-cell>
          <table:table-cell table:formula="of:=IFERROR(AVERAGEIFS([.$D$114:.$D$463];[.$B$114:.$B$463];[.$J7];[.$C$114:.$C$463];[.M$15]);0)" office:value-type="float" office:value="0.0015497" calcext:value-type="float">
            <text:p>0.0015497</text:p>
          </table:table-cell>
          <table:table-cell table:formula="of:=IFERROR(AVERAGEIFS([.$D$114:.$D$463];[.$B$114:.$B$463];[.$J7];[.$C$114:.$C$463];[.N$15]);0)" office:value-type="float" office:value="0.0004656" calcext:value-type="float">
            <text:p>0.0004656</text:p>
          </table:table-cell>
          <table:table-cell table:formula="of:=IFERROR(AVERAGEIFS([.$D$114:.$D$463];[.$B$114:.$B$463];[.$J7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IF([.B8:.B117];[.J8];[.C8:.C117])" office:value-type="float" office:value="0.0000317" calcext:value-type="float">
            <text:p>0.0000317</text:p>
          </table:table-cell>
          <table:table-cell table:formula="of:=IFERROR(AVERAGEIFS([.$D$114:.$D$463];[.$B$114:.$B$463];[.$J8];[.$C$114:.$C$463];[.L$15]);0)" office:value-type="float" office:value="0.0005405" calcext:value-type="float">
            <text:p>0.0005405</text:p>
          </table:table-cell>
          <table:table-cell table:formula="of:=IFERROR(AVERAGEIFS([.$D$114:.$D$463];[.$B$114:.$B$463];[.$J8];[.$C$114:.$C$463];[.M$15]);0)" office:value-type="float" office:value="0.0004636" calcext:value-type="float">
            <text:p>0.0004636</text:p>
          </table:table-cell>
          <table:table-cell table:formula="of:=IFERROR(AVERAGEIFS([.$D$114:.$D$463];[.$B$114:.$B$463];[.$J8];[.$C$114:.$C$463];[.N$15]);0)" office:value-type="float" office:value="0.0010079" calcext:value-type="float">
            <text:p>0.0010079</text:p>
          </table:table-cell>
          <table:table-cell table:formula="of:=IFERROR(AVERAGEIFS([.$D$114:.$D$463];[.$B$114:.$B$463];[.$J8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AVERAGEIF([.B9:.B118];[.J9];[.C9:.C118])" office:value-type="float" office:value="0.0002656" calcext:value-type="float">
            <text:p>0.0002656</text:p>
          </table:table-cell>
          <table:table-cell table:formula="of:=IFERROR(AVERAGEIFS([.$D$114:.$D$463];[.$B$114:.$B$463];[.$J9];[.$C$114:.$C$463];[.L$15]);0)" office:value-type="float" office:value="0.0005035" calcext:value-type="float">
            <text:p>0.0005035</text:p>
          </table:table-cell>
          <table:table-cell table:formula="of:=IFERROR(AVERAGEIFS([.$D$114:.$D$463];[.$B$114:.$B$463];[.$J9];[.$C$114:.$C$463];[.M$15]);0)" office:value-type="float" office:value="0.0025136" calcext:value-type="float">
            <text:p>0.0025136</text:p>
          </table:table-cell>
          <table:table-cell table:formula="of:=IFERROR(AVERAGEIFS([.$D$114:.$D$463];[.$B$114:.$B$463];[.$J9];[.$C$114:.$C$463];[.N$15]);0)" office:value-type="float" office:value="0.0052393" calcext:value-type="float">
            <text:p>0.0052393</text:p>
          </table:table-cell>
          <table:table-cell table:formula="of:=IFERROR(AVERAGEIFS([.$D$114:.$D$463];[.$B$114:.$B$463];[.$J9];[.$C$114:.$C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IF([.B10:.B119];[.J10];[.C10:.C119])" office:value-type="float" office:value="0.0023115" calcext:value-type="float">
            <text:p>0.0023115</text:p>
          </table:table-cell>
          <table:table-cell table:formula="of:=IFERROR(AVERAGEIFS([.$D$114:.$D$463];[.$B$114:.$B$463];[.$J10];[.$C$114:.$C$463];[.L$15]);0)" office:value-type="float" office:value="0.0032496" calcext:value-type="float">
            <text:p>0.0032496</text:p>
          </table:table-cell>
          <table:table-cell table:formula="of:=IFERROR(AVERAGEIFS([.$D$114:.$D$463];[.$B$114:.$B$463];[.$J10];[.$C$114:.$C$463];[.M$15]);0)" office:value-type="float" office:value="0.0007449" calcext:value-type="float">
            <text:p>0.0007449</text:p>
          </table:table-cell>
          <table:table-cell table:formula="of:=IFERROR(AVERAGEIFS([.$D$114:.$D$463];[.$B$114:.$B$463];[.$J10];[.$C$114:.$C$463];[.N$15]);0)" office:value-type="float" office:value="0.0012158" calcext:value-type="float">
            <text:p>0.0012158</text:p>
          </table:table-cell>
          <table:table-cell table:formula="of:=IFERROR(AVERAGEIFS([.$D$114:.$D$463];[.$B$114:.$B$463];[.$J10];[.$C$114:.$C$463];[.O$15]);0)" office:value-type="float" office:value="0.0034449" calcext:value-type="float">
            <text:p>0.00344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AVERAGEIF([.B11:.B120];[.J11];[.C11:.C120])" office:value-type="float" office:value="0.0193684" calcext:value-type="float">
            <text:p>0.0193684</text:p>
          </table:table-cell>
          <table:table-cell table:formula="of:=IFERROR(AVERAGEIFS([.$D$114:.$D$463];[.$B$114:.$B$463];[.$J11];[.$C$114:.$C$463];[.L$15]);0)" office:value-type="float" office:value="0.0042377" calcext:value-type="float">
            <text:p>0.0042377</text:p>
          </table:table-cell>
          <table:table-cell table:formula="of:=IFERROR(AVERAGEIFS([.$D$114:.$D$463];[.$B$114:.$B$463];[.$J11];[.$C$114:.$C$463];[.M$15]);0)" office:value-type="float" office:value="0.0030177" calcext:value-type="float">
            <text:p>0.0030177</text:p>
          </table:table-cell>
          <table:table-cell table:formula="of:=IFERROR(AVERAGEIFS([.$D$114:.$D$463];[.$B$114:.$B$463];[.$J11];[.$C$114:.$C$463];[.N$15]);0)" office:value-type="float" office:value="0.0032736" calcext:value-type="float">
            <text:p>0.0032736</text:p>
          </table:table-cell>
          <table:table-cell table:formula="of:=IFERROR(AVERAGEIFS([.$D$114:.$D$463];[.$B$114:.$B$463];[.$J11];[.$C$114:.$C$463];[.O$15]);0)" office:value-type="float" office:value="0.0086228" calcext:value-type="float">
            <text:p>0.00862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IF([.B12:.B121];[.J12];[.C12:.C121])" office:value-type="float" office:value="0.1878696" calcext:value-type="float">
            <text:p>0.1878696</text:p>
          </table:table-cell>
          <table:table-cell table:formula="of:=IFERROR(AVERAGEIFS([.$D$114:.$D$463];[.$B$114:.$B$463];[.$J12];[.$C$114:.$C$463];[.L$15]);0)" office:value-type="float" office:value="0.0432261" calcext:value-type="float">
            <text:p>0.0432261</text:p>
          </table:table-cell>
          <table:table-cell table:formula="of:=IFERROR(AVERAGEIFS([.$D$114:.$D$463];[.$B$114:.$B$463];[.$J12];[.$C$114:.$C$463];[.M$15]);0)" office:value-type="float" office:value="0.026377" calcext:value-type="float">
            <text:p>0.026377</text:p>
          </table:table-cell>
          <table:table-cell table:formula="of:=IFERROR(AVERAGEIFS([.$D$114:.$D$463];[.$B$114:.$B$463];[.$J12];[.$C$114:.$C$463];[.N$15]);0)" office:value-type="float" office:value="0.0238541" calcext:value-type="float">
            <text:p>0.0238541</text:p>
          </table:table-cell>
          <table:table-cell table:formula="of:=IFERROR(AVERAGEIFS([.$D$114:.$D$463];[.$B$114:.$B$463];[.$J12];[.$C$114:.$C$463];[.O$15]);0)" office:value-type="float" office:value="0.0347021" calcext:value-type="float">
            <text:p>0.03470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AVERAGEIF([.B13:.B122];[.J13];[.C13:.C122])" office:value-type="float" office:value="2.0320366" calcext:value-type="float">
            <text:p>2.0320366</text:p>
          </table:table-cell>
          <table:table-cell table:formula="of:=IFERROR(AVERAGEIFS([.$D$114:.$D$463];[.$B$114:.$B$463];[.$J13];[.$C$114:.$C$463];[.L$15]);0)" office:value-type="float" office:value="0.4817189" calcext:value-type="float">
            <text:p>0.4817189</text:p>
          </table:table-cell>
          <table:table-cell table:formula="of:=IFERROR(AVERAGEIFS([.$D$114:.$D$463];[.$B$114:.$B$463];[.$J13];[.$C$114:.$C$463];[.M$15]);0)" office:value-type="float" office:value="0.3221614" calcext:value-type="float">
            <text:p>0.3221614</text:p>
          </table:table-cell>
          <table:table-cell table:formula="of:=IFERROR(AVERAGEIFS([.$D$114:.$D$463];[.$B$114:.$B$463];[.$J13];[.$C$114:.$C$463];[.N$15]);0)" office:value-type="float" office:value="0.3014464" calcext:value-type="float">
            <text:p>0.3014464</text:p>
          </table:table-cell>
          <table:table-cell table:formula="of:=IFERROR(AVERAGEIFS([.$D$114:.$D$463];[.$B$114:.$B$463];[.$J13];[.$C$114:.$C$463];[.O$15]);0)" office:value-type="float" office:value="0.3049779" calcext:value-type="float">
            <text:p>0.30497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AVERAGEIF([.B14:.B123];[.J14];[.C14:.C123])" office:value-type="float" office:value="26.1620681" calcext:value-type="float">
            <text:p>26.1620681</text:p>
          </table:table-cell>
          <table:table-cell table:formula="of:=IFERROR(AVERAGEIFS([.$D$114:.$D$463];[.$B$114:.$B$463];[.$J14];[.$C$114:.$C$463];[.L$15]);0)" office:value-type="float" office:value="5.4323074" calcext:value-type="float">
            <text:p>5.4323074</text:p>
          </table:table-cell>
          <table:table-cell table:formula="of:=IFERROR(AVERAGEIFS([.$D$114:.$D$463];[.$B$114:.$B$463];[.$J14];[.$C$114:.$C$463];[.M$15]);0)" office:value-type="float" office:value="4.0799838" calcext:value-type="float">
            <text:p>4.0799838</text:p>
          </table:table-cell>
          <table:table-cell table:formula="of:=IFERROR(AVERAGEIFS([.$D$114:.$D$463];[.$B$114:.$B$463];[.$J14];[.$C$114:.$C$463];[.N$15]);0)" office:value-type="float" office:value="3.7329216" calcext:value-type="float">
            <text:p>3.7329216</text:p>
          </table:table-cell>
          <table:table-cell table:formula="of:=IFERROR(AVERAGEIFS([.$D$114:.$D$463];[.$B$114:.$B$463];[.$J14];[.$C$114:.$C$463];[.O$15]);0)" office:value-type="float" office:value="3.9615579" calcext:value-type="float">
            <text:p>3.9615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7"/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1" calcext:value-type="float">
            <text:p>0.000001</text:p>
          </table:table-cell>
          <table:table-cell table:number-columns-repeated="11"/>
          <table:table-cell>
            <draw:frame draw:z-index="2" draw:style-name="gr1" draw:text-style-name="P1" svg:width="8.7579in" svg:height="5.4803in" svg:x="0.8681in" svg:y="0.0209in">
              <draw:object draw:notify-on-update-of-ranges="Sheet1.J4:Sheet1.J14 Sheet1.L3:Sheet1.L3 Sheet1.L4:Sheet1.L14 Sheet1.M3:Sheet1.M3 Sheet1.M4:Sheet1.M14 Sheet1.N3:Sheet1.N3 Sheet1.N4:Sheet1.N14 Sheet1.O3:Sheet1.O3 Sheet1.O4:Sheet1.O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4"/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0.0000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3" calcext:value-type="float">
            <text:p>0.0000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5" calcext:value-type="float">
            <text:p>0.000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65" calcext:value-type="float">
            <text:p>0.0000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5" calcext:value-type="float">
            <text:p>0.000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61" calcext:value-type="float">
            <text:p>0.0000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1" calcext:value-type="float">
            <text:p>0.00026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6" calcext:value-type="float">
            <text:p>0.0000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5" calcext:value-type="float">
            <text:p>0.000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4" calcext:value-type="float">
            <text:p>0.0000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5" calcext:value-type="float">
            <text:p>0.000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5" calcext:value-type="float">
            <text:p>0.0000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" calcext:value-type="float">
            <text:p>0.0002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5" calcext:value-type="float">
            <text:p>0.0000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4" calcext:value-type="float">
            <text:p>0.0002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3" calcext:value-type="float">
            <text:p>0.0000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" calcext:value-type="float">
            <text:p>0.0002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62" calcext:value-type="float">
            <text:p>0.0000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84" calcext:value-type="float">
            <text:p>0.00028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5" calcext:value-type="float">
            <text:p>0.0000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267" calcext:value-type="float">
            <text:p>0.0002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54" calcext:value-type="float">
            <text:p>0.0000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393" calcext:value-type="float">
            <text:p>0.0023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95" calcext:value-type="float">
            <text:p>0.0002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359" calcext:value-type="float">
            <text:p>0.0023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05" calcext:value-type="float">
            <text:p>0.00020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_s(n)</text:p>
          </table:table-cell>
          <table:table-cell table:style-name="ce1" office:value-type="string" calcext:value-type="string">
            <text:p>T_r(n, level=1)</text:p>
          </table:table-cell>
          <table:table-cell table:style-name="ce1" office:value-type="string" calcext:value-type="string">
            <text:p>T_r(n, level=2)</text:p>
          </table:table-cell>
          <table:table-cell table:style-name="ce1" office:value-type="string" calcext:value-type="string">
            <text:p>T_r(n, level=3)</text:p>
          </table:table-cell>
          <table:table-cell table:style-name="ce1" office:value-type="string" calcext:value-type="string">
            <text:p>T_r(n, level=7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372" calcext:value-type="float">
            <text:p>0.0023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94" calcext:value-type="float">
            <text:p>0.0002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IF([.$F$4:.$F$113];[.J66];[.$G$4:.$G$113])" office:value-type="float" office:value="0" calcext:value-type="float">
            <text:p>0</text:p>
          </table:table-cell>
          <table:table-cell table:formula="of:=IFERROR(AVERAGEIFS([.$H$114:.$H$463];[.$F$114:.$F$463];[.$J66];[.$G$114:.$G$463];[.L$15]);0)" office:value-type="float" office:value="0.0007418" calcext:value-type="float">
            <text:p>0.0007418</text:p>
          </table:table-cell>
          <table:table-cell table:formula="of:=IFERROR(AVERAGEIFS([.$H$114:.$H$463];[.$F$114:.$F$463];[.$J66];[.$G$114:.$G$463];[.M$15]);0)" office:value-type="float" office:value="0" calcext:value-type="float">
            <text:p>0</text:p>
          </table:table-cell>
          <table:table-cell table:formula="of:=IFERROR(AVERAGEIFS([.$H$114:.$H$463];[.$F$114:.$F$463];[.$J66];[.$G$114:.$G$463];[.N$15]);0)" office:value-type="float" office:value="0" calcext:value-type="float">
            <text:p>0</text:p>
          </table:table-cell>
          <table:table-cell table:formula="of:=IFERROR(AVERAGEIFS([.$H$114:.$H$463];[.$F$114:.$F$463];[.$J66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37" calcext:value-type="float">
            <text:p>0.002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14" calcext:value-type="float">
            <text:p>0.0002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IF([.$F$4:.$F$113];[.J67];[.$G$4:.$G$113])" office:value-type="float" office:value="0.000001" calcext:value-type="float">
            <text:p>0.000001</text:p>
          </table:table-cell>
          <table:table-cell table:formula="of:=IFERROR(AVERAGEIFS([.$H$114:.$H$463];[.$F$114:.$F$463];[.$J67];[.$G$114:.$G$463];[.L$15]);0)" office:value-type="float" office:value="0.0023819" calcext:value-type="float">
            <text:p>0.0023819</text:p>
          </table:table-cell>
          <table:table-cell table:formula="of:=IFERROR(AVERAGEIFS([.$H$114:.$H$463];[.$F$114:.$F$463];[.$J67];[.$G$114:.$G$463];[.M$15]);0)" office:value-type="float" office:value="0.0005493" calcext:value-type="float">
            <text:p>0.0005493</text:p>
          </table:table-cell>
          <table:table-cell table:formula="of:=IFERROR(AVERAGEIFS([.$H$114:.$H$463];[.$F$114:.$F$463];[.$J67];[.$G$114:.$G$463];[.N$15]);0)" office:value-type="float" office:value="0" calcext:value-type="float">
            <text:p>0</text:p>
          </table:table-cell>
          <table:table-cell table:formula="of:=IFERROR(AVERAGEIFS([.$H$114:.$H$463];[.$F$114:.$F$463];[.$J67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88" calcext:value-type="float">
            <text:p>0.002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303" calcext:value-type="float">
            <text:p>0.0003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AVERAGEIF([.$F$4:.$F$113];[.J68];[.$G$4:.$G$113])" office:value-type="float" office:value="0.000001" calcext:value-type="float">
            <text:p>0.000001</text:p>
          </table:table-cell>
          <table:table-cell table:formula="of:=IFERROR(AVERAGEIFS([.$H$114:.$H$463];[.$F$114:.$F$463];[.$J68];[.$G$114:.$G$463];[.L$15]);0)" office:value-type="float" office:value="0.0004985" calcext:value-type="float">
            <text:p>0.0004985</text:p>
          </table:table-cell>
          <table:table-cell table:formula="of:=IFERROR(AVERAGEIFS([.$H$114:.$H$463];[.$F$114:.$F$463];[.$J68];[.$G$114:.$G$463];[.M$15]);0)" office:value-type="float" office:value="0.0022772" calcext:value-type="float">
            <text:p>0.0022772</text:p>
          </table:table-cell>
          <table:table-cell table:formula="of:=IFERROR(AVERAGEIFS([.$H$114:.$H$463];[.$F$114:.$F$463];[.$J68];[.$G$114:.$G$463];[.N$15]);0)" office:value-type="float" office:value="0.0010795" calcext:value-type="float">
            <text:p>0.0010795</text:p>
          </table:table-cell>
          <table:table-cell table:formula="of:=IFERROR(AVERAGEIFS([.$H$114:.$H$463];[.$F$114:.$F$463];[.$J68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74" calcext:value-type="float">
            <text:p>0.0022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13" calcext:value-type="float">
            <text:p>0.0002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AVERAGEIF([.$F$4:.$F$113];[.J69];[.$G$4:.$G$113])" office:value-type="float" office:value="0.000002" calcext:value-type="float">
            <text:p>0.000002</text:p>
          </table:table-cell>
          <table:table-cell table:formula="of:=IFERROR(AVERAGEIFS([.$H$114:.$H$463];[.$F$114:.$F$463];[.$J69];[.$G$114:.$G$463];[.L$15]);0)" office:value-type="float" office:value="0.0016636" calcext:value-type="float">
            <text:p>0.0016636</text:p>
          </table:table-cell>
          <table:table-cell table:formula="of:=IFERROR(AVERAGEIFS([.$H$114:.$H$463];[.$F$114:.$F$463];[.$J69];[.$G$114:.$G$463];[.M$15]);0)" office:value-type="float" office:value="0.0016927" calcext:value-type="float">
            <text:p>0.0016927</text:p>
          </table:table-cell>
          <table:table-cell table:formula="of:=IFERROR(AVERAGEIFS([.$H$114:.$H$463];[.$F$114:.$F$463];[.$J69];[.$G$114:.$G$463];[.N$15]);0)" office:value-type="float" office:value="0.0016848" calcext:value-type="float">
            <text:p>0.0016848</text:p>
          </table:table-cell>
          <table:table-cell table:formula="of:=IFERROR(AVERAGEIFS([.$H$114:.$H$463];[.$F$114:.$F$463];[.$J69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84" calcext:value-type="float">
            <text:p>0.0022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97" calcext:value-type="float">
            <text:p>0.0002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IF([.$F$4:.$F$113];[.J70];[.$G$4:.$G$113])" office:value-type="float" office:value="0.0000133" calcext:value-type="float">
            <text:p>0.0000133</text:p>
          </table:table-cell>
          <table:table-cell table:formula="of:=IFERROR(AVERAGEIFS([.$H$114:.$H$463];[.$F$114:.$F$463];[.$J70];[.$G$114:.$G$463];[.L$15]);0)" office:value-type="float" office:value="0.0021703" calcext:value-type="float">
            <text:p>0.0021703</text:p>
          </table:table-cell>
          <table:table-cell table:formula="of:=IFERROR(AVERAGEIFS([.$H$114:.$H$463];[.$F$114:.$F$463];[.$J70];[.$G$114:.$G$463];[.M$15]);0)" office:value-type="float" office:value="0.0005639" calcext:value-type="float">
            <text:p>0.0005639</text:p>
          </table:table-cell>
          <table:table-cell table:formula="of:=IFERROR(AVERAGEIFS([.$H$114:.$H$463];[.$F$114:.$F$463];[.$J70];[.$G$114:.$G$463];[.N$15]);0)" office:value-type="float" office:value="0.0037135" calcext:value-type="float">
            <text:p>0.0037135</text:p>
          </table:table-cell>
          <table:table-cell table:formula="of:=IFERROR(AVERAGEIFS([.$H$114:.$H$463];[.$F$114:.$F$463];[.$J70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49" calcext:value-type="float">
            <text:p>0.0022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298" calcext:value-type="float">
            <text:p>0.00029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AVERAGEIF([.$F$4:.$F$113];[.J71];[.$G$4:.$G$113])" office:value-type="float" office:value="0.000057" calcext:value-type="float">
            <text:p>0.000057</text:p>
          </table:table-cell>
          <table:table-cell table:formula="of:=IFERROR(AVERAGEIFS([.$H$114:.$H$463];[.$F$114:.$F$463];[.$J71];[.$G$114:.$G$463];[.L$15]);0)" office:value-type="float" office:value="0.0016577" calcext:value-type="float">
            <text:p>0.0016577</text:p>
          </table:table-cell>
          <table:table-cell table:formula="of:=IFERROR(AVERAGEIFS([.$H$114:.$H$463];[.$F$114:.$F$463];[.$J71];[.$G$114:.$G$463];[.M$15]);0)" office:value-type="float" office:value="0.0004929" calcext:value-type="float">
            <text:p>0.0004929</text:p>
          </table:table-cell>
          <table:table-cell table:formula="of:=IFERROR(AVERAGEIFS([.$H$114:.$H$463];[.$F$114:.$F$463];[.$J71];[.$G$114:.$G$463];[.N$15]);0)" office:value-type="float" office:value="0.0004772" calcext:value-type="float">
            <text:p>0.0004772</text:p>
          </table:table-cell>
          <table:table-cell table:formula="of:=IFERROR(AVERAGEIFS([.$H$114:.$H$463];[.$F$114:.$F$463];[.$J71];[.$G$114:.$G$463];[.O$15]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78" calcext:value-type="float">
            <text:p>0.0022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301" calcext:value-type="float">
            <text:p>0.0003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IF([.$F$4:.$F$113];[.J72];[.$G$4:.$G$113])" office:value-type="float" office:value="0.0002722" calcext:value-type="float">
            <text:p>0.0002722</text:p>
          </table:table-cell>
          <table:table-cell table:formula="of:=IFERROR(AVERAGEIFS([.$H$114:.$H$463];[.$F$114:.$F$463];[.$J72];[.$G$114:.$G$463];[.L$15]);0)" office:value-type="float" office:value="0.0033688" calcext:value-type="float">
            <text:p>0.0033688</text:p>
          </table:table-cell>
          <table:table-cell table:formula="of:=IFERROR(AVERAGEIFS([.$H$114:.$H$463];[.$F$114:.$F$463];[.$J72];[.$G$114:.$G$463];[.M$15]);0)" office:value-type="float" office:value="0.0005598" calcext:value-type="float">
            <text:p>0.0005598</text:p>
          </table:table-cell>
          <table:table-cell table:formula="of:=IFERROR(AVERAGEIFS([.$H$114:.$H$463];[.$F$114:.$F$463];[.$J72];[.$G$114:.$G$463];[.N$15]);0)" office:value-type="float" office:value="0.0005312" calcext:value-type="float">
            <text:p>0.0005312</text:p>
          </table:table-cell>
          <table:table-cell table:formula="of:=IFERROR(AVERAGEIFS([.$H$114:.$H$463];[.$F$114:.$F$463];[.$J72];[.$G$114:.$G$463];[.O$15]);0)" office:value-type="float" office:value="0.0031177" calcext:value-type="float">
            <text:p>0.0031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248" calcext:value-type="float">
            <text:p>0.0022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302" calcext:value-type="float">
            <text:p>0.00030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AVERAGEIF([.$F$4:.$F$113];[.J73];[.$G$4:.$G$113])" office:value-type="float" office:value="0.0027415" calcext:value-type="float">
            <text:p>0.0027415</text:p>
          </table:table-cell>
          <table:table-cell table:formula="of:=IFERROR(AVERAGEIFS([.$H$114:.$H$463];[.$F$114:.$F$463];[.$J73];[.$G$114:.$G$463];[.L$15]);0)" office:value-type="float" office:value="0.0074587" calcext:value-type="float">
            <text:p>0.0074587</text:p>
          </table:table-cell>
          <table:table-cell table:formula="of:=IFERROR(AVERAGEIFS([.$H$114:.$H$463];[.$F$114:.$F$463];[.$J73];[.$G$114:.$G$463];[.M$15]);0)" office:value-type="float" office:value="0.0013266" calcext:value-type="float">
            <text:p>0.0013266</text:p>
          </table:table-cell>
          <table:table-cell table:formula="of:=IFERROR(AVERAGEIFS([.$H$114:.$H$463];[.$F$114:.$F$463];[.$J73];[.$G$114:.$G$463];[.N$15]);0)" office:value-type="float" office:value="0.0017981" calcext:value-type="float">
            <text:p>0.0017981</text:p>
          </table:table-cell>
          <table:table-cell table:formula="of:=IFERROR(AVERAGEIFS([.$H$114:.$H$463];[.$F$114:.$F$463];[.$J73];[.$G$114:.$G$463];[.O$15]);0)" office:value-type="float" office:value="0.0023185" calcext:value-type="float">
            <text:p>0.00231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0936" calcext:value-type="float">
            <text:p>0.0209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67" calcext:value-type="float">
            <text:p>0.00276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IF([.$F$4:.$F$113];[.J74];[.$G$4:.$G$113])" office:value-type="float" office:value="0.0261966" calcext:value-type="float">
            <text:p>0.0261966</text:p>
          </table:table-cell>
          <table:table-cell table:formula="of:=IFERROR(AVERAGEIFS([.$H$114:.$H$463];[.$F$114:.$F$463];[.$J74];[.$G$114:.$G$463];[.L$15]);0)" office:value-type="float" office:value="0.0089076" calcext:value-type="float">
            <text:p>0.0089076</text:p>
          </table:table-cell>
          <table:table-cell table:formula="of:=IFERROR(AVERAGEIFS([.$H$114:.$H$463];[.$F$114:.$F$463];[.$J74];[.$G$114:.$G$463];[.M$15]);0)" office:value-type="float" office:value="0.0036678" calcext:value-type="float">
            <text:p>0.0036678</text:p>
          </table:table-cell>
          <table:table-cell table:formula="of:=IFERROR(AVERAGEIFS([.$H$114:.$H$463];[.$F$114:.$F$463];[.$J74];[.$G$114:.$G$463];[.N$15]);0)" office:value-type="float" office:value="0.0013156" calcext:value-type="float">
            <text:p>0.0013156</text:p>
          </table:table-cell>
          <table:table-cell table:formula="of:=IFERROR(AVERAGEIFS([.$H$114:.$H$463];[.$F$114:.$F$463];[.$J74];[.$G$114:.$G$463];[.O$15]);0)" office:value-type="float" office:value="0.0062252" calcext:value-type="float">
            <text:p>0.00622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1291" calcext:value-type="float">
            <text:p>0.02129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94" calcext:value-type="float">
            <text:p>0.0027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AVERAGEIF([.$F$4:.$F$113];[.J75];[.$G$4:.$G$113])" office:value-type="float" office:value="0.0837589" calcext:value-type="float">
            <text:p>0.0837589</text:p>
          </table:table-cell>
          <table:table-cell table:formula="of:=IFERROR(AVERAGEIFS([.$H$114:.$H$463];[.$F$114:.$F$463];[.$J75];[.$G$114:.$G$463];[.L$15]);0)" office:value-type="float" office:value="0.0349425" calcext:value-type="float">
            <text:p>0.0349425</text:p>
          </table:table-cell>
          <table:table-cell table:formula="of:=IFERROR(AVERAGEIFS([.$H$114:.$H$463];[.$F$114:.$F$463];[.$J75];[.$G$114:.$G$463];[.M$15]);0)" office:value-type="float" office:value="0.0258396" calcext:value-type="float">
            <text:p>0.0258396</text:p>
          </table:table-cell>
          <table:table-cell table:formula="of:=IFERROR(AVERAGEIFS([.$H$114:.$H$463];[.$F$114:.$F$463];[.$J75];[.$G$114:.$G$463];[.N$15]);0)" office:value-type="float" office:value="0.0093253" calcext:value-type="float">
            <text:p>0.0093253</text:p>
          </table:table-cell>
          <table:table-cell table:formula="of:=IFERROR(AVERAGEIFS([.$H$114:.$H$463];[.$F$114:.$F$463];[.$J75];[.$G$114:.$G$463];[.O$15]);0)" office:value-type="float" office:value="0.0148304" calcext:value-type="float">
            <text:p>0.01483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8561" calcext:value-type="float">
            <text:p>0.0185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09" calcext:value-type="float">
            <text:p>0.0027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AVERAGEIF([.$F$4:.$F$113];[.J76];[.$G$4:.$G$113])" office:value-type="float" office:value="0.5748848" calcext:value-type="float">
            <text:p>0.5748848</text:p>
          </table:table-cell>
          <table:table-cell table:formula="of:=IFERROR(AVERAGEIFS([.$H$114:.$H$463];[.$F$114:.$F$463];[.$J76];[.$G$114:.$G$463];[.L$15]);0)" office:value-type="float" office:value="0.2207635" calcext:value-type="float">
            <text:p>0.2207635</text:p>
          </table:table-cell>
          <table:table-cell table:formula="of:=IFERROR(AVERAGEIFS([.$H$114:.$H$463];[.$F$114:.$F$463];[.$J76];[.$G$114:.$G$463];[.M$15]);0)" office:value-type="float" office:value="0.0781506" calcext:value-type="float">
            <text:p>0.0781506</text:p>
          </table:table-cell>
          <table:table-cell table:formula="of:=IFERROR(AVERAGEIFS([.$H$114:.$H$463];[.$F$114:.$F$463];[.$J76];[.$G$114:.$G$463];[.N$15]);0)" office:value-type="float" office:value="0.060828" calcext:value-type="float">
            <text:p>0.060828</text:p>
          </table:table-cell>
          <table:table-cell table:formula="of:=IFERROR(AVERAGEIFS([.$H$114:.$H$463];[.$F$114:.$F$463];[.$J76];[.$G$114:.$G$463];[.O$15]);0)" office:value-type="float" office:value="0.1068975" calcext:value-type="float">
            <text:p>0.10689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1205" calcext:value-type="float">
            <text:p>0.02120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17" calcext:value-type="float">
            <text:p>0.0027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8849" calcext:value-type="float">
            <text:p>0.01884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14" calcext:value-type="float">
            <text:p>0.0027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5899" calcext:value-type="float">
            <text:p>0.0158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89" calcext:value-type="float">
            <text:p>0.0027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8564" calcext:value-type="float">
            <text:p>0.0185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14" calcext:value-type="float">
            <text:p>0.0027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16201" calcext:value-type="float">
            <text:p>0.0162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11" calcext:value-type="float">
            <text:p>0.0027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1117" calcext:value-type="float">
            <text:p>0.0211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78" calcext:value-type="float">
            <text:p>0.0027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1061" calcext:value-type="float">
            <text:p>0.0210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2722" calcext:value-type="float">
            <text:p>0.0027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11997" calcext:value-type="float">
            <text:p>0.21199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153" calcext:value-type="float">
            <text:p>0.0281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1551" calcext:value-type="float">
            <text:p>0.1815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167" calcext:value-type="float">
            <text:p>0.0281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0232" calcext:value-type="float">
            <text:p>0.1802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637" calcext:value-type="float">
            <text:p>0.0286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2948" calcext:value-type="float">
            <text:p>0.1829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445" calcext:value-type="float">
            <text:p>0.024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2229" calcext:value-type="float">
            <text:p>0.18222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4079" calcext:value-type="float">
            <text:p>0.0240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93409" calcext:value-type="float">
            <text:p>0.19340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3907" calcext:value-type="float">
            <text:p>0.02390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4829" calcext:value-type="float">
            <text:p>0.18482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213" calcext:value-type="float">
            <text:p>0.0282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7447" calcext:value-type="float">
            <text:p>0.1874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3915" calcext:value-type="float">
            <text:p>0.0239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959" calcext:value-type="float">
            <text:p>0.1895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8428" calcext:value-type="float">
            <text:p>0.0284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84464" calcext:value-type="float">
            <text:p>0.1844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24017" calcext:value-type="float">
            <text:p>0.0240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173333" calcext:value-type="float">
            <text:p>2.1733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23416" calcext:value-type="float">
            <text:p>0.123416</text:p>
          </table:table-cell>
          <table:table-cell table:number-columns-repeated="12"/>
          <table:table-cell>
            <draw:frame draw:z-index="3" draw:style-name="gr1" draw:text-style-name="P1" svg:width="8.8346in" svg:height="4.9693in" svg:x="0.0866in" svg:y="0.0413in">
              <draw:object draw:notify-on-update-of-ranges="Sheet1.J66:Sheet1.J76 Sheet1.L65:Sheet1.L65 Sheet1.L66:Sheet1.L76 Sheet1.M65:Sheet1.M65 Sheet1.M66:Sheet1.M76 Sheet1.N65:Sheet1.N65 Sheet1.N66:Sheet1.N76 Sheet1.O65:Sheet1.O65 Sheet1.O66:Sheet1.O7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45427" calcext:value-type="float">
            <text:p>2.04542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70793" calcext:value-type="float">
            <text:p>0.170793</text:p>
          </table:table-cell>
          <table:table-cell table:number-columns-repeated="4"/>
          <table:table-cell table:style-name="ce1" table:number-columns-repeated="4"/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50507" calcext:value-type="float">
            <text:p>2.05050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28732" calcext:value-type="float">
            <text:p>0.1287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96205" calcext:value-type="float">
            <text:p>1.99620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3371" calcext:value-type="float">
            <text:p>0.0533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6569" calcext:value-type="float">
            <text:p>1.9656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62682" calcext:value-type="float">
            <text:p>0.06268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97938" calcext:value-type="float">
            <text:p>1.979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9417" calcext:value-type="float">
            <text:p>0.0594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33509" calcext:value-type="float">
            <text:p>2.0335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9062" calcext:value-type="float">
            <text:p>0.0590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26128" calcext:value-type="float">
            <text:p>2.02612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9216" calcext:value-type="float">
            <text:p>0.0592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47421" calcext:value-type="float">
            <text:p>2.04742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60238" calcext:value-type="float">
            <text:p>0.0602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002766" calcext:value-type="float">
            <text:p>2.00276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60662" calcext:value-type="float">
            <text:p>0.0606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7.812158" calcext:value-type="float">
            <text:p>27.8121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495127" calcext:value-type="float">
            <text:p>0.4951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016975" calcext:value-type="float">
            <text:p>26.01697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502187" calcext:value-type="float">
            <text:p>0.5021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.972271" calcext:value-type="float">
            <text:p>25.97227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71153" calcext:value-type="float">
            <text:p>0.1711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041439" calcext:value-type="float">
            <text:p>26.04143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67583" calcext:value-type="float">
            <text:p>0.1675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.377979" calcext:value-type="float">
            <text:p>25.3779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6066" calcext:value-type="float">
            <text:p>0.160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362443" calcext:value-type="float">
            <text:p>26.36244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68487" calcext:value-type="float">
            <text:p>0.1684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.719921" calcext:value-type="float">
            <text:p>25.7199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790863" calcext:value-type="float">
            <text:p>0.7908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365742" calcext:value-type="float">
            <text:p>26.36574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76677" calcext:value-type="float">
            <text:p>0.766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.881722" calcext:value-type="float">
            <text:p>25.8817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057152" calcext:value-type="float">
            <text:p>1.0571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070031" calcext:value-type="float">
            <text:p>26.0700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468866" calcext:value-type="float">
            <text:p>1.4688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803" calcext:value-type="float">
            <text:p>0.0018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604" calcext:value-type="float">
            <text:p>0.0016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377" calcext:value-type="float">
            <text:p>0.0013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988" calcext:value-type="float">
            <text:p>0.0009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06" calcext:value-type="float">
            <text:p>0.000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89" calcext:value-type="float">
            <text:p>0.000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856" calcext:value-type="float">
            <text:p>0.0008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81" calcext:value-type="float">
            <text:p>0.0006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96" calcext:value-type="float">
            <text:p>0.0007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21" calcext:value-type="float">
            <text:p>0.000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06" calcext:value-type="float">
            <text:p>0.000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11" calcext:value-type="float">
            <text:p>0.000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99" calcext:value-type="float">
            <text:p>0.0006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591" calcext:value-type="float">
            <text:p>0.0005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22" calcext:value-type="float">
            <text:p>0.0007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505" calcext:value-type="float">
            <text:p>0.000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84" calcext:value-type="float">
            <text:p>0.0006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583" calcext:value-type="float">
            <text:p>0.0005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664" calcext:value-type="float">
            <text:p>0.0006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545" calcext:value-type="float">
            <text:p>0.0005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653" calcext:value-type="float">
            <text:p>0.000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617" calcext:value-type="float">
            <text:p>0.000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698" calcext:value-type="float">
            <text:p>0.0006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474" calcext:value-type="float">
            <text:p>0.0004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51" calcext:value-type="float">
            <text:p>0.0005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9" calcext:value-type="float">
            <text:p>0.00059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" office:value-type="string" calcext:value-type="string">
            <text:p>T_s \over T_r(n, level=1)</text:p>
          </table:table-cell>
          <table:table-cell table:style-name="ce1" office:value-type="string" calcext:value-type="string">
            <text:p>T_s \over T_r(n, level=2)</text:p>
          </table:table-cell>
          <table:table-cell table:style-name="ce1" office:value-type="string" calcext:value-type="string">
            <text:p>T_s \over T_r(n, level=3)</text:p>
          </table:table-cell>
          <table:table-cell table:style-name="ce1" office:value-type="string" calcext:value-type="string">
            <text:p>T_s \over T_r(n, level=7)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64" calcext:value-type="float">
            <text:p>0.0005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ERROR([.$K4]/[.L4];0)" office:value-type="float" office:value="0.000110950848773993" calcext:value-type="float">
            <text:p>0.000110950848773993</text:p>
          </table:table-cell>
          <table:table-cell table:formula="of:=IFERROR([.$K4]/[.M4];0)" office:value-type="float" office:value="0" calcext:value-type="float">
            <text:p>0</text:p>
          </table:table-cell>
          <table:table-cell table:formula="of:=IFERROR([.$K4]/[.N4];0)" office:value-type="float" office:value="0" calcext:value-type="float">
            <text:p>0</text:p>
          </table:table-cell>
          <table:table-cell table:formula="of:=IFERROR([.$K4]/[.O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36" calcext:value-type="float">
            <text:p>0.0005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7202" calcext:value-type="float">
            <text:p>0.0072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ERROR([.$K5]/[.L5];0)" office:value-type="float" office:value="0.00174641983932937" calcext:value-type="float">
            <text:p>0.00174641983932937</text:p>
          </table:table-cell>
          <table:table-cell table:formula="of:=IFERROR([.$K5]/[.M5];0)" office:value-type="float" office:value="0.00161524794055888" calcext:value-type="float">
            <text:p>0.00161524794055888</text:p>
          </table:table-cell>
          <table:table-cell table:formula="of:=IFERROR([.$K5]/[.N5];0)" office:value-type="float" office:value="0" calcext:value-type="float">
            <text:p>0</text:p>
          </table:table-cell>
          <table:table-cell table:formula="of:=IFERROR([.$K5]/[.O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34" calcext:value-type="float">
            <text:p>0.0005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12387" calcext:value-type="float">
            <text:p>0.0123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ERROR([.$K6]/[.L6];0)" office:value-type="float" office:value="0.00317762948840165" calcext:value-type="float">
            <text:p>0.00317762948840165</text:p>
          </table:table-cell>
          <table:table-cell table:formula="of:=IFERROR([.$K6]/[.M6];0)" office:value-type="float" office:value="0.00418497593638837" calcext:value-type="float">
            <text:p>0.00418497593638837</text:p>
          </table:table-cell>
          <table:table-cell table:formula="of:=IFERROR([.$K6]/[.N6];0)" office:value-type="float" office:value="0.00355618776671408" calcext:value-type="float">
            <text:p>0.00355618776671408</text:p>
          </table:table-cell>
          <table:table-cell table:formula="of:=IFERROR([.$K6]/[.O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66" calcext:value-type="float">
            <text:p>0.0005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ERROR([.$K7]/[.L7];0)" office:value-type="float" office:value="0.00206983135964168" calcext:value-type="float">
            <text:p>0.00206983135964168</text:p>
          </table:table-cell>
          <table:table-cell table:formula="of:=IFERROR([.$K7]/[.M7];0)" office:value-type="float" office:value="0.00393624572497903" calcext:value-type="float">
            <text:p>0.00393624572497903</text:p>
          </table:table-cell>
          <table:table-cell table:formula="of:=IFERROR([.$K7]/[.N7];0)" office:value-type="float" office:value="0.0131013745704467" calcext:value-type="float">
            <text:p>0.0131013745704467</text:p>
          </table:table-cell>
          <table:table-cell table:formula="of:=IFERROR([.$K7]/[.O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42" calcext:value-type="float">
            <text:p>0.0005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48" calcext:value-type="float">
            <text:p>0.000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ERROR([.$K8]/[.L8];0)" office:value-type="float" office:value="0.0586493987049029" calcext:value-type="float">
            <text:p>0.0586493987049029</text:p>
          </table:table-cell>
          <table:table-cell table:formula="of:=IFERROR([.$K8]/[.M8];0)" office:value-type="float" office:value="0.0683779119930975" calcext:value-type="float">
            <text:p>0.0683779119930975</text:p>
          </table:table-cell>
          <table:table-cell table:formula="of:=IFERROR([.$K8]/[.N8];0)" office:value-type="float" office:value="0.0314515328901677" calcext:value-type="float">
            <text:p>0.0314515328901677</text:p>
          </table:table-cell>
          <table:table-cell table:formula="of:=IFERROR([.$K8]/[.O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89" calcext:value-type="float">
            <text:p>0.0005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474" calcext:value-type="float">
            <text:p>0.00047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ERROR([.$K9]/[.L9];0)" office:value-type="float" office:value="0.527507447864945" calcext:value-type="float">
            <text:p>0.527507447864945</text:p>
          </table:table-cell>
          <table:table-cell table:formula="of:=IFERROR([.$K9]/[.M9];0)" office:value-type="float" office:value="0.105665181413113" calcext:value-type="float">
            <text:p>0.105665181413113</text:p>
          </table:table-cell>
          <table:table-cell table:formula="of:=IFERROR([.$K9]/[.N9];0)" office:value-type="float" office:value="0.0506937949726108" calcext:value-type="float">
            <text:p>0.0506937949726108</text:p>
          </table:table-cell>
          <table:table-cell table:formula="of:=IFERROR([.$K9]/[.O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0465" calcext:value-type="float">
            <text:p>0.00046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ERROR([.$K10]/[.L10];0)" office:value-type="float" office:value="0.711318316100443" calcext:value-type="float">
            <text:p>0.711318316100443</text:p>
          </table:table-cell>
          <table:table-cell table:formula="of:=IFERROR([.$K10]/[.M10];0)" office:value-type="float" office:value="3.10310108739428" calcext:value-type="float">
            <text:p>3.10310108739428</text:p>
          </table:table-cell>
          <table:table-cell table:formula="of:=IFERROR([.$K10]/[.N10];0)" office:value-type="float" office:value="1.90121730547788" calcext:value-type="float">
            <text:p>1.90121730547788</text:p>
          </table:table-cell>
          <table:table-cell table:formula="of:=IFERROR([.$K10]/[.O10];0)" office:value-type="float" office:value="0.670991901071149" calcext:value-type="float">
            <text:p>0.670991901071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81" calcext:value-type="float">
            <text:p>0.00048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ERROR([.$K11]/[.L11];0)" office:value-type="float" office:value="4.57049814758006" calcext:value-type="float">
            <text:p>4.57049814758006</text:p>
          </table:table-cell>
          <table:table-cell table:formula="of:=IFERROR([.$K11]/[.M11];0)" office:value-type="float" office:value="6.41826556649104" calcext:value-type="float">
            <text:p>6.41826556649104</text:p>
          </table:table-cell>
          <table:table-cell table:formula="of:=IFERROR([.$K11]/[.N11];0)" office:value-type="float" office:value="5.91654447702835" calcext:value-type="float">
            <text:p>5.91654447702835</text:p>
          </table:table-cell>
          <table:table-cell table:formula="of:=IFERROR([.$K11]/[.O11];0)" office:value-type="float" office:value="2.24618453402607" calcext:value-type="float">
            <text:p>2.246184534026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61" calcext:value-type="float">
            <text:p>0.0005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51" calcext:value-type="float">
            <text:p>0.0004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ERROR([.$K12]/[.L12];0)" office:value-type="float" office:value="4.34620749963564" calcext:value-type="float">
            <text:p>4.34620749963564</text:p>
          </table:table-cell>
          <table:table-cell table:formula="of:=IFERROR([.$K12]/[.M12];0)" office:value-type="float" office:value="7.12247791636653" calcext:value-type="float">
            <text:p>7.12247791636653</text:p>
          </table:table-cell>
          <table:table-cell table:formula="of:=IFERROR([.$K12]/[.N12];0)" office:value-type="float" office:value="7.87577816811366" calcext:value-type="float">
            <text:p>7.87577816811366</text:p>
          </table:table-cell>
          <table:table-cell table:formula="of:=IFERROR([.$K12]/[.O12];0)" office:value-type="float" office:value="5.41378187487213" calcext:value-type="float">
            <text:p>5.413781874872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96" calcext:value-type="float">
            <text:p>0.0005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63" calcext:value-type="float">
            <text:p>0.00046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ERROR([.$K13]/[.L13];0)" office:value-type="float" office:value="4.2183036621565" calcext:value-type="float">
            <text:p>4.2183036621565</text:p>
          </table:table-cell>
          <table:table-cell table:formula="of:=IFERROR([.$K13]/[.M13];0)" office:value-type="float" office:value="6.30751107985004" calcext:value-type="float">
            <text:p>6.30751107985004</text:p>
          </table:table-cell>
          <table:table-cell table:formula="of:=IFERROR([.$K13]/[.N13];0)" office:value-type="float" office:value="6.74095494257022" calcext:value-type="float">
            <text:p>6.74095494257022</text:p>
          </table:table-cell>
          <table:table-cell table:formula="of:=IFERROR([.$K13]/[.O13];0)" office:value-type="float" office:value="6.66289786899313" calcext:value-type="float">
            <text:p>6.662897868993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38" calcext:value-type="float">
            <text:p>0.0006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74" calcext:value-type="float">
            <text:p>0.00047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ERROR([.$K14]/[.L14];0)" office:value-type="float" office:value="4.81601392807778" calcext:value-type="float">
            <text:p>4.81601392807778</text:p>
          </table:table-cell>
          <table:table-cell table:formula="of:=IFERROR([.$K14]/[.M14];0)" office:value-type="float" office:value="6.4122970537285" calcext:value-type="float">
            <text:p>6.4122970537285</text:p>
          </table:table-cell>
          <table:table-cell table:formula="of:=IFERROR([.$K14]/[.N14];0)" office:value-type="float" office:value="7.00846974659205" calcext:value-type="float">
            <text:p>7.00846974659205</text:p>
          </table:table-cell>
          <table:table-cell table:formula="of:=IFERROR([.$K14]/[.O14];0)" office:value-type="float" office:value="6.60398478588436" calcext:value-type="float">
            <text:p>6.603984785884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39" calcext:value-type="float">
            <text:p>0.0005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68" calcext:value-type="float">
            <text:p>0.0004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28" calcext:value-type="float">
            <text:p>0.000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499" calcext:value-type="float">
            <text:p>0.0004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28" calcext:value-type="float">
            <text:p>0.000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72" calcext:value-type="float">
            <text:p>0.0005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905" calcext:value-type="float">
            <text:p>0.0009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14" calcext:value-type="float">
            <text:p>0.0005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02" calcext:value-type="float">
            <text:p>0.0006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37" calcext:value-type="float">
            <text:p>0.0005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649" calcext:value-type="float">
            <text:p>0.0006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526" calcext:value-type="float">
            <text:p>0.0005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5" calcext:value-type="float">
            <text:p>0.000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16" calcext:value-type="float">
            <text:p>0.0005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23" calcext:value-type="float">
            <text:p>0.0005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63" calcext:value-type="float">
            <text:p>0.0005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73" calcext:value-type="float">
            <text:p>0.0005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42" calcext:value-type="float">
            <text:p>0.0004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108" calcext:value-type="float">
            <text:p>0.0011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27" calcext:value-type="float">
            <text:p>0.0004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45" calcext:value-type="float">
            <text:p>0.0005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14" calcext:value-type="float">
            <text:p>0.0004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44" calcext:value-type="float">
            <text:p>0.0005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12316" calcext:value-type="float">
            <text:p>0.0123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92" calcext:value-type="float">
            <text:p>0.0004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17" calcext:value-type="float">
            <text:p>0.000517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" office:value-type="string" calcext:value-type="string">
            <text:p>T_s \over T_r(n, level=1)</text:p>
          </table:table-cell>
          <table:table-cell table:style-name="ce1" office:value-type="string" calcext:value-type="string">
            <text:p>T_s \over T_r(n, level=2)</text:p>
          </table:table-cell>
          <table:table-cell table:style-name="ce1" office:value-type="string" calcext:value-type="string">
            <text:p>T_s \over T_r(n, level=3)</text:p>
          </table:table-cell>
          <table:table-cell table:style-name="ce1" office:value-type="string" calcext:value-type="string">
            <text:p>T_s \over T_r(n, level=7)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8" calcext:value-type="float">
            <text:p>0.000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ERROR([.$K66]/[.L66];0)" office:value-type="float" office:value="0" calcext:value-type="float">
            <text:p>0</text:p>
          </table:table-cell>
          <table:table-cell table:formula="of:=IFERROR([.$K66]/[.M66];0)" office:value-type="float" office:value="0" calcext:value-type="float">
            <text:p>0</text:p>
          </table:table-cell>
          <table:table-cell table:formula="of:=IFERROR([.$K66]/[.N66];0)" office:value-type="float" office:value="0" calcext:value-type="float">
            <text:p>0</text:p>
          </table:table-cell>
          <table:table-cell table:formula="of:=IFERROR([.$K66]/[.O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4201" calcext:value-type="float">
            <text:p>0.0242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0428" calcext:value-type="float">
            <text:p>0.0004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ERROR([.$K67]/[.L67];0)" office:value-type="float" office:value="0.000419832906503212" calcext:value-type="float">
            <text:p>0.000419832906503212</text:p>
          </table:table-cell>
          <table:table-cell table:formula="of:=IFERROR([.$K67]/[.M67];0)" office:value-type="float" office:value="0.00182049881667577" calcext:value-type="float">
            <text:p>0.00182049881667577</text:p>
          </table:table-cell>
          <table:table-cell table:formula="of:=IFERROR([.$K67]/[.N67];0)" office:value-type="float" office:value="0" calcext:value-type="float">
            <text:p>0</text:p>
          </table:table-cell>
          <table:table-cell table:formula="of:=IFERROR([.$K67]/[.O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8" calcext:value-type="float">
            <text:p>0.000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25" calcext:value-type="float">
            <text:p>0.0004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ERROR([.$K68]/[.L68];0)" office:value-type="float" office:value="0.00200601805416249" calcext:value-type="float">
            <text:p>0.00200601805416249</text:p>
          </table:table-cell>
          <table:table-cell table:formula="of:=IFERROR([.$K68]/[.M68];0)" office:value-type="float" office:value="0.000439135780783418" calcext:value-type="float">
            <text:p>0.000439135780783418</text:p>
          </table:table-cell>
          <table:table-cell table:formula="of:=IFERROR([.$K68]/[.N68];0)" office:value-type="float" office:value="0.000926354793886058" calcext:value-type="float">
            <text:p>0.000926354793886058</text:p>
          </table:table-cell>
          <table:table-cell table:formula="of:=IFERROR([.$K68]/[.O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81" calcext:value-type="float">
            <text:p>0.0004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16055" calcext:value-type="float">
            <text:p>0.01605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ERROR([.$K69]/[.L69];0)" office:value-type="float" office:value="0.00120221207020918" calcext:value-type="float">
            <text:p>0.00120221207020918</text:p>
          </table:table-cell>
          <table:table-cell table:formula="of:=IFERROR([.$K69]/[.M69];0)" office:value-type="float" office:value="0.00118154427837183" calcext:value-type="float">
            <text:p>0.00118154427837183</text:p>
          </table:table-cell>
          <table:table-cell table:formula="of:=IFERROR([.$K69]/[.N69];0)" office:value-type="float" office:value="0.00118708452041785" calcext:value-type="float">
            <text:p>0.00118708452041785</text:p>
          </table:table-cell>
          <table:table-cell table:formula="of:=IFERROR([.$K69]/[.O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81" calcext:value-type="float">
            <text:p>0.0004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72" calcext:value-type="float">
            <text:p>0.00047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ERROR([.$K70]/[.L70];0)" office:value-type="float" office:value="0.00612818504354237" calcext:value-type="float">
            <text:p>0.00612818504354237</text:p>
          </table:table-cell>
          <table:table-cell table:formula="of:=IFERROR([.$K70]/[.M70];0)" office:value-type="float" office:value="0.023585742152864" calcext:value-type="float">
            <text:p>0.023585742152864</text:p>
          </table:table-cell>
          <table:table-cell table:formula="of:=IFERROR([.$K70]/[.N70];0)" office:value-type="float" office:value="0.00358152686145146" calcext:value-type="float">
            <text:p>0.00358152686145146</text:p>
          </table:table-cell>
          <table:table-cell table:formula="of:=IFERROR([.$K70]/[.O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81" calcext:value-type="float">
            <text:p>0.0004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ERROR([.$K71]/[.L71];0)" office:value-type="float" office:value="0.0343849912529408" calcext:value-type="float">
            <text:p>0.0343849912529408</text:p>
          </table:table-cell>
          <table:table-cell table:formula="of:=IFERROR([.$K71]/[.M71];0)" office:value-type="float" office:value="0.115642118076689" calcext:value-type="float">
            <text:p>0.115642118076689</text:p>
          </table:table-cell>
          <table:table-cell table:formula="of:=IFERROR([.$K71]/[.N71];0)" office:value-type="float" office:value="0.119446772841576" calcext:value-type="float">
            <text:p>0.119446772841576</text:p>
          </table:table-cell>
          <table:table-cell table:formula="of:=IFERROR([.$K71]/[.O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04" calcext:value-type="float">
            <text:p>0.0005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46" calcext:value-type="float">
            <text:p>0.0004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ERROR([.$K72]/[.L72];0)" office:value-type="float" office:value="0.0808002849679411" calcext:value-type="float">
            <text:p>0.0808002849679411</text:p>
          </table:table-cell>
          <table:table-cell table:formula="of:=IFERROR([.$K72]/[.M72];0)" office:value-type="float" office:value="0.486245087531261" calcext:value-type="float">
            <text:p>0.486245087531261</text:p>
          </table:table-cell>
          <table:table-cell table:formula="of:=IFERROR([.$K72]/[.N72];0)" office:value-type="float" office:value="0.512424698795181" calcext:value-type="float">
            <text:p>0.512424698795181</text:p>
          </table:table-cell>
          <table:table-cell table:formula="of:=IFERROR([.$K72]/[.O72];0)" office:value-type="float" office:value="0.0873079513744106" calcext:value-type="float">
            <text:p>0.0873079513744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58" calcext:value-type="float">
            <text:p>0.0005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62" calcext:value-type="float">
            <text:p>0.00046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ERROR([.$K73]/[.L73];0)" office:value-type="float" office:value="0.367557349135908" calcext:value-type="float">
            <text:p>0.367557349135908</text:p>
          </table:table-cell>
          <table:table-cell table:formula="of:=IFERROR([.$K73]/[.M73];0)" office:value-type="float" office:value="2.06656113372531" calcext:value-type="float">
            <text:p>2.06656113372531</text:p>
          </table:table-cell>
          <table:table-cell table:formula="of:=IFERROR([.$K73]/[.N73];0)" office:value-type="float" office:value="1.52466492408654" calcext:value-type="float">
            <text:p>1.52466492408654</text:p>
          </table:table-cell>
          <table:table-cell table:formula="of:=IFERROR([.$K73]/[.O73];0)" office:value-type="float" office:value="1.18244554668967" calcext:value-type="float">
            <text:p>1.18244554668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25" calcext:value-type="float">
            <text:p>0.0005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46" calcext:value-type="float">
            <text:p>0.0004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ERROR([.$K74]/[.L74];0)" office:value-type="float" office:value="2.94092684898289" calcext:value-type="float">
            <text:p>2.94092684898289</text:p>
          </table:table-cell>
          <table:table-cell table:formula="of:=IFERROR([.$K74]/[.M74];0)" office:value-type="float" office:value="7.14231964665467" calcext:value-type="float">
            <text:p>7.14231964665467</text:p>
          </table:table-cell>
          <table:table-cell table:formula="of:=IFERROR([.$K74]/[.N74];0)" office:value-type="float" office:value="19.9122833688051" calcext:value-type="float">
            <text:p>19.9122833688051</text:p>
          </table:table-cell>
          <table:table-cell table:formula="of:=IFERROR([.$K74]/[.O74];0)" office:value-type="float" office:value="4.20815395489302" calcext:value-type="float">
            <text:p>4.208153954893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17" calcext:value-type="float">
            <text:p>0.0005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71" calcext:value-type="float">
            <text:p>0.0004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ERROR([.$K75]/[.L75];0)" office:value-type="float" office:value="2.39704943836303" calcext:value-type="float">
            <text:p>2.39704943836303</text:p>
          </table:table-cell>
          <table:table-cell table:formula="of:=IFERROR([.$K75]/[.M75];0)" office:value-type="float" office:value="3.2414936763727" calcext:value-type="float">
            <text:p>3.2414936763727</text:p>
          </table:table-cell>
          <table:table-cell table:formula="of:=IFERROR([.$K75]/[.N75];0)" office:value-type="float" office:value="8.98189870567167" calcext:value-type="float">
            <text:p>8.98189870567167</text:p>
          </table:table-cell>
          <table:table-cell table:formula="of:=IFERROR([.$K75]/[.O75];0)" office:value-type="float" office:value="5.64778428093646" calcext:value-type="float">
            <text:p>5.647784280936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733" calcext:value-type="float">
            <text:p>0.0007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457" calcext:value-type="float">
            <text:p>0.0004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ERROR([.$K76]/[.L76];0)" office:value-type="float" office:value="2.6040754019573" calcext:value-type="float">
            <text:p>2.6040754019573</text:p>
          </table:table-cell>
          <table:table-cell table:formula="of:=IFERROR([.$K76]/[.M76];0)" office:value-type="float" office:value="7.35611498824065" calcext:value-type="float">
            <text:p>7.35611498824065</text:p>
          </table:table-cell>
          <table:table-cell table:formula="of:=IFERROR([.$K76]/[.N76];0)" office:value-type="float" office:value="9.45098967580719" calcext:value-type="float">
            <text:p>9.45098967580719</text:p>
          </table:table-cell>
          <table:table-cell table:formula="of:=IFERROR([.$K76]/[.O76];0)" office:value-type="float" office:value="5.37790687340677" calcext:value-type="float">
            <text:p>5.377906873406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545" calcext:value-type="float">
            <text:p>0.000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969" calcext:value-type="float">
            <text:p>0.0019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32" calcext:value-type="float">
            <text:p>0.0005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05" calcext:value-type="float">
            <text:p>0.000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54" calcext:value-type="float">
            <text:p>0.0005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6" calcext:value-type="float">
            <text:p>0.0004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2298" calcext:value-type="float">
            <text:p>0.012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94" calcext:value-type="float">
            <text:p>0.0005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5" calcext:value-type="float">
            <text:p>0.0004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533" calcext:value-type="float">
            <text:p>0.0005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63" calcext:value-type="float">
            <text:p>0.00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49" calcext:value-type="float">
            <text:p>0.0004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7" calcext:value-type="float">
            <text:p>0.000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1" calcext:value-type="float">
            <text:p>0.0004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85" calcext:value-type="float">
            <text:p>0.000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42" calcext:value-type="float">
            <text:p>0.0004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7" calcext:value-type="float">
            <text:p>0.000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73" calcext:value-type="float">
            <text:p>0.0004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32" calcext:value-type="float">
            <text:p>0.0004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00448" calcext:value-type="float">
            <text:p>0.000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15" calcext:value-type="float">
            <text:p>0.0008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24139" calcext:value-type="float">
            <text:p>0.0241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45" calcext:value-type="float">
            <text:p>0.0008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638" calcext:value-type="float">
            <text:p>0.0006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2825" calcext:value-type="float">
            <text:p>0.0128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602" calcext:value-type="float">
            <text:p>0.000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284" calcext:value-type="float">
            <text:p>0.012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5128" calcext:value-type="float">
            <text:p>0.0051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42" calcext:value-type="float">
            <text:p>0.0008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48" calcext:value-type="float">
            <text:p>0.0005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42" calcext:value-type="float">
            <text:p>0.0008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34" calcext:value-type="float">
            <text:p>0.0005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83" calcext:value-type="float">
            <text:p>0.0008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25" calcext:value-type="float">
            <text:p>0.0005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53" calcext:value-type="float">
            <text:p>0.0008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3" calcext:value-type="float">
            <text:p>0.000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62" calcext:value-type="float">
            <text:p>0.0008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01" calcext:value-type="float">
            <text:p>0.0005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889" calcext:value-type="float">
            <text:p>0.0008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543" calcext:value-type="float">
            <text:p>0.000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4" calcext:value-type="float">
            <text:p>0.004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397" calcext:value-type="float">
            <text:p>0.0013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249" calcext:value-type="float">
            <text:p>0.0042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3292" calcext:value-type="float">
            <text:p>0.0132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3919" calcext:value-type="float">
            <text:p>0.0039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611" calcext:value-type="float">
            <text:p>0.001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5048" calcext:value-type="float">
            <text:p>0.0050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2366" calcext:value-type="float">
            <text:p>0.023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29" calcext:value-type="float">
            <text:p>0.0040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5913" calcext:value-type="float">
            <text:p>0.0159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22" calcext:value-type="float">
            <text:p>0.0040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484" calcext:value-type="float">
            <text:p>0.001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64" calcext:value-type="float">
            <text:p>0.0040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2711" calcext:value-type="float">
            <text:p>0.0127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4078" calcext:value-type="float">
            <text:p>0.0040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462" calcext:value-type="float">
            <text:p>0.0014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3917" calcext:value-type="float">
            <text:p>0.0039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572" calcext:value-type="float">
            <text:p>0.0015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5011" calcext:value-type="float">
            <text:p>0.0050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1485" calcext:value-type="float">
            <text:p>0.001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34965" calcext:value-type="float">
            <text:p>0.0349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8077" calcext:value-type="float">
            <text:p>0.0180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3495" calcext:value-type="float">
            <text:p>0.04349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8116" calcext:value-type="float">
            <text:p>0.0181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5246" calcext:value-type="float">
            <text:p>0.0452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255" calcext:value-type="float">
            <text:p>0.0062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0374" calcext:value-type="float">
            <text:p>0.0403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5968" calcext:value-type="float">
            <text:p>0.0059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5212" calcext:value-type="float">
            <text:p>0.045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006" calcext:value-type="float">
            <text:p>0.006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3506" calcext:value-type="float">
            <text:p>0.0435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024" calcext:value-type="float">
            <text:p>0.0060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4727" calcext:value-type="float">
            <text:p>0.0447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9618" calcext:value-type="float">
            <text:p>0.0096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4898" calcext:value-type="float">
            <text:p>0.0448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629" calcext:value-type="float">
            <text:p>0.0066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4768" calcext:value-type="float">
            <text:p>0.0447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6417" calcext:value-type="float">
            <text:p>0.006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507" calcext:value-type="float">
            <text:p>0.045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05966" calcext:value-type="float">
            <text:p>0.0059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01618" calcext:value-type="float">
            <text:p>0.5016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40274" calcext:value-type="float">
            <text:p>0.0402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66846" calcext:value-type="float">
            <text:p>0.5668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4388" calcext:value-type="float">
            <text:p>0.0343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388478" calcext:value-type="float">
            <text:p>0.3884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5245" calcext:value-type="float">
            <text:p>0.0352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381342" calcext:value-type="float">
            <text:p>0.3813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28361" calcext:value-type="float">
            <text:p>0.0283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95936" calcext:value-type="float">
            <text:p>0.4959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8367" calcext:value-type="float">
            <text:p>0.0383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95616" calcext:value-type="float">
            <text:p>0.4956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5742" calcext:value-type="float">
            <text:p>0.0357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89963" calcext:value-type="float">
            <text:p>0.4899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6734" calcext:value-type="float">
            <text:p>0.0367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90049" calcext:value-type="float">
            <text:p>0.4900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5049" calcext:value-type="float">
            <text:p>0.0350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03612" calcext:value-type="float">
            <text:p>0.5036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29501" calcext:value-type="float">
            <text:p>0.0295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503729" calcext:value-type="float">
            <text:p>0.5037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35764" calcext:value-type="float">
            <text:p>0.0357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181526" calcext:value-type="float">
            <text:p>6.1815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13514" calcext:value-type="float">
            <text:p>0.2135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896992" calcext:value-type="float">
            <text:p>5.896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05295" calcext:value-type="float">
            <text:p>0.2052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004369" calcext:value-type="float">
            <text:p>5.0043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3094" calcext:value-type="float">
            <text:p>0.230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909555" calcext:value-type="float">
            <text:p>5.9095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0465" calcext:value-type="float">
            <text:p>0.204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705317" calcext:value-type="float">
            <text:p>4.7053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61026" calcext:value-type="float">
            <text:p>0.2610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698376" calcext:value-type="float">
            <text:p>5.6983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48624" calcext:value-type="float">
            <text:p>0.2486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46568" calcext:value-type="float">
            <text:p>4.5465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52376" calcext:value-type="float">
            <text:p>0.2523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852314" calcext:value-type="float">
            <text:p>5.8523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15323" calcext:value-type="float">
            <text:p>0.2153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980495" calcext:value-type="float">
            <text:p>5.9804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209368" calcext:value-type="float">
            <text:p>0.2093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.547562" calcext:value-type="float">
            <text:p>4.5475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166519" calcext:value-type="float">
            <text:p>0.166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1093" calcext:value-type="float">
            <text:p>0.0010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671" calcext:value-type="float">
            <text:p>0.0006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99" calcext:value-type="float">
            <text:p>0.0005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632" calcext:value-type="float">
            <text:p>0.0006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857" calcext:value-type="float">
            <text:p>0.0008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641" calcext:value-type="float">
            <text:p>0.0006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48" calcext:value-type="float">
            <text:p>0.0005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7" calcext:value-type="float">
            <text:p>0.0005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24" calcext:value-type="float">
            <text:p>0.0005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51" calcext:value-type="float">
            <text:p>0.0005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32" calcext:value-type="float">
            <text:p>0.0005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1" calcext:value-type="float">
            <text:p>0.000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4" calcext:value-type="float">
            <text:p>0.000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471" calcext:value-type="float">
            <text:p>0.0004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493" calcext:value-type="float">
            <text:p>0.000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3" calcext:value-type="float">
            <text:p>0.0005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5" calcext:value-type="float">
            <text:p>0.000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0512" calcext:value-type="float">
            <text:p>0.0005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61" calcext:value-type="float">
            <text:p>0.0004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04" calcext:value-type="float">
            <text:p>0.0005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28" calcext:value-type="float">
            <text:p>0.0005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6108" calcext:value-type="float">
            <text:p>0.0061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21" calcext:value-type="float">
            <text:p>0.0005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41" calcext:value-type="float">
            <text:p>0.0005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62" calcext:value-type="float">
            <text:p>0.0004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87" calcext:value-type="float">
            <text:p>0.0004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14" calcext:value-type="float">
            <text:p>0.0004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19" calcext:value-type="float">
            <text:p>0.000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27" calcext:value-type="float">
            <text:p>0.0004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11" calcext:value-type="float">
            <text:p>0.000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24" calcext:value-type="float">
            <text:p>0.0004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666" calcext:value-type="float">
            <text:p>0.0006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24" calcext:value-type="float">
            <text:p>0.0004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93" calcext:value-type="float">
            <text:p>0.000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696" calcext:value-type="float">
            <text:p>0.0006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12365" calcext:value-type="float">
            <text:p>0.0123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422" calcext:value-type="float">
            <text:p>0.0004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00578" calcext:value-type="float">
            <text:p>0.0005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129" calcext:value-type="float">
            <text:p>0.011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.00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54" calcext:value-type="float">
            <text:p>0.0004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74" calcext:value-type="float">
            <text:p>0.0004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42" calcext:value-type="float">
            <text:p>0.0004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89" calcext:value-type="float">
            <text:p>0.0004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57" calcext:value-type="float">
            <text:p>0.0004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12362" calcext:value-type="float">
            <text:p>0.0123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92" calcext:value-type="float">
            <text:p>0.0004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6" calcext:value-type="float">
            <text:p>0.000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67" calcext:value-type="float">
            <text:p>0.0004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63" calcext:value-type="float">
            <text:p>0.00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21" calcext:value-type="float">
            <text:p>0.0005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08" calcext:value-type="float">
            <text:p>0.0005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516" calcext:value-type="float">
            <text:p>0.0005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614" calcext:value-type="float">
            <text:p>0.0006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39" calcext:value-type="float">
            <text:p>0.0004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82" calcext:value-type="float">
            <text:p>0.0004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19" calcext:value-type="float">
            <text:p>0.0004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0475" calcext:value-type="float">
            <text:p>0.0004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21" calcext:value-type="float">
            <text:p>0.0004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91" calcext:value-type="float">
            <text:p>0.000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46" calcext:value-type="float">
            <text:p>0.0004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724" calcext:value-type="float">
            <text:p>0.0007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511" calcext:value-type="float">
            <text:p>0.000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504" calcext:value-type="float">
            <text:p>0.0005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66" calcext:value-type="float">
            <text:p>0.0004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63" calcext:value-type="float">
            <text:p>0.00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76" calcext:value-type="float">
            <text:p>0.0004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519" calcext:value-type="float">
            <text:p>0.000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73" calcext:value-type="float">
            <text:p>0.0004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517" calcext:value-type="float">
            <text:p>0.0005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48" calcext:value-type="float">
            <text:p>0.0004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95" calcext:value-type="float">
            <text:p>0.000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9" calcext:value-type="float">
            <text:p>0.000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941" calcext:value-type="float">
            <text:p>0.000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48" calcext:value-type="float">
            <text:p>0.0004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88" calcext:value-type="float">
            <text:p>0.000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57" calcext:value-type="float">
            <text:p>0.0004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0497" calcext:value-type="float">
            <text:p>0.000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27" calcext:value-type="float">
            <text:p>0.0004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83" calcext:value-type="float">
            <text:p>0.0004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75" calcext:value-type="float">
            <text:p>0.0004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45" calcext:value-type="float">
            <text:p>0.0004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3" calcext:value-type="float">
            <text:p>0.000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86" calcext:value-type="float">
            <text:p>0.0004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54" calcext:value-type="float">
            <text:p>0.00045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08" calcext:value-type="float">
            <text:p>0.0005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53" calcext:value-type="float">
            <text:p>0.0004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08" calcext:value-type="float">
            <text:p>0.0005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20763" calcext:value-type="float">
            <text:p>0.0207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95" calcext:value-type="float">
            <text:p>0.000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29" calcext:value-type="float">
            <text:p>0.0005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07" calcext:value-type="float">
            <text:p>0.0005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16" calcext:value-type="float">
            <text:p>0.0005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93" calcext:value-type="float">
            <text:p>0.000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64" calcext:value-type="float">
            <text:p>0.0004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3" calcext:value-type="float">
            <text:p>0.000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525" calcext:value-type="float">
            <text:p>0.0005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0474" calcext:value-type="float">
            <text:p>0.0004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98" calcext:value-type="float">
            <text:p>0.000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4" calcext:value-type="float">
            <text:p>0.00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98" calcext:value-type="float">
            <text:p>0.000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499" calcext:value-type="float">
            <text:p>0.0004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804" calcext:value-type="float">
            <text:p>0.0008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4" calcext:value-type="float">
            <text:p>0.00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7" calcext:value-type="float">
            <text:p>0.000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752" calcext:value-type="float">
            <text:p>0.000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8" calcext:value-type="float">
            <text:p>0.000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67" calcext:value-type="float">
            <text:p>0.000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735" calcext:value-type="float">
            <text:p>0.0007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87" calcext:value-type="float">
            <text:p>0.0006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479" calcext:value-type="float">
            <text:p>0.0004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722" calcext:value-type="float">
            <text:p>0.0007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11" calcext:value-type="float">
            <text:p>0.000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1043" calcext:value-type="float">
            <text:p>0.0010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51" calcext:value-type="float">
            <text:p>0.000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88" calcext:value-type="float">
            <text:p>0.0006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634" calcext:value-type="float">
            <text:p>0.0006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3105" calcext:value-type="float">
            <text:p>0.0031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77" calcext:value-type="float">
            <text:p>0.000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68" calcext:value-type="float">
            <text:p>0.002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6" calcext:value-type="float">
            <text:p>0.000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728" calcext:value-type="float">
            <text:p>0.0027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82" calcext:value-type="float">
            <text:p>0.0008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943" calcext:value-type="float">
            <text:p>0.0029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84" calcext:value-type="float">
            <text:p>0.0008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758" calcext:value-type="float">
            <text:p>0.0027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94" calcext:value-type="float">
            <text:p>0.0008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5058" calcext:value-type="float">
            <text:p>0.0050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944" calcext:value-type="float">
            <text:p>0.0009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675" calcext:value-type="float">
            <text:p>0.0026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879" calcext:value-type="float">
            <text:p>0.0008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612" calcext:value-type="float">
            <text:p>0.0026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426" calcext:value-type="float">
            <text:p>0.004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2615" calcext:value-type="float">
            <text:p>0.0026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1859" calcext:value-type="float">
            <text:p>0.0018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3003" calcext:value-type="float">
            <text:p>0.003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927" calcext:value-type="float">
            <text:p>0.0009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5499" calcext:value-type="float">
            <text:p>0.0254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839" calcext:value-type="float">
            <text:p>0.0028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4805" calcext:value-type="float">
            <text:p>0.0248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4906" calcext:value-type="float">
            <text:p>0.004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6401" calcext:value-type="float">
            <text:p>0.0264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5254" calcext:value-type="float">
            <text:p>0.0052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6917" calcext:value-type="float">
            <text:p>0.0269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869" calcext:value-type="float">
            <text:p>0.0028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6754" calcext:value-type="float">
            <text:p>0.0267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3305" calcext:value-type="float">
            <text:p>0.0033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3092" calcext:value-type="float">
            <text:p>0.030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3135" calcext:value-type="float">
            <text:p>0.0031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8296" calcext:value-type="float">
            <text:p>0.0282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3041" calcext:value-type="float">
            <text:p>0.0030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5653" calcext:value-type="float">
            <text:p>0.0256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5484" calcext:value-type="float">
            <text:p>0.005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5581" calcext:value-type="float">
            <text:p>0.02558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914" calcext:value-type="float">
            <text:p>0.0029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22944" calcext:value-type="float">
            <text:p>0.0229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2931" calcext:value-type="float">
            <text:p>0.0029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99533" calcext:value-type="float">
            <text:p>0.2995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4617" calcext:value-type="float">
            <text:p>0.024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31592" calcext:value-type="float">
            <text:p>0.3315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3642" calcext:value-type="float">
            <text:p>0.036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64085" calcext:value-type="float">
            <text:p>0.3640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4466" calcext:value-type="float">
            <text:p>0.0244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1409" calcext:value-type="float">
            <text:p>0.314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5004" calcext:value-type="float">
            <text:p>0.0250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42842" calcext:value-type="float">
            <text:p>0.3428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7347" calcext:value-type="float">
            <text:p>0.0273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209" calcext:value-type="float">
            <text:p>0.32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4711" calcext:value-type="float">
            <text:p>0.0247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43646" calcext:value-type="float">
            <text:p>0.3436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3938" calcext:value-type="float">
            <text:p>0.0239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00905" calcext:value-type="float">
            <text:p>0.3009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3996" calcext:value-type="float">
            <text:p>0.0239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306411" calcext:value-type="float">
            <text:p>0.3064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4281" calcext:value-type="float">
            <text:p>0.0242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29761" calcext:value-type="float">
            <text:p>0.297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23616" calcext:value-type="float">
            <text:p>0.0236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168936" calcext:value-type="float">
            <text:p>4.1689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7015" calcext:value-type="float">
            <text:p>0.077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.132858" calcext:value-type="float">
            <text:p>5.1328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86238" calcext:value-type="float">
            <text:p>0.0862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902878" calcext:value-type="float">
            <text:p>3.9028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1939" calcext:value-type="float">
            <text:p>0.0719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520138" calcext:value-type="float">
            <text:p>4.5201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88052" calcext:value-type="float">
            <text:p>0.0880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086849" calcext:value-type="float">
            <text:p>4.0868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88419" calcext:value-type="float">
            <text:p>0.0884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556704" calcext:value-type="float">
            <text:p>3.5567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2754" calcext:value-type="float">
            <text:p>0.0727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09069" calcext:value-type="float">
            <text:p>4.090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3963" calcext:value-type="float">
            <text:p>0.0739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779546" calcext:value-type="float">
            <text:p>3.77954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5137" calcext:value-type="float">
            <text:p>0.0751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748518" calcext:value-type="float">
            <text:p>3.7485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5053" calcext:value-type="float">
            <text:p>0.0750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.812721" calcext:value-type="float">
            <text:p>3.8127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72936" calcext:value-type="float">
            <text:p>0.0729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758" calcext:value-type="float">
            <text:p>0.0007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621" calcext:value-type="float">
            <text:p>0.000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72" calcext:value-type="float">
            <text:p>0.000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55" calcext:value-type="float">
            <text:p>0.0005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81" calcext:value-type="float">
            <text:p>0.0005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608" calcext:value-type="float">
            <text:p>0.006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21" calcext:value-type="float">
            <text:p>0.0005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82" calcext:value-type="float">
            <text:p>0.0004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33" calcext:value-type="float">
            <text:p>0.000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12" calcext:value-type="float">
            <text:p>0.0005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99" calcext:value-type="float">
            <text:p>0.0004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05" calcext:value-type="float">
            <text:p>0.0005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11" calcext:value-type="float">
            <text:p>0.000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87" calcext:value-type="float">
            <text:p>0.0004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92" calcext:value-type="float">
            <text:p>0.0004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96" calcext:value-type="float">
            <text:p>0.0004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89" calcext:value-type="float">
            <text:p>0.0004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575" calcext:value-type="float">
            <text:p>0.0005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00494" calcext:value-type="float">
            <text:p>0.0004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13" calcext:value-type="float">
            <text:p>0.0005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6" calcext:value-type="float">
            <text:p>0.000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94" calcext:value-type="float">
            <text:p>0.0004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76" calcext:value-type="float">
            <text:p>0.0004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44" calcext:value-type="float">
            <text:p>0.0005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98" calcext:value-type="float">
            <text:p>0.0004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57" calcext:value-type="float">
            <text:p>0.0005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1" calcext:value-type="float">
            <text:p>0.000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67" calcext:value-type="float">
            <text:p>0.0004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45" calcext:value-type="float">
            <text:p>0.0005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398" calcext:value-type="float">
            <text:p>0.0003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21" calcext:value-type="float">
            <text:p>0.0005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09" calcext:value-type="float">
            <text:p>0.0004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95" calcext:value-type="float">
            <text:p>0.0004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19" calcext:value-type="float">
            <text:p>0.0004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57" calcext:value-type="float">
            <text:p>0.000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54" calcext:value-type="float">
            <text:p>0.0004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01" calcext:value-type="float">
            <text:p>0.0004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0401" calcext:value-type="float">
            <text:p>0.0004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12272" calcext:value-type="float">
            <text:p>0.0122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02" calcext:value-type="float">
            <text:p>0.0004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46" calcext:value-type="float">
            <text:p>0.000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06" calcext:value-type="float">
            <text:p>0.0004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57" calcext:value-type="float">
            <text:p>0.0004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12" calcext:value-type="float">
            <text:p>0.0004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55" calcext:value-type="float">
            <text:p>0.000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23" calcext:value-type="float">
            <text:p>0.0004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7007" calcext:value-type="float">
            <text:p>0.0170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554" calcext:value-type="float">
            <text:p>0.0005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6297" calcext:value-type="float">
            <text:p>0.0162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51" calcext:value-type="float">
            <text:p>0.0004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518" calcext:value-type="float">
            <text:p>0.0005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45" calcext:value-type="float">
            <text:p>0.0004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84" calcext:value-type="float">
            <text:p>0.000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61" calcext:value-type="float">
            <text:p>0.000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77" calcext:value-type="float">
            <text:p>0.000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6014" calcext:value-type="float">
            <text:p>0.0060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42" calcext:value-type="float">
            <text:p>0.0004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511" calcext:value-type="float">
            <text:p>0.0005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0457" calcext:value-type="float">
            <text:p>0.0004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4" calcext:value-type="float">
            <text:p>0.0004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3" calcext:value-type="float">
            <text:p>0.0004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59" calcext:value-type="float">
            <text:p>0.0004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1" calcext:value-type="float">
            <text:p>0.0004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12267" calcext:value-type="float">
            <text:p>0.0122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73" calcext:value-type="float">
            <text:p>0.0004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6009" calcext:value-type="float">
            <text:p>0.0060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63" calcext:value-type="float">
            <text:p>0.00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537" calcext:value-type="float">
            <text:p>0.0005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43" calcext:value-type="float">
            <text:p>0.0004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78" calcext:value-type="float">
            <text:p>0.0004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6" calcext:value-type="float">
            <text:p>0.0004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56" calcext:value-type="float">
            <text:p>0.00045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84" calcext:value-type="float">
            <text:p>0.000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18824" calcext:value-type="float">
            <text:p>0.0188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77" calcext:value-type="float">
            <text:p>0.000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12315" calcext:value-type="float">
            <text:p>0.0123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528" calcext:value-type="float">
            <text:p>0.0005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564" calcext:value-type="float">
            <text:p>0.0005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0454" calcext:value-type="float">
            <text:p>0.0004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674" calcext:value-type="float">
            <text:p>0.0006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15" calcext:value-type="float">
            <text:p>0.0005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79" calcext:value-type="float">
            <text:p>0.0007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39" calcext:value-type="float">
            <text:p>0.0005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15" calcext:value-type="float">
            <text:p>0.000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11" calcext:value-type="float">
            <text:p>0.000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05" calcext:value-type="float">
            <text:p>0.0007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38" calcext:value-type="float">
            <text:p>0.0005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684" calcext:value-type="float">
            <text:p>0.0006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52" calcext:value-type="float">
            <text:p>0.0005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693" calcext:value-type="float">
            <text:p>0.0006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481" calcext:value-type="float">
            <text:p>0.0004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5751" calcext:value-type="float">
            <text:p>0.0057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551" calcext:value-type="float">
            <text:p>0.0005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22" calcext:value-type="float">
            <text:p>0.0007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698" calcext:value-type="float">
            <text:p>0.0006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17" calcext:value-type="float">
            <text:p>0.0007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434" calcext:value-type="float">
            <text:p>0.0004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718" calcext:value-type="float">
            <text:p>0.0007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0493" calcext:value-type="float">
            <text:p>0.000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62" calcext:value-type="float">
            <text:p>0.0024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574" calcext:value-type="float">
            <text:p>0.0005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4" calcext:value-type="float">
            <text:p>0.002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11" calcext:value-type="float">
            <text:p>0.000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10046" calcext:value-type="float">
            <text:p>0.0100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1" calcext:value-type="float">
            <text:p>0.000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83" calcext:value-type="float">
            <text:p>0.0024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17" calcext:value-type="float">
            <text:p>0.000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33" calcext:value-type="float">
            <text:p>0.0024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06" calcext:value-type="float">
            <text:p>0.0006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24" calcext:value-type="float">
            <text:p>0.0024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12553" calcext:value-type="float">
            <text:p>0.0125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3057" calcext:value-type="float">
            <text:p>0.0030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571" calcext:value-type="float">
            <text:p>0.0005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538" calcext:value-type="float">
            <text:p>0.0025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02" calcext:value-type="float">
            <text:p>0.000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43" calcext:value-type="float">
            <text:p>0.0024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32" calcext:value-type="float">
            <text:p>0.0006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241" calcext:value-type="float">
            <text:p>0.002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00605" calcext:value-type="float">
            <text:p>0.0006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013" calcext:value-type="float">
            <text:p>0.022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5" calcext:value-type="float">
            <text:p>0.001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162" calcext:value-type="float">
            <text:p>0.0221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78" calcext:value-type="float">
            <text:p>0.0011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3099" calcext:value-type="float">
            <text:p>0.0230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65" calcext:value-type="float">
            <text:p>0.0011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226" calcext:value-type="float">
            <text:p>0.022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93" calcext:value-type="float">
            <text:p>0.0011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948" calcext:value-type="float">
            <text:p>0.0229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81" calcext:value-type="float">
            <text:p>0.0011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586" calcext:value-type="float">
            <text:p>0.0225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467" calcext:value-type="float">
            <text:p>0.0014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107" calcext:value-type="float">
            <text:p>0.0221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08" calcext:value-type="float">
            <text:p>0.0011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257" calcext:value-type="float">
            <text:p>0.022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82" calcext:value-type="float">
            <text:p>0.0011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24236" calcext:value-type="float">
            <text:p>0.0242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1187" calcext:value-type="float">
            <text:p>0.0011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34594" calcext:value-type="float">
            <text:p>0.0345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02345" calcext:value-type="float">
            <text:p>0.0023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87364" calcext:value-type="float">
            <text:p>0.2873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9174" calcext:value-type="float">
            <text:p>0.0091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05935" calcext:value-type="float">
            <text:p>0.3059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11488" calcext:value-type="float">
            <text:p>0.011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03969" calcext:value-type="float">
            <text:p>0.3039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818" calcext:value-type="float">
            <text:p>0.0088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85139" calcext:value-type="float">
            <text:p>0.2851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91" calcext:value-type="float">
            <text:p>0.008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82127" calcext:value-type="float">
            <text:p>0.2821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387" calcext:value-type="float">
            <text:p>0.0083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746" calcext:value-type="float">
            <text:p>0.27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88" calcext:value-type="float">
            <text:p>0.008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4433" calcext:value-type="float">
            <text:p>0.3144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12" calcext:value-type="float">
            <text:p>0.0084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04402" calcext:value-type="float">
            <text:p>0.3044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48" calcext:value-type="float">
            <text:p>0.008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277" calcext:value-type="float">
            <text:p>0.352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13065" calcext:value-type="float">
            <text:p>0.0130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03725" calcext:value-type="float">
            <text:p>0.3037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08482" calcext:value-type="float">
            <text:p>0.0084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.513155" calcext:value-type="float">
            <text:p>4.5131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8159" calcext:value-type="float">
            <text:p>0.0581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694629" calcext:value-type="float">
            <text:p>3.69462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8236" calcext:value-type="float">
            <text:p>0.058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75532" calcext:value-type="float">
            <text:p>3.755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8871" calcext:value-type="float">
            <text:p>0.0588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12667" calcext:value-type="float">
            <text:p>3.4126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9745" calcext:value-type="float">
            <text:p>0.059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79553" calcext:value-type="float">
            <text:p>3.4795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8582" calcext:value-type="float">
            <text:p>0.0585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92485" calcext:value-type="float">
            <text:p>3.4924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472" calcext:value-type="float">
            <text:p>0.054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410545" calcext:value-type="float">
            <text:p>3.410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67611" calcext:value-type="float">
            <text:p>0.0676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9974" calcext:value-type="float">
            <text:p>3.99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947" calcext:value-type="float">
            <text:p>0.059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721606" calcext:value-type="float">
            <text:p>3.7216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73548" calcext:value-type="float">
            <text:p>0.0735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.851856" calcext:value-type="float">
            <text:p>3.8518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9338" calcext:value-type="float">
            <text:p>0.059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497" calcext:value-type="float">
            <text:p>0.0024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943" calcext:value-type="float">
            <text:p>0.0009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03" calcext:value-type="float">
            <text:p>0.002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2524" calcext:value-type="float">
            <text:p>0.0125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089" calcext:value-type="float">
            <text:p>0.0020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78" calcext:value-type="float">
            <text:p>0.000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489" calcext:value-type="float">
            <text:p>0.0024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691" calcext:value-type="float">
            <text:p>0.0006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123" calcext:value-type="float">
            <text:p>0.0021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766" calcext:value-type="float">
            <text:p>0.0007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098" calcext:value-type="float">
            <text:p>0.0020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2678" calcext:value-type="float">
            <text:p>0.0126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138" calcext:value-type="float">
            <text:p>0.01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734" calcext:value-type="float">
            <text:p>0.0007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311" calcext:value-type="float">
            <text:p>0.003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683" calcext:value-type="float">
            <text:p>0.0006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131" calcext:value-type="float">
            <text:p>0.002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674" calcext:value-type="float">
            <text:p>0.0006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2082" calcext:value-type="float">
            <text:p>0.0020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00704" calcext:value-type="float">
            <text:p>0.0007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688" calcext:value-type="float">
            <text:p>0.0066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081" calcext:value-type="float">
            <text:p>0.0010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795" calcext:value-type="float">
            <text:p>0.0067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85" calcext:value-type="float">
            <text:p>0.000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607" calcext:value-type="float">
            <text:p>0.0066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961" calcext:value-type="float">
            <text:p>0.0019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934" calcext:value-type="float">
            <text:p>0.0069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01" calcext:value-type="float">
            <text:p>0.001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2521" calcext:value-type="float">
            <text:p>0.025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65" calcext:value-type="float">
            <text:p>0.0009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7002" calcext:value-type="float">
            <text:p>0.00700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77" calcext:value-type="float">
            <text:p>0.0009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572" calcext:value-type="float">
            <text:p>0.0065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97" calcext:value-type="float">
            <text:p>0.0009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784" calcext:value-type="float">
            <text:p>0.0067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132" calcext:value-type="float">
            <text:p>0.01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78" calcext:value-type="float">
            <text:p>0.006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102" calcext:value-type="float">
            <text:p>0.001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6856" calcext:value-type="float">
            <text:p>0.0068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989" calcext:value-type="float">
            <text:p>0.0009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501" calcext:value-type="float">
            <text:p>0.035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2482" calcext:value-type="float">
            <text:p>0.0024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602" calcext:value-type="float">
            <text:p>0.0346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3548" calcext:value-type="float">
            <text:p>0.0035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512" calcext:value-type="float">
            <text:p>0.0345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15288" calcext:value-type="float">
            <text:p>0.0152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698" calcext:value-type="float">
            <text:p>0.03469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3985" calcext:value-type="float">
            <text:p>0.003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389" calcext:value-type="float">
            <text:p>0.0343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5986" calcext:value-type="float">
            <text:p>0.0059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554" calcext:value-type="float">
            <text:p>0.0345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2941" calcext:value-type="float">
            <text:p>0.002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5425" calcext:value-type="float">
            <text:p>0.0354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2479" calcext:value-type="float">
            <text:p>0.0024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444" calcext:value-type="float">
            <text:p>0.0344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7991" calcext:value-type="float">
            <text:p>0.007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847" calcext:value-type="float">
            <text:p>0.0348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02964" calcext:value-type="float">
            <text:p>0.0029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3454" calcext:value-type="float">
            <text:p>0.034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14588" calcext:value-type="float">
            <text:p>0.014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18974" calcext:value-type="float">
            <text:p>0.3189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23311" calcext:value-type="float">
            <text:p>0.0233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21737" calcext:value-type="float">
            <text:p>0.3217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492" calcext:value-type="float">
            <text:p>0.0114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78261" calcext:value-type="float">
            <text:p>0.2782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255" calcext:value-type="float">
            <text:p>0.0112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99639" calcext:value-type="float">
            <text:p>0.2996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544" calcext:value-type="float">
            <text:p>0.0115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75388" calcext:value-type="float">
            <text:p>0.2753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894" calcext:value-type="float">
            <text:p>0.0118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76602" calcext:value-type="float">
            <text:p>0.2766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4448" calcext:value-type="float">
            <text:p>0.014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93455" calcext:value-type="float">
            <text:p>0.2934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298" calcext:value-type="float">
            <text:p>0.01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76673" calcext:value-type="float">
            <text:p>0.3766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1339" calcext:value-type="float">
            <text:p>0.0113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23033" calcext:value-type="float">
            <text:p>0.3230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15276" calcext:value-type="float">
            <text:p>0.0152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86017" calcext:value-type="float">
            <text:p>0.2860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24765" calcext:value-type="float">
            <text:p>0.0247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19549" calcext:value-type="float">
            <text:p>4.195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51851" calcext:value-type="float">
            <text:p>0.0518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834856" calcext:value-type="float">
            <text:p>3.8348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52863" calcext:value-type="float">
            <text:p>0.0528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746301" calcext:value-type="float">
            <text:p>3.7463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64802" calcext:value-type="float">
            <text:p>0.0648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594496" calcext:value-type="float">
            <text:p>3.5944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53373" calcext:value-type="float">
            <text:p>0.0533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599703" calcext:value-type="float">
            <text:p>3.5997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63693" calcext:value-type="float">
            <text:p>0.0636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69285" calcext:value-type="float">
            <text:p>3.692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62581" calcext:value-type="float">
            <text:p>0.0625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812769" calcext:value-type="float">
            <text:p>3.8127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075315" calcext:value-type="float">
            <text:p>0.0753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698093" calcext:value-type="float">
            <text:p>4.6980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193318" calcext:value-type="float">
            <text:p>0.1933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140679" calcext:value-type="float">
            <text:p>4.1406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197014" calcext:value-type="float">
            <text:p>0.1970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.300342" calcext:value-type="float">
            <text:p>4.30034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254165" calcext:value-type="float">
            <text:p>0.254165</text:p>
          </table:table-cell>
          <table:table-cell table:number-columns-repeated="12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T_s(n)</text:p>
          </table:table-cell>
          <table:table-cell table:style-name="ce1" office:value-type="string" calcext:value-type="string">
            <text:p>T_r(n, p=5)</text:p>
          </table:table-cell>
          <table:table-cell table:style-name="ce1" office:value-type="string" calcext:value-type="string">
            <text:p>T_r(n, p=10)</text:p>
          </table:table-cell>
          <table:table-cell table:style-name="ce1" office:value-type="string" calcext:value-type="string">
            <text:p>T_r(n, p=20)</text:p>
          </table:table-cell>
          <table:table-cell table:style-name="ce1" office:value-type="string" calcext:value-type="string">
            <text:p>T_r(n, p=40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386" calcext:value-type="float">
            <text:p>0.0003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0001" calcext:value-type="float">
            <text:p>0.000001</text:p>
          </table:table-cell>
          <table:table-cell table:formula="of:=IFERROR(AVERAGEIFS([.$D$475:.$D$874];[.$B$475:.$B$874];[.$H475];[.$C$475:.$C$874];[.J$485]);0)" office:value-type="float" office:value="0.0002324" calcext:value-type="float">
            <text:p>0.0002324</text:p>
          </table:table-cell>
          <table:table-cell table:formula="of:=IFERROR(AVERAGEIFS([.$D$475:.$D$874];[.$B$475:.$B$874];[.$H475];[.$C$475:.$C$874];[.K$485]);0)" office:value-type="float" office:value="0.000491" calcext:value-type="float">
            <text:p>0.000491</text:p>
          </table:table-cell>
          <table:table-cell table:formula="of:=IFERROR(AVERAGEIFS([.$D$475:.$D$874];[.$B$475:.$B$874];[.$H475];[.$C$475:.$C$874];[.L$485]);0)" office:value-type="float" office:value="0.0007849" calcext:value-type="float">
            <text:p>0.0007849</text:p>
          </table:table-cell>
          <table:table-cell table:formula="of:=IFERROR(AVERAGEIFS([.$D$475:.$D$874];[.$B$475:.$B$874];[.$H475];[.$C$475:.$C$874];[.M$485]);0)" office:value-type="float" office:value="0.0010948" calcext:value-type="float">
            <text:p>0.0010948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348" calcext:value-type="float">
            <text:p>0.0003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0.000002</text:p>
          </table:table-cell>
          <table:table-cell table:formula="of:=IFERROR(AVERAGEIFS([.$D$475:.$D$874];[.$B$475:.$B$874];[.$H476];[.$C$475:.$C$874];[.J$485]);0)" office:value-type="float" office:value="0.0001848" calcext:value-type="float">
            <text:p>0.0001848</text:p>
          </table:table-cell>
          <table:table-cell table:formula="of:=IFERROR(AVERAGEIFS([.$D$475:.$D$874];[.$B$475:.$B$874];[.$H476];[.$C$475:.$C$874];[.K$485]);0)" office:value-type="float" office:value="0.0002977" calcext:value-type="float">
            <text:p>0.0002977</text:p>
          </table:table-cell>
          <table:table-cell table:formula="of:=IFERROR(AVERAGEIFS([.$D$475:.$D$874];[.$B$475:.$B$874];[.$H476];[.$C$475:.$C$874];[.L$485]);0)" office:value-type="float" office:value="0.000534" calcext:value-type="float">
            <text:p>0.000534</text:p>
          </table:table-cell>
          <table:table-cell table:formula="of:=IFERROR(AVERAGEIFS([.$D$475:.$D$874];[.$B$475:.$B$874];[.$H476];[.$C$475:.$C$874];[.M$485]);0)" office:value-type="float" office:value="0.0009783" calcext:value-type="float">
            <text:p>0.000978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179" calcext:value-type="float">
            <text:p>0.00017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00061" calcext:value-type="float">
            <text:p>0.0000061</text:p>
          </table:table-cell>
          <table:table-cell table:formula="of:=IFERROR(AVERAGEIFS([.$D$475:.$D$874];[.$B$475:.$B$874];[.$H477];[.$C$475:.$C$874];[.J$485]);0)" office:value-type="float" office:value="0.0001512" calcext:value-type="float">
            <text:p>0.0001512</text:p>
          </table:table-cell>
          <table:table-cell table:formula="of:=IFERROR(AVERAGEIFS([.$D$475:.$D$874];[.$B$475:.$B$874];[.$H477];[.$C$475:.$C$874];[.K$485]);0)" office:value-type="float" office:value="0.0002682" calcext:value-type="float">
            <text:p>0.0002682</text:p>
          </table:table-cell>
          <table:table-cell table:formula="of:=IFERROR(AVERAGEIFS([.$D$475:.$D$874];[.$B$475:.$B$874];[.$H477];[.$C$475:.$C$874];[.L$485]);0)" office:value-type="float" office:value="0.0004541" calcext:value-type="float">
            <text:p>0.0004541</text:p>
          </table:table-cell>
          <table:table-cell table:formula="of:=IFERROR(AVERAGEIFS([.$D$475:.$D$874];[.$B$475:.$B$874];[.$H477];[.$C$475:.$C$874];[.M$485]);0)" office:value-type="float" office:value="0.0010473" calcext:value-type="float">
            <text:p>0.001047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212" calcext:value-type="float">
            <text:p>0.0002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00317" calcext:value-type="float">
            <text:p>0.0000317</text:p>
          </table:table-cell>
          <table:table-cell table:formula="of:=IFERROR(AVERAGEIFS([.$D$475:.$D$874];[.$B$475:.$B$874];[.$H478];[.$C$475:.$C$874];[.J$485]);0)" office:value-type="float" office:value="0.0001572" calcext:value-type="float">
            <text:p>0.0001572</text:p>
          </table:table-cell>
          <table:table-cell table:formula="of:=IFERROR(AVERAGEIFS([.$D$475:.$D$874];[.$B$475:.$B$874];[.$H478];[.$C$475:.$C$874];[.K$485]);0)" office:value-type="float" office:value="0.000288" calcext:value-type="float">
            <text:p>0.000288</text:p>
          </table:table-cell>
          <table:table-cell table:formula="of:=IFERROR(AVERAGEIFS([.$D$475:.$D$874];[.$B$475:.$B$874];[.$H478];[.$C$475:.$C$874];[.L$485]);0)" office:value-type="float" office:value="0.0005187" calcext:value-type="float">
            <text:p>0.0005187</text:p>
          </table:table-cell>
          <table:table-cell table:formula="of:=IFERROR(AVERAGEIFS([.$D$475:.$D$874];[.$B$475:.$B$874];[.$H478];[.$C$475:.$C$874];[.M$485]);0)" office:value-type="float" office:value="0.0010615" calcext:value-type="float">
            <text:p>0.0010615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21" calcext:value-type="float">
            <text:p>0.000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02656" calcext:value-type="float">
            <text:p>0.0002656</text:p>
          </table:table-cell>
          <table:table-cell table:formula="of:=IFERROR(AVERAGEIFS([.$D$475:.$D$874];[.$B$475:.$B$874];[.$H479];[.$C$475:.$C$874];[.J$485]);0)" office:value-type="float" office:value="0.0002009" calcext:value-type="float">
            <text:p>0.0002009</text:p>
          </table:table-cell>
          <table:table-cell table:formula="of:=IFERROR(AVERAGEIFS([.$D$475:.$D$874];[.$B$475:.$B$874];[.$H479];[.$C$475:.$C$874];[.K$485]);0)" office:value-type="float" office:value="0.0003103" calcext:value-type="float">
            <text:p>0.0003103</text:p>
          </table:table-cell>
          <table:table-cell table:formula="of:=IFERROR(AVERAGEIFS([.$D$475:.$D$874];[.$B$475:.$B$874];[.$H479];[.$C$475:.$C$874];[.L$485]);0)" office:value-type="float" office:value="0.004947" calcext:value-type="float">
            <text:p>0.004947</text:p>
          </table:table-cell>
          <table:table-cell table:formula="of:=IFERROR(AVERAGEIFS([.$D$475:.$D$874];[.$B$475:.$B$874];[.$H479];[.$C$475:.$C$874];[.M$485]);0)" office:value-type="float" office:value="0.000924" calcext:value-type="float">
            <text:p>0.000924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199" calcext:value-type="float">
            <text:p>0.0001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23115" calcext:value-type="float">
            <text:p>0.0023115</text:p>
          </table:table-cell>
          <table:table-cell table:formula="of:=IFERROR(AVERAGEIFS([.$D$475:.$D$874];[.$B$475:.$B$874];[.$H480];[.$C$475:.$C$874];[.J$485]);0)" office:value-type="float" office:value="0.0006843" calcext:value-type="float">
            <text:p>0.0006843</text:p>
          </table:table-cell>
          <table:table-cell table:formula="of:=IFERROR(AVERAGEIFS([.$D$475:.$D$874];[.$B$475:.$B$874];[.$H480];[.$C$475:.$C$874];[.K$485]);0)" office:value-type="float" office:value="0.0006605" calcext:value-type="float">
            <text:p>0.0006605</text:p>
          </table:table-cell>
          <table:table-cell table:formula="of:=IFERROR(AVERAGEIFS([.$D$475:.$D$874];[.$B$475:.$B$874];[.$H480];[.$C$475:.$C$874];[.L$485]);0)" office:value-type="float" office:value="0.0009035" calcext:value-type="float">
            <text:p>0.0009035</text:p>
          </table:table-cell>
          <table:table-cell table:formula="of:=IFERROR(AVERAGEIFS([.$D$475:.$D$874];[.$B$475:.$B$874];[.$H480];[.$C$475:.$C$874];[.M$485]);0)" office:value-type="float" office:value="0.0011028" calcext:value-type="float">
            <text:p>0.0011028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243" calcext:value-type="float">
            <text:p>0.0002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193684" calcext:value-type="float">
            <text:p>0.0193684</text:p>
          </table:table-cell>
          <table:table-cell table:formula="of:=IFERROR(AVERAGEIFS([.$D$475:.$D$874];[.$B$475:.$B$874];[.$H481];[.$C$475:.$C$874];[.J$485]);0)" office:value-type="float" office:value="0.0052281" calcext:value-type="float">
            <text:p>0.0052281</text:p>
          </table:table-cell>
          <table:table-cell table:formula="of:=IFERROR(AVERAGEIFS([.$D$475:.$D$874];[.$B$475:.$B$874];[.$H481];[.$C$475:.$C$874];[.K$485]);0)" office:value-type="float" office:value="0.0044381" calcext:value-type="float">
            <text:p>0.0044381</text:p>
          </table:table-cell>
          <table:table-cell table:formula="of:=IFERROR(AVERAGEIFS([.$D$475:.$D$874];[.$B$475:.$B$874];[.$H481];[.$C$475:.$C$874];[.L$485]);0)" office:value-type="float" office:value="0.0029812" calcext:value-type="float">
            <text:p>0.0029812</text:p>
          </table:table-cell>
          <table:table-cell table:formula="of:=IFERROR(AVERAGEIFS([.$D$475:.$D$874];[.$B$475:.$B$874];[.$H481];[.$C$475:.$C$874];[.M$485]);0)" office:value-type="float" office:value="0.0032609" calcext:value-type="float">
            <text:p>0.0032609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152" calcext:value-type="float">
            <text:p>0.00015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878696" calcext:value-type="float">
            <text:p>0.1878696</text:p>
          </table:table-cell>
          <table:table-cell table:formula="of:=IFERROR(AVERAGEIFS([.$D$475:.$D$874];[.$B$475:.$B$874];[.$H482];[.$C$475:.$C$874];[.J$485]);0)" office:value-type="float" office:value="0.0485508" calcext:value-type="float">
            <text:p>0.0485508</text:p>
          </table:table-cell>
          <table:table-cell table:formula="of:=IFERROR(AVERAGEIFS([.$D$475:.$D$874];[.$B$475:.$B$874];[.$H482];[.$C$475:.$C$874];[.K$485]);0)" office:value-type="float" office:value="0.0416298" calcext:value-type="float">
            <text:p>0.0416298</text:p>
          </table:table-cell>
          <table:table-cell table:formula="of:=IFERROR(AVERAGEIFS([.$D$475:.$D$874];[.$B$475:.$B$874];[.$H482];[.$C$475:.$C$874];[.L$485]);0)" office:value-type="float" office:value="0.0273107" calcext:value-type="float">
            <text:p>0.0273107</text:p>
          </table:table-cell>
          <table:table-cell table:formula="of:=IFERROR(AVERAGEIFS([.$D$475:.$D$874];[.$B$475:.$B$874];[.$H482];[.$C$475:.$C$874];[.M$485]);0)" office:value-type="float" office:value="0.0279069" calcext:value-type="float">
            <text:p>0.0279069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236" calcext:value-type="float">
            <text:p>0.00023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.0320366" calcext:value-type="float">
            <text:p>2.0320366</text:p>
          </table:table-cell>
          <table:table-cell table:formula="of:=IFERROR(AVERAGEIFS([.$D$475:.$D$874];[.$B$475:.$B$874];[.$H483];[.$C$475:.$C$874];[.J$485]);0)" office:value-type="float" office:value="0.5300945" calcext:value-type="float">
            <text:p>0.5300945</text:p>
          </table:table-cell>
          <table:table-cell table:formula="of:=IFERROR(AVERAGEIFS([.$D$475:.$D$874];[.$B$475:.$B$874];[.$H483];[.$C$475:.$C$874];[.K$485]);0)" office:value-type="float" office:value="0.4955417" calcext:value-type="float">
            <text:p>0.4955417</text:p>
          </table:table-cell>
          <table:table-cell table:formula="of:=IFERROR(AVERAGEIFS([.$D$475:.$D$874];[.$B$475:.$B$874];[.$H483];[.$C$475:.$C$874];[.L$485]);0)" office:value-type="float" office:value="0.3271288" calcext:value-type="float">
            <text:p>0.3271288</text:p>
          </table:table-cell>
          <table:table-cell table:formula="of:=IFERROR(AVERAGEIFS([.$D$475:.$D$874];[.$B$475:.$B$874];[.$H483];[.$C$475:.$C$874];[.M$485]);0)" office:value-type="float" office:value="0.2966214" calcext:value-type="float">
            <text:p>0.2966214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0159" calcext:value-type="float">
            <text:p>0.00015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6.1620681" calcext:value-type="float">
            <text:p>26.1620681</text:p>
          </table:table-cell>
          <table:table-cell table:formula="of:=IFERROR(AVERAGEIFS([.$D$475:.$D$874];[.$B$475:.$B$874];[.$H484];[.$C$475:.$C$874];[.J$485]);0)" office:value-type="float" office:value="6.4534128" calcext:value-type="float">
            <text:p>6.4534128</text:p>
          </table:table-cell>
          <table:table-cell table:formula="of:=IFERROR(AVERAGEIFS([.$D$475:.$D$874];[.$B$475:.$B$874];[.$H484];[.$C$475:.$C$874];[.K$485]);0)" office:value-type="float" office:value="6.2916651" calcext:value-type="float">
            <text:p>6.2916651</text:p>
          </table:table-cell>
          <table:table-cell table:formula="of:=IFERROR(AVERAGEIFS([.$D$475:.$D$874];[.$B$475:.$B$874];[.$H484];[.$C$475:.$C$874];[.L$485]);0)" office:value-type="float" office:value="4.0157001" calcext:value-type="float">
            <text:p>4.0157001</text:p>
          </table:table-cell>
          <table:table-cell table:formula="of:=IFERROR(AVERAGEIFS([.$D$475:.$D$874];[.$B$475:.$B$874];[.$H484];[.$C$475:.$C$874];[.M$485]);0)" office:value-type="float" office:value="3.6709336" calcext:value-type="float">
            <text:p>3.67093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79" calcext:value-type="float">
            <text:p>0.00017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6" calcext:value-type="float">
            <text:p>0.000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297" calcext:value-type="float">
            <text:p>0.0002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67" calcext:value-type="float">
            <text:p>0.000167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" office:value-type="string" calcext:value-type="string">
            <text:p>T_s(n) \over T_r(n, p=5)</text:p>
          </table:table-cell>
          <table:table-cell table:style-name="ce1" office:value-type="string" calcext:value-type="string">
            <text:p>T_s(n) \over T_r(n, p=10)</text:p>
          </table:table-cell>
          <table:table-cell table:style-name="ce1" office:value-type="string" calcext:value-type="string">
            <text:p>T_s(n) \over T_r(n, p=20)</text:p>
          </table:table-cell>
          <table:table-cell table:style-name="ce1" office:value-type="string" calcext:value-type="string">
            <text:p>T_s(n) \over T_r(n, p=40)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64" calcext:value-type="float">
            <text:p>0.00016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I475]/[.J475]" office:value-type="float" office:value="0.00430292598967298" calcext:value-type="float">
            <text:p>0.00430292598967298</text:p>
          </table:table-cell>
          <table:table-cell table:formula="of:=[.$I475]/[.K475]" office:value-type="float" office:value="0.00203665987780041" calcext:value-type="float">
            <text:p>0.00203665987780041</text:p>
          </table:table-cell>
          <table:table-cell table:formula="of:=[.$I475]/[.L475]" office:value-type="float" office:value="0.00127404764938209" calcext:value-type="float">
            <text:p>0.00127404764938209</text:p>
          </table:table-cell>
          <table:table-cell table:formula="of:=[.$I475]/[.M475]" office:value-type="float" office:value="0.000913408841797589" calcext:value-type="float">
            <text:p>0.000913408841797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59" calcext:value-type="float">
            <text:p>0.00015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$I476]/[.J476]" office:value-type="float" office:value="0.0108225108225108" calcext:value-type="float">
            <text:p>0.0108225108225108</text:p>
          </table:table-cell>
          <table:table-cell table:formula="of:=[.$I476]/[.K476]" office:value-type="float" office:value="0.00671817265703729" calcext:value-type="float">
            <text:p>0.00671817265703729</text:p>
          </table:table-cell>
          <table:table-cell table:formula="of:=[.$I476]/[.L476]" office:value-type="float" office:value="0.00374531835205993" calcext:value-type="float">
            <text:p>0.00374531835205993</text:p>
          </table:table-cell>
          <table:table-cell table:formula="of:=[.$I476]/[.M476]" office:value-type="float" office:value="0.00204436266993765" calcext:value-type="float">
            <text:p>0.00204436266993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47" calcext:value-type="float">
            <text:p>0.0001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$I477]/[.J477]" office:value-type="float" office:value="0.0403439153439153" calcext:value-type="float">
            <text:p>0.0403439153439153</text:p>
          </table:table-cell>
          <table:table-cell table:formula="of:=[.$I477]/[.K477]" office:value-type="float" office:value="0.0227442207307979" calcext:value-type="float">
            <text:p>0.0227442207307979</text:p>
          </table:table-cell>
          <table:table-cell table:formula="of:=[.$I477]/[.L477]" office:value-type="float" office:value="0.0134331645012112" calcext:value-type="float">
            <text:p>0.0134331645012112</text:p>
          </table:table-cell>
          <table:table-cell table:formula="of:=[.$I477]/[.M477]" office:value-type="float" office:value="0.00582450109806168" calcext:value-type="float">
            <text:p>0.00582450109806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218" calcext:value-type="float">
            <text:p>0.0002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$I478]/[.J478]" office:value-type="float" office:value="0.201653944020356" calcext:value-type="float">
            <text:p>0.201653944020356</text:p>
          </table:table-cell>
          <table:table-cell table:formula="of:=[.$I478]/[.K478]" office:value-type="float" office:value="0.110069444444444" calcext:value-type="float">
            <text:p>0.110069444444444</text:p>
          </table:table-cell>
          <table:table-cell table:formula="of:=[.$I478]/[.L478]" office:value-type="float" office:value="0.061114324272219" calcext:value-type="float">
            <text:p>0.061114324272219</text:p>
          </table:table-cell>
          <table:table-cell table:formula="of:=[.$I478]/[.M478]" office:value-type="float" office:value="0.0298634008478568" calcext:value-type="float">
            <text:p>0.02986340084785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87" calcext:value-type="float">
            <text:p>0.00018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$I479]/[.J479]" office:value-type="float" office:value="1.32205077152812" calcext:value-type="float">
            <text:p>1.32205077152812</text:p>
          </table:table-cell>
          <table:table-cell table:formula="of:=[.$I479]/[.K479]" office:value-type="float" office:value="0.855945858846278" calcext:value-type="float">
            <text:p>0.855945858846278</text:p>
          </table:table-cell>
          <table:table-cell table:formula="of:=[.$I479]/[.L479]" office:value-type="float" office:value="0.0536891045077825" calcext:value-type="float">
            <text:p>0.0536891045077825</text:p>
          </table:table-cell>
          <table:table-cell table:formula="of:=[.$I479]/[.M479]" office:value-type="float" office:value="0.287445887445887" calcext:value-type="float">
            <text:p>0.287445887445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017" calcext:value-type="float">
            <text:p>0.0001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$I480]/[.J480]" office:value-type="float" office:value="3.37790442788251" calcext:value-type="float">
            <text:p>3.37790442788251</text:p>
          </table:table-cell>
          <table:table-cell table:formula="of:=[.$I480]/[.K480]" office:value-type="float" office:value="3.4996214988645" calcext:value-type="float">
            <text:p>3.4996214988645</text:p>
          </table:table-cell>
          <table:table-cell table:formula="of:=[.$I480]/[.L480]" office:value-type="float" office:value="2.55838406198118" calcext:value-type="float">
            <text:p>2.55838406198118</text:p>
          </table:table-cell>
          <table:table-cell table:formula="of:=[.$I480]/[.M480]" office:value-type="float" office:value="2.09602829162133" calcext:value-type="float">
            <text:p>2.09602829162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9" calcext:value-type="float">
            <text:p>0.000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$I481]/[.J481]" office:value-type="float" office:value="3.70467282569193" calcext:value-type="float">
            <text:p>3.70467282569193</text:p>
          </table:table-cell>
          <table:table-cell table:formula="of:=[.$I481]/[.K481]" office:value-type="float" office:value="4.36411978098736" calcext:value-type="float">
            <text:p>4.36411978098736</text:p>
          </table:table-cell>
          <table:table-cell table:formula="of:=[.$I481]/[.L481]" office:value-type="float" office:value="6.49684690728566" calcext:value-type="float">
            <text:p>6.49684690728566</text:p>
          </table:table-cell>
          <table:table-cell table:formula="of:=[.$I481]/[.M481]" office:value-type="float" office:value="5.93958723051918" calcext:value-type="float">
            <text:p>5.939587230519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68" calcext:value-type="float">
            <text:p>0.0001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$I482]/[.J482]" office:value-type="float" office:value="3.86954694876295" calcext:value-type="float">
            <text:p>3.86954694876295</text:p>
          </table:table-cell>
          <table:table-cell table:formula="of:=[.$I482]/[.K482]" office:value-type="float" office:value="4.51286338151997" calcext:value-type="float">
            <text:p>4.51286338151997</text:p>
          </table:table-cell>
          <table:table-cell table:formula="of:=[.$I482]/[.L482]" office:value-type="float" office:value="6.87897417495707" calcext:value-type="float">
            <text:p>6.87897417495707</text:p>
          </table:table-cell>
          <table:table-cell table:formula="of:=[.$I482]/[.M482]" office:value-type="float" office:value="6.73201251303441" calcext:value-type="float">
            <text:p>6.73201251303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33" calcext:value-type="float">
            <text:p>0.00013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$I483]/[.J483]" office:value-type="float" office:value="3.83334782760432" calcext:value-type="float">
            <text:p>3.83334782760432</text:p>
          </table:table-cell>
          <table:table-cell table:formula="of:=[.$I483]/[.K483]" office:value-type="float" office:value="4.10063693933326" calcext:value-type="float">
            <text:p>4.10063693933326</text:p>
          </table:table-cell>
          <table:table-cell table:formula="of:=[.$I483]/[.L483]" office:value-type="float" office:value="6.21173250413904" calcext:value-type="float">
            <text:p>6.21173250413904</text:p>
          </table:table-cell>
          <table:table-cell table:formula="of:=[.$I483]/[.M483]" office:value-type="float" office:value="6.85060686787939" calcext:value-type="float">
            <text:p>6.85060686787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41" calcext:value-type="float">
            <text:p>0.00014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$I484]/[.J484]" office:value-type="float" office:value="4.05398955727735" calcext:value-type="float">
            <text:p>4.05398955727735</text:p>
          </table:table-cell>
          <table:table-cell table:formula="of:=[.$I484]/[.K484]" office:value-type="float" office:value="4.15821053475971" calcext:value-type="float">
            <text:p>4.15821053475971</text:p>
          </table:table-cell>
          <table:table-cell table:formula="of:=[.$I484]/[.L484]" office:value-type="float" office:value="6.51494570025287" calcext:value-type="float">
            <text:p>6.51494570025287</text:p>
          </table:table-cell>
          <table:table-cell table:formula="of:=[.$I484]/[.M484]" office:value-type="float" office:value="7.12681594131803" calcext:value-type="float">
            <text:p>7.1268159413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54" calcext:value-type="float">
            <text:p>0.0001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39" calcext:value-type="float">
            <text:p>0.0001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45" calcext:value-type="float">
            <text:p>0.0001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22" calcext:value-type="float">
            <text:p>0.0001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62" calcext:value-type="float">
            <text:p>0.0001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00158" calcext:value-type="float">
            <text:p>0.0001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67" calcext:value-type="float">
            <text:p>0.0001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41" calcext:value-type="float">
            <text:p>0.0001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3" calcext:value-type="float">
            <text:p>0.000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82" calcext:value-type="float">
            <text:p>0.0001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74" calcext:value-type="float">
            <text:p>0.0001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26" calcext:value-type="float">
            <text:p>0.0001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67" calcext:value-type="float">
            <text:p>0.0001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48" calcext:value-type="float">
            <text:p>0.000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54" calcext:value-type="float">
            <text:p>0.0001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183" calcext:value-type="float">
            <text:p>0.0001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199" calcext:value-type="float">
            <text:p>0.0001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42" calcext:value-type="float">
            <text:p>0.0002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06" calcext:value-type="float">
            <text:p>0.0002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15" calcext:value-type="float">
            <text:p>0.0002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159" calcext:value-type="float">
            <text:p>0.0001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11" calcext:value-type="float">
            <text:p>0.0002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168" calcext:value-type="float">
            <text:p>0.0001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192" calcext:value-type="float">
            <text:p>0.0001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03" calcext:value-type="float">
            <text:p>0.0002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00214" calcext:value-type="float">
            <text:p>0.0002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711" calcext:value-type="float">
            <text:p>0.0007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77" calcext:value-type="float">
            <text:p>0.0006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91" calcext:value-type="float">
            <text:p>0.0006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86" calcext:value-type="float">
            <text:p>0.0006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65" calcext:value-type="float">
            <text:p>0.0006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67" calcext:value-type="float">
            <text:p>0.0006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71" calcext:value-type="float">
            <text:p>0.0006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85" calcext:value-type="float">
            <text:p>0.0006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712" calcext:value-type="float">
            <text:p>0.0007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00678" calcext:value-type="float">
            <text:p>0.0006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507" calcext:value-type="float">
            <text:p>0.0055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258" calcext:value-type="float">
            <text:p>0.0052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3" calcext:value-type="float">
            <text:p>0.00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212" calcext:value-type="float">
            <text:p>0.0052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352" calcext:value-type="float">
            <text:p>0.0053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4991" calcext:value-type="float">
            <text:p>0.0049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22" calcext:value-type="float">
            <text:p>0.005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186" calcext:value-type="float">
            <text:p>0.0051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169" calcext:value-type="float">
            <text:p>0.0051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05086" calcext:value-type="float">
            <text:p>0.0050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5793" calcext:value-type="float">
            <text:p>0.0457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6522" calcext:value-type="float">
            <text:p>0.0465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6729" calcext:value-type="float">
            <text:p>0.0467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9314" calcext:value-type="float">
            <text:p>0.0493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5661" calcext:value-type="float">
            <text:p>0.0456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6375" calcext:value-type="float">
            <text:p>0.063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50299" calcext:value-type="float">
            <text:p>0.0502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5086" calcext:value-type="float">
            <text:p>0.0450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8788" calcext:value-type="float">
            <text:p>0.0487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43566" calcext:value-type="float">
            <text:p>0.0435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57456" calcext:value-type="float">
            <text:p>0.5574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36252" calcext:value-type="float">
            <text:p>0.5362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30178" calcext:value-type="float">
            <text:p>0.5301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18368" calcext:value-type="float">
            <text:p>0.5183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40948" calcext:value-type="float">
            <text:p>0.5409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33032" calcext:value-type="float">
            <text:p>0.5330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01892" calcext:value-type="float">
            <text:p>0.5018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09986" calcext:value-type="float">
            <text:p>0.5099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29467" calcext:value-type="float">
            <text:p>0.5294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543366" calcext:value-type="float">
            <text:p>0.5433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641608" calcext:value-type="float">
            <text:p>6.6416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329978" calcext:value-type="float">
            <text:p>6.3299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306638" calcext:value-type="float">
            <text:p>6.3066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268606" calcext:value-type="float">
            <text:p>6.2686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759608" calcext:value-type="float">
            <text:p>6.7596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.978514" calcext:value-type="float">
            <text:p>5.9785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56767" calcext:value-type="float">
            <text:p>6.567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774437" calcext:value-type="float">
            <text:p>6.7744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351808" calcext:value-type="float">
            <text:p>6.3518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.555261" calcext:value-type="float">
            <text:p>6.5552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926" calcext:value-type="float">
            <text:p>0.0009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762" calcext:value-type="float">
            <text:p>0.0007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545" calcext:value-type="float">
            <text:p>0.0005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72" calcext:value-type="float">
            <text:p>0.0003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594" calcext:value-type="float">
            <text:p>0.0005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56" calcext:value-type="float">
            <text:p>0.0003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56" calcext:value-type="float">
            <text:p>0.0003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64" calcext:value-type="float">
            <text:p>0.0003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13" calcext:value-type="float">
            <text:p>0.0003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322" calcext:value-type="float">
            <text:p>0.0003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62" calcext:value-type="float">
            <text:p>0.0003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02" calcext:value-type="float">
            <text:p>0.0003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25" calcext:value-type="float">
            <text:p>0.0003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83" calcext:value-type="float">
            <text:p>0.0002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78" calcext:value-type="float">
            <text:p>0.0002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62" calcext:value-type="float">
            <text:p>0.0002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76" calcext:value-type="float">
            <text:p>0.0002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333" calcext:value-type="float">
            <text:p>0.0003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0256" calcext:value-type="float">
            <text:p>0.0002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79" calcext:value-type="float">
            <text:p>0.0002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77" calcext:value-type="float">
            <text:p>0.0002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64" calcext:value-type="float">
            <text:p>0.0002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93" calcext:value-type="float">
            <text:p>0.0002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39" calcext:value-type="float">
            <text:p>0.0002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32" calcext:value-type="float">
            <text:p>0.0002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56" calcext:value-type="float">
            <text:p>0.0002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43" calcext:value-type="float">
            <text:p>0.0002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309" calcext:value-type="float">
            <text:p>0.0003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0029" calcext:value-type="float">
            <text:p>0.0002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42" calcext:value-type="float">
            <text:p>0.0002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314" calcext:value-type="float">
            <text:p>0.0003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57" calcext:value-type="float">
            <text:p>0.0002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36" calcext:value-type="float">
            <text:p>0.000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374" calcext:value-type="float">
            <text:p>0.0003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5" calcext:value-type="float">
            <text:p>0.000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84" calcext:value-type="float">
            <text:p>0.0002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58" calcext:value-type="float">
            <text:p>0.0002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87" calcext:value-type="float">
            <text:p>0.000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254" calcext:value-type="float">
            <text:p>0.0002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77" calcext:value-type="float">
            <text:p>0.0002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37" calcext:value-type="float">
            <text:p>0.0003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28" calcext:value-type="float">
            <text:p>0.0003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81" calcext:value-type="float">
            <text:p>0.0002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88" calcext:value-type="float">
            <text:p>0.0002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16" calcext:value-type="float">
            <text:p>0.0003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24" calcext:value-type="float">
            <text:p>0.0003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366" calcext:value-type="float">
            <text:p>0.0003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92" calcext:value-type="float">
            <text:p>0.0002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00294" calcext:value-type="float">
            <text:p>0.000294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14" calcext:value-type="float">
            <text:p>0.000614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722" calcext:value-type="float">
            <text:p>0.000722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594" calcext:value-type="float">
            <text:p>0.000594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19" calcext:value-type="float">
            <text:p>0.000619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17" calcext:value-type="float">
            <text:p>0.000617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781" calcext:value-type="float">
            <text:p>0.000781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99" calcext:value-type="float">
            <text:p>0.000699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77" calcext:value-type="float">
            <text:p>0.000677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52" calcext:value-type="float">
            <text:p>0.000652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00063" calcext:value-type="float">
            <text:p>0.000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774" calcext:value-type="float">
            <text:p>0.0047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098" calcext:value-type="float">
            <text:p>0.0040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098" calcext:value-type="float">
            <text:p>0.0040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778" calcext:value-type="float">
            <text:p>0.0047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198" calcext:value-type="float">
            <text:p>0.0041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559" calcext:value-type="float">
            <text:p>0.0045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522" calcext:value-type="float">
            <text:p>0.0045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304" calcext:value-type="float">
            <text:p>0.0043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164" calcext:value-type="float">
            <text:p>0.0041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04886" calcext:value-type="float">
            <text:p>0.0048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689" calcext:value-type="float">
            <text:p>0.0406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445" calcext:value-type="float">
            <text:p>0.0404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3316" calcext:value-type="float">
            <text:p>0.0433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519" calcext:value-type="float">
            <text:p>0.0405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1454" calcext:value-type="float">
            <text:p>0.0414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4822" calcext:value-type="float">
            <text:p>0.0448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662" calcext:value-type="float">
            <text:p>0.0406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1977" calcext:value-type="float">
            <text:p>0.0419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2389" calcext:value-type="float">
            <text:p>0.0423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0025" calcext:value-type="float">
            <text:p>0.0400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95284" calcext:value-type="float">
            <text:p>0.4952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92207" calcext:value-type="float">
            <text:p>0.4922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7886" calcext:value-type="float">
            <text:p>0.4878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7309" calcext:value-type="float">
            <text:p>0.4873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92614" calcext:value-type="float">
            <text:p>0.4926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05572" calcext:value-type="float">
            <text:p>0.5055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03094" calcext:value-type="float">
            <text:p>0.5030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02584" calcext:value-type="float">
            <text:p>0.5025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501025" calcext:value-type="float">
            <text:p>0.5010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7842" calcext:value-type="float">
            <text:p>0.4878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521997" calcext:value-type="float">
            <text:p>6.5219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425004" calcext:value-type="float">
            <text:p>6.4250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520076" calcext:value-type="float">
            <text:p>6.5200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355101" calcext:value-type="float">
            <text:p>6.3551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.985663" calcext:value-type="float">
            <text:p>5.9856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159395" calcext:value-type="float">
            <text:p>6.1593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.794124" calcext:value-type="float">
            <text:p>5.7941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190714" calcext:value-type="float">
            <text:p>6.1907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654895" calcext:value-type="float">
            <text:p>6.6548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.309682" calcext:value-type="float">
            <text:p>6.3096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1002" calcext:value-type="float">
            <text:p>0.0010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817" calcext:value-type="float">
            <text:p>0.0008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925" calcext:value-type="float">
            <text:p>0.0009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38" calcext:value-type="float">
            <text:p>0.0005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06" calcext:value-type="float">
            <text:p>0.0005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34" calcext:value-type="float">
            <text:p>0.0005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1728" calcext:value-type="float">
            <text:p>0.0017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638" calcext:value-type="float">
            <text:p>0.0006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66" calcext:value-type="float">
            <text:p>0.0005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00595" calcext:value-type="float">
            <text:p>0.0005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545" calcext:value-type="float">
            <text:p>0.0005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584" calcext:value-type="float">
            <text:p>0.0005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53" calcext:value-type="float">
            <text:p>0.000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638" calcext:value-type="float">
            <text:p>0.0006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519" calcext:value-type="float">
            <text:p>0.0005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666" calcext:value-type="float">
            <text:p>0.0006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465" calcext:value-type="float">
            <text:p>0.0004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486" calcext:value-type="float">
            <text:p>0.0004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428" calcext:value-type="float">
            <text:p>0.0004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00479" calcext:value-type="float">
            <text:p>0.0004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55" calcext:value-type="float">
            <text:p>0.0004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3" calcext:value-type="float">
            <text:p>0.000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07" calcext:value-type="float">
            <text:p>0.0004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62" calcext:value-type="float">
            <text:p>0.0004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37" calcext:value-type="float">
            <text:p>0.0004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81" calcext:value-type="float">
            <text:p>0.0004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32" calcext:value-type="float">
            <text:p>0.0004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61" calcext:value-type="float">
            <text:p>0.0004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525" calcext:value-type="float">
            <text:p>0.0005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00451" calcext:value-type="float">
            <text:p>0.0004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32" calcext:value-type="float">
            <text:p>0.0005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472" calcext:value-type="float">
            <text:p>0.0004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479" calcext:value-type="float">
            <text:p>0.0004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51" calcext:value-type="float">
            <text:p>0.0005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77" calcext:value-type="float">
            <text:p>0.0005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07" calcext:value-type="float">
            <text:p>0.0005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23" calcext:value-type="float">
            <text:p>0.0005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45" calcext:value-type="float">
            <text:p>0.0005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532" calcext:value-type="float">
            <text:p>0.0005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00469" calcext:value-type="float">
            <text:p>0.0004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526" calcext:value-type="float">
            <text:p>0.00052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619" calcext:value-type="float">
            <text:p>0.0006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468" calcext:value-type="float">
            <text:p>0.0004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52" calcext:value-type="float">
            <text:p>0.000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466" calcext:value-type="float">
            <text:p>0.0004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474" calcext:value-type="float">
            <text:p>0.0004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2297" calcext:value-type="float">
            <text:p>0.022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0512" calcext:value-type="float">
            <text:p>0.0005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10464" calcext:value-type="float">
            <text:p>0.0104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12451" calcext:value-type="float">
            <text:p>0.0124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973" calcext:value-type="float">
            <text:p>0.0009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78" calcext:value-type="float">
            <text:p>0.00077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2267" calcext:value-type="float">
            <text:p>0.0022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47" calcext:value-type="float">
            <text:p>0.0007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698" calcext:value-type="float">
            <text:p>0.0006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25" calcext:value-type="float">
            <text:p>0.0007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47" calcext:value-type="float">
            <text:p>0.0007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37" calcext:value-type="float">
            <text:p>0.0007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66" calcext:value-type="float">
            <text:p>0.000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00703" calcext:value-type="float">
            <text:p>0.0007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5" calcext:value-type="float">
            <text:p>0.002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51" calcext:value-type="float">
            <text:p>0.0028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785" calcext:value-type="float">
            <text:p>0.0027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4019" calcext:value-type="float">
            <text:p>0.0040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24" calcext:value-type="float">
            <text:p>0.0028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94" calcext:value-type="float">
            <text:p>0.002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935" calcext:value-type="float">
            <text:p>0.0029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57" calcext:value-type="float">
            <text:p>0.0028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842" calcext:value-type="float">
            <text:p>0.0028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02909" calcext:value-type="float">
            <text:p>0.0029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39613" calcext:value-type="float">
            <text:p>0.0396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6437" calcext:value-type="float">
            <text:p>0.0264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443" calcext:value-type="float">
            <text:p>0.0254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6602" calcext:value-type="float">
            <text:p>0.0266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646" calcext:value-type="float">
            <text:p>0.0256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981" calcext:value-type="float">
            <text:p>0.0259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312" calcext:value-type="float">
            <text:p>0.0253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6124" calcext:value-type="float">
            <text:p>0.0261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6222" calcext:value-type="float">
            <text:p>0.0262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25727" calcext:value-type="float">
            <text:p>0.0257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79785" calcext:value-type="float">
            <text:p>0.3797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15108" calcext:value-type="float">
            <text:p>0.3151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07923" calcext:value-type="float">
            <text:p>0.3079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17428" calcext:value-type="float">
            <text:p>0.3174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1013" calcext:value-type="float">
            <text:p>0.3101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298311" calcext:value-type="float">
            <text:p>0.2983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29964" calcext:value-type="float">
            <text:p>0.299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74642" calcext:value-type="float">
            <text:p>0.3746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29371" calcext:value-type="float">
            <text:p>0.3293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33895" calcext:value-type="float">
            <text:p>0.338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.408804" calcext:value-type="float">
            <text:p>4.4088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.153559" calcext:value-type="float">
            <text:p>4.1535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953331" calcext:value-type="float">
            <text:p>3.9533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.027441" calcext:value-type="float">
            <text:p>4.0274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958333" calcext:value-type="float">
            <text:p>3.9583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.090601" calcext:value-type="float">
            <text:p>4.0906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896417" calcext:value-type="float">
            <text:p>3.8964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881456" calcext:value-type="float">
            <text:p>3.8814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842795" calcext:value-type="float">
            <text:p>3.84279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.944264" calcext:value-type="float">
            <text:p>3.9442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1708" calcext:value-type="float">
            <text:p>0.0017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56" calcext:value-type="float">
            <text:p>0.0009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1173" calcext:value-type="float">
            <text:p>0.0011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74" calcext:value-type="float">
            <text:p>0.0009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79" calcext:value-type="float">
            <text:p>0.0009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54" calcext:value-type="float">
            <text:p>0.00095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1197" calcext:value-type="float">
            <text:p>0.0011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98" calcext:value-type="float">
            <text:p>0.0009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0991" calcext:value-type="float">
            <text:p>0.0009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01018" calcext:value-type="float">
            <text:p>0.001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1001" calcext:value-type="float">
            <text:p>0.0010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808" calcext:value-type="float">
            <text:p>0.0008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932" calcext:value-type="float">
            <text:p>0.0009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794" calcext:value-type="float">
            <text:p>0.0007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1212" calcext:value-type="float">
            <text:p>0.0012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864" calcext:value-type="float">
            <text:p>0.0008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1214" calcext:value-type="float">
            <text:p>0.0012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925" calcext:value-type="float">
            <text:p>0.0009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0897" calcext:value-type="float">
            <text:p>0.0008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01136" calcext:value-type="float">
            <text:p>0.0011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1274" calcext:value-type="float">
            <text:p>0.0012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71" calcext:value-type="float">
            <text:p>0.0009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137" calcext:value-type="float">
            <text:p>0.001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1216" calcext:value-type="float">
            <text:p>0.0012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809" calcext:value-type="float">
            <text:p>0.0008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42" calcext:value-type="float">
            <text:p>0.0009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1072" calcext:value-type="float">
            <text:p>0.0010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08" calcext:value-type="float">
            <text:p>0.0009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93" calcext:value-type="float">
            <text:p>0.0009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918" calcext:value-type="float">
            <text:p>0.0009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108" calcext:value-type="float">
            <text:p>0.001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844" calcext:value-type="float">
            <text:p>0.0008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919" calcext:value-type="float">
            <text:p>0.0009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985" calcext:value-type="float">
            <text:p>0.0009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1236" calcext:value-type="float">
            <text:p>0.0012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772" calcext:value-type="float">
            <text:p>0.0007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947" calcext:value-type="float">
            <text:p>0.0009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0911" calcext:value-type="float">
            <text:p>0.0009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1605" calcext:value-type="float">
            <text:p>0.0016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01316" calcext:value-type="float">
            <text:p>0.0013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985" calcext:value-type="float">
            <text:p>0.0009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991" calcext:value-type="float">
            <text:p>0.00099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1017" calcext:value-type="float">
            <text:p>0.0010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1018" calcext:value-type="float">
            <text:p>0.001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8" calcext:value-type="float">
            <text:p>0.000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932" calcext:value-type="float">
            <text:p>0.0009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48" calcext:value-type="float">
            <text:p>0.0008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15" calcext:value-type="float">
            <text:p>0.0008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61" calcext:value-type="float">
            <text:p>0.0008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00893" calcext:value-type="float">
            <text:p>0.00089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27" calcext:value-type="float">
            <text:p>0.0010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0996" calcext:value-type="float">
            <text:p>0.0009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86" calcext:value-type="float">
            <text:p>0.0010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109" calcext:value-type="float">
            <text:p>0.0011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89" calcext:value-type="float">
            <text:p>0.0010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0967" calcext:value-type="float">
            <text:p>0.0009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16" calcext:value-type="float">
            <text:p>0.0010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066" calcext:value-type="float">
            <text:p>0.0010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288" calcext:value-type="float">
            <text:p>0.0012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01384" calcext:value-type="float">
            <text:p>0.0013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755" calcext:value-type="float">
            <text:p>0.0037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2816" calcext:value-type="float">
            <text:p>0.0028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504" calcext:value-type="float">
            <text:p>0.0035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161" calcext:value-type="float">
            <text:p>0.0031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539" calcext:value-type="float">
            <text:p>0.0035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152" calcext:value-type="float">
            <text:p>0.0031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42" calcext:value-type="float">
            <text:p>0.003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099" calcext:value-type="float">
            <text:p>0.0030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3275" calcext:value-type="float">
            <text:p>0.0032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02888" calcext:value-type="float">
            <text:p>0.0028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31751" calcext:value-type="float">
            <text:p>0.0317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584" calcext:value-type="float">
            <text:p>0.025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194" calcext:value-type="float">
            <text:p>0.0261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33742" calcext:value-type="float">
            <text:p>0.0337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7639" calcext:value-type="float">
            <text:p>0.0276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302" calcext:value-type="float">
            <text:p>0.0263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031" calcext:value-type="float">
            <text:p>0.0260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875" calcext:value-type="float">
            <text:p>0.0268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8183" calcext:value-type="float">
            <text:p>0.0281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026512" calcext:value-type="float">
            <text:p>0.0265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84094" calcext:value-type="float">
            <text:p>0.28409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103" calcext:value-type="float">
            <text:p>0.291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202" calcext:value-type="float">
            <text:p>0.292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0217" calcext:value-type="float">
            <text:p>0.29021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5542" calcext:value-type="float">
            <text:p>0.2955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317541" calcext:value-type="float">
            <text:p>0.3175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79202" calcext:value-type="float">
            <text:p>0.2792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290114" calcext:value-type="float">
            <text:p>0.2901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304142" calcext:value-type="float">
            <text:p>0.3041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322312" calcext:value-type="float">
            <text:p>0.3223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764481" calcext:value-type="float">
            <text:p>3.7644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553219" calcext:value-type="float">
            <text:p>3.5532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409106" calcext:value-type="float">
            <text:p>3.4091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672174" calcext:value-type="float">
            <text:p>3.6721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821516" calcext:value-type="float">
            <text:p>3.8215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575463" calcext:value-type="float">
            <text:p>3.57546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529888" calcext:value-type="float">
            <text:p>3.52988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804347" calcext:value-type="float">
            <text:p>3.8043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753245" calcext:value-type="float">
            <text:p>3.7532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.825897" calcext:value-type="float">
            <text:p>3.825897</text:p>
          </table:table-cell>
          <table:table-cell table:number-columns-repeated="16"/>
        </table:table-row>
      </table:table>
      <table:table table:name="Sheet2" table:style-name="ta1">
        <table:shapes>
          <draw:frame draw:z-index="0" draw:style-name="gr1" draw:text-style-name="P1" svg:width="9.5283in" svg:height="5.3858in" svg:x="11.978in" svg:y="0.2717in">
            <draw:object draw:notify-on-update-of-ranges="Sheet2.H3:Sheet2.H52 Sheet2.I2:Sheet2.I2 Sheet2.I3:Sheet2.I52 Sheet2.J2:Sheet2.J2 Sheet2.J3:Sheet2.J52 Sheet2.K2:Sheet2.K2 Sheet2.K3:Sheet2.K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9.1272in" svg:height="5.2079in" svg:x="21.615in" svg:y="0.3555in">
            <draw:object draw:notify-on-update-of-ranges="Sheet2.H3:Sheet2.H52 Sheet2.L2:Sheet2.L2 Sheet2.L3:Sheet2.L5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9.637in" svg:height="5.4205in" svg:x="21.6976in" svg:y="5.9362in">
            <draw:object draw:notify-on-update-of-ranges="Sheet2.H3:Sheet2.H52 Sheet2.M2:Sheet2.M2 Sheet2.M3:Sheet2.M5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s(n)</text:p>
          </table:table-cell>
          <table:table-cell office:value-type="string" calcext:value-type="string">
            <text:p>Trc(n)</text:p>
          </table:table-cell>
          <table:table-cell office:value-type="string" calcext:value-type="string">
            <text:p>Tr(n)</text:p>
          </table:table-cell>
          <table:table-cell office:value-type="string" calcext:value-type="string">
            <text:p>Ts/Trc</text:p>
          </table:table-cell>
          <table:table-cell office:value-type="string" calcext:value-type="string">
            <text:p>Ts/Tr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0.145304" calcext:value-type="float">
            <text:p>0.145304</text:p>
          </table:table-cell>
          <table:table-cell office:value-type="float" office:value="0.000649" calcext:value-type="float">
            <text:p>0.0006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IF([.$B$3:.$B$252];[.$H3];[.C$3:.C$252])" office:value-type="float" office:value="0.0040036" calcext:value-type="float">
            <text:p>0.0040036</text:p>
          </table:table-cell>
          <table:table-cell table:formula="of:=AVERAGEIF([.$B$3:.$B$252];[.$H3];[.D$3:.D$252])" office:value-type="float" office:value="0.1190444" calcext:value-type="float">
            <text:p>0.1190444</text:p>
          </table:table-cell>
          <table:table-cell table:formula="of:=AVERAGEIF([.$B$3:.$B$252];[.$H3];[.E$3:.E$252])" office:value-type="float" office:value="0.000648" calcext:value-type="float">
            <text:p>0.000648</text:p>
          </table:table-cell>
          <table:table-cell table:formula="of:=[.I3]/[.J3]" office:value-type="float" office:value="0.0336311493862794" calcext:value-type="float">
            <text:p>0.0336311493862794</text:p>
          </table:table-cell>
          <table:table-cell table:formula="of:=[.I3]/[.K3]" office:value-type="float" office:value="6.1783950617284" calcext:value-type="float">
            <text:p>6.178395061728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110561" calcext:value-type="float">
            <text:p>0.110561</text:p>
          </table:table-cell>
          <table:table-cell office:value-type="float" office:value="0.000648" calcext:value-type="float">
            <text:p>0.00064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AVERAGEIF([.$B$3:.$B$252];[.$H4];[.C$3:.C$252])" office:value-type="float" office:value="0.0159098" calcext:value-type="float">
            <text:p>0.0159098</text:p>
          </table:table-cell>
          <table:table-cell table:formula="of:=AVERAGEIF([.$B$3:.$B$252];[.$H4];[.D$3:.D$252])" office:value-type="float" office:value="0.1084778" calcext:value-type="float">
            <text:p>0.1084778</text:p>
          </table:table-cell>
          <table:table-cell table:formula="of:=AVERAGEIF([.$B$3:.$B$252];[.$H4];[.E$3:.E$252])" office:value-type="float" office:value="0.0006702" calcext:value-type="float">
            <text:p>0.0006702</text:p>
          </table:table-cell>
          <table:table-cell table:formula="of:=[.I4]/[.J4]" office:value-type="float" office:value="0.146664110075979" calcext:value-type="float">
            <text:p>0.146664110075979</text:p>
          </table:table-cell>
          <table:table-cell table:formula="of:=[.I4]/[.K4]" office:value-type="float" office:value="23.7388839152492" calcext:value-type="float">
            <text:p>23.7388839152492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0.124329" calcext:value-type="float">
            <text:p>0.124329</text:p>
          </table:table-cell>
          <table:table-cell office:value-type="float" office:value="0.000641" calcext:value-type="float">
            <text:p>0.00064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AVERAGEIF([.$B$3:.$B$252];[.$H5];[.C$3:.C$252])" office:value-type="float" office:value="0.0350412" calcext:value-type="float">
            <text:p>0.0350412</text:p>
          </table:table-cell>
          <table:table-cell table:formula="of:=AVERAGEIF([.$B$3:.$B$252];[.$H5];[.D$3:.D$252])" office:value-type="float" office:value="0.1075246" calcext:value-type="float">
            <text:p>0.1075246</text:p>
          </table:table-cell>
          <table:table-cell table:formula="of:=AVERAGEIF([.$B$3:.$B$252];[.$H5];[.E$3:.E$252])" office:value-type="float" office:value="0.000654" calcext:value-type="float">
            <text:p>0.000654</text:p>
          </table:table-cell>
          <table:table-cell table:formula="of:=[.I5]/[.J5]" office:value-type="float" office:value="0.3258900753874" calcext:value-type="float">
            <text:p>0.3258900753874</text:p>
          </table:table-cell>
          <table:table-cell table:formula="of:=[.I5]/[.K5]" office:value-type="float" office:value="53.5798165137615" calcext:value-type="float">
            <text:p>53.579816513761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0.107603" calcext:value-type="float">
            <text:p>0.107603</text:p>
          </table:table-cell>
          <table:table-cell office:value-type="float" office:value="0.000657" calcext:value-type="float">
            <text:p>0.00065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AVERAGEIF([.$B$3:.$B$252];[.$H6];[.C$3:.C$252])" office:value-type="float" office:value="0.0612712" calcext:value-type="float">
            <text:p>0.0612712</text:p>
          </table:table-cell>
          <table:table-cell table:formula="of:=AVERAGEIF([.$B$3:.$B$252];[.$H6];[.D$3:.D$252])" office:value-type="float" office:value="0.1132266" calcext:value-type="float">
            <text:p>0.1132266</text:p>
          </table:table-cell>
          <table:table-cell table:formula="of:=AVERAGEIF([.$B$3:.$B$252];[.$H6];[.E$3:.E$252])" office:value-type="float" office:value="0.0007672" calcext:value-type="float">
            <text:p>0.0007672</text:p>
          </table:table-cell>
          <table:table-cell table:formula="of:=[.I6]/[.J6]" office:value-type="float" office:value="0.541137859831524" calcext:value-type="float">
            <text:p>0.541137859831524</text:p>
          </table:table-cell>
          <table:table-cell table:formula="of:=[.I6]/[.K6]" office:value-type="float" office:value="79.8633993743483" calcext:value-type="float">
            <text:p>79.863399374348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3981" calcext:value-type="float">
            <text:p>0.003981</text:p>
          </table:table-cell>
          <table:table-cell office:value-type="float" office:value="0.107425" calcext:value-type="float">
            <text:p>0.107425</text:p>
          </table:table-cell>
          <table:table-cell office:value-type="float" office:value="0.000645" calcext:value-type="float">
            <text:p>0.00064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IF([.$B$3:.$B$252];[.$H7];[.C$3:.C$252])" office:value-type="float" office:value="0.0956436" calcext:value-type="float">
            <text:p>0.0956436</text:p>
          </table:table-cell>
          <table:table-cell table:formula="of:=AVERAGEIF([.$B$3:.$B$252];[.$H7];[.D$3:.D$252])" office:value-type="float" office:value="0.1100842" calcext:value-type="float">
            <text:p>0.1100842</text:p>
          </table:table-cell>
          <table:table-cell table:formula="of:=AVERAGEIF([.$B$3:.$B$252];[.$H7];[.E$3:.E$252])" office:value-type="float" office:value="0.0007704" calcext:value-type="float">
            <text:p>0.0007704</text:p>
          </table:table-cell>
          <table:table-cell table:formula="of:=[.I7]/[.J7]" office:value-type="float" office:value="0.868822228803044" calcext:value-type="float">
            <text:p>0.868822228803044</text:p>
          </table:table-cell>
          <table:table-cell table:formula="of:=[.I7]/[.K7]" office:value-type="float" office:value="124.147975077882" calcext:value-type="float">
            <text:p>124.147975077882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15897" calcext:value-type="float">
            <text:p>0.015897</text:p>
          </table:table-cell>
          <table:table-cell office:value-type="float" office:value="0.106502" calcext:value-type="float">
            <text:p>0.106502</text:p>
          </table:table-cell>
          <table:table-cell office:value-type="float" office:value="0.000671" calcext:value-type="float">
            <text:p>0.00067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AVERAGEIF([.$B$3:.$B$252];[.$H8];[.C$3:.C$252])" office:value-type="float" office:value="0.1387318" calcext:value-type="float">
            <text:p>0.1387318</text:p>
          </table:table-cell>
          <table:table-cell table:formula="of:=AVERAGEIF([.$B$3:.$B$252];[.$H8];[.D$3:.D$252])" office:value-type="float" office:value="0.1114172" calcext:value-type="float">
            <text:p>0.1114172</text:p>
          </table:table-cell>
          <table:table-cell table:formula="of:=AVERAGEIF([.$B$3:.$B$252];[.$H8];[.E$3:.E$252])" office:value-type="float" office:value="0.000734" calcext:value-type="float">
            <text:p>0.000734</text:p>
          </table:table-cell>
          <table:table-cell table:formula="of:=[.I8]/[.J8]" office:value-type="float" office:value="1.24515604412963" calcext:value-type="float">
            <text:p>1.24515604412963</text:p>
          </table:table-cell>
          <table:table-cell table:formula="of:=[.I8]/[.K8]" office:value-type="float" office:value="189.007901907357" calcext:value-type="float">
            <text:p>189.00790190735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15852" calcext:value-type="float">
            <text:p>0.015852</text:p>
          </table:table-cell>
          <table:table-cell office:value-type="float" office:value="0.10689" calcext:value-type="float">
            <text:p>0.10689</text:p>
          </table:table-cell>
          <table:table-cell office:value-type="float" office:value="0.000668" calcext:value-type="float">
            <text:p>0.00066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AVERAGEIF([.$B$3:.$B$252];[.$H9];[.C$3:.C$252])" office:value-type="float" office:value="0.1874922" calcext:value-type="float">
            <text:p>0.1874922</text:p>
          </table:table-cell>
          <table:table-cell table:formula="of:=AVERAGEIF([.$B$3:.$B$252];[.$H9];[.D$3:.D$252])" office:value-type="float" office:value="0.1125964" calcext:value-type="float">
            <text:p>0.1125964</text:p>
          </table:table-cell>
          <table:table-cell table:formula="of:=AVERAGEIF([.$B$3:.$B$252];[.$H9];[.E$3:.E$252])" office:value-type="float" office:value="0.00077" calcext:value-type="float">
            <text:p>0.00077</text:p>
          </table:table-cell>
          <table:table-cell table:formula="of:=[.I9]/[.J9]" office:value-type="float" office:value="1.66517046726183" calcext:value-type="float">
            <text:p>1.66517046726183</text:p>
          </table:table-cell>
          <table:table-cell table:formula="of:=[.I9]/[.K9]" office:value-type="float" office:value="243.496363636364" calcext:value-type="float">
            <text:p>243.496363636364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15889" calcext:value-type="float">
            <text:p>0.015889</text:p>
          </table:table-cell>
          <table:table-cell office:value-type="float" office:value="0.106535" calcext:value-type="float">
            <text:p>0.106535</text:p>
          </table:table-cell>
          <table:table-cell office:value-type="float" office:value="0.000671" calcext:value-type="float">
            <text:p>0.00067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AVERAGEIF([.$B$3:.$B$252];[.$H10];[.C$3:.C$252])" office:value-type="float" office:value="0.2431594" calcext:value-type="float">
            <text:p>0.2431594</text:p>
          </table:table-cell>
          <table:table-cell table:formula="of:=AVERAGEIF([.$B$3:.$B$252];[.$H10];[.D$3:.D$252])" office:value-type="float" office:value="0.1075776" calcext:value-type="float">
            <text:p>0.1075776</text:p>
          </table:table-cell>
          <table:table-cell table:formula="of:=AVERAGEIF([.$B$3:.$B$252];[.$H10];[.E$3:.E$252])" office:value-type="float" office:value="0.0007684" calcext:value-type="float">
            <text:p>0.0007684</text:p>
          </table:table-cell>
          <table:table-cell table:formula="of:=[.I10]/[.J10]" office:value-type="float" office:value="2.26031627401987" calcext:value-type="float">
            <text:p>2.26031627401987</text:p>
          </table:table-cell>
          <table:table-cell table:formula="of:=[.I10]/[.K10]" office:value-type="float" office:value="316.448984903696" calcext:value-type="float">
            <text:p>316.448984903696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15983" calcext:value-type="float">
            <text:p>0.015983</text:p>
          </table:table-cell>
          <table:table-cell office:value-type="float" office:value="0.115305" calcext:value-type="float">
            <text:p>0.115305</text:p>
          </table:table-cell>
          <table:table-cell office:value-type="float" office:value="0.000674" calcext:value-type="float">
            <text:p>0.000674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AVERAGEIF([.$B$3:.$B$252];[.$H11];[.C$3:.C$252])" office:value-type="float" office:value="0.3089588" calcext:value-type="float">
            <text:p>0.3089588</text:p>
          </table:table-cell>
          <table:table-cell table:formula="of:=AVERAGEIF([.$B$3:.$B$252];[.$H11];[.D$3:.D$252])" office:value-type="float" office:value="0.1097506" calcext:value-type="float">
            <text:p>0.1097506</text:p>
          </table:table-cell>
          <table:table-cell table:formula="of:=AVERAGEIF([.$B$3:.$B$252];[.$H11];[.E$3:.E$252])" office:value-type="float" office:value="0.0007796" calcext:value-type="float">
            <text:p>0.0007796</text:p>
          </table:table-cell>
          <table:table-cell table:formula="of:=[.I11]/[.J11]" office:value-type="float" office:value="2.81509896073461" calcext:value-type="float">
            <text:p>2.81509896073461</text:p>
          </table:table-cell>
          <table:table-cell table:formula="of:=[.I11]/[.K11]" office:value-type="float" office:value="396.304258594151" calcext:value-type="float">
            <text:p>396.304258594151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15928" calcext:value-type="float">
            <text:p>0.015928</text:p>
          </table:table-cell>
          <table:table-cell office:value-type="float" office:value="0.107157" calcext:value-type="float">
            <text:p>0.107157</text:p>
          </table:table-cell>
          <table:table-cell office:value-type="float" office:value="0.000667" calcext:value-type="float">
            <text:p>0.00066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AVERAGEIF([.$B$3:.$B$252];[.$H12];[.C$3:.C$252])" office:value-type="float" office:value="0.3799352" calcext:value-type="float">
            <text:p>0.3799352</text:p>
          </table:table-cell>
          <table:table-cell table:formula="of:=AVERAGEIF([.$B$3:.$B$252];[.$H12];[.D$3:.D$252])" office:value-type="float" office:value="0.112035" calcext:value-type="float">
            <text:p>0.112035</text:p>
          </table:table-cell>
          <table:table-cell table:formula="of:=AVERAGEIF([.$B$3:.$B$252];[.$H12];[.E$3:.E$252])" office:value-type="float" office:value="0.0007732" calcext:value-type="float">
            <text:p>0.0007732</text:p>
          </table:table-cell>
          <table:table-cell table:formula="of:=[.I12]/[.J12]" office:value-type="float" office:value="3.39121881554871" calcext:value-type="float">
            <text:p>3.39121881554871</text:p>
          </table:table-cell>
          <table:table-cell table:formula="of:=[.I12]/[.K12]" office:value-type="float" office:value="491.380237972064" calcext:value-type="float">
            <text:p>491.380237972064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34989" calcext:value-type="float">
            <text:p>0.034989</text:p>
          </table:table-cell>
          <table:table-cell office:value-type="float" office:value="0.10571" calcext:value-type="float">
            <text:p>0.10571</text:p>
          </table:table-cell>
          <table:table-cell office:value-type="float" office:value="0.000654" calcext:value-type="float">
            <text:p>0.00065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AVERAGEIF([.$B$3:.$B$252];[.$H13];[.C$3:.C$252])" office:value-type="float" office:value="0.4592634" calcext:value-type="float">
            <text:p>0.4592634</text:p>
          </table:table-cell>
          <table:table-cell table:formula="of:=AVERAGEIF([.$B$3:.$B$252];[.$H13];[.D$3:.D$252])" office:value-type="float" office:value="0.1087104" calcext:value-type="float">
            <text:p>0.1087104</text:p>
          </table:table-cell>
          <table:table-cell table:formula="of:=AVERAGEIF([.$B$3:.$B$252];[.$H13];[.E$3:.E$252])" office:value-type="float" office:value="0.0008018" calcext:value-type="float">
            <text:p>0.0008018</text:p>
          </table:table-cell>
          <table:table-cell table:formula="of:=[.I13]/[.J13]" office:value-type="float" office:value="4.22465007947722" calcext:value-type="float">
            <text:p>4.22465007947722</text:p>
          </table:table-cell>
          <table:table-cell table:formula="of:=[.I13]/[.K13]" office:value-type="float" office:value="572.790471439262" calcext:value-type="float">
            <text:p>572.79047143926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35106" calcext:value-type="float">
            <text:p>0.035106</text:p>
          </table:table-cell>
          <table:table-cell office:value-type="float" office:value="0.105696" calcext:value-type="float">
            <text:p>0.105696</text:p>
          </table:table-cell>
          <table:table-cell office:value-type="float" office:value="0.000653" calcext:value-type="float">
            <text:p>0.00065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AVERAGEIF([.$B$3:.$B$252];[.$H14];[.C$3:.C$252])" office:value-type="float" office:value="0.546413" calcext:value-type="float">
            <text:p>0.546413</text:p>
          </table:table-cell>
          <table:table-cell table:formula="of:=AVERAGEIF([.$B$3:.$B$252];[.$H14];[.D$3:.D$252])" office:value-type="float" office:value="0.111393" calcext:value-type="float">
            <text:p>0.111393</text:p>
          </table:table-cell>
          <table:table-cell table:formula="of:=AVERAGEIF([.$B$3:.$B$252];[.$H14];[.E$3:.E$252])" office:value-type="float" office:value="0.0007834" calcext:value-type="float">
            <text:p>0.0007834</text:p>
          </table:table-cell>
          <table:table-cell table:formula="of:=[.I14]/[.J14]" office:value-type="float" office:value="4.90527232411372" calcext:value-type="float">
            <text:p>4.90527232411372</text:p>
          </table:table-cell>
          <table:table-cell table:formula="of:=[.I14]/[.K14]" office:value-type="float" office:value="697.489149859586" calcext:value-type="float">
            <text:p>697.489149859586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35054" calcext:value-type="float">
            <text:p>0.035054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000653" calcext:value-type="float">
            <text:p>0.00065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AVERAGEIF([.$B$3:.$B$252];[.$H15];[.C$3:.C$252])" office:value-type="float" office:value="0.6465622" calcext:value-type="float">
            <text:p>0.6465622</text:p>
          </table:table-cell>
          <table:table-cell table:formula="of:=AVERAGEIF([.$B$3:.$B$252];[.$H15];[.D$3:.D$252])" office:value-type="float" office:value="0.1128002" calcext:value-type="float">
            <text:p>0.1128002</text:p>
          </table:table-cell>
          <table:table-cell table:formula="of:=AVERAGEIF([.$B$3:.$B$252];[.$H15];[.E$3:.E$252])" office:value-type="float" office:value="0.0009516" calcext:value-type="float">
            <text:p>0.0009516</text:p>
          </table:table-cell>
          <table:table-cell table:formula="of:=[.I15]/[.J15]" office:value-type="float" office:value="5.73192423417689" calcext:value-type="float">
            <text:p>5.73192423417689</text:p>
          </table:table-cell>
          <table:table-cell table:formula="of:=[.I15]/[.K15]" office:value-type="float" office:value="679.44745691467" calcext:value-type="float">
            <text:p>679.44745691467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35065" calcext:value-type="float">
            <text:p>0.035065</text:p>
          </table:table-cell>
          <table:table-cell office:value-type="float" office:value="0.105761" calcext:value-type="float">
            <text:p>0.105761</text:p>
          </table:table-cell>
          <table:table-cell office:value-type="float" office:value="0.000656" calcext:value-type="float">
            <text:p>0.00065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AVERAGEIF([.$B$3:.$B$252];[.$H16];[.C$3:.C$252])" office:value-type="float" office:value="0.749162" calcext:value-type="float">
            <text:p>0.749162</text:p>
          </table:table-cell>
          <table:table-cell table:formula="of:=AVERAGEIF([.$B$3:.$B$252];[.$H16];[.D$3:.D$252])" office:value-type="float" office:value="0.1121668" calcext:value-type="float">
            <text:p>0.1121668</text:p>
          </table:table-cell>
          <table:table-cell table:formula="of:=AVERAGEIF([.$B$3:.$B$252];[.$H16];[.E$3:.E$252])" office:value-type="float" office:value="0.0010038" calcext:value-type="float">
            <text:p>0.0010038</text:p>
          </table:table-cell>
          <table:table-cell table:formula="of:=[.I16]/[.J16]" office:value-type="float" office:value="6.67899949004518" calcext:value-type="float">
            <text:p>6.67899949004518</text:p>
          </table:table-cell>
          <table:table-cell table:formula="of:=[.I16]/[.K16]" office:value-type="float" office:value="746.325961346882" calcext:value-type="float">
            <text:p>746.32596134688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34992" calcext:value-type="float">
            <text:p>0.034992</text:p>
          </table:table-cell>
          <table:table-cell office:value-type="float" office:value="0.110407" calcext:value-type="float">
            <text:p>0.110407</text:p>
          </table:table-cell>
          <table:table-cell office:value-type="float" office:value="0.000654" calcext:value-type="float">
            <text:p>0.00065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AVERAGEIF([.$B$3:.$B$252];[.$H17];[.C$3:.C$252])" office:value-type="float" office:value="0.8566056" calcext:value-type="float">
            <text:p>0.8566056</text:p>
          </table:table-cell>
          <table:table-cell table:formula="of:=AVERAGEIF([.$B$3:.$B$252];[.$H17];[.D$3:.D$252])" office:value-type="float" office:value="0.1127826" calcext:value-type="float">
            <text:p>0.1127826</text:p>
          </table:table-cell>
          <table:table-cell table:formula="of:=AVERAGEIF([.$B$3:.$B$252];[.$H17];[.E$3:.E$252])" office:value-type="float" office:value="0.001049" calcext:value-type="float">
            <text:p>0.001049</text:p>
          </table:table-cell>
          <table:table-cell table:formula="of:=[.I17]/[.J17]" office:value-type="float" office:value="7.59519287549675" calcext:value-type="float">
            <text:p>7.59519287549675</text:p>
          </table:table-cell>
          <table:table-cell table:formula="of:=[.I17]/[.K17]" office:value-type="float" office:value="816.592564346997" calcext:value-type="float">
            <text:p>816.592564346997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61188" calcext:value-type="float">
            <text:p>0.061188</text:p>
          </table:table-cell>
          <table:table-cell office:value-type="float" office:value="0.113181" calcext:value-type="float">
            <text:p>0.113181</text:p>
          </table:table-cell>
          <table:table-cell office:value-type="float" office:value="0.000766" calcext:value-type="float">
            <text:p>0.000766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AVERAGEIF([.$B$3:.$B$252];[.$H18];[.C$3:.C$252])" office:value-type="float" office:value="0.9710574" calcext:value-type="float">
            <text:p>0.9710574</text:p>
          </table:table-cell>
          <table:table-cell table:formula="of:=AVERAGEIF([.$B$3:.$B$252];[.$H18];[.D$3:.D$252])" office:value-type="float" office:value="0.1310494" calcext:value-type="float">
            <text:p>0.1310494</text:p>
          </table:table-cell>
          <table:table-cell table:formula="of:=AVERAGEIF([.$B$3:.$B$252];[.$H18];[.E$3:.E$252])" office:value-type="float" office:value="0.0009888" calcext:value-type="float">
            <text:p>0.0009888</text:p>
          </table:table-cell>
          <table:table-cell table:formula="of:=[.I18]/[.J18]" office:value-type="float" office:value="7.40985765673097" calcext:value-type="float">
            <text:p>7.40985765673097</text:p>
          </table:table-cell>
          <table:table-cell table:formula="of:=[.I18]/[.K18]" office:value-type="float" office:value="982.056432038835" calcext:value-type="float">
            <text:p>982.05643203883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61588" calcext:value-type="float">
            <text:p>0.061588</text:p>
          </table:table-cell>
          <table:table-cell office:value-type="float" office:value="0.108655" calcext:value-type="float">
            <text:p>0.108655</text:p>
          </table:table-cell>
          <table:table-cell office:value-type="float" office:value="0.000765" calcext:value-type="float">
            <text:p>0.00076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AVERAGEIF([.$B$3:.$B$252];[.$H19];[.C$3:.C$252])" office:value-type="float" office:value="1.0954382" calcext:value-type="float">
            <text:p>1.0954382</text:p>
          </table:table-cell>
          <table:table-cell table:formula="of:=AVERAGEIF([.$B$3:.$B$252];[.$H19];[.D$3:.D$252])" office:value-type="float" office:value="0.1295526" calcext:value-type="float">
            <text:p>0.1295526</text:p>
          </table:table-cell>
          <table:table-cell table:formula="of:=AVERAGEIF([.$B$3:.$B$252];[.$H19];[.E$3:.E$252])" office:value-type="float" office:value="0.0009844" calcext:value-type="float">
            <text:p>0.0009844</text:p>
          </table:table-cell>
          <table:table-cell table:formula="of:=[.I19]/[.J19]" office:value-type="float" office:value="8.45554778522392" calcext:value-type="float">
            <text:p>8.45554778522392</text:p>
          </table:table-cell>
          <table:table-cell table:formula="of:=[.I19]/[.K19]" office:value-type="float" office:value="1112.7978464039" calcext:value-type="float">
            <text:p>1112.7978464039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61128" calcext:value-type="float">
            <text:p>0.061128</text:p>
          </table:table-cell>
          <table:table-cell office:value-type="float" office:value="0.110418" calcext:value-type="float">
            <text:p>0.110418</text:p>
          </table:table-cell>
          <table:table-cell office:value-type="float" office:value="0.000766" calcext:value-type="float">
            <text:p>0.000766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AVERAGEIF([.$B$3:.$B$252];[.$H20];[.C$3:.C$252])" office:value-type="float" office:value="1.2331446" calcext:value-type="float">
            <text:p>1.2331446</text:p>
          </table:table-cell>
          <table:table-cell table:formula="of:=AVERAGEIF([.$B$3:.$B$252];[.$H20];[.D$3:.D$252])" office:value-type="float" office:value="0.1310564" calcext:value-type="float">
            <text:p>0.1310564</text:p>
          </table:table-cell>
          <table:table-cell table:formula="of:=AVERAGEIF([.$B$3:.$B$252];[.$H20];[.E$3:.E$252])" office:value-type="float" office:value="0.0010396" calcext:value-type="float">
            <text:p>0.0010396</text:p>
          </table:table-cell>
          <table:table-cell table:formula="of:=[.I20]/[.J20]" office:value-type="float" office:value="9.4092665447853" calcext:value-type="float">
            <text:p>9.4092665447853</text:p>
          </table:table-cell>
          <table:table-cell table:formula="of:=[.I20]/[.K20]" office:value-type="float" office:value="1186.17218160831" calcext:value-type="float">
            <text:p>1186.17218160831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61361" calcext:value-type="float">
            <text:p>0.061361</text:p>
          </table:table-cell>
          <table:table-cell office:value-type="float" office:value="0.115908" calcext:value-type="float">
            <text:p>0.115908</text:p>
          </table:table-cell>
          <table:table-cell office:value-type="float" office:value="0.000773" calcext:value-type="float">
            <text:p>0.0007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AVERAGEIF([.$B$3:.$B$252];[.$H21];[.C$3:.C$252])" office:value-type="float" office:value="1.3722948" calcext:value-type="float">
            <text:p>1.3722948</text:p>
          </table:table-cell>
          <table:table-cell table:formula="of:=AVERAGEIF([.$B$3:.$B$252];[.$H21];[.D$3:.D$252])" office:value-type="float" office:value="0.1353618" calcext:value-type="float">
            <text:p>0.1353618</text:p>
          </table:table-cell>
          <table:table-cell table:formula="of:=AVERAGEIF([.$B$3:.$B$252];[.$H21];[.E$3:.E$252])" office:value-type="float" office:value="0.0010458" calcext:value-type="float">
            <text:p>0.0010458</text:p>
          </table:table-cell>
          <table:table-cell table:formula="of:=[.I21]/[.J21]" office:value-type="float" office:value="10.1379768886052" calcext:value-type="float">
            <text:p>10.1379768886052</text:p>
          </table:table-cell>
          <table:table-cell table:formula="of:=[.I21]/[.K21]" office:value-type="float" office:value="1312.19621342513" calcext:value-type="float">
            <text:p>1312.19621342513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61091" calcext:value-type="float">
            <text:p>0.061091</text:p>
          </table:table-cell>
          <table:table-cell office:value-type="float" office:value="0.117971" calcext:value-type="float">
            <text:p>0.117971</text:p>
          </table:table-cell>
          <table:table-cell office:value-type="float" office:value="0.000766" calcext:value-type="float">
            <text:p>0.00076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AVERAGEIF([.$B$3:.$B$252];[.$H22];[.C$3:.C$252])" office:value-type="float" office:value="1.5176418" calcext:value-type="float">
            <text:p>1.5176418</text:p>
          </table:table-cell>
          <table:table-cell table:formula="of:=AVERAGEIF([.$B$3:.$B$252];[.$H22];[.D$3:.D$252])" office:value-type="float" office:value="0.1343704" calcext:value-type="float">
            <text:p>0.1343704</text:p>
          </table:table-cell>
          <table:table-cell table:formula="of:=AVERAGEIF([.$B$3:.$B$252];[.$H22];[.E$3:.E$252])" office:value-type="float" office:value="0.0011074" calcext:value-type="float">
            <text:p>0.0011074</text:p>
          </table:table-cell>
          <table:table-cell table:formula="of:=[.I22]/[.J22]" office:value-type="float" office:value="11.2944651500628" calcext:value-type="float">
            <text:p>11.2944651500628</text:p>
          </table:table-cell>
          <table:table-cell table:formula="of:=[.I22]/[.K22]" office:value-type="float" office:value="1370.45493949792" calcext:value-type="float">
            <text:p>1370.45493949792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5709" calcext:value-type="float">
            <text:p>0.095709</text:p>
          </table:table-cell>
          <table:table-cell office:value-type="float" office:value="0.122217" calcext:value-type="float">
            <text:p>0.122217</text:p>
          </table:table-cell>
          <table:table-cell office:value-type="float" office:value="0.000768" calcext:value-type="float">
            <text:p>0.000768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AVERAGEIF([.$B$3:.$B$252];[.$H23];[.C$3:.C$252])" office:value-type="float" office:value="1.6771908" calcext:value-type="float">
            <text:p>1.6771908</text:p>
          </table:table-cell>
          <table:table-cell table:formula="of:=AVERAGEIF([.$B$3:.$B$252];[.$H23];[.D$3:.D$252])" office:value-type="float" office:value="0.1396162" calcext:value-type="float">
            <text:p>0.1396162</text:p>
          </table:table-cell>
          <table:table-cell table:formula="of:=AVERAGEIF([.$B$3:.$B$252];[.$H23];[.E$3:.E$252])" office:value-type="float" office:value="0.0011188" calcext:value-type="float">
            <text:p>0.0011188</text:p>
          </table:table-cell>
          <table:table-cell table:formula="of:=[.I23]/[.J23]" office:value-type="float" office:value="12.0128667017151" calcext:value-type="float">
            <text:p>12.0128667017151</text:p>
          </table:table-cell>
          <table:table-cell table:formula="of:=[.I23]/[.K23]" office:value-type="float" office:value="1499.09796210225" calcext:value-type="float">
            <text:p>1499.09796210225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5652" calcext:value-type="float">
            <text:p>0.095652</text:p>
          </table:table-cell>
          <table:table-cell office:value-type="float" office:value="0.10656" calcext:value-type="float">
            <text:p>0.10656</text:p>
          </table:table-cell>
          <table:table-cell office:value-type="float" office:value="0.000768" calcext:value-type="float">
            <text:p>0.000768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formula="of:=AVERAGEIF([.$B$3:.$B$252];[.$H24];[.C$3:.C$252])" office:value-type="float" office:value="1.8355964" calcext:value-type="float">
            <text:p>1.8355964</text:p>
          </table:table-cell>
          <table:table-cell table:formula="of:=AVERAGEIF([.$B$3:.$B$252];[.$H24];[.D$3:.D$252])" office:value-type="float" office:value="0.138229" calcext:value-type="float">
            <text:p>0.138229</text:p>
          </table:table-cell>
          <table:table-cell table:formula="of:=AVERAGEIF([.$B$3:.$B$252];[.$H24];[.E$3:.E$252])" office:value-type="float" office:value="0.0011438" calcext:value-type="float">
            <text:p>0.0011438</text:p>
          </table:table-cell>
          <table:table-cell table:formula="of:=[.I24]/[.J24]" office:value-type="float" office:value="13.2793871040086" calcext:value-type="float">
            <text:p>13.2793871040086</text:p>
          </table:table-cell>
          <table:table-cell table:formula="of:=[.I24]/[.K24]" office:value-type="float" office:value="1604.82287113132" calcext:value-type="float">
            <text:p>1604.82287113132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5388" calcext:value-type="float">
            <text:p>0.095388</text:p>
          </table:table-cell>
          <table:table-cell office:value-type="float" office:value="0.107306" calcext:value-type="float">
            <text:p>0.107306</text:p>
          </table:table-cell>
          <table:table-cell office:value-type="float" office:value="0.00077" calcext:value-type="float">
            <text:p>0.0007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formula="of:=AVERAGEIF([.$B$3:.$B$252];[.$H25];[.C$3:.C$252])" office:value-type="float" office:value="2.0063514" calcext:value-type="float">
            <text:p>2.0063514</text:p>
          </table:table-cell>
          <table:table-cell table:formula="of:=AVERAGEIF([.$B$3:.$B$252];[.$H25];[.D$3:.D$252])" office:value-type="float" office:value="0.1392448" calcext:value-type="float">
            <text:p>0.1392448</text:p>
          </table:table-cell>
          <table:table-cell table:formula="of:=AVERAGEIF([.$B$3:.$B$252];[.$H25];[.E$3:.E$252])" office:value-type="float" office:value="0.0012372" calcext:value-type="float">
            <text:p>0.0012372</text:p>
          </table:table-cell>
          <table:table-cell table:formula="of:=[.I25]/[.J25]" office:value-type="float" office:value="14.408806648435" calcext:value-type="float">
            <text:p>14.408806648435</text:p>
          </table:table-cell>
          <table:table-cell table:formula="of:=[.I25]/[.K25]" office:value-type="float" office:value="1621.68719689622" calcext:value-type="float">
            <text:p>1621.68719689622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6138" calcext:value-type="float">
            <text:p>0.096138</text:p>
          </table:table-cell>
          <table:table-cell office:value-type="float" office:value="0.107358" calcext:value-type="float">
            <text:p>0.107358</text:p>
          </table:table-cell>
          <table:table-cell office:value-type="float" office:value="0.000772" calcext:value-type="float">
            <text:p>0.000772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formula="of:=AVERAGEIF([.$B$3:.$B$252];[.$H26];[.C$3:.C$252])" office:value-type="float" office:value="2.187246" calcext:value-type="float">
            <text:p>2.187246</text:p>
          </table:table-cell>
          <table:table-cell table:formula="of:=AVERAGEIF([.$B$3:.$B$252];[.$H26];[.D$3:.D$252])" office:value-type="float" office:value="0.1332838" calcext:value-type="float">
            <text:p>0.1332838</text:p>
          </table:table-cell>
          <table:table-cell table:formula="of:=AVERAGEIF([.$B$3:.$B$252];[.$H26];[.E$3:.E$252])" office:value-type="float" office:value="0.001306" calcext:value-type="float">
            <text:p>0.001306</text:p>
          </table:table-cell>
          <table:table-cell table:formula="of:=[.I26]/[.J26]" office:value-type="float" office:value="16.4104414790095" calcext:value-type="float">
            <text:p>16.4104414790095</text:p>
          </table:table-cell>
          <table:table-cell table:formula="of:=[.I26]/[.K26]" office:value-type="float" office:value="1674.76722817764" calcext:value-type="float">
            <text:p>1674.7672281776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5331" calcext:value-type="float">
            <text:p>0.095331</text:p>
          </table:table-cell>
          <table:table-cell office:value-type="float" office:value="0.10698" calcext:value-type="float">
            <text:p>0.10698</text:p>
          </table:table-cell>
          <table:table-cell office:value-type="float" office:value="0.000774" calcext:value-type="float">
            <text:p>0.00077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AVERAGEIF([.$B$3:.$B$252];[.$H27];[.C$3:.C$252])" office:value-type="float" office:value="2.3692556" calcext:value-type="float">
            <text:p>2.3692556</text:p>
          </table:table-cell>
          <table:table-cell table:formula="of:=AVERAGEIF([.$B$3:.$B$252];[.$H27];[.D$3:.D$252])" office:value-type="float" office:value="0.1366166" calcext:value-type="float">
            <text:p>0.1366166</text:p>
          </table:table-cell>
          <table:table-cell table:formula="of:=AVERAGEIF([.$B$3:.$B$252];[.$H27];[.E$3:.E$252])" office:value-type="float" office:value="0.0013612" calcext:value-type="float">
            <text:p>0.0013612</text:p>
          </table:table-cell>
          <table:table-cell table:formula="of:=[.I27]/[.J27]" office:value-type="float" office:value="17.3423698145028" calcext:value-type="float">
            <text:p>17.3423698145028</text:p>
          </table:table-cell>
          <table:table-cell table:formula="of:=[.I27]/[.K27]" office:value-type="float" office:value="1740.56391419336" calcext:value-type="float">
            <text:p>1740.56391419336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05274" calcext:value-type="float">
            <text:p>0.105274</text:p>
          </table:table-cell>
          <table:table-cell office:value-type="float" office:value="0.000736" calcext:value-type="float">
            <text:p>0.000736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table:formula="of:=AVERAGEIF([.$B$3:.$B$252];[.$H28];[.C$3:.C$252])" office:value-type="float" office:value="2.5640864" calcext:value-type="float">
            <text:p>2.5640864</text:p>
          </table:table-cell>
          <table:table-cell table:formula="of:=AVERAGEIF([.$B$3:.$B$252];[.$H28];[.D$3:.D$252])" office:value-type="float" office:value="0.1438374" calcext:value-type="float">
            <text:p>0.1438374</text:p>
          </table:table-cell>
          <table:table-cell table:formula="of:=AVERAGEIF([.$B$3:.$B$252];[.$H28];[.E$3:.E$252])" office:value-type="float" office:value="0.001361" calcext:value-type="float">
            <text:p>0.001361</text:p>
          </table:table-cell>
          <table:table-cell table:formula="of:=[.I28]/[.J28]" office:value-type="float" office:value="17.8262844016925" calcext:value-type="float">
            <text:p>17.8262844016925</text:p>
          </table:table-cell>
          <table:table-cell table:formula="of:=[.I28]/[.K28]" office:value-type="float" office:value="1883.97237325496" calcext:value-type="float">
            <text:p>1883.97237325496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8936" calcext:value-type="float">
            <text:p>0.138936</text:p>
          </table:table-cell>
          <table:table-cell office:value-type="float" office:value="0.128736" calcext:value-type="float">
            <text:p>0.128736</text:p>
          </table:table-cell>
          <table:table-cell office:value-type="float" office:value="0.000736" calcext:value-type="float">
            <text:p>0.000736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table:formula="of:=AVERAGEIF([.$B$3:.$B$252];[.$H29];[.C$3:.C$252])" office:value-type="float" office:value="2.769325" calcext:value-type="float">
            <text:p>2.769325</text:p>
          </table:table-cell>
          <table:table-cell table:formula="of:=AVERAGEIF([.$B$3:.$B$252];[.$H29];[.D$3:.D$252])" office:value-type="float" office:value="0.143791" calcext:value-type="float">
            <text:p>0.143791</text:p>
          </table:table-cell>
          <table:table-cell table:formula="of:=AVERAGEIF([.$B$3:.$B$252];[.$H29];[.E$3:.E$252])" office:value-type="float" office:value="0.0014502" calcext:value-type="float">
            <text:p>0.0014502</text:p>
          </table:table-cell>
          <table:table-cell table:formula="of:=[.I29]/[.J29]" office:value-type="float" office:value="19.2593764561064" calcext:value-type="float">
            <text:p>19.2593764561064</text:p>
          </table:table-cell>
          <table:table-cell table:formula="of:=[.I29]/[.K29]" office:value-type="float" office:value="1909.6159150462" calcext:value-type="float">
            <text:p>1909.6159150462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8437" calcext:value-type="float">
            <text:p>0.138437</text:p>
          </table:table-cell>
          <table:table-cell office:value-type="float" office:value="0.108336" calcext:value-type="float">
            <text:p>0.108336</text:p>
          </table:table-cell>
          <table:table-cell office:value-type="float" office:value="0.000732" calcext:value-type="float">
            <text:p>0.000732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formula="of:=AVERAGEIF([.$B$3:.$B$252];[.$H30];[.C$3:.C$252])" office:value-type="float" office:value="2.9814874" calcext:value-type="float">
            <text:p>2.9814874</text:p>
          </table:table-cell>
          <table:table-cell table:formula="of:=AVERAGEIF([.$B$3:.$B$252];[.$H30];[.D$3:.D$252])" office:value-type="float" office:value="0.1482522" calcext:value-type="float">
            <text:p>0.1482522</text:p>
          </table:table-cell>
          <table:table-cell table:formula="of:=AVERAGEIF([.$B$3:.$B$252];[.$H30];[.E$3:.E$252])" office:value-type="float" office:value="0.0015162" calcext:value-type="float">
            <text:p>0.0015162</text:p>
          </table:table-cell>
          <table:table-cell table:formula="of:=[.I30]/[.J30]" office:value-type="float" office:value="20.1109150488155" calcext:value-type="float">
            <text:p>20.1109150488155</text:p>
          </table:table-cell>
          <table:table-cell table:formula="of:=[.I30]/[.K30]" office:value-type="float" office:value="1966.42092072286" calcext:value-type="float">
            <text:p>1966.42092072286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38112" calcext:value-type="float">
            <text:p>0.138112</text:p>
          </table:table-cell>
          <table:table-cell office:value-type="float" office:value="0.10702" calcext:value-type="float">
            <text:p>0.10702</text:p>
          </table:table-cell>
          <table:table-cell office:value-type="float" office:value="0.000733" calcext:value-type="float">
            <text:p>0.000733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formula="of:=AVERAGEIF([.$B$3:.$B$252];[.$H31];[.C$3:.C$252])" office:value-type="float" office:value="3.19309" calcext:value-type="float">
            <text:p>3.19309</text:p>
          </table:table-cell>
          <table:table-cell table:formula="of:=AVERAGEIF([.$B$3:.$B$252];[.$H31];[.D$3:.D$252])" office:value-type="float" office:value="0.1474796" calcext:value-type="float">
            <text:p>0.1474796</text:p>
          </table:table-cell>
          <table:table-cell table:formula="of:=AVERAGEIF([.$B$3:.$B$252];[.$H31];[.E$3:.E$252])" office:value-type="float" office:value="0.0015398" calcext:value-type="float">
            <text:p>0.0015398</text:p>
          </table:table-cell>
          <table:table-cell table:formula="of:=[.I31]/[.J31]" office:value-type="float" office:value="21.6510622486093" calcext:value-type="float">
            <text:p>21.6510622486093</text:p>
          </table:table-cell>
          <table:table-cell table:formula="of:=[.I31]/[.K31]" office:value-type="float" office:value="2073.70437719184" calcext:value-type="float">
            <text:p>2073.70437719184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140574" calcext:value-type="float">
            <text:p>0.140574</text:p>
          </table:table-cell>
          <table:table-cell office:value-type="float" office:value="0.10772" calcext:value-type="float">
            <text:p>0.10772</text:p>
          </table:table-cell>
          <table:table-cell office:value-type="float" office:value="0.000733" calcext:value-type="float">
            <text:p>0.000733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AVERAGEIF([.$B$3:.$B$252];[.$H32];[.C$3:.C$252])" office:value-type="float" office:value="3.4144706" calcext:value-type="float">
            <text:p>3.4144706</text:p>
          </table:table-cell>
          <table:table-cell table:formula="of:=AVERAGEIF([.$B$3:.$B$252];[.$H32];[.D$3:.D$252])" office:value-type="float" office:value="0.1440562" calcext:value-type="float">
            <text:p>0.1440562</text:p>
          </table:table-cell>
          <table:table-cell table:formula="of:=AVERAGEIF([.$B$3:.$B$252];[.$H32];[.E$3:.E$252])" office:value-type="float" office:value="0.0015862" calcext:value-type="float">
            <text:p>0.0015862</text:p>
          </table:table-cell>
          <table:table-cell table:formula="of:=[.I32]/[.J32]" office:value-type="float" office:value="23.7023508880562" calcext:value-type="float">
            <text:p>23.7023508880562</text:p>
          </table:table-cell>
          <table:table-cell table:formula="of:=[.I32]/[.K32]" office:value-type="float" office:value="2152.61038961039" calcext:value-type="float">
            <text:p>2152.61038961039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87026" calcext:value-type="float">
            <text:p>0.187026</text:p>
          </table:table-cell>
          <table:table-cell office:value-type="float" office:value="0.113803" calcext:value-type="float">
            <text:p>0.113803</text:p>
          </table:table-cell>
          <table:table-cell office:value-type="float" office:value="0.000769" calcext:value-type="float">
            <text:p>0.00076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formula="of:=AVERAGEIF([.$B$3:.$B$252];[.$H33];[.C$3:.C$252])" office:value-type="float" office:value="3.6586492" calcext:value-type="float">
            <text:p>3.6586492</text:p>
          </table:table-cell>
          <table:table-cell table:formula="of:=AVERAGEIF([.$B$3:.$B$252];[.$H33];[.D$3:.D$252])" office:value-type="float" office:value="0.1449508" calcext:value-type="float">
            <text:p>0.1449508</text:p>
          </table:table-cell>
          <table:table-cell table:formula="of:=AVERAGEIF([.$B$3:.$B$252];[.$H33];[.E$3:.E$252])" office:value-type="float" office:value="0.0016906" calcext:value-type="float">
            <text:p>0.0016906</text:p>
          </table:table-cell>
          <table:table-cell table:formula="of:=[.I33]/[.J33]" office:value-type="float" office:value="25.2406278544168" calcext:value-type="float">
            <text:p>25.2406278544168</text:p>
          </table:table-cell>
          <table:table-cell table:formula="of:=[.I33]/[.K33]" office:value-type="float" office:value="2164.11285933988" calcext:value-type="float">
            <text:p>2164.11285933988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87815" calcext:value-type="float">
            <text:p>0.187815</text:p>
          </table:table-cell>
          <table:table-cell office:value-type="float" office:value="0.10831" calcext:value-type="float">
            <text:p>0.10831</text:p>
          </table:table-cell>
          <table:table-cell office:value-type="float" office:value="0.000772" calcext:value-type="float">
            <text:p>0.0007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formula="of:=AVERAGEIF([.$B$3:.$B$252];[.$H34];[.C$3:.C$252])" office:value-type="float" office:value="3.8899874" calcext:value-type="float">
            <text:p>3.8899874</text:p>
          </table:table-cell>
          <table:table-cell table:formula="of:=AVERAGEIF([.$B$3:.$B$252];[.$H34];[.D$3:.D$252])" office:value-type="float" office:value="0.1453646" calcext:value-type="float">
            <text:p>0.1453646</text:p>
          </table:table-cell>
          <table:table-cell table:formula="of:=AVERAGEIF([.$B$3:.$B$252];[.$H34];[.E$3:.E$252])" office:value-type="float" office:value="0.0017572" calcext:value-type="float">
            <text:p>0.0017572</text:p>
          </table:table-cell>
          <table:table-cell table:formula="of:=[.I34]/[.J34]" office:value-type="float" office:value="26.7602112206135" calcext:value-type="float">
            <text:p>26.7602112206135</text:p>
          </table:table-cell>
          <table:table-cell table:formula="of:=[.I34]/[.K34]" office:value-type="float" office:value="2213.7419758707" calcext:value-type="float">
            <text:p>2213.7419758707</text:p>
          </table:table-cell>
          <table:table-cell>
            <draw:frame draw:z-index="1" draw:style-name="gr1" draw:text-style-name="P1" svg:width="9.5283in" svg:height="5.3858in" svg:x="0.4886in" svg:y="0.0106in">
              <draw:object draw:notify-on-update-of-ranges="Sheet2.H3:Sheet2.H52 Sheet2.J2:Sheet2.J2 Sheet2.J3:Sheet2.J52 Sheet2.K2:Sheet2.K2 Sheet2.K3:Sheet2.K5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86873" calcext:value-type="float">
            <text:p>0.186873</text:p>
          </table:table-cell>
          <table:table-cell office:value-type="float" office:value="0.10991" calcext:value-type="float">
            <text:p>0.10991</text:p>
          </table:table-cell>
          <table:table-cell office:value-type="float" office:value="0.000771" calcext:value-type="float">
            <text:p>0.000771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formula="of:=AVERAGEIF([.$B$3:.$B$252];[.$H35];[.C$3:.C$252])" office:value-type="float" office:value="4.1326962" calcext:value-type="float">
            <text:p>4.1326962</text:p>
          </table:table-cell>
          <table:table-cell table:formula="of:=AVERAGEIF([.$B$3:.$B$252];[.$H35];[.D$3:.D$252])" office:value-type="float" office:value="0.1465302" calcext:value-type="float">
            <text:p>0.1465302</text:p>
          </table:table-cell>
          <table:table-cell table:formula="of:=AVERAGEIF([.$B$3:.$B$252];[.$H35];[.E$3:.E$252])" office:value-type="float" office:value="0.0018912" calcext:value-type="float">
            <text:p>0.0018912</text:p>
          </table:table-cell>
          <table:table-cell table:formula="of:=[.I35]/[.J35]" office:value-type="float" office:value="28.2037163670015" calcext:value-type="float">
            <text:p>28.2037163670015</text:p>
          </table:table-cell>
          <table:table-cell table:formula="of:=[.I35]/[.K35]" office:value-type="float" office:value="2185.22430203046" calcext:value-type="float">
            <text:p>2185.22430203046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87143" calcext:value-type="float">
            <text:p>0.187143</text:p>
          </table:table-cell>
          <table:table-cell office:value-type="float" office:value="0.107878" calcext:value-type="float">
            <text:p>0.107878</text:p>
          </table:table-cell>
          <table:table-cell office:value-type="float" office:value="0.000768" calcext:value-type="float">
            <text:p>0.0007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table:formula="of:=AVERAGEIF([.$B$3:.$B$252];[.$H36];[.C$3:.C$252])" office:value-type="float" office:value="4.3862112" calcext:value-type="float">
            <text:p>4.3862112</text:p>
          </table:table-cell>
          <table:table-cell table:formula="of:=AVERAGEIF([.$B$3:.$B$252];[.$H36];[.D$3:.D$252])" office:value-type="float" office:value="0.1448408" calcext:value-type="float">
            <text:p>0.1448408</text:p>
          </table:table-cell>
          <table:table-cell table:formula="of:=AVERAGEIF([.$B$3:.$B$252];[.$H36];[.E$3:.E$252])" office:value-type="float" office:value="0.001871" calcext:value-type="float">
            <text:p>0.001871</text:p>
          </table:table-cell>
          <table:table-cell table:formula="of:=[.I36]/[.J36]" office:value-type="float" office:value="30.2829810384919" calcext:value-type="float">
            <text:p>30.2829810384919</text:p>
          </table:table-cell>
          <table:table-cell table:formula="of:=[.I36]/[.K36]" office:value-type="float" office:value="2344.31384286478" calcext:value-type="float">
            <text:p>2344.31384286478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188604" calcext:value-type="float">
            <text:p>0.188604</text:p>
          </table:table-cell>
          <table:table-cell office:value-type="float" office:value="0.123081" calcext:value-type="float">
            <text:p>0.123081</text:p>
          </table:table-cell>
          <table:table-cell office:value-type="float" office:value="0.00077" calcext:value-type="float">
            <text:p>0.00077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formula="of:=AVERAGEIF([.$B$3:.$B$252];[.$H37];[.C$3:.C$252])" office:value-type="float" office:value="4.650692" calcext:value-type="float">
            <text:p>4.650692</text:p>
          </table:table-cell>
          <table:table-cell table:formula="of:=AVERAGEIF([.$B$3:.$B$252];[.$H37];[.D$3:.D$252])" office:value-type="float" office:value="0.148534" calcext:value-type="float">
            <text:p>0.148534</text:p>
          </table:table-cell>
          <table:table-cell table:formula="of:=AVERAGEIF([.$B$3:.$B$252];[.$H37];[.E$3:.E$252])" office:value-type="float" office:value="0.0019642" calcext:value-type="float">
            <text:p>0.0019642</text:p>
          </table:table-cell>
          <table:table-cell table:formula="of:=[.I37]/[.J37]" office:value-type="float" office:value="31.3106224837411" calcext:value-type="float">
            <text:p>31.3106224837411</text:p>
          </table:table-cell>
          <table:table-cell table:formula="of:=[.I37]/[.K37]" office:value-type="float" office:value="2367.72833723653" calcext:value-type="float">
            <text:p>2367.72833723653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243315" calcext:value-type="float">
            <text:p>0.243315</text:p>
          </table:table-cell>
          <table:table-cell office:value-type="float" office:value="0.107032" calcext:value-type="float">
            <text:p>0.107032</text:p>
          </table:table-cell>
          <table:table-cell office:value-type="float" office:value="0.000766" calcext:value-type="float">
            <text:p>0.000766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table:formula="of:=AVERAGEIF([.$B$3:.$B$252];[.$H38];[.C$3:.C$252])" office:value-type="float" office:value="4.9180016" calcext:value-type="float">
            <text:p>4.9180016</text:p>
          </table:table-cell>
          <table:table-cell table:formula="of:=AVERAGEIF([.$B$3:.$B$252];[.$H38];[.D$3:.D$252])" office:value-type="float" office:value="0.144947" calcext:value-type="float">
            <text:p>0.144947</text:p>
          </table:table-cell>
          <table:table-cell table:formula="of:=AVERAGEIF([.$B$3:.$B$252];[.$H38];[.E$3:.E$252])" office:value-type="float" office:value="0.0021284" calcext:value-type="float">
            <text:p>0.0021284</text:p>
          </table:table-cell>
          <table:table-cell table:formula="of:=[.I38]/[.J38]" office:value-type="float" office:value="33.9296542874292" calcext:value-type="float">
            <text:p>33.9296542874292</text:p>
          </table:table-cell>
          <table:table-cell table:formula="of:=[.I38]/[.K38]" office:value-type="float" office:value="2310.65664348807" calcext:value-type="float">
            <text:p>2310.65664348807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243148" calcext:value-type="float">
            <text:p>0.243148</text:p>
          </table:table-cell>
          <table:table-cell office:value-type="float" office:value="0.108704" calcext:value-type="float">
            <text:p>0.108704</text:p>
          </table:table-cell>
          <table:table-cell office:value-type="float" office:value="0.000767" calcext:value-type="float">
            <text:p>0.000767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table:formula="of:=AVERAGEIF([.$B$3:.$B$252];[.$H39];[.C$3:.C$252])" office:value-type="float" office:value="5.2017044" calcext:value-type="float">
            <text:p>5.2017044</text:p>
          </table:table-cell>
          <table:table-cell table:formula="of:=AVERAGEIF([.$B$3:.$B$252];[.$H39];[.D$3:.D$252])" office:value-type="float" office:value="0.144073" calcext:value-type="float">
            <text:p>0.144073</text:p>
          </table:table-cell>
          <table:table-cell table:formula="of:=AVERAGEIF([.$B$3:.$B$252];[.$H39];[.E$3:.E$252])" office:value-type="float" office:value="0.0022272" calcext:value-type="float">
            <text:p>0.0022272</text:p>
          </table:table-cell>
          <table:table-cell table:formula="of:=[.I39]/[.J39]" office:value-type="float" office:value="36.1046441734399" calcext:value-type="float">
            <text:p>36.1046441734399</text:p>
          </table:table-cell>
          <table:table-cell table:formula="of:=[.I39]/[.K39]" office:value-type="float" office:value="2335.53538074713" calcext:value-type="float">
            <text:p>2335.53538074713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242836" calcext:value-type="float">
            <text:p>0.242836</text:p>
          </table:table-cell>
          <table:table-cell office:value-type="float" office:value="0.107536" calcext:value-type="float">
            <text:p>0.107536</text:p>
          </table:table-cell>
          <table:table-cell office:value-type="float" office:value="0.000767" calcext:value-type="float">
            <text:p>0.000767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table:formula="of:=AVERAGEIF([.$B$3:.$B$252];[.$H40];[.C$3:.C$252])" office:value-type="float" office:value="5.480126" calcext:value-type="float">
            <text:p>5.480126</text:p>
          </table:table-cell>
          <table:table-cell table:formula="of:=AVERAGEIF([.$B$3:.$B$252];[.$H40];[.D$3:.D$252])" office:value-type="float" office:value="0.1555838" calcext:value-type="float">
            <text:p>0.1555838</text:p>
          </table:table-cell>
          <table:table-cell table:formula="of:=AVERAGEIF([.$B$3:.$B$252];[.$H40];[.E$3:.E$252])" office:value-type="float" office:value="0.0022848" calcext:value-type="float">
            <text:p>0.0022848</text:p>
          </table:table-cell>
          <table:table-cell table:formula="of:=[.I40]/[.J40]" office:value-type="float" office:value="35.2229859406956" calcext:value-type="float">
            <text:p>35.2229859406956</text:p>
          </table:table-cell>
          <table:table-cell table:formula="of:=[.I40]/[.K40]" office:value-type="float" office:value="2398.51453081233" calcext:value-type="float">
            <text:p>2398.51453081233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243397" calcext:value-type="float">
            <text:p>0.243397</text:p>
          </table:table-cell>
          <table:table-cell office:value-type="float" office:value="0.106554" calcext:value-type="float">
            <text:p>0.106554</text:p>
          </table:table-cell>
          <table:table-cell office:value-type="float" office:value="0.000771" calcext:value-type="float">
            <text:p>0.000771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formula="of:=AVERAGEIF([.$B$3:.$B$252];[.$H41];[.C$3:.C$252])" office:value-type="float" office:value="5.7784444" calcext:value-type="float">
            <text:p>5.7784444</text:p>
          </table:table-cell>
          <table:table-cell table:formula="of:=AVERAGEIF([.$B$3:.$B$252];[.$H41];[.D$3:.D$252])" office:value-type="float" office:value="0.1486088" calcext:value-type="float">
            <text:p>0.1486088</text:p>
          </table:table-cell>
          <table:table-cell table:formula="of:=AVERAGEIF([.$B$3:.$B$252];[.$H41];[.E$3:.E$252])" office:value-type="float" office:value="0.0024042" calcext:value-type="float">
            <text:p>0.0024042</text:p>
          </table:table-cell>
          <table:table-cell table:formula="of:=[.I41]/[.J41]" office:value-type="float" office:value="38.8835950495529" calcext:value-type="float">
            <text:p>38.8835950495529</text:p>
          </table:table-cell>
          <table:table-cell table:formula="of:=[.I41]/[.K41]" office:value-type="float" office:value="2403.47907827968" calcext:value-type="float">
            <text:p>2403.47907827968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243101" calcext:value-type="float">
            <text:p>0.243101</text:p>
          </table:table-cell>
          <table:table-cell office:value-type="float" office:value="0.108062" calcext:value-type="float">
            <text:p>0.108062</text:p>
          </table:table-cell>
          <table:table-cell office:value-type="float" office:value="0.000771" calcext:value-type="float">
            <text:p>0.00077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AVERAGEIF([.$B$3:.$B$252];[.$H42];[.C$3:.C$252])" office:value-type="float" office:value="6.0836116" calcext:value-type="float">
            <text:p>6.0836116</text:p>
          </table:table-cell>
          <table:table-cell table:formula="of:=AVERAGEIF([.$B$3:.$B$252];[.$H42];[.D$3:.D$252])" office:value-type="float" office:value="0.1527332" calcext:value-type="float">
            <text:p>0.1527332</text:p>
          </table:table-cell>
          <table:table-cell table:formula="of:=AVERAGEIF([.$B$3:.$B$252];[.$H42];[.E$3:.E$252])" office:value-type="float" office:value="0.0024752" calcext:value-type="float">
            <text:p>0.0024752</text:p>
          </table:table-cell>
          <table:table-cell table:formula="of:=[.I42]/[.J42]" office:value-type="float" office:value="39.831625344064" calcext:value-type="float">
            <text:p>39.831625344064</text:p>
          </table:table-cell>
          <table:table-cell table:formula="of:=[.I42]/[.K42]" office:value-type="float" office:value="2457.82627666451" calcext:value-type="float">
            <text:p>2457.82627666451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308048" calcext:value-type="float">
            <text:p>0.308048</text:p>
          </table:table-cell>
          <table:table-cell office:value-type="float" office:value="0.10694" calcext:value-type="float">
            <text:p>0.10694</text:p>
          </table:table-cell>
          <table:table-cell office:value-type="float" office:value="0.000778" calcext:value-type="float">
            <text:p>0.000778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formula="of:=AVERAGEIF([.$B$3:.$B$252];[.$H43];[.C$3:.C$252])" office:value-type="float" office:value="6.375791" calcext:value-type="float">
            <text:p>6.375791</text:p>
          </table:table-cell>
          <table:table-cell table:formula="of:=AVERAGEIF([.$B$3:.$B$252];[.$H43];[.D$3:.D$252])" office:value-type="float" office:value="0.150636" calcext:value-type="float">
            <text:p>0.150636</text:p>
          </table:table-cell>
          <table:table-cell table:formula="of:=AVERAGEIF([.$B$3:.$B$252];[.$H43];[.E$3:.E$252])" office:value-type="float" office:value="0.0025166" calcext:value-type="float">
            <text:p>0.0025166</text:p>
          </table:table-cell>
          <table:table-cell table:formula="of:=[.I43]/[.J43]" office:value-type="float" office:value="42.3258118909159" calcext:value-type="float">
            <text:p>42.3258118909159</text:p>
          </table:table-cell>
          <table:table-cell table:formula="of:=[.I43]/[.K43]" office:value-type="float" office:value="2533.49399984106" calcext:value-type="float">
            <text:p>2533.49399984106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309066" calcext:value-type="float">
            <text:p>0.309066</text:p>
          </table:table-cell>
          <table:table-cell office:value-type="float" office:value="0.106693" calcext:value-type="float">
            <text:p>0.106693</text:p>
          </table:table-cell>
          <table:table-cell office:value-type="float" office:value="0.000779" calcext:value-type="float">
            <text:p>0.00077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table:formula="of:=AVERAGEIF([.$B$3:.$B$252];[.$H44];[.C$3:.C$252])" office:value-type="float" office:value="6.696649" calcext:value-type="float">
            <text:p>6.696649</text:p>
          </table:table-cell>
          <table:table-cell table:formula="of:=AVERAGEIF([.$B$3:.$B$252];[.$H44];[.D$3:.D$252])" office:value-type="float" office:value="0.1505714" calcext:value-type="float">
            <text:p>0.1505714</text:p>
          </table:table-cell>
          <table:table-cell table:formula="of:=AVERAGEIF([.$B$3:.$B$252];[.$H44];[.E$3:.E$252])" office:value-type="float" office:value="0.0026358" calcext:value-type="float">
            <text:p>0.0026358</text:p>
          </table:table-cell>
          <table:table-cell table:formula="of:=[.I44]/[.J44]" office:value-type="float" office:value="44.4749069212347" calcext:value-type="float">
            <text:p>44.4749069212347</text:p>
          </table:table-cell>
          <table:table-cell table:formula="of:=[.I44]/[.K44]" office:value-type="float" office:value="2540.65141513013" calcext:value-type="float">
            <text:p>2540.65141513013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30962" calcext:value-type="float">
            <text:p>0.30962</text:p>
          </table:table-cell>
          <table:table-cell office:value-type="float" office:value="0.114184" calcext:value-type="float">
            <text:p>0.114184</text:p>
          </table:table-cell>
          <table:table-cell office:value-type="float" office:value="0.00078" calcext:value-type="float">
            <text:p>0.00078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table:formula="of:=AVERAGEIF([.$B$3:.$B$252];[.$H45];[.C$3:.C$252])" office:value-type="float" office:value="7.0200984" calcext:value-type="float">
            <text:p>7.0200984</text:p>
          </table:table-cell>
          <table:table-cell table:formula="of:=AVERAGEIF([.$B$3:.$B$252];[.$H45];[.D$3:.D$252])" office:value-type="float" office:value="0.150614" calcext:value-type="float">
            <text:p>0.150614</text:p>
          </table:table-cell>
          <table:table-cell table:formula="of:=AVERAGEIF([.$B$3:.$B$252];[.$H45];[.E$3:.E$252])" office:value-type="float" office:value="0.0027204" calcext:value-type="float">
            <text:p>0.0027204</text:p>
          </table:table-cell>
          <table:table-cell table:formula="of:=[.I45]/[.J45]" office:value-type="float" office:value="46.609866280691" calcext:value-type="float">
            <text:p>46.609866280691</text:p>
          </table:table-cell>
          <table:table-cell table:formula="of:=[.I45]/[.K45]" office:value-type="float" office:value="2580.53903837671" calcext:value-type="float">
            <text:p>2580.53903837671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309402" calcext:value-type="float">
            <text:p>0.309402</text:p>
          </table:table-cell>
          <table:table-cell office:value-type="float" office:value="0.106106" calcext:value-type="float">
            <text:p>0.106106</text:p>
          </table:table-cell>
          <table:table-cell office:value-type="float" office:value="0.000783" calcext:value-type="float">
            <text:p>0.000783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table:formula="of:=AVERAGEIF([.$B$3:.$B$252];[.$H46];[.C$3:.C$252])" office:value-type="float" office:value="7.350993" calcext:value-type="float">
            <text:p>7.350993</text:p>
          </table:table-cell>
          <table:table-cell table:formula="of:=AVERAGEIF([.$B$3:.$B$252];[.$H46];[.D$3:.D$252])" office:value-type="float" office:value="0.1490418" calcext:value-type="float">
            <text:p>0.1490418</text:p>
          </table:table-cell>
          <table:table-cell table:formula="of:=AVERAGEIF([.$B$3:.$B$252];[.$H46];[.E$3:.E$252])" office:value-type="float" office:value="0.0028108" calcext:value-type="float">
            <text:p>0.0028108</text:p>
          </table:table-cell>
          <table:table-cell table:formula="of:=[.I46]/[.J46]" office:value-type="float" office:value="49.3216869361481" calcext:value-type="float">
            <text:p>49.3216869361481</text:p>
          </table:table-cell>
          <table:table-cell table:formula="of:=[.I46]/[.K46]" office:value-type="float" office:value="2615.26718371994" calcext:value-type="float">
            <text:p>2615.26718371994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308658" calcext:value-type="float">
            <text:p>0.308658</text:p>
          </table:table-cell>
          <table:table-cell office:value-type="float" office:value="0.11483" calcext:value-type="float">
            <text:p>0.11483</text:p>
          </table:table-cell>
          <table:table-cell office:value-type="float" office:value="0.000778" calcext:value-type="float">
            <text:p>0.000778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formula="of:=AVERAGEIF([.$B$3:.$B$252];[.$H47];[.C$3:.C$252])" office:value-type="float" office:value="7.686287" calcext:value-type="float">
            <text:p>7.686287</text:p>
          </table:table-cell>
          <table:table-cell table:formula="of:=AVERAGEIF([.$B$3:.$B$252];[.$H47];[.D$3:.D$252])" office:value-type="float" office:value="0.148345" calcext:value-type="float">
            <text:p>0.148345</text:p>
          </table:table-cell>
          <table:table-cell table:formula="of:=AVERAGEIF([.$B$3:.$B$252];[.$H47];[.E$3:.E$252])" office:value-type="float" office:value="0.0029242" calcext:value-type="float">
            <text:p>0.0029242</text:p>
          </table:table-cell>
          <table:table-cell table:formula="of:=[.I47]/[.J47]" office:value-type="float" office:value="51.8135899423641" calcext:value-type="float">
            <text:p>51.8135899423641</text:p>
          </table:table-cell>
          <table:table-cell table:formula="of:=[.I47]/[.K47]" office:value-type="float" office:value="2628.50933588674" calcext:value-type="float">
            <text:p>2628.50933588674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8053" calcext:value-type="float">
            <text:p>0.38053</text:p>
          </table:table-cell>
          <table:table-cell office:value-type="float" office:value="0.107961" calcext:value-type="float">
            <text:p>0.107961</text:p>
          </table:table-cell>
          <table:table-cell office:value-type="float" office:value="0.000769" calcext:value-type="float">
            <text:p>0.000769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formula="of:=AVERAGEIF([.$B$3:.$B$252];[.$H48];[.C$3:.C$252])" office:value-type="float" office:value="8.0233324" calcext:value-type="float">
            <text:p>8.0233324</text:p>
          </table:table-cell>
          <table:table-cell table:formula="of:=AVERAGEIF([.$B$3:.$B$252];[.$H48];[.D$3:.D$252])" office:value-type="float" office:value="0.147902" calcext:value-type="float">
            <text:p>0.147902</text:p>
          </table:table-cell>
          <table:table-cell table:formula="of:=AVERAGEIF([.$B$3:.$B$252];[.$H48];[.E$3:.E$252])" office:value-type="float" office:value="0.0030098" calcext:value-type="float">
            <text:p>0.0030098</text:p>
          </table:table-cell>
          <table:table-cell table:formula="of:=[.I48]/[.J48]" office:value-type="float" office:value="54.2476261308164" calcext:value-type="float">
            <text:p>54.2476261308164</text:p>
          </table:table-cell>
          <table:table-cell table:formula="of:=[.I48]/[.K48]" office:value-type="float" office:value="2665.73606219682" calcext:value-type="float">
            <text:p>2665.73606219682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80614" calcext:value-type="float">
            <text:p>0.380614</text:p>
          </table:table-cell>
          <table:table-cell office:value-type="float" office:value="0.110738" calcext:value-type="float">
            <text:p>0.110738</text:p>
          </table:table-cell>
          <table:table-cell office:value-type="float" office:value="0.000777" calcext:value-type="float">
            <text:p>0.000777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formula="of:=AVERAGEIF([.$B$3:.$B$252];[.$H49];[.C$3:.C$252])" office:value-type="float" office:value="8.3792628" calcext:value-type="float">
            <text:p>8.3792628</text:p>
          </table:table-cell>
          <table:table-cell table:formula="of:=AVERAGEIF([.$B$3:.$B$252];[.$H49];[.D$3:.D$252])" office:value-type="float" office:value="0.1523534" calcext:value-type="float">
            <text:p>0.1523534</text:p>
          </table:table-cell>
          <table:table-cell table:formula="of:=AVERAGEIF([.$B$3:.$B$252];[.$H49];[.E$3:.E$252])" office:value-type="float" office:value="0.0032112" calcext:value-type="float">
            <text:p>0.0032112</text:p>
          </table:table-cell>
          <table:table-cell table:formula="of:=[.I49]/[.J49]" office:value-type="float" office:value="54.99885660576" calcext:value-type="float">
            <text:p>54.99885660576</text:p>
          </table:table-cell>
          <table:table-cell table:formula="of:=[.I49]/[.K49]" office:value-type="float" office:value="2609.38677130045" calcext:value-type="float">
            <text:p>2609.3867713004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79201" calcext:value-type="float">
            <text:p>0.379201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000775" calcext:value-type="float">
            <text:p>0.000775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table:formula="of:=AVERAGEIF([.$B$3:.$B$252];[.$H50];[.C$3:.C$252])" office:value-type="float" office:value="8.7535284" calcext:value-type="float">
            <text:p>8.7535284</text:p>
          </table:table-cell>
          <table:table-cell table:formula="of:=AVERAGEIF([.$B$3:.$B$252];[.$H50];[.D$3:.D$252])" office:value-type="float" office:value="0.1498514" calcext:value-type="float">
            <text:p>0.1498514</text:p>
          </table:table-cell>
          <table:table-cell table:formula="of:=AVERAGEIF([.$B$3:.$B$252];[.$H50];[.E$3:.E$252])" office:value-type="float" office:value="0.0032566" calcext:value-type="float">
            <text:p>0.0032566</text:p>
          </table:table-cell>
          <table:table-cell table:formula="of:=[.I50]/[.J50]" office:value-type="float" office:value="58.4147255214165" calcext:value-type="float">
            <text:p>58.4147255214165</text:p>
          </table:table-cell>
          <table:table-cell table:formula="of:=[.I50]/[.K50]" office:value-type="float" office:value="2687.93477860345" calcext:value-type="float">
            <text:p>2687.9347786034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80034" calcext:value-type="float">
            <text:p>0.380034</text:p>
          </table:table-cell>
          <table:table-cell office:value-type="float" office:value="0.126474" calcext:value-type="float">
            <text:p>0.126474</text:p>
          </table:table-cell>
          <table:table-cell office:value-type="float" office:value="0.000769" calcext:value-type="float">
            <text:p>0.000769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formula="of:=AVERAGEIF([.$B$3:.$B$252];[.$H51];[.C$3:.C$252])" office:value-type="float" office:value="9.10346" calcext:value-type="float">
            <text:p>9.10346</text:p>
          </table:table-cell>
          <table:table-cell table:formula="of:=AVERAGEIF([.$B$3:.$B$252];[.$H51];[.D$3:.D$252])" office:value-type="float" office:value="0.1519496" calcext:value-type="float">
            <text:p>0.1519496</text:p>
          </table:table-cell>
          <table:table-cell table:formula="of:=AVERAGEIF([.$B$3:.$B$252];[.$H51];[.E$3:.E$252])" office:value-type="float" office:value="0.0033396" calcext:value-type="float">
            <text:p>0.0033396</text:p>
          </table:table-cell>
          <table:table-cell table:formula="of:=[.I51]/[.J51]" office:value-type="float" office:value="59.9110494532398" calcext:value-type="float">
            <text:p>59.9110494532398</text:p>
          </table:table-cell>
          <table:table-cell table:formula="of:=[.I51]/[.K51]" office:value-type="float" office:value="2725.91328302791" calcext:value-type="float">
            <text:p>2725.9132830279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79297" calcext:value-type="float">
            <text:p>0.379297</text:p>
          </table:table-cell>
          <table:table-cell office:value-type="float" office:value="0.107852" calcext:value-type="float">
            <text:p>0.107852</text:p>
          </table:table-cell>
          <table:table-cell office:value-type="float" office:value="0.000776" calcext:value-type="float">
            <text:p>0.00077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IF([.$B$3:.$B$252];[.$H52];[.C$3:.C$252])" office:value-type="float" office:value="9.4846364" calcext:value-type="float">
            <text:p>9.4846364</text:p>
          </table:table-cell>
          <table:table-cell table:formula="of:=AVERAGEIF([.$B$3:.$B$252];[.$H52];[.D$3:.D$252])" office:value-type="float" office:value="0.1496108" calcext:value-type="float">
            <text:p>0.1496108</text:p>
          </table:table-cell>
          <table:table-cell table:formula="of:=AVERAGEIF([.$B$3:.$B$252];[.$H52];[.E$3:.E$252])" office:value-type="float" office:value="0.0035584" calcext:value-type="float">
            <text:p>0.0035584</text:p>
          </table:table-cell>
          <table:table-cell table:formula="of:=[.I52]/[.J52]" office:value-type="float" office:value="63.3953992626201" calcext:value-type="float">
            <text:p>63.3953992626201</text:p>
          </table:table-cell>
          <table:table-cell table:formula="of:=[.I52]/[.K52]" office:value-type="float" office:value="2665.42165017986" calcext:value-type="float">
            <text:p>2665.42165017986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458955" calcext:value-type="float">
            <text:p>0.458955</text:p>
          </table:table-cell>
          <table:table-cell office:value-type="float" office:value="0.107395" calcext:value-type="float">
            <text:p>0.107395</text:p>
          </table:table-cell>
          <table:table-cell office:value-type="float" office:value="0.0008" calcext:value-type="float">
            <text:p>0.00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461245" calcext:value-type="float">
            <text:p>0.461245</text:p>
          </table:table-cell>
          <table:table-cell office:value-type="float" office:value="0.108807" calcext:value-type="float">
            <text:p>0.108807</text:p>
          </table:table-cell>
          <table:table-cell office:value-type="float" office:value="0.0008" calcext:value-type="float">
            <text:p>0.00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459149" calcext:value-type="float">
            <text:p>0.459149</text:p>
          </table:table-cell>
          <table:table-cell office:value-type="float" office:value="0.107522" calcext:value-type="float">
            <text:p>0.107522</text:p>
          </table:table-cell>
          <table:table-cell office:value-type="float" office:value="0.000801" calcext:value-type="float">
            <text:p>0.000801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s/Trc</text:p>
          </table:table-cell>
          <table:table-cell office:value-type="string" calcext:value-type="string">
            <text:p>Ts/Tr</text:p>
          </table:table-cell>
          <table:table-cell office:value-type="string" calcext:value-type="string">
            <text:p>Tr(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458572" calcext:value-type="float">
            <text:p>0.458572</text:p>
          </table:table-cell>
          <table:table-cell office:value-type="float" office:value="0.107809" calcext:value-type="float">
            <text:p>0.107809</text:p>
          </table:table-cell>
          <table:table-cell office:value-type="float" office:value="0.000804" calcext:value-type="float">
            <text:p>0.00080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336311493862794" calcext:value-type="float">
            <text:p>0.0336311493862794</text:p>
          </table:table-cell>
          <table:table-cell office:value-type="float" office:value="6.1783950617284" calcext:value-type="float">
            <text:p>6.1783950617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458396" calcext:value-type="float">
            <text:p>0.458396</text:p>
          </table:table-cell>
          <table:table-cell office:value-type="float" office:value="0.112019" calcext:value-type="float">
            <text:p>0.112019</text:p>
          </table:table-cell>
          <table:table-cell office:value-type="float" office:value="0.000804" calcext:value-type="float">
            <text:p>0.00080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146664110075979" calcext:value-type="float">
            <text:p>0.146664110075979</text:p>
          </table:table-cell>
          <table:table-cell office:value-type="float" office:value="23.7388839152492" calcext:value-type="float">
            <text:p>23.7388839152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546498" calcext:value-type="float">
            <text:p>0.546498</text:p>
          </table:table-cell>
          <table:table-cell office:value-type="float" office:value="0.123022" calcext:value-type="float">
            <text:p>0.123022</text:p>
          </table:table-cell>
          <table:table-cell office:value-type="float" office:value="0.000785" calcext:value-type="float">
            <text:p>0.00078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3258900753874" calcext:value-type="float">
            <text:p>0.3258900753874</text:p>
          </table:table-cell>
          <table:table-cell office:value-type="float" office:value="53.5798165137615" calcext:value-type="float">
            <text:p>53.5798165137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546055" calcext:value-type="float">
            <text:p>0.546055</text:p>
          </table:table-cell>
          <table:table-cell office:value-type="float" office:value="0.109844" calcext:value-type="float">
            <text:p>0.109844</text:p>
          </table:table-cell>
          <table:table-cell office:value-type="float" office:value="0.000784" calcext:value-type="float">
            <text:p>0.00078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541137859831524" calcext:value-type="float">
            <text:p>0.541137859831524</text:p>
          </table:table-cell>
          <table:table-cell office:value-type="float" office:value="79.8633993743483" calcext:value-type="float">
            <text:p>79.8633993743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546038" calcext:value-type="float">
            <text:p>0.546038</text:p>
          </table:table-cell>
          <table:table-cell office:value-type="float" office:value="0.107994" calcext:value-type="float">
            <text:p>0.107994</text:p>
          </table:table-cell>
          <table:table-cell office:value-type="float" office:value="0.000779" calcext:value-type="float">
            <text:p>0.00077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868822228803044" calcext:value-type="float">
            <text:p>0.868822228803044</text:p>
          </table:table-cell>
          <table:table-cell office:value-type="float" office:value="124.147975077882" calcext:value-type="float">
            <text:p>124.147975077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546675" calcext:value-type="float">
            <text:p>0.546675</text:p>
          </table:table-cell>
          <table:table-cell office:value-type="float" office:value="0.107981" calcext:value-type="float">
            <text:p>0.107981</text:p>
          </table:table-cell>
          <table:table-cell office:value-type="float" office:value="0.000785" calcext:value-type="float">
            <text:p>0.00078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.24515604412963" calcext:value-type="float">
            <text:p>1.24515604412963</text:p>
          </table:table-cell>
          <table:table-cell office:value-type="float" office:value="189.007901907357" calcext:value-type="float">
            <text:p>189.007901907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0.546799" calcext:value-type="float">
            <text:p>0.546799</text:p>
          </table:table-cell>
          <table:table-cell office:value-type="float" office:value="0.108124" calcext:value-type="float">
            <text:p>0.108124</text:p>
          </table:table-cell>
          <table:table-cell office:value-type="float" office:value="0.000784" calcext:value-type="float">
            <text:p>0.00078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.66517046726183" calcext:value-type="float">
            <text:p>1.66517046726183</text:p>
          </table:table-cell>
          <table:table-cell office:value-type="float" office:value="243.496363636364" calcext:value-type="float">
            <text:p>243.496363636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640345" calcext:value-type="float">
            <text:p>0.640345</text:p>
          </table:table-cell>
          <table:table-cell office:value-type="float" office:value="0.109714" calcext:value-type="float">
            <text:p>0.109714</text:p>
          </table:table-cell>
          <table:table-cell office:value-type="float" office:value="0.000825" calcext:value-type="float">
            <text:p>0.00082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26031627401987" calcext:value-type="float">
            <text:p>2.26031627401987</text:p>
          </table:table-cell>
          <table:table-cell office:value-type="float" office:value="316.448984903696" calcext:value-type="float">
            <text:p>316.448984903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643159" calcext:value-type="float">
            <text:p>0.643159</text:p>
          </table:table-cell>
          <table:table-cell office:value-type="float" office:value="0.107846" calcext:value-type="float">
            <text:p>0.107846</text:p>
          </table:table-cell>
          <table:table-cell office:value-type="float" office:value="0.001072" calcext:value-type="float">
            <text:p>0.00107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.81509896073461" calcext:value-type="float">
            <text:p>2.81509896073461</text:p>
          </table:table-cell>
          <table:table-cell office:value-type="float" office:value="396.304258594151" calcext:value-type="float">
            <text:p>396.304258594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643825" calcext:value-type="float">
            <text:p>0.643825</text:p>
          </table:table-cell>
          <table:table-cell office:value-type="float" office:value="0.110921" calcext:value-type="float">
            <text:p>0.110921</text:p>
          </table:table-cell>
          <table:table-cell office:value-type="float" office:value="0.001041" calcext:value-type="float">
            <text:p>0.00104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.39121881554871" calcext:value-type="float">
            <text:p>3.39121881554871</text:p>
          </table:table-cell>
          <table:table-cell office:value-type="float" office:value="491.380237972064" calcext:value-type="float">
            <text:p>491.380237972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664313" calcext:value-type="float">
            <text:p>0.664313</text:p>
          </table:table-cell>
          <table:table-cell office:value-type="float" office:value="0.128449" calcext:value-type="float">
            <text:p>0.128449</text:p>
          </table:table-cell>
          <table:table-cell office:value-type="float" office:value="0.000931" calcext:value-type="float">
            <text:p>0.00093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4.22465007947722" calcext:value-type="float">
            <text:p>4.22465007947722</text:p>
          </table:table-cell>
          <table:table-cell office:value-type="float" office:value="572.790471439262" calcext:value-type="float">
            <text:p>572.790471439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0.641169" calcext:value-type="float">
            <text:p>0.641169</text:p>
          </table:table-cell>
          <table:table-cell office:value-type="float" office:value="0.107071" calcext:value-type="float">
            <text:p>0.107071</text:p>
          </table:table-cell>
          <table:table-cell office:value-type="float" office:value="0.000889" calcext:value-type="float">
            <text:p>0.000889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4.90527232411372" calcext:value-type="float">
            <text:p>4.90527232411372</text:p>
          </table:table-cell>
          <table:table-cell office:value-type="float" office:value="697.489149859586" calcext:value-type="float">
            <text:p>697.489149859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749286" calcext:value-type="float">
            <text:p>0.749286</text:p>
          </table:table-cell>
          <table:table-cell office:value-type="float" office:value="0.119331" calcext:value-type="float">
            <text:p>0.119331</text:p>
          </table:table-cell>
          <table:table-cell office:value-type="float" office:value="0.001081" calcext:value-type="float">
            <text:p>0.00108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5.73192423417689" calcext:value-type="float">
            <text:p>5.73192423417689</text:p>
          </table:table-cell>
          <table:table-cell office:value-type="float" office:value="679.44745691467" calcext:value-type="float">
            <text:p>679.44745691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749014" calcext:value-type="float">
            <text:p>0.749014</text:p>
          </table:table-cell>
          <table:table-cell office:value-type="float" office:value="0.109189" calcext:value-type="float">
            <text:p>0.109189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6.67899949004518" calcext:value-type="float">
            <text:p>6.67899949004518</text:p>
          </table:table-cell>
          <table:table-cell office:value-type="float" office:value="746.325961346882" calcext:value-type="float">
            <text:p>746.325961346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748821" calcext:value-type="float">
            <text:p>0.748821</text:p>
          </table:table-cell>
          <table:table-cell office:value-type="float" office:value="0.108258" calcext:value-type="float">
            <text:p>0.108258</text:p>
          </table:table-cell>
          <table:table-cell office:value-type="float" office:value="0.000824" calcext:value-type="float">
            <text:p>0.00082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7.59519287549675" calcext:value-type="float">
            <text:p>7.59519287549675</text:p>
          </table:table-cell>
          <table:table-cell office:value-type="float" office:value="816.592564346997" calcext:value-type="float">
            <text:p>816.592564346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748968" calcext:value-type="float">
            <text:p>0.748968</text:p>
          </table:table-cell>
          <table:table-cell office:value-type="float" office:value="0.107342" calcext:value-type="float">
            <text:p>0.107342</text:p>
          </table:table-cell>
          <table:table-cell office:value-type="float" office:value="0.00094" calcext:value-type="float">
            <text:p>0.00094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7.40985765673097" calcext:value-type="float">
            <text:p>7.40985765673097</text:p>
          </table:table-cell>
          <table:table-cell office:value-type="float" office:value="982.056432038835" calcext:value-type="float">
            <text:p>982.056432038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0.749721" calcext:value-type="float">
            <text:p>0.749721</text:p>
          </table:table-cell>
          <table:table-cell office:value-type="float" office:value="0.116714" calcext:value-type="float">
            <text:p>0.116714</text:p>
          </table:table-cell>
          <table:table-cell office:value-type="float" office:value="0.001014" calcext:value-type="float">
            <text:p>0.00101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8.45554778522392" calcext:value-type="float">
            <text:p>8.45554778522392</text:p>
          </table:table-cell>
          <table:table-cell office:value-type="float" office:value="1112.7978464039" calcext:value-type="float">
            <text:p>1112.7978464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5813" calcext:value-type="float">
            <text:p>0.85813</text:p>
          </table:table-cell>
          <table:table-cell office:value-type="float" office:value="0.107664" calcext:value-type="float">
            <text:p>0.107664</text:p>
          </table:table-cell>
          <table:table-cell office:value-type="float" office:value="0.001009" calcext:value-type="float">
            <text:p>0.001009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4092665447853" calcext:value-type="float">
            <text:p>9.4092665447853</text:p>
          </table:table-cell>
          <table:table-cell office:value-type="float" office:value="1186.17218160831" calcext:value-type="float">
            <text:p>1186.17218160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57926" calcext:value-type="float">
            <text:p>0.857926</text:p>
          </table:table-cell>
          <table:table-cell office:value-type="float" office:value="0.108518" calcext:value-type="float">
            <text:p>0.108518</text:p>
          </table:table-cell>
          <table:table-cell office:value-type="float" office:value="0.001103" calcext:value-type="float">
            <text:p>0.00110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0.1379768886052" calcext:value-type="float">
            <text:p>10.1379768886052</text:p>
          </table:table-cell>
          <table:table-cell office:value-type="float" office:value="1312.19621342513" calcext:value-type="float">
            <text:p>1312.19621342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54847" calcext:value-type="float">
            <text:p>0.854847</text:p>
          </table:table-cell>
          <table:table-cell office:value-type="float" office:value="0.108872" calcext:value-type="float">
            <text:p>0.108872</text:p>
          </table:table-cell>
          <table:table-cell office:value-type="float" office:value="0.001011" calcext:value-type="float">
            <text:p>0.001011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1.2944651500628" calcext:value-type="float">
            <text:p>11.2944651500628</text:p>
          </table:table-cell>
          <table:table-cell office:value-type="float" office:value="1370.45493949792" calcext:value-type="float">
            <text:p>1370.45493949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54343" calcext:value-type="float">
            <text:p>0.854343</text:p>
          </table:table-cell>
          <table:table-cell office:value-type="float" office:value="0.111013" calcext:value-type="float">
            <text:p>0.111013</text:p>
          </table:table-cell>
          <table:table-cell office:value-type="float" office:value="0.001095" calcext:value-type="float">
            <text:p>0.001095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12.0128667017151" calcext:value-type="float">
            <text:p>12.0128667017151</text:p>
          </table:table-cell>
          <table:table-cell office:value-type="float" office:value="1499.09796210225" calcext:value-type="float">
            <text:p>1499.09796210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57782" calcext:value-type="float">
            <text:p>0.857782</text:p>
          </table:table-cell>
          <table:table-cell office:value-type="float" office:value="0.127846" calcext:value-type="float">
            <text:p>0.127846</text:p>
          </table:table-cell>
          <table:table-cell office:value-type="float" office:value="0.001027" calcext:value-type="float">
            <text:p>0.001027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13.2793871040086" calcext:value-type="float">
            <text:p>13.2793871040086</text:p>
          </table:table-cell>
          <table:table-cell office:value-type="float" office:value="1604.82287113132" calcext:value-type="float">
            <text:p>1604.82287113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97117" calcext:value-type="float">
            <text:p>0.97117</text:p>
          </table:table-cell>
          <table:table-cell office:value-type="float" office:value="0.131641" calcext:value-type="float">
            <text:p>0.131641</text:p>
          </table:table-cell>
          <table:table-cell office:value-type="float" office:value="0.000986" calcext:value-type="float">
            <text:p>0.000986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14.408806648435" calcext:value-type="float">
            <text:p>14.408806648435</text:p>
          </table:table-cell>
          <table:table-cell office:value-type="float" office:value="1621.68719689622" calcext:value-type="float">
            <text:p>1621.68719689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971417" calcext:value-type="float">
            <text:p>0.971417</text:p>
          </table:table-cell>
          <table:table-cell office:value-type="float" office:value="0.129012" calcext:value-type="float">
            <text:p>0.129012</text:p>
          </table:table-cell>
          <table:table-cell office:value-type="float" office:value="0.000993" calcext:value-type="float">
            <text:p>0.000993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.4104414790095" calcext:value-type="float">
            <text:p>16.4104414790095</text:p>
          </table:table-cell>
          <table:table-cell office:value-type="float" office:value="1674.76722817764" calcext:value-type="float">
            <text:p>1674.76722817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970849" calcext:value-type="float">
            <text:p>0.970849</text:p>
          </table:table-cell>
          <table:table-cell office:value-type="float" office:value="0.138413" calcext:value-type="float">
            <text:p>0.138413</text:p>
          </table:table-cell>
          <table:table-cell office:value-type="float" office:value="0.000992" calcext:value-type="float">
            <text:p>0.00099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7.3423698145028" calcext:value-type="float">
            <text:p>17.3423698145028</text:p>
          </table:table-cell>
          <table:table-cell office:value-type="float" office:value="1740.56391419336" calcext:value-type="float">
            <text:p>1740.56391419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970865" calcext:value-type="float">
            <text:p>0.970865</text:p>
          </table:table-cell>
          <table:table-cell office:value-type="float" office:value="0.132983" calcext:value-type="float">
            <text:p>0.132983</text:p>
          </table:table-cell>
          <table:table-cell office:value-type="float" office:value="0.000979" calcext:value-type="float">
            <text:p>0.000979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17.8262844016925" calcext:value-type="float">
            <text:p>17.8262844016925</text:p>
          </table:table-cell>
          <table:table-cell office:value-type="float" office:value="1883.97237325496" calcext:value-type="float">
            <text:p>1883.97237325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0.970986" calcext:value-type="float">
            <text:p>0.970986</text:p>
          </table:table-cell>
          <table:table-cell office:value-type="float" office:value="0.123198" calcext:value-type="float">
            <text:p>0.123198</text:p>
          </table:table-cell>
          <table:table-cell office:value-type="float" office:value="0.000994" calcext:value-type="float">
            <text:p>0.00099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9.2593764561064" calcext:value-type="float">
            <text:p>19.2593764561064</text:p>
          </table:table-cell>
          <table:table-cell office:value-type="float" office:value="1909.6159150462" calcext:value-type="float">
            <text:p>1909.6159150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.095393" calcext:value-type="float">
            <text:p>1.095393</text:p>
          </table:table-cell>
          <table:table-cell office:value-type="float" office:value="0.125088" calcext:value-type="float">
            <text:p>0.125088</text:p>
          </table:table-cell>
          <table:table-cell office:value-type="float" office:value="0.00101" calcext:value-type="float">
            <text:p>0.00101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20.1109150488155" calcext:value-type="float">
            <text:p>20.1109150488155</text:p>
          </table:table-cell>
          <table:table-cell office:value-type="float" office:value="1966.42092072286" calcext:value-type="float">
            <text:p>1966.42092072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.095595" calcext:value-type="float">
            <text:p>1.095595</text:p>
          </table:table-cell>
          <table:table-cell office:value-type="float" office:value="0.130435" calcext:value-type="float">
            <text:p>0.130435</text:p>
          </table:table-cell>
          <table:table-cell office:value-type="float" office:value="0.00101" calcext:value-type="float">
            <text:p>0.00101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21.6510622486093" calcext:value-type="float">
            <text:p>21.6510622486093</text:p>
          </table:table-cell>
          <table:table-cell office:value-type="float" office:value="2073.70437719184" calcext:value-type="float">
            <text:p>2073.70437719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.094791" calcext:value-type="float">
            <text:p>1.094791</text:p>
          </table:table-cell>
          <table:table-cell office:value-type="float" office:value="0.126756" calcext:value-type="float">
            <text:p>0.126756</text:p>
          </table:table-cell>
          <table:table-cell office:value-type="float" office:value="0.001004" calcext:value-type="float">
            <text:p>0.00100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3.7023508880562" calcext:value-type="float">
            <text:p>23.7023508880562</text:p>
          </table:table-cell>
          <table:table-cell office:value-type="float" office:value="2152.61038961039" calcext:value-type="float">
            <text:p>2152.61038961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.095791" calcext:value-type="float">
            <text:p>1.095791</text:p>
          </table:table-cell>
          <table:table-cell office:value-type="float" office:value="0.127852" calcext:value-type="float">
            <text:p>0.127852</text:p>
          </table:table-cell>
          <table:table-cell office:value-type="float" office:value="0.001011" calcext:value-type="float">
            <text:p>0.001011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25.2406278544168" calcext:value-type="float">
            <text:p>25.2406278544168</text:p>
          </table:table-cell>
          <table:table-cell office:value-type="float" office:value="2164.11285933988" calcext:value-type="float">
            <text:p>2164.11285933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.095621" calcext:value-type="float">
            <text:p>1.095621</text:p>
          </table:table-cell>
          <table:table-cell office:value-type="float" office:value="0.137632" calcext:value-type="float">
            <text:p>0.137632</text:p>
          </table:table-cell>
          <table:table-cell office:value-type="float" office:value="0.000887" calcext:value-type="float">
            <text:p>0.000887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26.7602112206135" calcext:value-type="float">
            <text:p>26.7602112206135</text:p>
          </table:table-cell>
          <table:table-cell office:value-type="float" office:value="2213.7419758707" calcext:value-type="float">
            <text:p>2213.7419758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.23092" calcext:value-type="float">
            <text:p>1.23092</text:p>
          </table:table-cell>
          <table:table-cell office:value-type="float" office:value="0.124674" calcext:value-type="float">
            <text:p>0.124674</text:p>
          </table:table-cell>
          <table:table-cell office:value-type="float" office:value="0.000996" calcext:value-type="float">
            <text:p>0.000996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28.2037163670015" calcext:value-type="float">
            <text:p>28.2037163670015</text:p>
          </table:table-cell>
          <table:table-cell office:value-type="float" office:value="2185.22430203046" calcext:value-type="float">
            <text:p>2185.22430203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.235014" calcext:value-type="float">
            <text:p>1.235014</text:p>
          </table:table-cell>
          <table:table-cell office:value-type="float" office:value="0.137681" calcext:value-type="float">
            <text:p>0.137681</text:p>
          </table:table-cell>
          <table:table-cell office:value-type="float" office:value="0.001108" calcext:value-type="float">
            <text:p>0.00110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30.2829810384919" calcext:value-type="float">
            <text:p>30.2829810384919</text:p>
          </table:table-cell>
          <table:table-cell office:value-type="float" office:value="2344.31384286478" calcext:value-type="float">
            <text:p>2344.31384286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.234142" calcext:value-type="float">
            <text:p>1.234142</text:p>
          </table:table-cell>
          <table:table-cell office:value-type="float" office:value="0.126158" calcext:value-type="float">
            <text:p>0.126158</text:p>
          </table:table-cell>
          <table:table-cell office:value-type="float" office:value="0.001109" calcext:value-type="float">
            <text:p>0.00110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1.3106224837411" calcext:value-type="float">
            <text:p>31.3106224837411</text:p>
          </table:table-cell>
          <table:table-cell office:value-type="float" office:value="2367.72833723653" calcext:value-type="float">
            <text:p>2367.72833723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.234838" calcext:value-type="float">
            <text:p>1.234838</text:p>
          </table:table-cell>
          <table:table-cell office:value-type="float" office:value="0.126422" calcext:value-type="float">
            <text:p>0.126422</text:p>
          </table:table-cell>
          <table:table-cell office:value-type="float" office:value="0.00103" calcext:value-type="float">
            <text:p>0.0010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33.9296542874292" calcext:value-type="float">
            <text:p>33.9296542874292</text:p>
          </table:table-cell>
          <table:table-cell office:value-type="float" office:value="2310.65664348807" calcext:value-type="float">
            <text:p>2310.65664348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.230809" calcext:value-type="float">
            <text:p>1.230809</text:p>
          </table:table-cell>
          <table:table-cell office:value-type="float" office:value="0.140347" calcext:value-type="float">
            <text:p>0.140347</text:p>
          </table:table-cell>
          <table:table-cell office:value-type="float" office:value="0.000955" calcext:value-type="float">
            <text:p>0.000955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36.1046441734399" calcext:value-type="float">
            <text:p>36.1046441734399</text:p>
          </table:table-cell>
          <table:table-cell office:value-type="float" office:value="2335.53538074713" calcext:value-type="float">
            <text:p>2335.53538074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.371009" calcext:value-type="float">
            <text:p>1.371009</text:p>
          </table:table-cell>
          <table:table-cell office:value-type="float" office:value="0.126912" calcext:value-type="float">
            <text:p>0.126912</text:p>
          </table:table-cell>
          <table:table-cell office:value-type="float" office:value="0.001026" calcext:value-type="float">
            <text:p>0.001026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35.2229859406956" calcext:value-type="float">
            <text:p>35.2229859406956</text:p>
          </table:table-cell>
          <table:table-cell office:value-type="float" office:value="2398.51453081233" calcext:value-type="float">
            <text:p>2398.51453081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.370562" calcext:value-type="float">
            <text:p>1.370562</text:p>
          </table:table-cell>
          <table:table-cell office:value-type="float" office:value="0.153097" calcext:value-type="float">
            <text:p>0.153097</text:p>
          </table:table-cell>
          <table:table-cell office:value-type="float" office:value="0.000977" calcext:value-type="float">
            <text:p>0.00097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38.8835950495529" calcext:value-type="float">
            <text:p>38.8835950495529</text:p>
          </table:table-cell>
          <table:table-cell office:value-type="float" office:value="2403.47907827968" calcext:value-type="float">
            <text:p>2403.47907827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.376479" calcext:value-type="float">
            <text:p>1.376479</text:p>
          </table:table-cell>
          <table:table-cell office:value-type="float" office:value="0.129418" calcext:value-type="float">
            <text:p>0.129418</text:p>
          </table:table-cell>
          <table:table-cell office:value-type="float" office:value="0.001126" calcext:value-type="float">
            <text:p>0.001126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.831625344064" calcext:value-type="float">
            <text:p>39.831625344064</text:p>
          </table:table-cell>
          <table:table-cell office:value-type="float" office:value="2457.82627666451" calcext:value-type="float">
            <text:p>2457.82627666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.371576" calcext:value-type="float">
            <text:p>1.371576</text:p>
          </table:table-cell>
          <table:table-cell office:value-type="float" office:value="0.142424" calcext:value-type="float">
            <text:p>0.142424</text:p>
          </table:table-cell>
          <table:table-cell office:value-type="float" office:value="0.001128" calcext:value-type="float">
            <text:p>0.001128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2.3258118909159" calcext:value-type="float">
            <text:p>42.3258118909159</text:p>
          </table:table-cell>
          <table:table-cell office:value-type="float" office:value="2533.49399984106" calcext:value-type="float">
            <text:p>2533.49399984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.371848" calcext:value-type="float">
            <text:p>1.371848</text:p>
          </table:table-cell>
          <table:table-cell office:value-type="float" office:value="0.124958" calcext:value-type="float">
            <text:p>0.124958</text:p>
          </table:table-cell>
          <table:table-cell office:value-type="float" office:value="0.000972" calcext:value-type="float">
            <text:p>0.000972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4.4749069212347" calcext:value-type="float">
            <text:p>44.4749069212347</text:p>
          </table:table-cell>
          <table:table-cell office:value-type="float" office:value="2540.65141513013" calcext:value-type="float">
            <text:p>2540.65141513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521159" calcext:value-type="float">
            <text:p>1.521159</text:p>
          </table:table-cell>
          <table:table-cell office:value-type="float" office:value="0.125855" calcext:value-type="float">
            <text:p>0.125855</text:p>
          </table:table-cell>
          <table:table-cell office:value-type="float" office:value="0.001169" calcext:value-type="float">
            <text:p>0.001169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6.609866280691" calcext:value-type="float">
            <text:p>46.609866280691</text:p>
          </table:table-cell>
          <table:table-cell office:value-type="float" office:value="2580.53903837671" calcext:value-type="float">
            <text:p>2580.53903837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515998" calcext:value-type="float">
            <text:p>1.515998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0.001167" calcext:value-type="float">
            <text:p>0.001167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9.3216869361481" calcext:value-type="float">
            <text:p>49.3216869361481</text:p>
          </table:table-cell>
          <table:table-cell office:value-type="float" office:value="2615.26718371994" calcext:value-type="float">
            <text:p>2615.26718371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519109" calcext:value-type="float">
            <text:p>1.519109</text:p>
          </table:table-cell>
          <table:table-cell office:value-type="float" office:value="0.129009" calcext:value-type="float">
            <text:p>0.129009</text:p>
          </table:table-cell>
          <table:table-cell office:value-type="float" office:value="0.001012" calcext:value-type="float">
            <text:p>0.001012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51.8135899423641" calcext:value-type="float">
            <text:p>51.8135899423641</text:p>
          </table:table-cell>
          <table:table-cell office:value-type="float" office:value="2628.50933588674" calcext:value-type="float">
            <text:p>2628.50933588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516373" calcext:value-type="float">
            <text:p>1.516373</text:p>
          </table:table-cell>
          <table:table-cell office:value-type="float" office:value="0.12484" calcext:value-type="float">
            <text:p>0.12484</text:p>
          </table:table-cell>
          <table:table-cell office:value-type="float" office:value="0.001172" calcext:value-type="float">
            <text:p>0.001172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54.2476261308164" calcext:value-type="float">
            <text:p>54.2476261308164</text:p>
          </table:table-cell>
          <table:table-cell office:value-type="float" office:value="2665.73606219682" calcext:value-type="float">
            <text:p>2665.73606219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51557" calcext:value-type="float">
            <text:p>1.51557</text:p>
          </table:table-cell>
          <table:table-cell office:value-type="float" office:value="0.139479" calcext:value-type="float">
            <text:p>0.139479</text:p>
          </table:table-cell>
          <table:table-cell office:value-type="float" office:value="0.001017" calcext:value-type="float">
            <text:p>0.001017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54.99885660576" calcext:value-type="float">
            <text:p>54.99885660576</text:p>
          </table:table-cell>
          <table:table-cell office:value-type="float" office:value="2609.38677130045" calcext:value-type="float">
            <text:p>2609.38677130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.674223" calcext:value-type="float">
            <text:p>1.674223</text:p>
          </table:table-cell>
          <table:table-cell office:value-type="float" office:value="0.127694" calcext:value-type="float">
            <text:p>0.127694</text:p>
          </table:table-cell>
          <table:table-cell office:value-type="float" office:value="0.001187" calcext:value-type="float">
            <text:p>0.001187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58.4147255214165" calcext:value-type="float">
            <text:p>58.4147255214165</text:p>
          </table:table-cell>
          <table:table-cell office:value-type="float" office:value="2687.93477860345" calcext:value-type="float">
            <text:p>2687.9347786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.679654" calcext:value-type="float">
            <text:p>1.679654</text:p>
          </table:table-cell>
          <table:table-cell office:value-type="float" office:value="0.130384" calcext:value-type="float">
            <text:p>0.130384</text:p>
          </table:table-cell>
          <table:table-cell office:value-type="float" office:value="0.001105" calcext:value-type="float">
            <text:p>0.001105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59.9110494532398" calcext:value-type="float">
            <text:p>59.9110494532398</text:p>
          </table:table-cell>
          <table:table-cell office:value-type="float" office:value="2725.91328302791" calcext:value-type="float">
            <text:p>2725.91328302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.67469" calcext:value-type="float">
            <text:p>1.67469</text:p>
          </table:table-cell>
          <table:table-cell office:value-type="float" office:value="0.160916" calcext:value-type="float">
            <text:p>0.160916</text:p>
          </table:table-cell>
          <table:table-cell office:value-type="float" office:value="0.001087" calcext:value-type="float">
            <text:p>0.001087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3.3953992626201" calcext:value-type="float">
            <text:p>63.3953992626201</text:p>
          </table:table-cell>
          <table:table-cell office:value-type="float" office:value="2665.42165017986" calcext:value-type="float">
            <text:p>2665.42165017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.674864" calcext:value-type="float">
            <text:p>1.674864</text:p>
          </table:table-cell>
          <table:table-cell office:value-type="float" office:value="0.124446" calcext:value-type="float">
            <text:p>0.124446</text:p>
          </table:table-cell>
          <table:table-cell office:value-type="float" office:value="0.001033" calcext:value-type="float">
            <text:p>0.0010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1.682523" calcext:value-type="float">
            <text:p>1.682523</text:p>
          </table:table-cell>
          <table:table-cell office:value-type="float" office:value="0.154641" calcext:value-type="float">
            <text:p>0.154641</text:p>
          </table:table-cell>
          <table:table-cell office:value-type="float" office:value="0.001182" calcext:value-type="float">
            <text:p>0.0011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.833779" calcext:value-type="float">
            <text:p>1.833779</text:p>
          </table:table-cell>
          <table:table-cell office:value-type="float" office:value="0.128812" calcext:value-type="float">
            <text:p>0.128812</text:p>
          </table:table-cell>
          <table:table-cell office:value-type="float" office:value="0.001147" calcext:value-type="float">
            <text:p>0.0011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.832383" calcext:value-type="float">
            <text:p>1.832383</text:p>
          </table:table-cell>
          <table:table-cell office:value-type="float" office:value="0.140891" calcext:value-type="float">
            <text:p>0.140891</text:p>
          </table:table-cell>
          <table:table-cell office:value-type="float" office:value="0.001078" calcext:value-type="float">
            <text:p>0.0010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.839049" calcext:value-type="float">
            <text:p>1.839049</text:p>
          </table:table-cell>
          <table:table-cell office:value-type="float" office:value="0.126838" calcext:value-type="float">
            <text:p>0.126838</text:p>
          </table:table-cell>
          <table:table-cell office:value-type="float" office:value="0.001133" calcext:value-type="float">
            <text:p>0.0011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.839487" calcext:value-type="float">
            <text:p>1.839487</text:p>
          </table:table-cell>
          <table:table-cell office:value-type="float" office:value="0.157622" calcext:value-type="float">
            <text:p>0.157622</text:p>
          </table:table-cell>
          <table:table-cell office:value-type="float" office:value="0.001218" calcext:value-type="float">
            <text:p>0.0012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.833284" calcext:value-type="float">
            <text:p>1.833284</text:p>
          </table:table-cell>
          <table:table-cell office:value-type="float" office:value="0.136982" calcext:value-type="float">
            <text:p>0.136982</text:p>
          </table:table-cell>
          <table:table-cell office:value-type="float" office:value="0.001143" calcext:value-type="float">
            <text:p>0.0011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.003708" calcext:value-type="float">
            <text:p>2.003708</text:p>
          </table:table-cell>
          <table:table-cell office:value-type="float" office:value="0.143604" calcext:value-type="float">
            <text:p>0.143604</text:p>
          </table:table-cell>
          <table:table-cell office:value-type="float" office:value="0.001317" calcext:value-type="float">
            <text:p>0.0013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.004327" calcext:value-type="float">
            <text:p>2.004327</text:p>
          </table:table-cell>
          <table:table-cell office:value-type="float" office:value="0.128292" calcext:value-type="float">
            <text:p>0.128292</text:p>
          </table:table-cell>
          <table:table-cell office:value-type="float" office:value="0.001167" calcext:value-type="float">
            <text:p>0.0011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.011007" calcext:value-type="float">
            <text:p>2.011007</text:p>
          </table:table-cell>
          <table:table-cell office:value-type="float" office:value="0.140204" calcext:value-type="float">
            <text:p>0.140204</text:p>
          </table:table-cell>
          <table:table-cell office:value-type="float" office:value="0.001161" calcext:value-type="float">
            <text:p>0.0011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.005371" calcext:value-type="float">
            <text:p>2.005371</text:p>
          </table:table-cell>
          <table:table-cell office:value-type="float" office:value="0.138776" calcext:value-type="float">
            <text:p>0.138776</text:p>
          </table:table-cell>
          <table:table-cell office:value-type="float" office:value="0.001184" calcext:value-type="float">
            <text:p>0.0011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2.007344" calcext:value-type="float">
            <text:p>2.007344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001357" calcext:value-type="float">
            <text:p>0.0013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.189118" calcext:value-type="float">
            <text:p>2.189118</text:p>
          </table:table-cell>
          <table:table-cell office:value-type="float" office:value="0.125766" calcext:value-type="float">
            <text:p>0.125766</text:p>
          </table:table-cell>
          <table:table-cell office:value-type="float" office:value="0.00135" calcext:value-type="float">
            <text:p>0.001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.190526" calcext:value-type="float">
            <text:p>2.190526</text:p>
          </table:table-cell>
          <table:table-cell office:value-type="float" office:value="0.142252" calcext:value-type="float">
            <text:p>0.142252</text:p>
          </table:table-cell>
          <table:table-cell office:value-type="float" office:value="0.001258" calcext:value-type="float">
            <text:p>0.0012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.18576" calcext:value-type="float">
            <text:p>2.18576</text:p>
          </table:table-cell>
          <table:table-cell office:value-type="float" office:value="0.12691" calcext:value-type="float">
            <text:p>0.12691</text:p>
          </table:table-cell>
          <table:table-cell office:value-type="float" office:value="0.001357" calcext:value-type="float">
            <text:p>0.0013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.187253" calcext:value-type="float">
            <text:p>2.187253</text:p>
          </table:table-cell>
          <table:table-cell office:value-type="float" office:value="0.144371" calcext:value-type="float">
            <text:p>0.144371</text:p>
          </table:table-cell>
          <table:table-cell office:value-type="float" office:value="0.001249" calcext:value-type="float">
            <text:p>0.001249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.183573" calcext:value-type="float">
            <text:p>2.183573</text:p>
          </table:table-cell>
          <table:table-cell office:value-type="float" office:value="0.12712" calcext:value-type="float">
            <text:p>0.12712</text:p>
          </table:table-cell>
          <table:table-cell office:value-type="float" office:value="0.001316" calcext:value-type="float">
            <text:p>0.0013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369373" calcext:value-type="float">
            <text:p>2.369373</text:p>
          </table:table-cell>
          <table:table-cell office:value-type="float" office:value="0.142827" calcext:value-type="float">
            <text:p>0.142827</text:p>
          </table:table-cell>
          <table:table-cell office:value-type="float" office:value="0.001405" calcext:value-type="float">
            <text:p>0.0014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367793" calcext:value-type="float">
            <text:p>2.367793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001335" calcext:value-type="float">
            <text:p>0.0013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371723" calcext:value-type="float">
            <text:p>2.371723</text:p>
          </table:table-cell>
          <table:table-cell office:value-type="float" office:value="0.143047" calcext:value-type="float">
            <text:p>0.143047</text:p>
          </table:table-cell>
          <table:table-cell office:value-type="float" office:value="0.001235" calcext:value-type="float">
            <text:p>0.0012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368446" calcext:value-type="float">
            <text:p>2.368446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001421" calcext:value-type="float">
            <text:p>0.0014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368943" calcext:value-type="float">
            <text:p>2.368943</text:p>
          </table:table-cell>
          <table:table-cell office:value-type="float" office:value="0.142685" calcext:value-type="float">
            <text:p>0.142685</text:p>
          </table:table-cell>
          <table:table-cell office:value-type="float" office:value="0.00141" calcext:value-type="float">
            <text:p>0.001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2.56072" calcext:value-type="float">
            <text:p>2.56072</text:p>
          </table:table-cell>
          <table:table-cell office:value-type="float" office:value="0.142999" calcext:value-type="float">
            <text:p>0.142999</text:p>
          </table:table-cell>
          <table:table-cell office:value-type="float" office:value="0.001384" calcext:value-type="float">
            <text:p>0.0013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2.564423" calcext:value-type="float">
            <text:p>2.564423</text:p>
          </table:table-cell>
          <table:table-cell office:value-type="float" office:value="0.143276" calcext:value-type="float">
            <text:p>0.143276</text:p>
          </table:table-cell>
          <table:table-cell office:value-type="float" office:value="0.001343" calcext:value-type="float">
            <text:p>0.0013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2.562507" calcext:value-type="float">
            <text:p>2.562507</text:p>
          </table:table-cell>
          <table:table-cell office:value-type="float" office:value="0.152024" calcext:value-type="float">
            <text:p>0.152024</text:p>
          </table:table-cell>
          <table:table-cell office:value-type="float" office:value="0.001348" calcext:value-type="float">
            <text:p>0.0013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2.562345" calcext:value-type="float">
            <text:p>2.562345</text:p>
          </table:table-cell>
          <table:table-cell office:value-type="float" office:value="0.140209" calcext:value-type="float">
            <text:p>0.140209</text:p>
          </table:table-cell>
          <table:table-cell office:value-type="float" office:value="0.001378" calcext:value-type="float">
            <text:p>0.0013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2.570437" calcext:value-type="float">
            <text:p>2.570437</text:p>
          </table:table-cell>
          <table:table-cell office:value-type="float" office:value="0.140679" calcext:value-type="float">
            <text:p>0.140679</text:p>
          </table:table-cell>
          <table:table-cell office:value-type="float" office:value="0.001352" calcext:value-type="float">
            <text:p>0.0013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2.775345" calcext:value-type="float">
            <text:p>2.775345</text:p>
          </table:table-cell>
          <table:table-cell office:value-type="float" office:value="0.141918" calcext:value-type="float">
            <text:p>0.141918</text:p>
          </table:table-cell>
          <table:table-cell office:value-type="float" office:value="0.001568" calcext:value-type="float">
            <text:p>0.0015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2.766902" calcext:value-type="float">
            <text:p>2.766902</text:p>
          </table:table-cell>
          <table:table-cell office:value-type="float" office:value="0.144021" calcext:value-type="float">
            <text:p>0.144021</text:p>
          </table:table-cell>
          <table:table-cell office:value-type="float" office:value="0.001405" calcext:value-type="float">
            <text:p>0.0014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2.765607" calcext:value-type="float">
            <text:p>2.765607</text:p>
          </table:table-cell>
          <table:table-cell office:value-type="float" office:value="0.141813" calcext:value-type="float">
            <text:p>0.141813</text:p>
          </table:table-cell>
          <table:table-cell office:value-type="float" office:value="0.001423" calcext:value-type="float">
            <text:p>0.0014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2.764567" calcext:value-type="float">
            <text:p>2.764567</text:p>
          </table:table-cell>
          <table:table-cell office:value-type="float" office:value="0.14327" calcext:value-type="float">
            <text:p>0.14327</text:p>
          </table:table-cell>
          <table:table-cell office:value-type="float" office:value="0.001455" calcext:value-type="float">
            <text:p>0.0014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2.774204" calcext:value-type="float">
            <text:p>2.774204</text:p>
          </table:table-cell>
          <table:table-cell office:value-type="float" office:value="0.147933" calcext:value-type="float">
            <text:p>0.147933</text:p>
          </table:table-cell>
          <table:table-cell office:value-type="float" office:value="0.0014" calcext:value-type="float">
            <text:p>0.00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.985604" calcext:value-type="float">
            <text:p>2.985604</text:p>
          </table:table-cell>
          <table:table-cell office:value-type="float" office:value="0.143432" calcext:value-type="float">
            <text:p>0.143432</text:p>
          </table:table-cell>
          <table:table-cell office:value-type="float" office:value="0.001455" calcext:value-type="float">
            <text:p>0.0014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.985656" calcext:value-type="float">
            <text:p>2.985656</text:p>
          </table:table-cell>
          <table:table-cell office:value-type="float" office:value="0.168073" calcext:value-type="float">
            <text:p>0.168073</text:p>
          </table:table-cell>
          <table:table-cell office:value-type="float" office:value="0.001569" calcext:value-type="float">
            <text:p>0.0015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.974366" calcext:value-type="float">
            <text:p>2.974366</text:p>
          </table:table-cell>
          <table:table-cell office:value-type="float" office:value="0.14427" calcext:value-type="float">
            <text:p>0.14427</text:p>
          </table:table-cell>
          <table:table-cell office:value-type="float" office:value="0.001529" calcext:value-type="float">
            <text:p>0.0015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.98503" calcext:value-type="float">
            <text:p>2.98503</text:p>
          </table:table-cell>
          <table:table-cell office:value-type="float" office:value="0.144103" calcext:value-type="float">
            <text:p>0.144103</text:p>
          </table:table-cell>
          <table:table-cell office:value-type="float" office:value="0.001527" calcext:value-type="float">
            <text:p>0.0015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2.976781" calcext:value-type="float">
            <text:p>2.976781</text:p>
          </table:table-cell>
          <table:table-cell office:value-type="float" office:value="0.141383" calcext:value-type="float">
            <text:p>0.141383</text:p>
          </table:table-cell>
          <table:table-cell office:value-type="float" office:value="0.001501" calcext:value-type="float">
            <text:p>0.0015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3.192074" calcext:value-type="float">
            <text:p>3.192074</text:p>
          </table:table-cell>
          <table:table-cell office:value-type="float" office:value="0.145887" calcext:value-type="float">
            <text:p>0.145887</text:p>
          </table:table-cell>
          <table:table-cell office:value-type="float" office:value="0.001483" calcext:value-type="float">
            <text:p>0.0014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3.190209" calcext:value-type="float">
            <text:p>3.190209</text:p>
          </table:table-cell>
          <table:table-cell office:value-type="float" office:value="0.148308" calcext:value-type="float">
            <text:p>0.148308</text:p>
          </table:table-cell>
          <table:table-cell office:value-type="float" office:value="0.00157" calcext:value-type="float">
            <text:p>0.001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3.190823" calcext:value-type="float">
            <text:p>3.190823</text:p>
          </table:table-cell>
          <table:table-cell office:value-type="float" office:value="0.142367" calcext:value-type="float">
            <text:p>0.142367</text:p>
          </table:table-cell>
          <table:table-cell office:value-type="float" office:value="0.001546" calcext:value-type="float">
            <text:p>0.0015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3.190851" calcext:value-type="float">
            <text:p>3.190851</text:p>
          </table:table-cell>
          <table:table-cell office:value-type="float" office:value="0.145231" calcext:value-type="float">
            <text:p>0.145231</text:p>
          </table:table-cell>
          <table:table-cell office:value-type="float" office:value="0.001534" calcext:value-type="float">
            <text:p>0.0015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3.201493" calcext:value-type="float">
            <text:p>3.201493</text:p>
          </table:table-cell>
          <table:table-cell office:value-type="float" office:value="0.155605" calcext:value-type="float">
            <text:p>0.155605</text:p>
          </table:table-cell>
          <table:table-cell office:value-type="float" office:value="0.001566" calcext:value-type="float">
            <text:p>0.0015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.412871" calcext:value-type="float">
            <text:p>3.412871</text:p>
          </table:table-cell>
          <table:table-cell office:value-type="float" office:value="0.142941" calcext:value-type="float">
            <text:p>0.142941</text:p>
          </table:table-cell>
          <table:table-cell office:value-type="float" office:value="0.001598" calcext:value-type="float">
            <text:p>0.0015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.411715" calcext:value-type="float">
            <text:p>3.411715</text:p>
          </table:table-cell>
          <table:table-cell office:value-type="float" office:value="0.144312" calcext:value-type="float">
            <text:p>0.144312</text:p>
          </table:table-cell>
          <table:table-cell office:value-type="float" office:value="0.00163" calcext:value-type="float">
            <text:p>0.001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.412415" calcext:value-type="float">
            <text:p>3.412415</text:p>
          </table:table-cell>
          <table:table-cell office:value-type="float" office:value="0.143671" calcext:value-type="float">
            <text:p>0.143671</text:p>
          </table:table-cell>
          <table:table-cell office:value-type="float" office:value="0.001569" calcext:value-type="float">
            <text:p>0.0015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.409683" calcext:value-type="float">
            <text:p>3.409683</text:p>
          </table:table-cell>
          <table:table-cell office:value-type="float" office:value="0.146077" calcext:value-type="float">
            <text:p>0.146077</text:p>
          </table:table-cell>
          <table:table-cell office:value-type="float" office:value="0.001557" calcext:value-type="float">
            <text:p>0.0015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.425669" calcext:value-type="float">
            <text:p>3.425669</text:p>
          </table:table-cell>
          <table:table-cell office:value-type="float" office:value="0.14328" calcext:value-type="float">
            <text:p>0.14328</text:p>
          </table:table-cell>
          <table:table-cell office:value-type="float" office:value="0.001577" calcext:value-type="float">
            <text:p>0.0015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.70359" calcext:value-type="float">
            <text:p>3.70359</text:p>
          </table:table-cell>
          <table:table-cell office:value-type="float" office:value="0.144017" calcext:value-type="float">
            <text:p>0.144017</text:p>
          </table:table-cell>
          <table:table-cell office:value-type="float" office:value="0.001715" calcext:value-type="float">
            <text:p>0.0017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.656588" calcext:value-type="float">
            <text:p>3.656588</text:p>
          </table:table-cell>
          <table:table-cell office:value-type="float" office:value="0.142523" calcext:value-type="float">
            <text:p>0.142523</text:p>
          </table:table-cell>
          <table:table-cell office:value-type="float" office:value="0.001662" calcext:value-type="float">
            <text:p>0.0016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.641521" calcext:value-type="float">
            <text:p>3.641521</text:p>
          </table:table-cell>
          <table:table-cell office:value-type="float" office:value="0.142442" calcext:value-type="float">
            <text:p>0.142442</text:p>
          </table:table-cell>
          <table:table-cell office:value-type="float" office:value="0.00171" calcext:value-type="float">
            <text:p>0.001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.646949" calcext:value-type="float">
            <text:p>3.646949</text:p>
          </table:table-cell>
          <table:table-cell office:value-type="float" office:value="0.150956" calcext:value-type="float">
            <text:p>0.150956</text:p>
          </table:table-cell>
          <table:table-cell office:value-type="float" office:value="0.001663" calcext:value-type="float">
            <text:p>0.0016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.644598" calcext:value-type="float">
            <text:p>3.644598</text:p>
          </table:table-cell>
          <table:table-cell office:value-type="float" office:value="0.144816" calcext:value-type="float">
            <text:p>0.144816</text:p>
          </table:table-cell>
          <table:table-cell office:value-type="float" office:value="0.001703" calcext:value-type="float">
            <text:p>0.0017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3.885317" calcext:value-type="float">
            <text:p>3.885317</text:p>
          </table:table-cell>
          <table:table-cell office:value-type="float" office:value="0.148133" calcext:value-type="float">
            <text:p>0.148133</text:p>
          </table:table-cell>
          <table:table-cell office:value-type="float" office:value="0.001825" calcext:value-type="float">
            <text:p>0.0018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3.888499" calcext:value-type="float">
            <text:p>3.888499</text:p>
          </table:table-cell>
          <table:table-cell office:value-type="float" office:value="0.144918" calcext:value-type="float">
            <text:p>0.144918</text:p>
          </table:table-cell>
          <table:table-cell office:value-type="float" office:value="0.001747" calcext:value-type="float">
            <text:p>0.0017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3.886389" calcext:value-type="float">
            <text:p>3.886389</text:p>
          </table:table-cell>
          <table:table-cell office:value-type="float" office:value="0.144487" calcext:value-type="float">
            <text:p>0.144487</text:p>
          </table:table-cell>
          <table:table-cell office:value-type="float" office:value="0.001725" calcext:value-type="float">
            <text:p>0.0017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3.901283" calcext:value-type="float">
            <text:p>3.901283</text:p>
          </table:table-cell>
          <table:table-cell office:value-type="float" office:value="0.144473" calcext:value-type="float">
            <text:p>0.144473</text:p>
          </table:table-cell>
          <table:table-cell office:value-type="float" office:value="0.001743" calcext:value-type="float">
            <text:p>0.0017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3.888449" calcext:value-type="float">
            <text:p>3.888449</text:p>
          </table:table-cell>
          <table:table-cell office:value-type="float" office:value="0.144812" calcext:value-type="float">
            <text:p>0.144812</text:p>
          </table:table-cell>
          <table:table-cell office:value-type="float" office:value="0.001746" calcext:value-type="float">
            <text:p>0.0017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.139084" calcext:value-type="float">
            <text:p>4.139084</text:p>
          </table:table-cell>
          <table:table-cell office:value-type="float" office:value="0.144419" calcext:value-type="float">
            <text:p>0.144419</text:p>
          </table:table-cell>
          <table:table-cell office:value-type="float" office:value="0.001987" calcext:value-type="float">
            <text:p>0.0019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.122707" calcext:value-type="float">
            <text:p>4.122707</text:p>
          </table:table-cell>
          <table:table-cell office:value-type="float" office:value="0.146791" calcext:value-type="float">
            <text:p>0.146791</text:p>
          </table:table-cell>
          <table:table-cell office:value-type="float" office:value="0.00188" calcext:value-type="float">
            <text:p>0.001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.142704" calcext:value-type="float">
            <text:p>4.142704</text:p>
          </table:table-cell>
          <table:table-cell office:value-type="float" office:value="0.145071" calcext:value-type="float">
            <text:p>0.145071</text:p>
          </table:table-cell>
          <table:table-cell office:value-type="float" office:value="0.001859" calcext:value-type="float">
            <text:p>0.0018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.137373" calcext:value-type="float">
            <text:p>4.137373</text:p>
          </table:table-cell>
          <table:table-cell office:value-type="float" office:value="0.149016" calcext:value-type="float">
            <text:p>0.149016</text:p>
          </table:table-cell>
          <table:table-cell office:value-type="float" office:value="0.001804" calcext:value-type="float">
            <text:p>0.0018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.121613" calcext:value-type="float">
            <text:p>4.121613</text:p>
          </table:table-cell>
          <table:table-cell office:value-type="float" office:value="0.147354" calcext:value-type="float">
            <text:p>0.147354</text:p>
          </table:table-cell>
          <table:table-cell office:value-type="float" office:value="0.001926" calcext:value-type="float">
            <text:p>0.0019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.384147" calcext:value-type="float">
            <text:p>4.384147</text:p>
          </table:table-cell>
          <table:table-cell office:value-type="float" office:value="0.145249" calcext:value-type="float">
            <text:p>0.145249</text:p>
          </table:table-cell>
          <table:table-cell office:value-type="float" office:value="0.001919" calcext:value-type="float">
            <text:p>0.0019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.382029" calcext:value-type="float">
            <text:p>4.382029</text:p>
          </table:table-cell>
          <table:table-cell office:value-type="float" office:value="0.145223" calcext:value-type="float">
            <text:p>0.145223</text:p>
          </table:table-cell>
          <table:table-cell office:value-type="float" office:value="0.001833" calcext:value-type="float">
            <text:p>0.0018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.384838" calcext:value-type="float">
            <text:p>4.384838</text:p>
          </table:table-cell>
          <table:table-cell office:value-type="float" office:value="0.142872" calcext:value-type="float">
            <text:p>0.142872</text:p>
          </table:table-cell>
          <table:table-cell office:value-type="float" office:value="0.001803" calcext:value-type="float">
            <text:p>0.0018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.382169" calcext:value-type="float">
            <text:p>4.382169</text:p>
          </table:table-cell>
          <table:table-cell office:value-type="float" office:value="0.144238" calcext:value-type="float">
            <text:p>0.144238</text:p>
          </table:table-cell>
          <table:table-cell office:value-type="float" office:value="0.001824" calcext:value-type="float">
            <text:p>0.0018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.397873" calcext:value-type="float">
            <text:p>4.397873</text:p>
          </table:table-cell>
          <table:table-cell office:value-type="float" office:value="0.146622" calcext:value-type="float">
            <text:p>0.146622</text:p>
          </table:table-cell>
          <table:table-cell office:value-type="float" office:value="0.001976" calcext:value-type="float">
            <text:p>0.0019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.645672" calcext:value-type="float">
            <text:p>4.645672</text:p>
          </table:table-cell>
          <table:table-cell office:value-type="float" office:value="0.161955" calcext:value-type="float">
            <text:p>0.161955</text:p>
          </table:table-cell>
          <table:table-cell office:value-type="float" office:value="0.002016" calcext:value-type="float">
            <text:p>0.0020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.658727" calcext:value-type="float">
            <text:p>4.658727</text:p>
          </table:table-cell>
          <table:table-cell office:value-type="float" office:value="0.142715" calcext:value-type="float">
            <text:p>0.142715</text:p>
          </table:table-cell>
          <table:table-cell office:value-type="float" office:value="0.001944" calcext:value-type="float">
            <text:p>0.0019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.659244" calcext:value-type="float">
            <text:p>4.659244</text:p>
          </table:table-cell>
          <table:table-cell office:value-type="float" office:value="0.145418" calcext:value-type="float">
            <text:p>0.145418</text:p>
          </table:table-cell>
          <table:table-cell office:value-type="float" office:value="0.001876" calcext:value-type="float">
            <text:p>0.0018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.64531" calcext:value-type="float">
            <text:p>4.64531</text:p>
          </table:table-cell>
          <table:table-cell office:value-type="float" office:value="0.147631" calcext:value-type="float">
            <text:p>0.147631</text:p>
          </table:table-cell>
          <table:table-cell office:value-type="float" office:value="0.002034" calcext:value-type="float">
            <text:p>0.0020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.644507" calcext:value-type="float">
            <text:p>4.644507</text:p>
          </table:table-cell>
          <table:table-cell office:value-type="float" office:value="0.144951" calcext:value-type="float">
            <text:p>0.144951</text:p>
          </table:table-cell>
          <table:table-cell office:value-type="float" office:value="0.001951" calcext:value-type="float">
            <text:p>0.0019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.91566" calcext:value-type="float">
            <text:p>4.91566</text:p>
          </table:table-cell>
          <table:table-cell office:value-type="float" office:value="0.14289" calcext:value-type="float">
            <text:p>0.14289</text:p>
          </table:table-cell>
          <table:table-cell office:value-type="float" office:value="0.002113" calcext:value-type="float">
            <text:p>0.0021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.921809" calcext:value-type="float">
            <text:p>4.921809</text:p>
          </table:table-cell>
          <table:table-cell office:value-type="float" office:value="0.145084" calcext:value-type="float">
            <text:p>0.145084</text:p>
          </table:table-cell>
          <table:table-cell office:value-type="float" office:value="0.002106" calcext:value-type="float">
            <text:p>0.0021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.91571" calcext:value-type="float">
            <text:p>4.91571</text:p>
          </table:table-cell>
          <table:table-cell office:value-type="float" office:value="0.143715" calcext:value-type="float">
            <text:p>0.143715</text:p>
          </table:table-cell>
          <table:table-cell office:value-type="float" office:value="0.002148" calcext:value-type="float">
            <text:p>0.0021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.919822" calcext:value-type="float">
            <text:p>4.919822</text:p>
          </table:table-cell>
          <table:table-cell office:value-type="float" office:value="0.143999" calcext:value-type="float">
            <text:p>0.143999</text:p>
          </table:table-cell>
          <table:table-cell office:value-type="float" office:value="0.002148" calcext:value-type="float">
            <text:p>0.0021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4.917007" calcext:value-type="float">
            <text:p>4.917007</text:p>
          </table:table-cell>
          <table:table-cell office:value-type="float" office:value="0.149047" calcext:value-type="float">
            <text:p>0.149047</text:p>
          </table:table-cell>
          <table:table-cell office:value-type="float" office:value="0.002127" calcext:value-type="float">
            <text:p>0.0021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5.193034" calcext:value-type="float">
            <text:p>5.193034</text:p>
          </table:table-cell>
          <table:table-cell office:value-type="float" office:value="0.14467" calcext:value-type="float">
            <text:p>0.14467</text:p>
          </table:table-cell>
          <table:table-cell office:value-type="float" office:value="0.002294" calcext:value-type="float">
            <text:p>0.0022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5.194388" calcext:value-type="float">
            <text:p>5.194388</text:p>
          </table:table-cell>
          <table:table-cell office:value-type="float" office:value="0.143483" calcext:value-type="float">
            <text:p>0.143483</text:p>
          </table:table-cell>
          <table:table-cell office:value-type="float" office:value="0.002161" calcext:value-type="float">
            <text:p>0.00216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5.196598" calcext:value-type="float">
            <text:p>5.196598</text:p>
          </table:table-cell>
          <table:table-cell office:value-type="float" office:value="0.14243" calcext:value-type="float">
            <text:p>0.14243</text:p>
          </table:table-cell>
          <table:table-cell office:value-type="float" office:value="0.00225" calcext:value-type="float">
            <text:p>0.00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5.211514" calcext:value-type="float">
            <text:p>5.211514</text:p>
          </table:table-cell>
          <table:table-cell office:value-type="float" office:value="0.145209" calcext:value-type="float">
            <text:p>0.145209</text:p>
          </table:table-cell>
          <table:table-cell office:value-type="float" office:value="0.002245" calcext:value-type="float">
            <text:p>0.0022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5.212988" calcext:value-type="float">
            <text:p>5.212988</text:p>
          </table:table-cell>
          <table:table-cell office:value-type="float" office:value="0.144573" calcext:value-type="float">
            <text:p>0.144573</text:p>
          </table:table-cell>
          <table:table-cell office:value-type="float" office:value="0.002186" calcext:value-type="float">
            <text:p>0.0021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5.478515" calcext:value-type="float">
            <text:p>5.478515</text:p>
          </table:table-cell>
          <table:table-cell office:value-type="float" office:value="0.144486" calcext:value-type="float">
            <text:p>0.144486</text:p>
          </table:table-cell>
          <table:table-cell office:value-type="float" office:value="0.002325" calcext:value-type="float">
            <text:p>0.0023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5.478037" calcext:value-type="float">
            <text:p>5.478037</text:p>
          </table:table-cell>
          <table:table-cell office:value-type="float" office:value="0.149673" calcext:value-type="float">
            <text:p>0.149673</text:p>
          </table:table-cell>
          <table:table-cell office:value-type="float" office:value="0.002228" calcext:value-type="float">
            <text:p>0.002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5.478398" calcext:value-type="float">
            <text:p>5.478398</text:p>
          </table:table-cell>
          <table:table-cell office:value-type="float" office:value="0.152018" calcext:value-type="float">
            <text:p>0.152018</text:p>
          </table:table-cell>
          <table:table-cell office:value-type="float" office:value="0.002323" calcext:value-type="float">
            <text:p>0.0023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5.478974" calcext:value-type="float">
            <text:p>5.478974</text:p>
          </table:table-cell>
          <table:table-cell office:value-type="float" office:value="0.186815" calcext:value-type="float">
            <text:p>0.186815</text:p>
          </table:table-cell>
          <table:table-cell office:value-type="float" office:value="0.002245" calcext:value-type="float">
            <text:p>0.0022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5.486706" calcext:value-type="float">
            <text:p>5.486706</text:p>
          </table:table-cell>
          <table:table-cell office:value-type="float" office:value="0.144927" calcext:value-type="float">
            <text:p>0.144927</text:p>
          </table:table-cell>
          <table:table-cell office:value-type="float" office:value="0.002303" calcext:value-type="float">
            <text:p>0.0023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5.772754" calcext:value-type="float">
            <text:p>5.772754</text:p>
          </table:table-cell>
          <table:table-cell office:value-type="float" office:value="0.145456" calcext:value-type="float">
            <text:p>0.145456</text:p>
          </table:table-cell>
          <table:table-cell office:value-type="float" office:value="0.002426" calcext:value-type="float">
            <text:p>0.0024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5.794028" calcext:value-type="float">
            <text:p>5.794028</text:p>
          </table:table-cell>
          <table:table-cell office:value-type="float" office:value="0.144518" calcext:value-type="float">
            <text:p>0.144518</text:p>
          </table:table-cell>
          <table:table-cell office:value-type="float" office:value="0.002483" calcext:value-type="float">
            <text:p>0.0024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5.775801" calcext:value-type="float">
            <text:p>5.775801</text:p>
          </table:table-cell>
          <table:table-cell office:value-type="float" office:value="0.150313" calcext:value-type="float">
            <text:p>0.150313</text:p>
          </table:table-cell>
          <table:table-cell office:value-type="float" office:value="0.002406" calcext:value-type="float">
            <text:p>0.00240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5.772586" calcext:value-type="float">
            <text:p>5.772586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002421" calcext:value-type="float">
            <text:p>0.0024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5.777053" calcext:value-type="float">
            <text:p>5.777053</text:p>
          </table:table-cell>
          <table:table-cell office:value-type="float" office:value="0.148657" calcext:value-type="float">
            <text:p>0.148657</text:p>
          </table:table-cell>
          <table:table-cell office:value-type="float" office:value="0.002285" calcext:value-type="float">
            <text:p>0.0022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.088" calcext:value-type="float">
            <text:p>6.088</text:p>
          </table:table-cell>
          <table:table-cell office:value-type="float" office:value="0.161723" calcext:value-type="float">
            <text:p>0.161723</text:p>
          </table:table-cell>
          <table:table-cell office:value-type="float" office:value="0.002451" calcext:value-type="float">
            <text:p>0.0024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.086697" calcext:value-type="float">
            <text:p>6.086697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0.002568" calcext:value-type="float">
            <text:p>0.0025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.068039" calcext:value-type="float">
            <text:p>6.068039</text:p>
          </table:table-cell>
          <table:table-cell office:value-type="float" office:value="0.152725" calcext:value-type="float">
            <text:p>0.152725</text:p>
          </table:table-cell>
          <table:table-cell office:value-type="float" office:value="0.002438" calcext:value-type="float">
            <text:p>0.0024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.087307" calcext:value-type="float">
            <text:p>6.087307</text:p>
          </table:table-cell>
          <table:table-cell office:value-type="float" office:value="0.145939" calcext:value-type="float">
            <text:p>0.145939</text:p>
          </table:table-cell>
          <table:table-cell office:value-type="float" office:value="0.002415" calcext:value-type="float">
            <text:p>0.0024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.088015" calcext:value-type="float">
            <text:p>6.088015</text:p>
          </table:table-cell>
          <table:table-cell office:value-type="float" office:value="0.147384" calcext:value-type="float">
            <text:p>0.147384</text:p>
          </table:table-cell>
          <table:table-cell office:value-type="float" office:value="0.002504" calcext:value-type="float">
            <text:p>0.0025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6.374765" calcext:value-type="float">
            <text:p>6.374765</text:p>
          </table:table-cell>
          <table:table-cell office:value-type="float" office:value="0.168639" calcext:value-type="float">
            <text:p>0.168639</text:p>
          </table:table-cell>
          <table:table-cell office:value-type="float" office:value="0.002532" calcext:value-type="float">
            <text:p>0.0025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6.377926" calcext:value-type="float">
            <text:p>6.377926</text:p>
          </table:table-cell>
          <table:table-cell office:value-type="float" office:value="0.145172" calcext:value-type="float">
            <text:p>0.145172</text:p>
          </table:table-cell>
          <table:table-cell office:value-type="float" office:value="0.002517" calcext:value-type="float">
            <text:p>0.0025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6.372992" calcext:value-type="float">
            <text:p>6.372992</text:p>
          </table:table-cell>
          <table:table-cell office:value-type="float" office:value="0.145408" calcext:value-type="float">
            <text:p>0.145408</text:p>
          </table:table-cell>
          <table:table-cell office:value-type="float" office:value="0.002462" calcext:value-type="float">
            <text:p>0.0024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6.376726" calcext:value-type="float">
            <text:p>6.376726</text:p>
          </table:table-cell>
          <table:table-cell office:value-type="float" office:value="0.145425" calcext:value-type="float">
            <text:p>0.145425</text:p>
          </table:table-cell>
          <table:table-cell office:value-type="float" office:value="0.002555" calcext:value-type="float">
            <text:p>0.0025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6.376546" calcext:value-type="float">
            <text:p>6.376546</text:p>
          </table:table-cell>
          <table:table-cell office:value-type="float" office:value="0.148536" calcext:value-type="float">
            <text:p>0.148536</text:p>
          </table:table-cell>
          <table:table-cell office:value-type="float" office:value="0.002517" calcext:value-type="float">
            <text:p>0.0025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6.693114" calcext:value-type="float">
            <text:p>6.693114</text:p>
          </table:table-cell>
          <table:table-cell office:value-type="float" office:value="0.146372" calcext:value-type="float">
            <text:p>0.146372</text:p>
          </table:table-cell>
          <table:table-cell office:value-type="float" office:value="0.002696" calcext:value-type="float">
            <text:p>0.0026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6.717811" calcext:value-type="float">
            <text:p>6.717811</text:p>
          </table:table-cell>
          <table:table-cell office:value-type="float" office:value="0.148509" calcext:value-type="float">
            <text:p>0.148509</text:p>
          </table:table-cell>
          <table:table-cell office:value-type="float" office:value="0.002642" calcext:value-type="float">
            <text:p>0.0026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6.69204" calcext:value-type="float">
            <text:p>6.69204</text:p>
          </table:table-cell>
          <table:table-cell office:value-type="float" office:value="0.155243" calcext:value-type="float">
            <text:p>0.155243</text:p>
          </table:table-cell>
          <table:table-cell office:value-type="float" office:value="0.002696" calcext:value-type="float">
            <text:p>0.0026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6.690915" calcext:value-type="float">
            <text:p>6.690915</text:p>
          </table:table-cell>
          <table:table-cell office:value-type="float" office:value="0.154229" calcext:value-type="float">
            <text:p>0.154229</text:p>
          </table:table-cell>
          <table:table-cell office:value-type="float" office:value="0.00263" calcext:value-type="float">
            <text:p>0.002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6.689365" calcext:value-type="float">
            <text:p>6.689365</text:p>
          </table:table-cell>
          <table:table-cell office:value-type="float" office:value="0.148504" calcext:value-type="float">
            <text:p>0.148504</text:p>
          </table:table-cell>
          <table:table-cell office:value-type="float" office:value="0.002515" calcext:value-type="float">
            <text:p>0.0025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7.013774" calcext:value-type="float">
            <text:p>7.013774</text:p>
          </table:table-cell>
          <table:table-cell office:value-type="float" office:value="0.148056" calcext:value-type="float">
            <text:p>0.148056</text:p>
          </table:table-cell>
          <table:table-cell office:value-type="float" office:value="0.002757" calcext:value-type="float">
            <text:p>0.0027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7.012713" calcext:value-type="float">
            <text:p>7.012713</text:p>
          </table:table-cell>
          <table:table-cell office:value-type="float" office:value="0.145445" calcext:value-type="float">
            <text:p>0.145445</text:p>
          </table:table-cell>
          <table:table-cell office:value-type="float" office:value="0.002697" calcext:value-type="float">
            <text:p>0.0026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7.01468" calcext:value-type="float">
            <text:p>7.01468</text:p>
          </table:table-cell>
          <table:table-cell office:value-type="float" office:value="0.149131" calcext:value-type="float">
            <text:p>0.149131</text:p>
          </table:table-cell>
          <table:table-cell office:value-type="float" office:value="0.002844" calcext:value-type="float">
            <text:p>0.0028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7.038237" calcext:value-type="float">
            <text:p>7.038237</text:p>
          </table:table-cell>
          <table:table-cell office:value-type="float" office:value="0.148677" calcext:value-type="float">
            <text:p>0.148677</text:p>
          </table:table-cell>
          <table:table-cell office:value-type="float" office:value="0.002681" calcext:value-type="float">
            <text:p>0.0026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7.021088" calcext:value-type="float">
            <text:p>7.021088</text:p>
          </table:table-cell>
          <table:table-cell office:value-type="float" office:value="0.161761" calcext:value-type="float">
            <text:p>0.161761</text:p>
          </table:table-cell>
          <table:table-cell office:value-type="float" office:value="0.002623" calcext:value-type="float">
            <text:p>0.0026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7.336589" calcext:value-type="float">
            <text:p>7.336589</text:p>
          </table:table-cell>
          <table:table-cell office:value-type="float" office:value="0.146958" calcext:value-type="float">
            <text:p>0.146958</text:p>
          </table:table-cell>
          <table:table-cell office:value-type="float" office:value="0.002811" calcext:value-type="float">
            <text:p>0.0028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7.376726" calcext:value-type="float">
            <text:p>7.376726</text:p>
          </table:table-cell>
          <table:table-cell office:value-type="float" office:value="0.146725" calcext:value-type="float">
            <text:p>0.146725</text:p>
          </table:table-cell>
          <table:table-cell office:value-type="float" office:value="0.002827" calcext:value-type="float">
            <text:p>0.0028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7.341147" calcext:value-type="float">
            <text:p>7.341147</text:p>
          </table:table-cell>
          <table:table-cell office:value-type="float" office:value="0.150414" calcext:value-type="float">
            <text:p>0.150414</text:p>
          </table:table-cell>
          <table:table-cell office:value-type="float" office:value="0.002863" calcext:value-type="float">
            <text:p>0.0028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7.364638" calcext:value-type="float">
            <text:p>7.364638</text:p>
          </table:table-cell>
          <table:table-cell office:value-type="float" office:value="0.151841" calcext:value-type="float">
            <text:p>0.151841</text:p>
          </table:table-cell>
          <table:table-cell office:value-type="float" office:value="0.002727" calcext:value-type="float">
            <text:p>0.0027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7.335865" calcext:value-type="float">
            <text:p>7.335865</text:p>
          </table:table-cell>
          <table:table-cell office:value-type="float" office:value="0.149271" calcext:value-type="float">
            <text:p>0.149271</text:p>
          </table:table-cell>
          <table:table-cell office:value-type="float" office:value="0.002826" calcext:value-type="float">
            <text:p>0.0028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7.678637" calcext:value-type="float">
            <text:p>7.678637</text:p>
          </table:table-cell>
          <table:table-cell office:value-type="float" office:value="0.14812" calcext:value-type="float">
            <text:p>0.14812</text:p>
          </table:table-cell>
          <table:table-cell office:value-type="float" office:value="0.002901" calcext:value-type="float">
            <text:p>0.0029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7.705287" calcext:value-type="float">
            <text:p>7.705287</text:p>
          </table:table-cell>
          <table:table-cell office:value-type="float" office:value="0.150415" calcext:value-type="float">
            <text:p>0.150415</text:p>
          </table:table-cell>
          <table:table-cell office:value-type="float" office:value="0.002938" calcext:value-type="float">
            <text:p>0.0029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7.681599" calcext:value-type="float">
            <text:p>7.681599</text:p>
          </table:table-cell>
          <table:table-cell office:value-type="float" office:value="0.149576" calcext:value-type="float">
            <text:p>0.149576</text:p>
          </table:table-cell>
          <table:table-cell office:value-type="float" office:value="0.002918" calcext:value-type="float">
            <text:p>0.0029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7.679962" calcext:value-type="float">
            <text:p>7.679962</text:p>
          </table:table-cell>
          <table:table-cell office:value-type="float" office:value="0.14637" calcext:value-type="float">
            <text:p>0.14637</text:p>
          </table:table-cell>
          <table:table-cell office:value-type="float" office:value="0.002937" calcext:value-type="float">
            <text:p>0.0029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7.68595" calcext:value-type="float">
            <text:p>7.68595</text:p>
          </table:table-cell>
          <table:table-cell office:value-type="float" office:value="0.147244" calcext:value-type="float">
            <text:p>0.147244</text:p>
          </table:table-cell>
          <table:table-cell office:value-type="float" office:value="0.002927" calcext:value-type="float">
            <text:p>0.0029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8.023614" calcext:value-type="float">
            <text:p>8.023614</text:p>
          </table:table-cell>
          <table:table-cell office:value-type="float" office:value="0.150147" calcext:value-type="float">
            <text:p>0.150147</text:p>
          </table:table-cell>
          <table:table-cell office:value-type="float" office:value="0.002984" calcext:value-type="float">
            <text:p>0.00298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8.02022" calcext:value-type="float">
            <text:p>8.02022</text:p>
          </table:table-cell>
          <table:table-cell office:value-type="float" office:value="0.144341" calcext:value-type="float">
            <text:p>0.144341</text:p>
          </table:table-cell>
          <table:table-cell office:value-type="float" office:value="0.003027" calcext:value-type="float">
            <text:p>0.00302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8.027687" calcext:value-type="float">
            <text:p>8.027687</text:p>
          </table:table-cell>
          <table:table-cell office:value-type="float" office:value="0.151121" calcext:value-type="float">
            <text:p>0.151121</text:p>
          </table:table-cell>
          <table:table-cell office:value-type="float" office:value="0.003041" calcext:value-type="float">
            <text:p>0.0030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8.024741" calcext:value-type="float">
            <text:p>8.024741</text:p>
          </table:table-cell>
          <table:table-cell office:value-type="float" office:value="0.145389" calcext:value-type="float">
            <text:p>0.145389</text:p>
          </table:table-cell>
          <table:table-cell office:value-type="float" office:value="0.003037" calcext:value-type="float">
            <text:p>0.0030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8.0204" calcext:value-type="float">
            <text:p>8.0204</text:p>
          </table:table-cell>
          <table:table-cell office:value-type="float" office:value="0.148512" calcext:value-type="float">
            <text:p>0.148512</text:p>
          </table:table-cell>
          <table:table-cell office:value-type="float" office:value="0.00296" calcext:value-type="float">
            <text:p>0.002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8.367357" calcext:value-type="float">
            <text:p>8.367357</text:p>
          </table:table-cell>
          <table:table-cell office:value-type="float" office:value="0.150371" calcext:value-type="float">
            <text:p>0.150371</text:p>
          </table:table-cell>
          <table:table-cell office:value-type="float" office:value="0.003199" calcext:value-type="float">
            <text:p>0.0031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8.395877" calcext:value-type="float">
            <text:p>8.395877</text:p>
          </table:table-cell>
          <table:table-cell office:value-type="float" office:value="0.14812" calcext:value-type="float">
            <text:p>0.14812</text:p>
          </table:table-cell>
          <table:table-cell office:value-type="float" office:value="0.003142" calcext:value-type="float">
            <text:p>0.0031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8.394038" calcext:value-type="float">
            <text:p>8.394038</text:p>
          </table:table-cell>
          <table:table-cell office:value-type="float" office:value="0.158516" calcext:value-type="float">
            <text:p>0.158516</text:p>
          </table:table-cell>
          <table:table-cell office:value-type="float" office:value="0.003201" calcext:value-type="float">
            <text:p>0.0032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8.368765" calcext:value-type="float">
            <text:p>8.368765</text:p>
          </table:table-cell>
          <table:table-cell office:value-type="float" office:value="0.151324" calcext:value-type="float">
            <text:p>0.151324</text:p>
          </table:table-cell>
          <table:table-cell office:value-type="float" office:value="0.00315" calcext:value-type="float">
            <text:p>0.003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8.370277" calcext:value-type="float">
            <text:p>8.370277</text:p>
          </table:table-cell>
          <table:table-cell office:value-type="float" office:value="0.153436" calcext:value-type="float">
            <text:p>0.153436</text:p>
          </table:table-cell>
          <table:table-cell office:value-type="float" office:value="0.003364" calcext:value-type="float">
            <text:p>0.0033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8.736285" calcext:value-type="float">
            <text:p>8.736285</text:p>
          </table:table-cell>
          <table:table-cell office:value-type="float" office:value="0.146992" calcext:value-type="float">
            <text:p>0.146992</text:p>
          </table:table-cell>
          <table:table-cell office:value-type="float" office:value="0.003252" calcext:value-type="float">
            <text:p>0.003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8.738851" calcext:value-type="float">
            <text:p>8.738851</text:p>
          </table:table-cell>
          <table:table-cell office:value-type="float" office:value="0.148503" calcext:value-type="float">
            <text:p>0.148503</text:p>
          </table:table-cell>
          <table:table-cell office:value-type="float" office:value="0.00326" calcext:value-type="float">
            <text:p>0.003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8.768269" calcext:value-type="float">
            <text:p>8.768269</text:p>
          </table:table-cell>
          <table:table-cell office:value-type="float" office:value="0.158927" calcext:value-type="float">
            <text:p>0.158927</text:p>
          </table:table-cell>
          <table:table-cell office:value-type="float" office:value="0.003186" calcext:value-type="float">
            <text:p>0.0031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8.779464" calcext:value-type="float">
            <text:p>8.779464</text:p>
          </table:table-cell>
          <table:table-cell office:value-type="float" office:value="0.147314" calcext:value-type="float">
            <text:p>0.147314</text:p>
          </table:table-cell>
          <table:table-cell office:value-type="float" office:value="0.003362" calcext:value-type="float">
            <text:p>0.0033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8.744773" calcext:value-type="float">
            <text:p>8.744773</text:p>
          </table:table-cell>
          <table:table-cell office:value-type="float" office:value="0.147521" calcext:value-type="float">
            <text:p>0.147521</text:p>
          </table:table-cell>
          <table:table-cell office:value-type="float" office:value="0.003223" calcext:value-type="float">
            <text:p>0.0032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9.094256" calcext:value-type="float">
            <text:p>9.094256</text:p>
          </table:table-cell>
          <table:table-cell office:value-type="float" office:value="0.147514" calcext:value-type="float">
            <text:p>0.147514</text:p>
          </table:table-cell>
          <table:table-cell office:value-type="float" office:value="0.003307" calcext:value-type="float">
            <text:p>0.0033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9.097823" calcext:value-type="float">
            <text:p>9.097823</text:p>
          </table:table-cell>
          <table:table-cell office:value-type="float" office:value="0.155265" calcext:value-type="float">
            <text:p>0.155265</text:p>
          </table:table-cell>
          <table:table-cell office:value-type="float" office:value="0.003279" calcext:value-type="float">
            <text:p>0.0032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9.09419" calcext:value-type="float">
            <text:p>9.09419</text:p>
          </table:table-cell>
          <table:table-cell office:value-type="float" office:value="0.154614" calcext:value-type="float">
            <text:p>0.154614</text:p>
          </table:table-cell>
          <table:table-cell office:value-type="float" office:value="0.003282" calcext:value-type="float">
            <text:p>0.0032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9.133438" calcext:value-type="float">
            <text:p>9.133438</text:p>
          </table:table-cell>
          <table:table-cell office:value-type="float" office:value="0.152935" calcext:value-type="float">
            <text:p>0.152935</text:p>
          </table:table-cell>
          <table:table-cell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9.097593" calcext:value-type="float">
            <text:p>9.097593</text:p>
          </table:table-cell>
          <table:table-cell office:value-type="float" office:value="0.14942" calcext:value-type="float">
            <text:p>0.14942</text:p>
          </table:table-cell>
          <table:table-cell office:value-type="float" office:value="0.00353" calcext:value-type="float">
            <text:p>0.003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.510194" calcext:value-type="float">
            <text:p>9.510194</text:p>
          </table:table-cell>
          <table:table-cell office:value-type="float" office:value="0.150908" calcext:value-type="float">
            <text:p>0.150908</text:p>
          </table:table-cell>
          <table:table-cell office:value-type="float" office:value="0.003468" calcext:value-type="float">
            <text:p>0.0034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.474078" calcext:value-type="float">
            <text:p>9.474078</text:p>
          </table:table-cell>
          <table:table-cell office:value-type="float" office:value="0.148127" calcext:value-type="float">
            <text:p>0.148127</text:p>
          </table:table-cell>
          <table:table-cell office:value-type="float" office:value="0.003518" calcext:value-type="float">
            <text:p>0.00351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.477674" calcext:value-type="float">
            <text:p>9.477674</text:p>
          </table:table-cell>
          <table:table-cell office:value-type="float" office:value="0.148237" calcext:value-type="float">
            <text:p>0.148237</text:p>
          </table:table-cell>
          <table:table-cell office:value-type="float" office:value="0.003573" calcext:value-type="float">
            <text:p>0.0035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.479902" calcext:value-type="float">
            <text:p>9.479902</text:p>
          </table:table-cell>
          <table:table-cell office:value-type="float" office:value="0.152134" calcext:value-type="float">
            <text:p>0.152134</text:p>
          </table:table-cell>
          <table:table-cell office:value-type="float" office:value="0.003574" calcext:value-type="float">
            <text:p>0.00357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.481334" calcext:value-type="float">
            <text:p>9.481334</text:p>
          </table:table-cell>
          <table:table-cell office:value-type="float" office:value="0.148648" calcext:value-type="float">
            <text:p>0.148648</text:p>
          </table:table-cell>
          <table:table-cell office:value-type="float" office:value="0.003659" calcext:value-type="float">
            <text:p>0.00365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5:22:47.334286947</meta:creation-date>
    <dc:date>2023-05-30T19:15:29.006890460</dc:date>
    <meta:editing-duration>PT4H21M50S</meta:editing-duration>
    <meta:editing-cycles>6</meta:editing-cycles>
    <meta:generator>LibreOffice/7.4.7.2$Linux_X86_64 LibreOffice_project/40$Build-2</meta:generator>
    <meta:document-statistic meta:table-count="2" meta:cell-count="5601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46cm" svg:height="13.921cm" xlink:href=".." xlink:type="simple" chart:class="chart:line" chart:style-name="ch1">
        <chart:title svg:x="8.023cm" svg:y="0.414cm" chart:style-name="ch2">
          <text:p>Poszukiwanie cyklu Hamiltona</text:p>
        </chart:title>
        <chart:subtitle svg:x="10.285cm" svg:y="1.471cm" chart:style-name="ch3">
          <text:p>OpenMP</text:p>
        </chart:subtitle>
        <chart:legend chart:legend-position="start" loext:overlay="true" svg:x="2.789cm" svg:y="3.013cm" style:legend-expansion="custom" svg:width="3.357cm" svg:height="2.59cm" style:legend-expansion-aspect-ratio="1.296138996139" chart:style-name="ch4"/>
        <chart:plot-area chart:style-name="ch5" table:cell-range-address="Sheet1.J3:Sheet1.O14" chart:data-source-has-labels="both" svg:x="1.455cm" svg:y="2.432cm" svg:width="20.347cm" svg:height="10.23cm">
          <chart:coordinate-region svg:x="2.076cm" svg:y="2.631cm" svg:width="19.54cm" svg:height="9.384cm"/>
          <chart:axis chart:dimension="x" chart:name="primary-x" chart:style-name="ch6" chartooo:axis-type="auto">
            <chartooo:date-scale/>
            <chart:title svg:x="11.478cm" svg:y="12.94cm" chart:style-name="ch7">
              <text:p>n</text:p>
            </chart:title>
            <chart:categories table:cell-range-address="Sheet1.J4:Sheet1.J14"/>
            <chart:grid chart:style-name="ch8" chart:class="major"/>
          </chart:axis>
          <chart:axis chart:dimension="y" chart:name="primary-y" chart:style-name="ch6">
            <chart:title svg:x="0.451cm" svg:y="8.133cm" chart:style-name="ch9">
              <text:p>Czas[s]</text:p>
            </chart:title>
            <chart:grid chart:style-name="ch8" chart:class="major"/>
          </chart:axis>
          <chart:series chart:style-name="ch10" chart:values-cell-range-address="Sheet1.K4:Sheet1.K14" chart:label-cell-address="Sheet1.K3:Sheet1.K3" chart:class="chart:line">
            <chart:data-point chart:repeated="11"/>
          </chart:series>
          <chart:series chart:style-name="ch11" chart:values-cell-range-address="Sheet1.L4:Sheet1.L14" chart:label-cell-address="Sheet1.L3:Sheet1.L3" chart:class="chart:line">
            <chart:data-point chart:repeated="11"/>
          </chart:series>
          <chart:series chart:style-name="ch12" chart:values-cell-range-address="Sheet1.M4:Sheet1.M14" chart:label-cell-address="Sheet1.M3:Sheet1.M3" chart:class="chart:line">
            <chart:data-point chart:repeated="11"/>
          </chart:series>
          <chart:series chart:style-name="ch13" chart:values-cell-range-address="Sheet1.N4:Sheet1.N14" chart:label-cell-address="Sheet1.N3:Sheet1.N3" chart:class="chart:line">
            <chart:data-point chart:repeated="11"/>
          </chart:series>
          <chart:series chart:style-name="ch14" chart:values-cell-range-address="Sheet1.O4:Sheet1.O14" chart:label-cell-address="Sheet1.O3:Sheet1.O3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(n)</text:p>
                <draw:g>
                  <svg:desc>Sheet1.K3:Sheet1.K3</svg:desc>
                </draw:g>
              </table:table-cell>
              <table:table-cell office:value-type="string">
                <text:p>T_r(n, level=1)</text:p>
                <draw:g>
                  <svg:desc>Sheet1.L3:Sheet1.L3</svg:desc>
                </draw:g>
              </table:table-cell>
              <table:table-cell office:value-type="string">
                <text:p>T_r(n, level=2)</text:p>
                <draw:g>
                  <svg:desc>Sheet1.M3:Sheet1.M3</svg:desc>
                </draw:g>
              </table:table-cell>
              <table:table-cell office:value-type="string">
                <text:p>T_r(n, level=3)</text:p>
                <draw:g>
                  <svg:desc>Sheet1.N3:Sheet1.N3</svg:desc>
                </draw:g>
              </table:table-cell>
              <table:table-cell office:value-type="string">
                <text:p>T_r(n, level=7)</text:p>
                <draw:g>
                  <svg:desc>Sheet1.O3:Sheet1.O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4:Sheet1.J14</svg:desc>
                </draw:g>
              </table:table-cell>
              <table:table-cell office:value-type="float" office:value="0.0000001">
                <text:p>0.0000001</text:p>
                <draw:g>
                  <svg:desc>Sheet1.K4:Sheet1.K14</svg:desc>
                </draw:g>
              </table:table-cell>
              <table:table-cell office:value-type="float" office:value="0.0009013">
                <text:p>0.0009013</text:p>
                <draw:g>
                  <svg:desc>Sheet1.L4:Sheet1.L14</svg:desc>
                </draw:g>
              </table:table-cell>
              <table:table-cell office:value-type="float" office:value="0">
                <text:p>0</text:p>
                <draw:g>
                  <svg:desc>Sheet1.M4:Sheet1.M14</svg:desc>
                </draw:g>
              </table:table-cell>
              <table:table-cell office:value-type="float" office:value="0">
                <text:p>0</text:p>
                <draw:g>
                  <svg:desc>Sheet1.N4:Sheet1.N14</svg:desc>
                </draw:g>
              </table:table-cell>
              <table:table-cell office:value-type="float" office:value="0">
                <text:p>0</text:p>
                <draw:g>
                  <svg:desc>Sheet1.O4:Sheet1.O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5726">
                <text:p>0.0005726</text:p>
              </table:table-cell>
              <table:table-cell office:value-type="float" office:value="0.0006191">
                <text:p>0.0006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6294">
                <text:p>0.0006294</text:p>
              </table:table-cell>
              <table:table-cell office:value-type="float" office:value="0.0004779">
                <text:p>0.0004779</text:p>
              </table:table-cell>
              <table:table-cell office:value-type="float" office:value="0.0005624">
                <text:p>0.0005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29471">
                <text:p>0.0029471</text:p>
              </table:table-cell>
              <table:table-cell office:value-type="float" office:value="0.0015497">
                <text:p>0.0015497</text:p>
              </table:table-cell>
              <table:table-cell office:value-type="float" office:value="0.0004656">
                <text:p>0.0004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317">
                <text:p>0.0000317</text:p>
              </table:table-cell>
              <table:table-cell office:value-type="float" office:value="0.0005405">
                <text:p>0.0005405</text:p>
              </table:table-cell>
              <table:table-cell office:value-type="float" office:value="0.0004636">
                <text:p>0.0004636</text:p>
              </table:table-cell>
              <table:table-cell office:value-type="float" office:value="0.0010079">
                <text:p>0.001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2656">
                <text:p>0.0002656</text:p>
              </table:table-cell>
              <table:table-cell office:value-type="float" office:value="0.0005035">
                <text:p>0.0005035</text:p>
              </table:table-cell>
              <table:table-cell office:value-type="float" office:value="0.0025136">
                <text:p>0.0025136</text:p>
              </table:table-cell>
              <table:table-cell office:value-type="float" office:value="0.0052393">
                <text:p>0.005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3115">
                <text:p>0.0023115</text:p>
              </table:table-cell>
              <table:table-cell office:value-type="float" office:value="0.0032496">
                <text:p>0.0032496</text:p>
              </table:table-cell>
              <table:table-cell office:value-type="float" office:value="0.0007449">
                <text:p>0.0007449</text:p>
              </table:table-cell>
              <table:table-cell office:value-type="float" office:value="0.0012158">
                <text:p>0.0012158</text:p>
              </table:table-cell>
              <table:table-cell office:value-type="float" office:value="0.0034449">
                <text:p>0.00344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93684">
                <text:p>0.0193684</text:p>
              </table:table-cell>
              <table:table-cell office:value-type="float" office:value="0.0042377">
                <text:p>0.0042377</text:p>
              </table:table-cell>
              <table:table-cell office:value-type="float" office:value="0.0030177">
                <text:p>0.0030177</text:p>
              </table:table-cell>
              <table:table-cell office:value-type="float" office:value="0.0032736">
                <text:p>0.0032736</text:p>
              </table:table-cell>
              <table:table-cell office:value-type="float" office:value="0.0086228">
                <text:p>0.00862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78696">
                <text:p>0.1878696</text:p>
              </table:table-cell>
              <table:table-cell office:value-type="float" office:value="0.0432261">
                <text:p>0.0432261</text:p>
              </table:table-cell>
              <table:table-cell office:value-type="float" office:value="0.026377">
                <text:p>0.026377</text:p>
              </table:table-cell>
              <table:table-cell office:value-type="float" office:value="0.0238541">
                <text:p>0.0238541</text:p>
              </table:table-cell>
              <table:table-cell office:value-type="float" office:value="0.0347021">
                <text:p>0.03470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320366">
                <text:p>2.0320366</text:p>
              </table:table-cell>
              <table:table-cell office:value-type="float" office:value="0.4817189">
                <text:p>0.4817189</text:p>
              </table:table-cell>
              <table:table-cell office:value-type="float" office:value="0.3221614">
                <text:p>0.3221614</text:p>
              </table:table-cell>
              <table:table-cell office:value-type="float" office:value="0.3014464">
                <text:p>0.3014464</text:p>
              </table:table-cell>
              <table:table-cell office:value-type="float" office:value="0.3049779">
                <text:p>0.30497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1620681">
                <text:p>26.1620681</text:p>
              </table:table-cell>
              <table:table-cell office:value-type="float" office:value="5.4323074">
                <text:p>5.4323074</text:p>
              </table:table-cell>
              <table:table-cell office:value-type="float" office:value="4.0799838">
                <text:p>4.0799838</text:p>
              </table:table-cell>
              <table:table-cell office:value-type="float" office:value="3.7329216">
                <text:p>3.7329216</text:p>
              </table:table-cell>
              <table:table-cell office:value-type="float" office:value="3.9615579">
                <text:p>3.9615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3cm" svg:height="13.681cm" xlink:href=".." xlink:type="simple" chart:class="chart:line" chart:style-name="ch1">
        <chart:title svg:x="8.975cm" svg:y="0.409cm" chart:style-name="ch2">
          <text:p>Wyliczanie zbioru Mandelbrota</text:p>
        </chart:title>
        <chart:legend chart:legend-position="end" svg:x="21.959cm" svg:y="6.292cm" style:legend-expansion="high" chart:style-name="ch3"/>
        <chart:plot-area chart:style-name="ch4" table:cell-range-address="Sheet2.H3:Sheet2.H52 Sheet2.J2:Sheet2.K52" chart:data-source-has-labels="both" svg:x="1.495cm" svg:y="1.461cm" svg:width="19.98cm" svg:height="10.966cm">
          <chart:coordinate-region svg:x="2.407cm" svg:y="1.66cm" svg:width="19.068cm" svg:height="9.843cm"/>
          <chart:axis chart:dimension="x" chart:name="primary-x" chart:style-name="ch5" chartooo:axis-type="auto">
            <chartooo:date-scale/>
            <chart:title svg:x="11.335cm" svg:y="12.7cm" chart:style-name="ch6">
              <text:p>n</text:p>
            </chart:title>
            <chart:categories table:cell-range-address="Sheet2.H3:Sheet2.H52"/>
            <chart:grid chart:style-name="ch7" chart:class="major"/>
          </chart:axis>
          <chart:axis chart:dimension="y" chart:name="primary-y" chart:style-name="ch5">
            <chart:title svg:x="0.451cm" svg:y="7.491cm" chart:style-name="ch8">
              <text:p>czas[s]</text:p>
            </chart:title>
            <chart:grid chart:style-name="ch7" chart:class="major"/>
          </chart:axis>
          <chart:series chart:style-name="ch9" chart:values-cell-range-address="Sheet2.J3:Sheet2.J52" chart:label-cell-address="Sheet2.J2:Sheet2.J2" chart:class="chart:line">
            <chart:data-point chart:repeated="50"/>
          </chart:series>
          <chart:series chart:style-name="ch10" chart:values-cell-range-address="Sheet2.K3:Sheet2.K52" chart:label-cell-address="Sheet2.K2:Sheet2.K2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c(n)</text:p>
                <draw:g>
                  <svg:desc>Sheet2.J2:Sheet2.J2</svg:desc>
                </draw:g>
              </table:table-cell>
              <table:table-cell office:value-type="string">
                <text:p>Tr(n)</text:p>
                <draw:g>
                  <svg:desc>Sheet2.K2:Sheet2.K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2.H3:Sheet2.H52</svg:desc>
                </draw:g>
              </table:table-cell>
              <table:table-cell office:value-type="float" office:value="0.1190444">
                <text:p>0.1190444</text:p>
                <draw:g>
                  <svg:desc>Sheet2.J3:Sheet2.J52</svg:desc>
                </draw:g>
              </table:table-cell>
              <table:table-cell office:value-type="float" office:value="0.000648">
                <text:p>0.000648</text:p>
                <draw:g>
                  <svg:desc>Sheet2.K3:Sheet2.K5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084778">
                <text:p>0.1084778</text:p>
              </table:table-cell>
              <table:table-cell office:value-type="float" office:value="0.0006702">
                <text:p>0.00067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075246">
                <text:p>0.1075246</text:p>
              </table:table-cell>
              <table:table-cell office:value-type="float" office:value="0.000654">
                <text:p>0.0006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132266">
                <text:p>0.1132266</text:p>
              </table:table-cell>
              <table:table-cell office:value-type="float" office:value="0.0007672">
                <text:p>0.00076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100842">
                <text:p>0.1100842</text:p>
              </table:table-cell>
              <table:table-cell office:value-type="float" office:value="0.0007704">
                <text:p>0.00077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114172">
                <text:p>0.1114172</text:p>
              </table:table-cell>
              <table:table-cell office:value-type="float" office:value="0.000734">
                <text:p>0.0007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125964">
                <text:p>0.1125964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075776">
                <text:p>0.1075776</text:p>
              </table:table-cell>
              <table:table-cell office:value-type="float" office:value="0.0007684">
                <text:p>0.00076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097506">
                <text:p>0.1097506</text:p>
              </table:table-cell>
              <table:table-cell office:value-type="float" office:value="0.0007796">
                <text:p>0.00077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12035">
                <text:p>0.112035</text:p>
              </table:table-cell>
              <table:table-cell office:value-type="float" office:value="0.0007732">
                <text:p>0.00077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087104">
                <text:p>0.1087104</text:p>
              </table:table-cell>
              <table:table-cell office:value-type="float" office:value="0.0008018">
                <text:p>0.00080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11393">
                <text:p>0.111393</text:p>
              </table:table-cell>
              <table:table-cell office:value-type="float" office:value="0.0007834">
                <text:p>0.000783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128002">
                <text:p>0.1128002</text:p>
              </table:table-cell>
              <table:table-cell office:value-type="float" office:value="0.0009516">
                <text:p>0.00095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121668">
                <text:p>0.1121668</text:p>
              </table:table-cell>
              <table:table-cell office:value-type="float" office:value="0.0010038">
                <text:p>0.00100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127826">
                <text:p>0.1127826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310494">
                <text:p>0.1310494</text:p>
              </table:table-cell>
              <table:table-cell office:value-type="float" office:value="0.0009888">
                <text:p>0.0009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1295526">
                <text:p>0.1295526</text:p>
              </table:table-cell>
              <table:table-cell office:value-type="float" office:value="0.0009844">
                <text:p>0.000984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310564">
                <text:p>0.1310564</text:p>
              </table:table-cell>
              <table:table-cell office:value-type="float" office:value="0.0010396">
                <text:p>0.001039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1353618">
                <text:p>0.1353618</text:p>
              </table:table-cell>
              <table:table-cell office:value-type="float" office:value="0.0010458">
                <text:p>0.001045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343704">
                <text:p>0.1343704</text:p>
              </table:table-cell>
              <table:table-cell office:value-type="float" office:value="0.0011074">
                <text:p>0.001107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396162">
                <text:p>0.1396162</text:p>
              </table:table-cell>
              <table:table-cell office:value-type="float" office:value="0.0011188">
                <text:p>0.001118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38229">
                <text:p>0.138229</text:p>
              </table:table-cell>
              <table:table-cell office:value-type="float" office:value="0.0011438">
                <text:p>0.001143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392448">
                <text:p>0.1392448</text:p>
              </table:table-cell>
              <table:table-cell office:value-type="float" office:value="0.0012372">
                <text:p>0.001237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332838">
                <text:p>0.1332838</text:p>
              </table:table-cell>
              <table:table-cell office:value-type="float" office:value="0.001306">
                <text:p>0.0013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366166">
                <text:p>0.1366166</text:p>
              </table:table-cell>
              <table:table-cell office:value-type="float" office:value="0.0013612">
                <text:p>0.001361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1438374">
                <text:p>0.1438374</text:p>
              </table:table-cell>
              <table:table-cell office:value-type="float" office:value="0.001361">
                <text:p>0.00136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43791">
                <text:p>0.143791</text:p>
              </table:table-cell>
              <table:table-cell office:value-type="float" office:value="0.0014502">
                <text:p>0.001450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482522">
                <text:p>0.1482522</text:p>
              </table:table-cell>
              <table:table-cell office:value-type="float" office:value="0.0015162">
                <text:p>0.001516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474796">
                <text:p>0.1474796</text:p>
              </table:table-cell>
              <table:table-cell office:value-type="float" office:value="0.0015398">
                <text:p>0.00153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440562">
                <text:p>0.1440562</text:p>
              </table:table-cell>
              <table:table-cell office:value-type="float" office:value="0.0015862">
                <text:p>0.001586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449508">
                <text:p>0.1449508</text:p>
              </table:table-cell>
              <table:table-cell office:value-type="float" office:value="0.0016906">
                <text:p>0.001690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453646">
                <text:p>0.1453646</text:p>
              </table:table-cell>
              <table:table-cell office:value-type="float" office:value="0.0017572">
                <text:p>0.001757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465302">
                <text:p>0.1465302</text:p>
              </table:table-cell>
              <table:table-cell office:value-type="float" office:value="0.0018912">
                <text:p>0.001891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448408">
                <text:p>0.1448408</text:p>
              </table:table-cell>
              <table:table-cell office:value-type="float" office:value="0.001871">
                <text:p>0.00187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48534">
                <text:p>0.148534</text:p>
              </table:table-cell>
              <table:table-cell office:value-type="float" office:value="0.0019642">
                <text:p>0.001964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44947">
                <text:p>0.144947</text:p>
              </table:table-cell>
              <table:table-cell office:value-type="float" office:value="0.0021284">
                <text:p>0.002128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44073">
                <text:p>0.144073</text:p>
              </table:table-cell>
              <table:table-cell office:value-type="float" office:value="0.0022272">
                <text:p>0.002227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555838">
                <text:p>0.1555838</text:p>
              </table:table-cell>
              <table:table-cell office:value-type="float" office:value="0.0022848">
                <text:p>0.002284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1486088">
                <text:p>0.1486088</text:p>
              </table:table-cell>
              <table:table-cell office:value-type="float" office:value="0.0024042">
                <text:p>0.00240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527332">
                <text:p>0.1527332</text:p>
              </table:table-cell>
              <table:table-cell office:value-type="float" office:value="0.0024752">
                <text:p>0.002475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150636">
                <text:p>0.150636</text:p>
              </table:table-cell>
              <table:table-cell office:value-type="float" office:value="0.0025166">
                <text:p>0.002516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1505714">
                <text:p>0.1505714</text:p>
              </table:table-cell>
              <table:table-cell office:value-type="float" office:value="0.0026358">
                <text:p>0.002635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50614">
                <text:p>0.150614</text:p>
              </table:table-cell>
              <table:table-cell office:value-type="float" office:value="0.0027204">
                <text:p>0.002720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1490418">
                <text:p>0.1490418</text:p>
              </table:table-cell>
              <table:table-cell office:value-type="float" office:value="0.0028108">
                <text:p>0.00281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48345">
                <text:p>0.148345</text:p>
              </table:table-cell>
              <table:table-cell office:value-type="float" office:value="0.0029242">
                <text:p>0.002924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147902">
                <text:p>0.147902</text:p>
              </table:table-cell>
              <table:table-cell office:value-type="float" office:value="0.0030098">
                <text:p>0.003009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1523534">
                <text:p>0.1523534</text:p>
              </table:table-cell>
              <table:table-cell office:value-type="float" office:value="0.0032112">
                <text:p>0.003211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1498514">
                <text:p>0.1498514</text:p>
              </table:table-cell>
              <table:table-cell office:value-type="float" office:value="0.0032566">
                <text:p>0.003256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1519496">
                <text:p>0.1519496</text:p>
              </table:table-cell>
              <table:table-cell office:value-type="float" office:value="0.0033396">
                <text:p>0.00333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96108">
                <text:p>0.1496108</text:p>
              </table:table-cell>
              <table:table-cell office:value-type="float" office:value="0.0035584">
                <text:p>0.00355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84cm" svg:height="13.229cm" xlink:href=".." xlink:type="simple" chart:class="chart:line" chart:style-name="ch1">
        <chart:title svg:x="9.101cm" svg:y="0.4cm" chart:style-name="ch2">
          <text:p>Przyspieszenie obliczeń</text:p>
        </chart:title>
        <chart:subtitle svg:x="10.953cm" svg:y="1.443cm" chart:style-name="ch3">
          <text:p>Ts/Trc</text:p>
        </chart:subtitle>
        <chart:plot-area chart:style-name="ch4" table:cell-range-address="Sheet2.H3:Sheet2.H52 Sheet2.L2:Sheet2.L52" chart:data-source-has-labels="both" svg:x="0.463cm" svg:y="2.39cm" svg:width="22.258cm" svg:height="9.594cm">
          <chart:coordinate-region svg:x="1.084cm" svg:y="2.589cm" svg:width="21.637cm" svg:height="8.471cm"/>
          <chart:axis chart:dimension="x" chart:name="primary-x" chart:style-name="ch5" chartooo:axis-type="auto">
            <chartooo:date-scale/>
            <chart:title svg:x="11.442cm" svg:y="12.248cm" chart:style-name="ch6">
              <text:p>n</text:p>
            </chart:title>
            <chart:categories table:cell-range-address="Sheet2.H3:Sheet2.H52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2.L3:Sheet2.L52" chart:label-cell-address="Sheet2.L2:Sheet2.L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/Trc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2.H3:Sheet2.H52</svg:desc>
                </draw:g>
              </table:table-cell>
              <table:table-cell office:value-type="float" office:value="0.0336311493862794">
                <text:p>0.0336311493862794</text:p>
                <draw:g>
                  <svg:desc>Sheet2.L3:Sheet2.L5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6664110075979">
                <text:p>0.1466641100759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58900753874">
                <text:p>0.32589007538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41137859831524">
                <text:p>0.5411378598315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8822228803044">
                <text:p>0.86882222880304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24515604412963">
                <text:p>1.245156044129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66517046726183">
                <text:p>1.665170467261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26031627401987">
                <text:p>2.2603162740198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81509896073461">
                <text:p>2.815098960734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39121881554871">
                <text:p>3.391218815548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.22465007947722">
                <text:p>4.2246500794772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.90527232411372">
                <text:p>4.9052723241137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.73192423417689">
                <text:p>5.731924234176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.67899949004518">
                <text:p>6.678999490045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.59519287549675">
                <text:p>7.595192875496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.40985765673097">
                <text:p>7.409857656730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.45554778522392">
                <text:p>8.4555477852239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.4092665447853">
                <text:p>9.409266544785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.1379768886052">
                <text:p>10.137976888605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2944651500628">
                <text:p>11.294465150062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2.0128667017151">
                <text:p>12.012866701715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3.2793871040086">
                <text:p>13.279387104008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4.408806648435">
                <text:p>14.40880664843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6.4104414790095">
                <text:p>16.41044147900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.3423698145028">
                <text:p>17.342369814502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7.8262844016925">
                <text:p>17.82628440169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9.2593764561064">
                <text:p>19.259376456106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0.1109150488155">
                <text:p>20.110915048815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1.6510622486093">
                <text:p>21.651062248609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3.7023508880562">
                <text:p>23.702350888056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5.2406278544168">
                <text:p>25.240627854416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6.7602112206135">
                <text:p>26.760211220613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8.2037163670015">
                <text:p>28.203716367001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0.2829810384919">
                <text:p>30.282981038491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1.3106224837411">
                <text:p>31.310622483741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3.9296542874292">
                <text:p>33.929654287429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6.1046441734399">
                <text:p>36.104644173439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5.2229859406956">
                <text:p>35.222985940695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8.8835950495529">
                <text:p>38.883595049552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9.831625344064">
                <text:p>39.83162534406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2.3258118909159">
                <text:p>42.325811890915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4.4749069212347">
                <text:p>44.474906921234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6.609866280691">
                <text:p>46.60986628069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9.3216869361481">
                <text:p>49.321686936148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1.8135899423641">
                <text:p>51.813589942364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54.2476261308164">
                <text:p>54.247626130816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54.99885660576">
                <text:p>54.9988566057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8.4147255214165">
                <text:p>58.414725521416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59.9110494532398">
                <text:p>59.91104945323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.3953992626201">
                <text:p>63.39539926262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79cm" svg:height="13.769cm" xlink:href=".." xlink:type="simple" chart:class="chart:line" chart:style-name="ch1">
        <chart:title svg:x="9.748cm" svg:y="0.411cm" chart:style-name="ch2">
          <text:p>Przyspieszenie obliczeń</text:p>
        </chart:title>
        <chart:subtitle svg:x="11.706cm" svg:y="1.465cm" chart:style-name="ch3">
          <text:p>Ts/Tr</text:p>
        </chart:subtitle>
        <chart:plot-area chart:style-name="ch4" table:cell-range-address="Sheet2.H3:Sheet2.H52 Sheet2.M2:Sheet2.M52" chart:data-source-has-labels="both" svg:x="0.489cm" svg:y="2.423cm" svg:width="23.501cm" svg:height="11.071cm">
          <chart:coordinate-region svg:x="1.481cm" svg:y="2.622cm" svg:width="22.509cm" svg:height="9.948cm"/>
          <chart:axis chart:dimension="x" chart:name="primary-x" chart:style-name="ch5" chartooo:axis-type="auto">
            <chartooo:date-scale/>
            <chart:categories table:cell-range-address="Sheet2.H3:Sheet2.H5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M3:Sheet2.M52" chart:label-cell-address="Sheet2.M2:Sheet2.M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/Tr</text:p>
                <draw:g>
                  <svg:desc>Sheet2.M2:Sheet2.M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2.H3:Sheet2.H52</svg:desc>
                </draw:g>
              </table:table-cell>
              <table:table-cell office:value-type="float" office:value="6.1783950617284">
                <text:p>6.1783950617284</text:p>
                <draw:g>
                  <svg:desc>Sheet2.M3:Sheet2.M5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.7388839152492">
                <text:p>23.73888391524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.5798165137615">
                <text:p>53.57981651376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.8633993743483">
                <text:p>79.86339937434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4.147975077882">
                <text:p>124.1479750778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9.007901907357">
                <text:p>189.0079019073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3.496363636364">
                <text:p>243.4963636363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16.448984903696">
                <text:p>316.4489849036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96.304258594151">
                <text:p>396.3042585941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91.380237972064">
                <text:p>491.38023797206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72.790471439262">
                <text:p>572.7904714392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97.489149859586">
                <text:p>697.48914985958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79.44745691467">
                <text:p>679.447456914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46.325961346882">
                <text:p>746.3259613468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16.592564346997">
                <text:p>816.59256434699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982.056432038835">
                <text:p>982.05643203883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12.7978464039">
                <text:p>1112.797846403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86.17218160831">
                <text:p>1186.1721816083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12.19621342513">
                <text:p>1312.196213425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70.45493949792">
                <text:p>1370.4549394979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99.09796210225">
                <text:p>1499.0979621022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604.82287113132">
                <text:p>1604.8228711313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621.68719689622">
                <text:p>1621.6871968962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674.76722817764">
                <text:p>1674.767228177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40.56391419336">
                <text:p>1740.5639141933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883.97237325496">
                <text:p>1883.9723732549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909.6159150462">
                <text:p>1909.61591504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966.42092072286">
                <text:p>1966.4209207228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073.70437719184">
                <text:p>2073.704377191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152.61038961039">
                <text:p>2152.6103896103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164.11285933988">
                <text:p>2164.1128593398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213.7419758707">
                <text:p>2213.741975870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185.22430203046">
                <text:p>2185.2243020304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344.31384286478">
                <text:p>2344.3138428647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367.72833723653">
                <text:p>2367.7283372365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310.65664348807">
                <text:p>2310.6566434880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335.53538074713">
                <text:p>2335.5353807471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398.51453081233">
                <text:p>2398.5145308123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403.47907827968">
                <text:p>2403.479078279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457.82627666451">
                <text:p>2457.8262766645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533.49399984106">
                <text:p>2533.4939998410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540.65141513013">
                <text:p>2540.6514151301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580.53903837671">
                <text:p>2580.5390383767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615.26718371994">
                <text:p>2615.2671837199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628.50933588674">
                <text:p>2628.5093358867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665.73606219682">
                <text:p>2665.7360621968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609.38677130045">
                <text:p>2609.386771300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687.93477860345">
                <text:p>2687.934778603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725.91328302791">
                <text:p>2725.913283027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65.42165017986">
                <text:p>2665.4216501798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46cm" svg:height="13.921cm" xlink:href=".." xlink:type="simple" chart:class="chart:line" chart:style-name="ch1">
        <chart:title svg:x="8.023cm" svg:y="0.414cm" chart:style-name="ch2">
          <text:p>Poszukiwanie cyklu Hamiltona</text:p>
        </chart:title>
        <chart:subtitle svg:x="10.285cm" svg:y="1.471cm" chart:style-name="ch3">
          <text:p>OpenMP</text:p>
        </chart:subtitle>
        <chart:legend chart:legend-position="start" loext:overlay="true" svg:x="2.789cm" svg:y="3.013cm" style:legend-expansion="custom" svg:width="3.357cm" svg:height="2.59cm" style:legend-expansion-aspect-ratio="1.296138996139" chart:style-name="ch4"/>
        <chart:plot-area chart:style-name="ch5" table:cell-range-address="Sheet1.J4:Sheet1.J14 Sheet1.L3:Sheet1.O14" chart:data-source-has-labels="both" svg:x="1.455cm" svg:y="2.432cm" svg:width="20.347cm" svg:height="10.23cm">
          <chart:coordinate-region svg:x="1.891cm" svg:y="2.631cm" svg:width="19.725cm" svg:height="9.384cm"/>
          <chart:axis chart:dimension="x" chart:name="primary-x" chart:style-name="ch6" chartooo:axis-type="auto">
            <chartooo:date-scale/>
            <chart:title svg:x="11.478cm" svg:y="12.94cm" chart:style-name="ch7">
              <text:p>n</text:p>
            </chart:title>
            <chart:categories table:cell-range-address="Sheet1.J4:Sheet1.J14"/>
            <chart:grid chart:style-name="ch8" chart:class="major"/>
          </chart:axis>
          <chart:axis chart:dimension="y" chart:name="primary-y" chart:style-name="ch6">
            <chart:title svg:x="0.451cm" svg:y="8.133cm" chart:style-name="ch9">
              <text:p>Czas[s]</text:p>
            </chart:title>
            <chart:grid chart:style-name="ch8" chart:class="major"/>
          </chart:axis>
          <chart:series chart:style-name="ch10" chart:values-cell-range-address="Sheet1.L4:Sheet1.L14" chart:label-cell-address="Sheet1.L3:Sheet1.L3" chart:class="chart:line">
            <chart:data-point chart:repeated="11"/>
          </chart:series>
          <chart:series chart:style-name="ch11" chart:values-cell-range-address="Sheet1.M4:Sheet1.M14" chart:label-cell-address="Sheet1.M3:Sheet1.M3" chart:class="chart:line">
            <chart:data-point chart:repeated="11"/>
          </chart:series>
          <chart:series chart:style-name="ch12" chart:values-cell-range-address="Sheet1.N4:Sheet1.N14" chart:label-cell-address="Sheet1.N3:Sheet1.N3" chart:class="chart:line">
            <chart:data-point chart:repeated="11"/>
          </chart:series>
          <chart:series chart:style-name="ch13" chart:values-cell-range-address="Sheet1.O4:Sheet1.O14" chart:label-cell-address="Sheet1.O3:Sheet1.O3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r(n, level=1)</text:p>
                <draw:g>
                  <svg:desc>Sheet1.L3:Sheet1.L3</svg:desc>
                </draw:g>
              </table:table-cell>
              <table:table-cell office:value-type="string">
                <text:p>T_r(n, level=2)</text:p>
                <draw:g>
                  <svg:desc>Sheet1.M3:Sheet1.M3</svg:desc>
                </draw:g>
              </table:table-cell>
              <table:table-cell office:value-type="string">
                <text:p>T_r(n, level=3)</text:p>
                <draw:g>
                  <svg:desc>Sheet1.N3:Sheet1.N3</svg:desc>
                </draw:g>
              </table:table-cell>
              <table:table-cell office:value-type="string">
                <text:p>T_r(n, level=7)</text:p>
                <draw:g>
                  <svg:desc>Sheet1.O3:Sheet1.O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4:Sheet1.J14</svg:desc>
                </draw:g>
              </table:table-cell>
              <table:table-cell office:value-type="float" office:value="0.0009013">
                <text:p>0.0009013</text:p>
                <draw:g>
                  <svg:desc>Sheet1.L4:Sheet1.L14</svg:desc>
                </draw:g>
              </table:table-cell>
              <table:table-cell office:value-type="float" office:value="0">
                <text:p>0</text:p>
                <draw:g>
                  <svg:desc>Sheet1.M4:Sheet1.M14</svg:desc>
                </draw:g>
              </table:table-cell>
              <table:table-cell office:value-type="float" office:value="0">
                <text:p>0</text:p>
                <draw:g>
                  <svg:desc>Sheet1.N4:Sheet1.N14</svg:desc>
                </draw:g>
              </table:table-cell>
              <table:table-cell office:value-type="float" office:value="0">
                <text:p>0</text:p>
                <draw:g>
                  <svg:desc>Sheet1.O4:Sheet1.O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5726">
                <text:p>0.0005726</text:p>
              </table:table-cell>
              <table:table-cell office:value-type="float" office:value="0.0006191">
                <text:p>0.0006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6294">
                <text:p>0.0006294</text:p>
              </table:table-cell>
              <table:table-cell office:value-type="float" office:value="0.0004779">
                <text:p>0.0004779</text:p>
              </table:table-cell>
              <table:table-cell office:value-type="float" office:value="0.0005624">
                <text:p>0.0005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9471">
                <text:p>0.0029471</text:p>
              </table:table-cell>
              <table:table-cell office:value-type="float" office:value="0.0015497">
                <text:p>0.0015497</text:p>
              </table:table-cell>
              <table:table-cell office:value-type="float" office:value="0.0004656">
                <text:p>0.0004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5405">
                <text:p>0.0005405</text:p>
              </table:table-cell>
              <table:table-cell office:value-type="float" office:value="0.0004636">
                <text:p>0.0004636</text:p>
              </table:table-cell>
              <table:table-cell office:value-type="float" office:value="0.0010079">
                <text:p>0.0010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5035">
                <text:p>0.0005035</text:p>
              </table:table-cell>
              <table:table-cell office:value-type="float" office:value="0.0025136">
                <text:p>0.0025136</text:p>
              </table:table-cell>
              <table:table-cell office:value-type="float" office:value="0.0052393">
                <text:p>0.005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2496">
                <text:p>0.0032496</text:p>
              </table:table-cell>
              <table:table-cell office:value-type="float" office:value="0.0007449">
                <text:p>0.0007449</text:p>
              </table:table-cell>
              <table:table-cell office:value-type="float" office:value="0.0012158">
                <text:p>0.0012158</text:p>
              </table:table-cell>
              <table:table-cell office:value-type="float" office:value="0.0034449">
                <text:p>0.00344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42377">
                <text:p>0.0042377</text:p>
              </table:table-cell>
              <table:table-cell office:value-type="float" office:value="0.0030177">
                <text:p>0.0030177</text:p>
              </table:table-cell>
              <table:table-cell office:value-type="float" office:value="0.0032736">
                <text:p>0.0032736</text:p>
              </table:table-cell>
              <table:table-cell office:value-type="float" office:value="0.0086228">
                <text:p>0.00862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32261">
                <text:p>0.0432261</text:p>
              </table:table-cell>
              <table:table-cell office:value-type="float" office:value="0.026377">
                <text:p>0.026377</text:p>
              </table:table-cell>
              <table:table-cell office:value-type="float" office:value="0.0238541">
                <text:p>0.0238541</text:p>
              </table:table-cell>
              <table:table-cell office:value-type="float" office:value="0.0347021">
                <text:p>0.03470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817189">
                <text:p>0.4817189</text:p>
              </table:table-cell>
              <table:table-cell office:value-type="float" office:value="0.3221614">
                <text:p>0.3221614</text:p>
              </table:table-cell>
              <table:table-cell office:value-type="float" office:value="0.3014464">
                <text:p>0.3014464</text:p>
              </table:table-cell>
              <table:table-cell office:value-type="float" office:value="0.3049779">
                <text:p>0.30497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4323074">
                <text:p>5.4323074</text:p>
              </table:table-cell>
              <table:table-cell office:value-type="float" office:value="4.0799838">
                <text:p>4.0799838</text:p>
              </table:table-cell>
              <table:table-cell office:value-type="float" office:value="3.7329216">
                <text:p>3.7329216</text:p>
              </table:table-cell>
              <table:table-cell office:value-type="float" office:value="3.9615579">
                <text:p>3.9615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441cm" svg:height="12.623cm" xlink:href=".." xlink:type="simple" chart:class="chart:line" chart:style-name="ch1">
        <chart:title svg:x="8.12cm" svg:y="0.388cm" chart:style-name="ch2">
          <text:p>Poszukiwanie cyklu Hamiltona</text:p>
        </chart:title>
        <chart:subtitle svg:x="8.874cm" svg:y="1.419cm" chart:style-name="ch3">
          <text:p>OpenMP - z optymalizacją</text:p>
        </chart:subtitle>
        <chart:legend chart:legend-position="end" loext:overlay="true" svg:x="2.841cm" svg:y="3.001cm" style:legend-expansion="custom" svg:width="3.357cm" svg:height="2.59cm" style:legend-expansion-aspect-ratio="1.296138996139" chart:style-name="ch4"/>
        <chart:plot-area chart:style-name="ch5" table:cell-range-address="Sheet1.J65:Sheet1.O76" chart:data-source-has-labels="both" svg:x="1.459cm" svg:y="2.354cm" svg:width="20.534cm" svg:height="9.036cm">
          <chart:coordinate-region svg:x="2.186cm" svg:y="2.554cm" svg:width="19.62cm" svg:height="8.189cm"/>
          <chart:axis chart:dimension="x" chart:name="primary-x" chart:style-name="ch6" chartooo:axis-type="auto">
            <chartooo:date-scale/>
            <chart:title svg:x="11.576cm" svg:y="11.642cm" chart:style-name="ch7">
              <text:p>n</text:p>
            </chart:title>
            <chart:categories table:cell-range-address="Sheet1.J66:Sheet1.J76"/>
            <chart:grid chart:style-name="ch8" chart:class="major"/>
          </chart:axis>
          <chart:axis chart:dimension="y" chart:name="primary-y" chart:style-name="ch6">
            <chart:title svg:x="0.451cm" svg:y="7.458cm" chart:style-name="ch9">
              <text:p>Czas[s]</text:p>
            </chart:title>
            <chart:grid chart:style-name="ch8" chart:class="major"/>
          </chart:axis>
          <chart:series chart:style-name="ch10" chart:values-cell-range-address="Sheet1.K66:Sheet1.K76" chart:label-cell-address="Sheet1.K65:Sheet1.K65" chart:class="chart:line">
            <chart:data-point chart:repeated="11"/>
          </chart:series>
          <chart:series chart:style-name="ch11" chart:values-cell-range-address="Sheet1.L66:Sheet1.L76" chart:label-cell-address="Sheet1.L65:Sheet1.L65" chart:class="chart:line">
            <chart:data-point chart:repeated="11"/>
          </chart:series>
          <chart:series chart:style-name="ch12" chart:values-cell-range-address="Sheet1.M66:Sheet1.M76" chart:label-cell-address="Sheet1.M65:Sheet1.M65" chart:class="chart:line">
            <chart:data-point chart:repeated="11"/>
          </chart:series>
          <chart:series chart:style-name="ch13" chart:values-cell-range-address="Sheet1.N66:Sheet1.N76" chart:label-cell-address="Sheet1.N65:Sheet1.N65" chart:class="chart:line">
            <chart:data-point chart:repeated="11"/>
          </chart:series>
          <chart:series chart:style-name="ch14" chart:values-cell-range-address="Sheet1.O66:Sheet1.O76" chart:label-cell-address="Sheet1.O65:Sheet1.O65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(n)</text:p>
                <draw:g>
                  <svg:desc>Sheet1.K65:Sheet1.K65</svg:desc>
                </draw:g>
              </table:table-cell>
              <table:table-cell office:value-type="string">
                <text:p>T_r(n, level=1)</text:p>
                <draw:g>
                  <svg:desc>Sheet1.L65:Sheet1.L65</svg:desc>
                </draw:g>
              </table:table-cell>
              <table:table-cell office:value-type="string">
                <text:p>T_r(n, level=2)</text:p>
                <draw:g>
                  <svg:desc>Sheet1.M65:Sheet1.M65</svg:desc>
                </draw:g>
              </table:table-cell>
              <table:table-cell office:value-type="string">
                <text:p>T_r(n, level=3)</text:p>
                <draw:g>
                  <svg:desc>Sheet1.N65:Sheet1.N65</svg:desc>
                </draw:g>
              </table:table-cell>
              <table:table-cell office:value-type="string">
                <text:p>T_r(n, level=7)</text:p>
                <draw:g>
                  <svg:desc>Sheet1.O65:Sheet1.O6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66:Sheet1.J76</svg:desc>
                </draw:g>
              </table:table-cell>
              <table:table-cell office:value-type="float" office:value="0">
                <text:p>0</text:p>
                <draw:g>
                  <svg:desc>Sheet1.K66:Sheet1.K76</svg:desc>
                </draw:g>
              </table:table-cell>
              <table:table-cell office:value-type="float" office:value="0.0007418">
                <text:p>0.0007418</text:p>
                <draw:g>
                  <svg:desc>Sheet1.L66:Sheet1.L76</svg:desc>
                </draw:g>
              </table:table-cell>
              <table:table-cell office:value-type="float" office:value="0">
                <text:p>0</text:p>
                <draw:g>
                  <svg:desc>Sheet1.M66:Sheet1.M76</svg:desc>
                </draw:g>
              </table:table-cell>
              <table:table-cell office:value-type="float" office:value="0">
                <text:p>0</text:p>
                <draw:g>
                  <svg:desc>Sheet1.N66:Sheet1.N76</svg:desc>
                </draw:g>
              </table:table-cell>
              <table:table-cell office:value-type="float" office:value="0">
                <text:p>0</text:p>
                <draw:g>
                  <svg:desc>Sheet1.O66:Sheet1.O7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3819">
                <text:p>0.0023819</text:p>
              </table:table-cell>
              <table:table-cell office:value-type="float" office:value="0.0005493">
                <text:p>0.0005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4985">
                <text:p>0.0004985</text:p>
              </table:table-cell>
              <table:table-cell office:value-type="float" office:value="0.0022772">
                <text:p>0.0022772</text:p>
              </table:table-cell>
              <table:table-cell office:value-type="float" office:value="0.0010795">
                <text:p>0.001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16636">
                <text:p>0.0016636</text:p>
              </table:table-cell>
              <table:table-cell office:value-type="float" office:value="0.0016927">
                <text:p>0.0016927</text:p>
              </table:table-cell>
              <table:table-cell office:value-type="float" office:value="0.0016848">
                <text:p>0.0016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133">
                <text:p>0.0000133</text:p>
              </table:table-cell>
              <table:table-cell office:value-type="float" office:value="0.0021703">
                <text:p>0.0021703</text:p>
              </table:table-cell>
              <table:table-cell office:value-type="float" office:value="0.0005639">
                <text:p>0.0005639</text:p>
              </table:table-cell>
              <table:table-cell office:value-type="float" office:value="0.0037135">
                <text:p>0.003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57">
                <text:p>0.000057</text:p>
              </table:table-cell>
              <table:table-cell office:value-type="float" office:value="0.0016577">
                <text:p>0.0016577</text:p>
              </table:table-cell>
              <table:table-cell office:value-type="float" office:value="0.0004929">
                <text:p>0.0004929</text:p>
              </table:table-cell>
              <table:table-cell office:value-type="float" office:value="0.0004772">
                <text:p>0.0004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2722">
                <text:p>0.0002722</text:p>
              </table:table-cell>
              <table:table-cell office:value-type="float" office:value="0.0033688">
                <text:p>0.0033688</text:p>
              </table:table-cell>
              <table:table-cell office:value-type="float" office:value="0.0005598">
                <text:p>0.0005598</text:p>
              </table:table-cell>
              <table:table-cell office:value-type="float" office:value="0.0005312">
                <text:p>0.0005312</text:p>
              </table:table-cell>
              <table:table-cell office:value-type="float" office:value="0.0031177">
                <text:p>0.00311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7415">
                <text:p>0.0027415</text:p>
              </table:table-cell>
              <table:table-cell office:value-type="float" office:value="0.0074587">
                <text:p>0.0074587</text:p>
              </table:table-cell>
              <table:table-cell office:value-type="float" office:value="0.0013266">
                <text:p>0.0013266</text:p>
              </table:table-cell>
              <table:table-cell office:value-type="float" office:value="0.0017981">
                <text:p>0.0017981</text:p>
              </table:table-cell>
              <table:table-cell office:value-type="float" office:value="0.0023185">
                <text:p>0.00231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61966">
                <text:p>0.0261966</text:p>
              </table:table-cell>
              <table:table-cell office:value-type="float" office:value="0.0089076">
                <text:p>0.0089076</text:p>
              </table:table-cell>
              <table:table-cell office:value-type="float" office:value="0.0036678">
                <text:p>0.0036678</text:p>
              </table:table-cell>
              <table:table-cell office:value-type="float" office:value="0.0013156">
                <text:p>0.0013156</text:p>
              </table:table-cell>
              <table:table-cell office:value-type="float" office:value="0.0062252">
                <text:p>0.00622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37589">
                <text:p>0.0837589</text:p>
              </table:table-cell>
              <table:table-cell office:value-type="float" office:value="0.0349425">
                <text:p>0.0349425</text:p>
              </table:table-cell>
              <table:table-cell office:value-type="float" office:value="0.0258396">
                <text:p>0.0258396</text:p>
              </table:table-cell>
              <table:table-cell office:value-type="float" office:value="0.0093253">
                <text:p>0.0093253</text:p>
              </table:table-cell>
              <table:table-cell office:value-type="float" office:value="0.0148304">
                <text:p>0.01483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748848">
                <text:p>0.5748848</text:p>
              </table:table-cell>
              <table:table-cell office:value-type="float" office:value="0.2207635">
                <text:p>0.2207635</text:p>
              </table:table-cell>
              <table:table-cell office:value-type="float" office:value="0.0781506">
                <text:p>0.0781506</text:p>
              </table:table-cell>
              <table:table-cell office:value-type="float" office:value="0.060828">
                <text:p>0.060828</text:p>
              </table:table-cell>
              <table:table-cell office:value-type="float" office:value="0.1068975">
                <text:p>0.1068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717cm" svg:height="13.441cm" xlink:href=".." xlink:type="simple" chart:class="chart:line" chart:style-name="ch1">
        <chart:title svg:x="10.367cm" svg:y="0.404cm" chart:style-name="ch2">
          <text:p>Przyspieszenie obliczeń</text:p>
        </chart:title>
        <chart:subtitle svg:x="12.02cm" svg:y="1.451cm" chart:style-name="ch3">
          <text:p>OpenMP</text:p>
        </chart:subtitle>
        <chart:legend chart:legend-position="start" loext:overlay="true" svg:x="2.547cm" svg:y="3.102cm" style:legend-expansion="custom" svg:width="4.918cm" svg:height="2.092cm" style:legend-expansion-aspect-ratio="2.3508604206501" chart:style-name="ch4"/>
        <chart:plot-area chart:style-name="ch5" table:cell-range-address="Sheet1.K126:Sheet1.O137" chart:data-source-has-labels="both" svg:x="1.525cm" svg:y="2.402cm" svg:width="23.678cm" svg:height="9.79cm">
          <chart:coordinate-region svg:x="1.961cm" svg:y="2.601cm" svg:width="23.055cm" svg:height="8.944cm"/>
          <chart:axis chart:dimension="x" chart:name="primary-x" chart:style-name="ch6" chartooo:axis-type="auto">
            <chartooo:date-scale/>
            <chart:title svg:x="13.214cm" svg:y="12.46cm" chart:style-name="ch7">
              <text:p>n</text:p>
            </chart:title>
            <chart:categories table:cell-range-address="Sheet1.K127:Sheet1.K137"/>
            <chart:grid chart:style-name="ch8" chart:class="major"/>
          </chart:axis>
          <chart:axis chart:dimension="y" chart:name="primary-y" chart:style-name="ch6">
            <chart:title svg:x="0.451cm" svg:y="8.452cm" chart:style-name="ch9">
              <text:p>Przyspieszenie</text:p>
            </chart:title>
            <chart:grid chart:style-name="ch8" chart:class="major"/>
          </chart:axis>
          <chart:series chart:style-name="ch10" chart:values-cell-range-address="Sheet1.L127:Sheet1.L137" chart:label-cell-address="Sheet1.L126:Sheet1.L126" chart:class="chart:line">
            <chart:data-point chart:repeated="11"/>
          </chart:series>
          <chart:series chart:style-name="ch11" chart:values-cell-range-address="Sheet1.M127:Sheet1.M137" chart:label-cell-address="Sheet1.M126:Sheet1.M126" chart:class="chart:line">
            <chart:data-point chart:repeated="11"/>
          </chart:series>
          <chart:series chart:style-name="ch12" chart:values-cell-range-address="Sheet1.N127:Sheet1.N137" chart:label-cell-address="Sheet1.N126:Sheet1.N126" chart:class="chart:line">
            <chart:data-point chart:repeated="11"/>
          </chart:series>
          <chart:series chart:style-name="ch13" chart:values-cell-range-address="Sheet1.O127:Sheet1.O137" chart:label-cell-address="Sheet1.O126:Sheet1.O12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 \over T_r(n, level=1)</text:p>
                <draw:g>
                  <svg:desc>Sheet1.L126:Sheet1.L126</svg:desc>
                </draw:g>
              </table:table-cell>
              <table:table-cell office:value-type="string">
                <text:p>T_s \over T_r(n, level=2)</text:p>
                <draw:g>
                  <svg:desc>Sheet1.M126:Sheet1.M126</svg:desc>
                </draw:g>
              </table:table-cell>
              <table:table-cell office:value-type="string">
                <text:p>T_s \over T_r(n, level=3)</text:p>
                <draw:g>
                  <svg:desc>Sheet1.N126:Sheet1.N126</svg:desc>
                </draw:g>
              </table:table-cell>
              <table:table-cell office:value-type="string">
                <text:p>T_s \over T_r(n, level=7)</text:p>
                <draw:g>
                  <svg:desc>Sheet1.O126:Sheet1.O12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K127:Sheet1.K137</svg:desc>
                </draw:g>
              </table:table-cell>
              <table:table-cell office:value-type="float" office:value="0.000110950848773993">
                <text:p>0.000110950848773993</text:p>
                <draw:g>
                  <svg:desc>Sheet1.L127:Sheet1.L137</svg:desc>
                </draw:g>
              </table:table-cell>
              <table:table-cell office:value-type="float" office:value="0">
                <text:p>0</text:p>
                <draw:g>
                  <svg:desc>Sheet1.M127:Sheet1.M137</svg:desc>
                </draw:g>
              </table:table-cell>
              <table:table-cell office:value-type="float" office:value="0">
                <text:p>0</text:p>
                <draw:g>
                  <svg:desc>Sheet1.N127:Sheet1.N137</svg:desc>
                </draw:g>
              </table:table-cell>
              <table:table-cell office:value-type="float" office:value="0">
                <text:p>0</text:p>
                <draw:g>
                  <svg:desc>Sheet1.O127:Sheet1.O13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74641983932937">
                <text:p>0.00174641983932937</text:p>
              </table:table-cell>
              <table:table-cell office:value-type="float" office:value="0.00161524794055888">
                <text:p>0.00161524794055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17762948840165">
                <text:p>0.00317762948840165</text:p>
              </table:table-cell>
              <table:table-cell office:value-type="float" office:value="0.00418497593638837">
                <text:p>0.00418497593638837</text:p>
              </table:table-cell>
              <table:table-cell office:value-type="float" office:value="0.00355618776671408">
                <text:p>0.0035561877667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06983135964168">
                <text:p>0.00206983135964168</text:p>
              </table:table-cell>
              <table:table-cell office:value-type="float" office:value="0.00393624572497903">
                <text:p>0.00393624572497903</text:p>
              </table:table-cell>
              <table:table-cell office:value-type="float" office:value="0.0131013745704467">
                <text:p>0.0131013745704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86493987049029">
                <text:p>0.0586493987049029</text:p>
              </table:table-cell>
              <table:table-cell office:value-type="float" office:value="0.0683779119930975">
                <text:p>0.0683779119930975</text:p>
              </table:table-cell>
              <table:table-cell office:value-type="float" office:value="0.0314515328901677">
                <text:p>0.031451532890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27507447864945">
                <text:p>0.527507447864945</text:p>
              </table:table-cell>
              <table:table-cell office:value-type="float" office:value="0.105665181413113">
                <text:p>0.105665181413113</text:p>
              </table:table-cell>
              <table:table-cell office:value-type="float" office:value="0.0506937949726108">
                <text:p>0.0506937949726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1318316100443">
                <text:p>0.711318316100443</text:p>
              </table:table-cell>
              <table:table-cell office:value-type="float" office:value="3.10310108739428">
                <text:p>3.10310108739428</text:p>
              </table:table-cell>
              <table:table-cell office:value-type="float" office:value="1.90121730547788">
                <text:p>1.90121730547788</text:p>
              </table:table-cell>
              <table:table-cell office:value-type="float" office:value="0.670991901071149">
                <text:p>0.6709919010711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57049814758006">
                <text:p>4.57049814758006</text:p>
              </table:table-cell>
              <table:table-cell office:value-type="float" office:value="6.41826556649104">
                <text:p>6.41826556649104</text:p>
              </table:table-cell>
              <table:table-cell office:value-type="float" office:value="5.91654447702835">
                <text:p>5.91654447702835</text:p>
              </table:table-cell>
              <table:table-cell office:value-type="float" office:value="2.24618453402607">
                <text:p>2.246184534026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34620749963564">
                <text:p>4.34620749963564</text:p>
              </table:table-cell>
              <table:table-cell office:value-type="float" office:value="7.12247791636653">
                <text:p>7.12247791636653</text:p>
              </table:table-cell>
              <table:table-cell office:value-type="float" office:value="7.87577816811366">
                <text:p>7.87577816811366</text:p>
              </table:table-cell>
              <table:table-cell office:value-type="float" office:value="5.41378187487213">
                <text:p>5.413781874872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183036621565">
                <text:p>4.2183036621565</text:p>
              </table:table-cell>
              <table:table-cell office:value-type="float" office:value="6.30751107985004">
                <text:p>6.30751107985004</text:p>
              </table:table-cell>
              <table:table-cell office:value-type="float" office:value="6.74095494257022">
                <text:p>6.74095494257022</text:p>
              </table:table-cell>
              <table:table-cell office:value-type="float" office:value="6.66289786899313">
                <text:p>6.662897868993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81601392807778">
                <text:p>4.81601392807778</text:p>
              </table:table-cell>
              <table:table-cell office:value-type="float" office:value="6.4122970537285">
                <text:p>6.4122970537285</text:p>
              </table:table-cell>
              <table:table-cell office:value-type="float" office:value="7.00846974659205">
                <text:p>7.00846974659205</text:p>
              </table:table-cell>
              <table:table-cell office:value-type="float" office:value="6.60398478588436">
                <text:p>6.603984785884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41cm" svg:height="12.623cm" xlink:href=".." xlink:type="simple" chart:class="chart:line" chart:style-name="ch1">
        <chart:title svg:x="8.12cm" svg:y="0.388cm" chart:style-name="ch2">
          <text:p>Poszukiwanie cyklu Hamiltona</text:p>
        </chart:title>
        <chart:subtitle svg:x="8.874cm" svg:y="1.419cm" chart:style-name="ch3">
          <text:p>OpenMP - z optymalizacją</text:p>
        </chart:subtitle>
        <chart:legend chart:legend-position="end" loext:overlay="true" svg:x="2.841cm" svg:y="3.001cm" style:legend-expansion="custom" svg:width="3.357cm" svg:height="2.59cm" style:legend-expansion-aspect-ratio="1.296138996139" chart:style-name="ch4"/>
        <chart:plot-area chart:style-name="ch5" table:cell-range-address="Sheet1.J66:Sheet1.J76 Sheet1.L65:Sheet1.O76" chart:data-source-has-labels="both" svg:x="1.459cm" svg:y="2.354cm" svg:width="20.534cm" svg:height="9.036cm">
          <chart:coordinate-region svg:x="2.371cm" svg:y="2.553cm" svg:width="19.435cm" svg:height="8.19cm"/>
          <chart:axis chart:dimension="x" chart:name="primary-x" chart:style-name="ch6" chartooo:axis-type="auto">
            <chartooo:date-scale/>
            <chart:title svg:x="11.576cm" svg:y="11.642cm" chart:style-name="ch7">
              <text:p>n</text:p>
            </chart:title>
            <chart:categories table:cell-range-address="Sheet1.J66:Sheet1.J76"/>
            <chart:grid chart:style-name="ch8" chart:class="major"/>
          </chart:axis>
          <chart:axis chart:dimension="y" chart:name="primary-y" chart:style-name="ch6">
            <chart:title svg:x="0.451cm" svg:y="7.458cm" chart:style-name="ch9">
              <text:p>Czas[s]</text:p>
            </chart:title>
            <chart:grid chart:style-name="ch8" chart:class="major"/>
          </chart:axis>
          <chart:series chart:style-name="ch10" chart:values-cell-range-address="Sheet1.L66:Sheet1.L76" chart:label-cell-address="Sheet1.L65:Sheet1.L65" chart:class="chart:line">
            <chart:data-point chart:repeated="11"/>
          </chart:series>
          <chart:series chart:style-name="ch11" chart:values-cell-range-address="Sheet1.M66:Sheet1.M76" chart:label-cell-address="Sheet1.M65:Sheet1.M65" chart:class="chart:line">
            <chart:data-point chart:repeated="11"/>
          </chart:series>
          <chart:series chart:style-name="ch12" chart:values-cell-range-address="Sheet1.N66:Sheet1.N76" chart:label-cell-address="Sheet1.N65:Sheet1.N65" chart:class="chart:line">
            <chart:data-point chart:repeated="11"/>
          </chart:series>
          <chart:series chart:style-name="ch13" chart:values-cell-range-address="Sheet1.O66:Sheet1.O76" chart:label-cell-address="Sheet1.O65:Sheet1.O65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r(n, level=1)</text:p>
                <draw:g>
                  <svg:desc>Sheet1.L65:Sheet1.L65</svg:desc>
                </draw:g>
              </table:table-cell>
              <table:table-cell office:value-type="string">
                <text:p>T_r(n, level=2)</text:p>
                <draw:g>
                  <svg:desc>Sheet1.M65:Sheet1.M65</svg:desc>
                </draw:g>
              </table:table-cell>
              <table:table-cell office:value-type="string">
                <text:p>T_r(n, level=3)</text:p>
                <draw:g>
                  <svg:desc>Sheet1.N65:Sheet1.N65</svg:desc>
                </draw:g>
              </table:table-cell>
              <table:table-cell office:value-type="string">
                <text:p>T_r(n, level=7)</text:p>
                <draw:g>
                  <svg:desc>Sheet1.O65:Sheet1.O6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J66:Sheet1.J76</svg:desc>
                </draw:g>
              </table:table-cell>
              <table:table-cell office:value-type="float" office:value="0.0007418">
                <text:p>0.0007418</text:p>
                <draw:g>
                  <svg:desc>Sheet1.L66:Sheet1.L76</svg:desc>
                </draw:g>
              </table:table-cell>
              <table:table-cell office:value-type="float" office:value="0">
                <text:p>0</text:p>
                <draw:g>
                  <svg:desc>Sheet1.M66:Sheet1.M76</svg:desc>
                </draw:g>
              </table:table-cell>
              <table:table-cell office:value-type="float" office:value="0">
                <text:p>0</text:p>
                <draw:g>
                  <svg:desc>Sheet1.N66:Sheet1.N76</svg:desc>
                </draw:g>
              </table:table-cell>
              <table:table-cell office:value-type="float" office:value="0">
                <text:p>0</text:p>
                <draw:g>
                  <svg:desc>Sheet1.O66:Sheet1.O7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3819">
                <text:p>0.0023819</text:p>
              </table:table-cell>
              <table:table-cell office:value-type="float" office:value="0.0005493">
                <text:p>0.0005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4985">
                <text:p>0.0004985</text:p>
              </table:table-cell>
              <table:table-cell office:value-type="float" office:value="0.0022772">
                <text:p>0.0022772</text:p>
              </table:table-cell>
              <table:table-cell office:value-type="float" office:value="0.0010795">
                <text:p>0.001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6636">
                <text:p>0.0016636</text:p>
              </table:table-cell>
              <table:table-cell office:value-type="float" office:value="0.0016927">
                <text:p>0.0016927</text:p>
              </table:table-cell>
              <table:table-cell office:value-type="float" office:value="0.0016848">
                <text:p>0.0016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1703">
                <text:p>0.0021703</text:p>
              </table:table-cell>
              <table:table-cell office:value-type="float" office:value="0.0005639">
                <text:p>0.0005639</text:p>
              </table:table-cell>
              <table:table-cell office:value-type="float" office:value="0.0037135">
                <text:p>0.003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6577">
                <text:p>0.0016577</text:p>
              </table:table-cell>
              <table:table-cell office:value-type="float" office:value="0.0004929">
                <text:p>0.0004929</text:p>
              </table:table-cell>
              <table:table-cell office:value-type="float" office:value="0.0004772">
                <text:p>0.0004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3688">
                <text:p>0.0033688</text:p>
              </table:table-cell>
              <table:table-cell office:value-type="float" office:value="0.0005598">
                <text:p>0.0005598</text:p>
              </table:table-cell>
              <table:table-cell office:value-type="float" office:value="0.0005312">
                <text:p>0.0005312</text:p>
              </table:table-cell>
              <table:table-cell office:value-type="float" office:value="0.0031177">
                <text:p>0.00311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74587">
                <text:p>0.0074587</text:p>
              </table:table-cell>
              <table:table-cell office:value-type="float" office:value="0.0013266">
                <text:p>0.0013266</text:p>
              </table:table-cell>
              <table:table-cell office:value-type="float" office:value="0.0017981">
                <text:p>0.0017981</text:p>
              </table:table-cell>
              <table:table-cell office:value-type="float" office:value="0.0023185">
                <text:p>0.00231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89076">
                <text:p>0.0089076</text:p>
              </table:table-cell>
              <table:table-cell office:value-type="float" office:value="0.0036678">
                <text:p>0.0036678</text:p>
              </table:table-cell>
              <table:table-cell office:value-type="float" office:value="0.0013156">
                <text:p>0.0013156</text:p>
              </table:table-cell>
              <table:table-cell office:value-type="float" office:value="0.0062252">
                <text:p>0.00622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49425">
                <text:p>0.0349425</text:p>
              </table:table-cell>
              <table:table-cell office:value-type="float" office:value="0.0258396">
                <text:p>0.0258396</text:p>
              </table:table-cell>
              <table:table-cell office:value-type="float" office:value="0.0093253">
                <text:p>0.0093253</text:p>
              </table:table-cell>
              <table:table-cell office:value-type="float" office:value="0.0148304">
                <text:p>0.01483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07635">
                <text:p>0.2207635</text:p>
              </table:table-cell>
              <table:table-cell office:value-type="float" office:value="0.0781506">
                <text:p>0.0781506</text:p>
              </table:table-cell>
              <table:table-cell office:value-type="float" office:value="0.060828">
                <text:p>0.060828</text:p>
              </table:table-cell>
              <table:table-cell office:value-type="float" office:value="0.1068975">
                <text:p>0.10689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91cm" svg:height="12.91cm" xlink:href=".." xlink:type="simple" chart:class="chart:line" chart:style-name="ch1">
        <chart:title svg:x="10.464cm" svg:y="0.394cm" chart:style-name="ch2">
          <text:p>Przyspieszenie obliczeń</text:p>
        </chart:title>
        <chart:subtitle svg:x="10.609cm" svg:y="1.431cm" chart:style-name="ch3">
          <text:p>OpenMP - z optymalizacją</text:p>
        </chart:subtitle>
        <chart:legend chart:legend-position="start" loext:overlay="true" svg:x="2.631cm" svg:y="3.236cm" style:legend-expansion="custom" svg:width="4.918cm" svg:height="2.092cm" style:legend-expansion-aspect-ratio="2.3508604206501" chart:style-name="ch4"/>
        <chart:plot-area chart:style-name="ch5" table:cell-range-address="Sheet1.K151:Sheet1.O162" chart:data-source-has-labels="both" svg:x="1.529cm" svg:y="2.372cm" svg:width="23.863cm" svg:height="9.299cm">
          <chart:coordinate-region svg:x="2.15cm" svg:y="2.571cm" svg:width="23.055cm" svg:height="8.453cm"/>
          <chart:axis chart:dimension="x" chart:name="primary-x" chart:style-name="ch6" chartooo:axis-type="auto">
            <chartooo:date-scale/>
            <chart:title svg:x="13.31cm" svg:y="11.929cm" chart:style-name="ch7">
              <text:p>n</text:p>
            </chart:title>
            <chart:categories table:cell-range-address="Sheet1.K152:Sheet1.K162"/>
            <chart:grid chart:style-name="ch8" chart:class="major"/>
          </chart:axis>
          <chart:axis chart:dimension="y" chart:name="primary-y" chart:style-name="ch6">
            <chart:title svg:x="0.451cm" svg:y="8.176cm" chart:style-name="ch9">
              <text:p>Przyspieszenie</text:p>
            </chart:title>
            <chart:grid chart:style-name="ch8" chart:class="major"/>
          </chart:axis>
          <chart:series chart:style-name="ch10" chart:values-cell-range-address="Sheet1.L152:Sheet1.L162" chart:label-cell-address="Sheet1.L151:Sheet1.L151" chart:class="chart:line">
            <chart:data-point chart:repeated="11"/>
          </chart:series>
          <chart:series chart:style-name="ch11" chart:values-cell-range-address="Sheet1.M152:Sheet1.M162" chart:label-cell-address="Sheet1.M151:Sheet1.M151" chart:class="chart:line">
            <chart:data-point chart:repeated="11"/>
          </chart:series>
          <chart:series chart:style-name="ch12" chart:values-cell-range-address="Sheet1.N152:Sheet1.N162" chart:label-cell-address="Sheet1.N151:Sheet1.N151" chart:class="chart:line">
            <chart:data-point chart:repeated="11"/>
          </chart:series>
          <chart:series chart:style-name="ch13" chart:values-cell-range-address="Sheet1.O152:Sheet1.O162" chart:label-cell-address="Sheet1.O151:Sheet1.O15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 \over T_r(n, level=1)</text:p>
                <draw:g>
                  <svg:desc>Sheet1.L151:Sheet1.L151</svg:desc>
                </draw:g>
              </table:table-cell>
              <table:table-cell office:value-type="string">
                <text:p>T_s \over T_r(n, level=2)</text:p>
                <draw:g>
                  <svg:desc>Sheet1.M151:Sheet1.M151</svg:desc>
                </draw:g>
              </table:table-cell>
              <table:table-cell office:value-type="string">
                <text:p>T_s \over T_r(n, level=3)</text:p>
                <draw:g>
                  <svg:desc>Sheet1.N151:Sheet1.N151</svg:desc>
                </draw:g>
              </table:table-cell>
              <table:table-cell office:value-type="string">
                <text:p>T_s \over T_r(n, level=7)</text:p>
                <draw:g>
                  <svg:desc>Sheet1.O151:Sheet1.O15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K152:Sheet1.K162</svg:desc>
                </draw:g>
              </table:table-cell>
              <table:table-cell office:value-type="float" office:value="0">
                <text:p>0</text:p>
                <draw:g>
                  <svg:desc>Sheet1.L152:Sheet1.L162</svg:desc>
                </draw:g>
              </table:table-cell>
              <table:table-cell office:value-type="float" office:value="0">
                <text:p>0</text:p>
                <draw:g>
                  <svg:desc>Sheet1.M152:Sheet1.M162</svg:desc>
                </draw:g>
              </table:table-cell>
              <table:table-cell office:value-type="float" office:value="0">
                <text:p>0</text:p>
                <draw:g>
                  <svg:desc>Sheet1.N152:Sheet1.N162</svg:desc>
                </draw:g>
              </table:table-cell>
              <table:table-cell office:value-type="float" office:value="0">
                <text:p>0</text:p>
                <draw:g>
                  <svg:desc>Sheet1.O152:Sheet1.O16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419832906503212">
                <text:p>0.000419832906503212</text:p>
              </table:table-cell>
              <table:table-cell office:value-type="float" office:value="0.00182049881667577">
                <text:p>0.0018204988166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00601805416249">
                <text:p>0.00200601805416249</text:p>
              </table:table-cell>
              <table:table-cell office:value-type="float" office:value="0.000439135780783418">
                <text:p>0.000439135780783418</text:p>
              </table:table-cell>
              <table:table-cell office:value-type="float" office:value="0.000926354793886058">
                <text:p>0.00092635479388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20221207020918">
                <text:p>0.00120221207020918</text:p>
              </table:table-cell>
              <table:table-cell office:value-type="float" office:value="0.00118154427837183">
                <text:p>0.00118154427837183</text:p>
              </table:table-cell>
              <table:table-cell office:value-type="float" office:value="0.00118708452041785">
                <text:p>0.0011870845204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12818504354237">
                <text:p>0.00612818504354237</text:p>
              </table:table-cell>
              <table:table-cell office:value-type="float" office:value="0.023585742152864">
                <text:p>0.023585742152864</text:p>
              </table:table-cell>
              <table:table-cell office:value-type="float" office:value="0.00358152686145146">
                <text:p>0.00358152686145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43849912529408">
                <text:p>0.0343849912529408</text:p>
              </table:table-cell>
              <table:table-cell office:value-type="float" office:value="0.115642118076689">
                <text:p>0.115642118076689</text:p>
              </table:table-cell>
              <table:table-cell office:value-type="float" office:value="0.119446772841576">
                <text:p>0.11944677284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08002849679411">
                <text:p>0.0808002849679411</text:p>
              </table:table-cell>
              <table:table-cell office:value-type="float" office:value="0.486245087531261">
                <text:p>0.486245087531261</text:p>
              </table:table-cell>
              <table:table-cell office:value-type="float" office:value="0.512424698795181">
                <text:p>0.512424698795181</text:p>
              </table:table-cell>
              <table:table-cell office:value-type="float" office:value="0.0873079513744106">
                <text:p>0.08730795137441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67557349135908">
                <text:p>0.367557349135908</text:p>
              </table:table-cell>
              <table:table-cell office:value-type="float" office:value="2.06656113372531">
                <text:p>2.06656113372531</text:p>
              </table:table-cell>
              <table:table-cell office:value-type="float" office:value="1.52466492408654">
                <text:p>1.52466492408654</text:p>
              </table:table-cell>
              <table:table-cell office:value-type="float" office:value="1.18244554668967">
                <text:p>1.182445546689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94092684898289">
                <text:p>2.94092684898289</text:p>
              </table:table-cell>
              <table:table-cell office:value-type="float" office:value="7.14231964665467">
                <text:p>7.14231964665467</text:p>
              </table:table-cell>
              <table:table-cell office:value-type="float" office:value="19.9122833688051">
                <text:p>19.9122833688051</text:p>
              </table:table-cell>
              <table:table-cell office:value-type="float" office:value="4.20815395489302">
                <text:p>4.208153954893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39704943836303">
                <text:p>2.39704943836303</text:p>
              </table:table-cell>
              <table:table-cell office:value-type="float" office:value="3.2414936763727">
                <text:p>3.2414936763727</text:p>
              </table:table-cell>
              <table:table-cell office:value-type="float" office:value="8.98189870567167">
                <text:p>8.98189870567167</text:p>
              </table:table-cell>
              <table:table-cell office:value-type="float" office:value="5.64778428093646">
                <text:p>5.647784280936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6040754019573">
                <text:p>2.6040754019573</text:p>
              </table:table-cell>
              <table:table-cell office:value-type="float" office:value="7.35611498824065">
                <text:p>7.35611498824065</text:p>
              </table:table-cell>
              <table:table-cell office:value-type="float" office:value="9.45098967580719">
                <text:p>9.45098967580719</text:p>
              </table:table-cell>
              <table:table-cell office:value-type="float" office:value="5.37790687340677">
                <text:p>5.377906873406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483cm" svg:height="13.209cm" xlink:href=".." xlink:type="simple" chart:class="chart:line" chart:style-name="ch1">
        <chart:title svg:x="8.946cm" svg:y="0.4cm" chart:style-name="ch2">
          <text:p>Analiza narzutu czasowego</text:p>
        </chart:title>
        <chart:subtitle svg:x="11.049cm" svg:y="1.443cm" chart:style-name="ch3">
          <text:p>level=2</text:p>
        </chart:subtitle>
        <chart:legend chart:legend-position="end" loext:overlay="true" svg:x="2.854cm" svg:y="3.214cm" style:legend-expansion="custom" svg:width="3.013cm" svg:height="2.59cm" style:legend-expansion-aspect-ratio="1.16332046332046" chart:style-name="ch4"/>
        <chart:plot-area chart:style-name="ch5" table:cell-range-address="Sheet1.H474:Sheet1.M484" chart:data-source-has-labels="both" svg:x="1.48cm" svg:y="2.39cm" svg:width="21.534cm" svg:height="9.574cm">
          <chart:coordinate-region svg:x="2.101cm" svg:y="2.589cm" svg:width="20.726cm" svg:height="8.728cm"/>
          <chart:axis chart:dimension="x" chart:name="primary-x" chart:style-name="ch6" chartooo:axis-type="auto">
            <chartooo:date-scale/>
            <chart:title svg:x="12.097cm" svg:y="12.228cm" chart:style-name="ch7">
              <text:p>n</text:p>
            </chart:title>
            <chart:categories table:cell-range-address="Sheet1.H475:Sheet1.H484"/>
            <chart:grid chart:style-name="ch8" chart:class="major"/>
          </chart:axis>
          <chart:axis chart:dimension="y" chart:name="primary-y" chart:style-name="ch6">
            <chart:title svg:x="0.451cm" svg:y="7.763cm" chart:style-name="ch9">
              <text:p>Czas[s]</text:p>
            </chart:title>
            <chart:grid chart:style-name="ch8" chart:class="major"/>
          </chart:axis>
          <chart:series chart:style-name="ch10" chart:values-cell-range-address="Sheet1.I475:Sheet1.I484" chart:label-cell-address="Sheet1.I474:Sheet1.I474" chart:class="chart:line">
            <chart:data-point chart:repeated="10"/>
          </chart:series>
          <chart:series chart:style-name="ch11" chart:values-cell-range-address="Sheet1.J475:Sheet1.J484" chart:label-cell-address="Sheet1.J474:Sheet1.J474" chart:class="chart:line">
            <chart:data-point chart:repeated="10"/>
          </chart:series>
          <chart:series chart:style-name="ch12" chart:values-cell-range-address="Sheet1.K475:Sheet1.K484" chart:label-cell-address="Sheet1.K474:Sheet1.K474" chart:class="chart:line">
            <chart:data-point chart:repeated="10"/>
          </chart:series>
          <chart:series chart:style-name="ch13" chart:values-cell-range-address="Sheet1.L475:Sheet1.L484" chart:label-cell-address="Sheet1.L474:Sheet1.L474" chart:class="chart:line">
            <chart:data-point chart:repeated="10"/>
          </chart:series>
          <chart:series chart:style-name="ch14" chart:values-cell-range-address="Sheet1.M475:Sheet1.M484" chart:label-cell-address="Sheet1.M474:Sheet1.M474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(n)</text:p>
                <draw:g>
                  <svg:desc>Sheet1.I474:Sheet1.I474</svg:desc>
                </draw:g>
              </table:table-cell>
              <table:table-cell office:value-type="string">
                <text:p>T_r(n, p=5)</text:p>
                <draw:g>
                  <svg:desc>Sheet1.J474:Sheet1.J474</svg:desc>
                </draw:g>
              </table:table-cell>
              <table:table-cell office:value-type="string">
                <text:p>T_r(n, p=10)</text:p>
                <draw:g>
                  <svg:desc>Sheet1.K474:Sheet1.K474</svg:desc>
                </draw:g>
              </table:table-cell>
              <table:table-cell office:value-type="string">
                <text:p>T_r(n, p=20)</text:p>
                <draw:g>
                  <svg:desc>Sheet1.L474:Sheet1.L474</svg:desc>
                </draw:g>
              </table:table-cell>
              <table:table-cell office:value-type="string">
                <text:p>T_r(n, p=40)</text:p>
                <draw:g>
                  <svg:desc>Sheet1.M474:Sheet1.M474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H475:Sheet1.H484</svg:desc>
                </draw:g>
              </table:table-cell>
              <table:table-cell office:value-type="float" office:value="0.000001">
                <text:p>0.000001</text:p>
                <draw:g>
                  <svg:desc>Sheet1.I475:Sheet1.I484</svg:desc>
                </draw:g>
              </table:table-cell>
              <table:table-cell office:value-type="float" office:value="0.0002324">
                <text:p>0.0002324</text:p>
                <draw:g>
                  <svg:desc>Sheet1.J475:Sheet1.J484</svg:desc>
                </draw:g>
              </table:table-cell>
              <table:table-cell office:value-type="float" office:value="0.000491">
                <text:p>0.000491</text:p>
                <draw:g>
                  <svg:desc>Sheet1.K475:Sheet1.K484</svg:desc>
                </draw:g>
              </table:table-cell>
              <table:table-cell office:value-type="float" office:value="0.0007849">
                <text:p>0.0007849</text:p>
                <draw:g>
                  <svg:desc>Sheet1.L475:Sheet1.L484</svg:desc>
                </draw:g>
              </table:table-cell>
              <table:table-cell office:value-type="float" office:value="0.0010948">
                <text:p>0.0010948</text:p>
                <draw:g>
                  <svg:desc>Sheet1.M475:Sheet1.M48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1848">
                <text:p>0.0001848</text:p>
              </table:table-cell>
              <table:table-cell office:value-type="float" office:value="0.0002977">
                <text:p>0.0002977</text:p>
              </table:table-cell>
              <table:table-cell office:value-type="float" office:value="0.000534">
                <text:p>0.000534</text:p>
              </table:table-cell>
              <table:table-cell office:value-type="float" office:value="0.0009783">
                <text:p>0.00097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2682">
                <text:p>0.0002682</text:p>
              </table:table-cell>
              <table:table-cell office:value-type="float" office:value="0.0004541">
                <text:p>0.0004541</text:p>
              </table:table-cell>
              <table:table-cell office:value-type="float" office:value="0.0010473">
                <text:p>0.00104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317">
                <text:p>0.0000317</text:p>
              </table:table-cell>
              <table:table-cell office:value-type="float" office:value="0.0001572">
                <text:p>0.0001572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5187">
                <text:p>0.0005187</text:p>
              </table:table-cell>
              <table:table-cell office:value-type="float" office:value="0.0010615">
                <text:p>0.00106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2656">
                <text:p>0.0002656</text:p>
              </table:table-cell>
              <table:table-cell office:value-type="float" office:value="0.0002009">
                <text:p>0.0002009</text:p>
              </table:table-cell>
              <table:table-cell office:value-type="float" office:value="0.0003103">
                <text:p>0.0003103</text:p>
              </table:table-cell>
              <table:table-cell office:value-type="float" office:value="0.004947">
                <text:p>0.004947</text:p>
              </table:table-cell>
              <table:table-cell office:value-type="float" office:value="0.000924">
                <text:p>0.0009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3115">
                <text:p>0.0023115</text:p>
              </table:table-cell>
              <table:table-cell office:value-type="float" office:value="0.0006843">
                <text:p>0.0006843</text:p>
              </table:table-cell>
              <table:table-cell office:value-type="float" office:value="0.0006605">
                <text:p>0.0006605</text:p>
              </table:table-cell>
              <table:table-cell office:value-type="float" office:value="0.0009035">
                <text:p>0.0009035</text:p>
              </table:table-cell>
              <table:table-cell office:value-type="float" office:value="0.0011028">
                <text:p>0.00110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93684">
                <text:p>0.0193684</text:p>
              </table:table-cell>
              <table:table-cell office:value-type="float" office:value="0.0052281">
                <text:p>0.0052281</text:p>
              </table:table-cell>
              <table:table-cell office:value-type="float" office:value="0.0044381">
                <text:p>0.0044381</text:p>
              </table:table-cell>
              <table:table-cell office:value-type="float" office:value="0.0029812">
                <text:p>0.0029812</text:p>
              </table:table-cell>
              <table:table-cell office:value-type="float" office:value="0.0032609">
                <text:p>0.00326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78696">
                <text:p>0.1878696</text:p>
              </table:table-cell>
              <table:table-cell office:value-type="float" office:value="0.0485508">
                <text:p>0.0485508</text:p>
              </table:table-cell>
              <table:table-cell office:value-type="float" office:value="0.0416298">
                <text:p>0.0416298</text:p>
              </table:table-cell>
              <table:table-cell office:value-type="float" office:value="0.0273107">
                <text:p>0.0273107</text:p>
              </table:table-cell>
              <table:table-cell office:value-type="float" office:value="0.0279069">
                <text:p>0.02790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320366">
                <text:p>2.0320366</text:p>
              </table:table-cell>
              <table:table-cell office:value-type="float" office:value="0.5300945">
                <text:p>0.5300945</text:p>
              </table:table-cell>
              <table:table-cell office:value-type="float" office:value="0.4955417">
                <text:p>0.4955417</text:p>
              </table:table-cell>
              <table:table-cell office:value-type="float" office:value="0.3271288">
                <text:p>0.3271288</text:p>
              </table:table-cell>
              <table:table-cell office:value-type="float" office:value="0.2966214">
                <text:p>0.29662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1620681">
                <text:p>26.1620681</text:p>
              </table:table-cell>
              <table:table-cell office:value-type="float" office:value="6.4534128">
                <text:p>6.4534128</text:p>
              </table:table-cell>
              <table:table-cell office:value-type="float" office:value="6.2916651">
                <text:p>6.2916651</text:p>
              </table:table-cell>
              <table:table-cell office:value-type="float" office:value="4.0157001">
                <text:p>4.0157001</text:p>
              </table:table-cell>
              <table:table-cell office:value-type="float" office:value="3.6709336">
                <text:p>3.67093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83cm" svg:height="13.209cm" xlink:href=".." xlink:type="simple" chart:class="chart:line" chart:style-name="ch1">
        <chart:title svg:x="8.946cm" svg:y="0.4cm" chart:style-name="ch2">
          <text:p>Analiza narzutu czasowego</text:p>
        </chart:title>
        <chart:subtitle svg:x="11.049cm" svg:y="1.443cm" chart:style-name="ch3">
          <text:p>level=2</text:p>
        </chart:subtitle>
        <chart:legend chart:legend-position="end" loext:overlay="true" svg:x="2.546cm" svg:y="3.066cm" style:legend-expansion="custom" svg:width="4.97cm" svg:height="2.092cm" style:legend-expansion-aspect-ratio="2.37571701720841" chart:style-name="ch4"/>
        <chart:plot-area chart:style-name="ch5" table:cell-range-address="Sheet1.H488:Sheet1.L498" chart:data-source-has-labels="both" svg:x="1.48cm" svg:y="2.39cm" svg:width="21.534cm" svg:height="9.574cm">
          <chart:coordinate-region svg:x="1.916cm" svg:y="2.589cm" svg:width="20.911cm" svg:height="8.728cm"/>
          <chart:axis chart:dimension="x" chart:name="primary-x" chart:style-name="ch6" chartooo:axis-type="auto">
            <chartooo:date-scale/>
            <chart:title svg:x="12.097cm" svg:y="12.228cm" chart:style-name="ch7">
              <text:p>n</text:p>
            </chart:title>
            <chart:categories table:cell-range-address="Sheet1.H489:Sheet1.H498"/>
            <chart:grid chart:style-name="ch8" chart:class="major"/>
          </chart:axis>
          <chart:axis chart:dimension="y" chart:name="primary-y" chart:style-name="ch6">
            <chart:title svg:x="0.451cm" svg:y="8.332cm" chart:style-name="ch9">
              <text:p>Przyspieszenie</text:p>
            </chart:title>
            <chart:grid chart:style-name="ch8" chart:class="major"/>
          </chart:axis>
          <chart:series chart:style-name="ch10" chart:values-cell-range-address="Sheet1.I489:Sheet1.I498" chart:label-cell-address="Sheet1.I488:Sheet1.I488" chart:class="chart:line">
            <chart:data-point chart:repeated="10"/>
          </chart:series>
          <chart:series chart:style-name="ch11" chart:values-cell-range-address="Sheet1.J489:Sheet1.J498" chart:label-cell-address="Sheet1.J488:Sheet1.J488" chart:class="chart:line">
            <chart:data-point chart:repeated="10"/>
          </chart:series>
          <chart:series chart:style-name="ch12" chart:values-cell-range-address="Sheet1.K489:Sheet1.K498" chart:label-cell-address="Sheet1.K488:Sheet1.K488" chart:class="chart:line">
            <chart:data-point chart:repeated="10"/>
          </chart:series>
          <chart:series chart:style-name="ch13" chart:values-cell-range-address="Sheet1.L489:Sheet1.L498" chart:label-cell-address="Sheet1.L488:Sheet1.L48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(n) \over T_r(n, p=5)</text:p>
                <draw:g>
                  <svg:desc>Sheet1.I488:Sheet1.I488</svg:desc>
                </draw:g>
              </table:table-cell>
              <table:table-cell office:value-type="string">
                <text:p>T_s(n) \over T_r(n, p=10)</text:p>
                <draw:g>
                  <svg:desc>Sheet1.J488:Sheet1.J488</svg:desc>
                </draw:g>
              </table:table-cell>
              <table:table-cell office:value-type="string">
                <text:p>T_s(n) \over T_r(n, p=20)</text:p>
                <draw:g>
                  <svg:desc>Sheet1.K488:Sheet1.K488</svg:desc>
                </draw:g>
              </table:table-cell>
              <table:table-cell office:value-type="string">
                <text:p>T_s(n) \over T_r(n, p=40)</text:p>
                <draw:g>
                  <svg:desc>Sheet1.L488:Sheet1.L488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H489:Sheet1.H498</svg:desc>
                </draw:g>
              </table:table-cell>
              <table:table-cell office:value-type="float" office:value="0.00430292598967298">
                <text:p>0.00430292598967298</text:p>
                <draw:g>
                  <svg:desc>Sheet1.I489:Sheet1.I498</svg:desc>
                </draw:g>
              </table:table-cell>
              <table:table-cell office:value-type="float" office:value="0.00203665987780041">
                <text:p>0.00203665987780041</text:p>
                <draw:g>
                  <svg:desc>Sheet1.J489:Sheet1.J498</svg:desc>
                </draw:g>
              </table:table-cell>
              <table:table-cell office:value-type="float" office:value="0.00127404764938209">
                <text:p>0.00127404764938209</text:p>
                <draw:g>
                  <svg:desc>Sheet1.K489:Sheet1.K498</svg:desc>
                </draw:g>
              </table:table-cell>
              <table:table-cell office:value-type="float" office:value="0.000913408841797589">
                <text:p>0.000913408841797589</text:p>
                <draw:g>
                  <svg:desc>Sheet1.L489:Sheet1.L49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08225108225108">
                <text:p>0.0108225108225108</text:p>
              </table:table-cell>
              <table:table-cell office:value-type="float" office:value="0.00671817265703729">
                <text:p>0.00671817265703729</text:p>
              </table:table-cell>
              <table:table-cell office:value-type="float" office:value="0.00374531835205993">
                <text:p>0.00374531835205993</text:p>
              </table:table-cell>
              <table:table-cell office:value-type="float" office:value="0.00204436266993765">
                <text:p>0.002044362669937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03439153439153">
                <text:p>0.0403439153439153</text:p>
              </table:table-cell>
              <table:table-cell office:value-type="float" office:value="0.0227442207307979">
                <text:p>0.0227442207307979</text:p>
              </table:table-cell>
              <table:table-cell office:value-type="float" office:value="0.0134331645012112">
                <text:p>0.0134331645012112</text:p>
              </table:table-cell>
              <table:table-cell office:value-type="float" office:value="0.00582450109806168">
                <text:p>0.005824501098061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01653944020356">
                <text:p>0.201653944020356</text:p>
              </table:table-cell>
              <table:table-cell office:value-type="float" office:value="0.110069444444444">
                <text:p>0.110069444444444</text:p>
              </table:table-cell>
              <table:table-cell office:value-type="float" office:value="0.061114324272219">
                <text:p>0.061114324272219</text:p>
              </table:table-cell>
              <table:table-cell office:value-type="float" office:value="0.0298634008478568">
                <text:p>0.02986340084785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32205077152812">
                <text:p>1.32205077152812</text:p>
              </table:table-cell>
              <table:table-cell office:value-type="float" office:value="0.855945858846278">
                <text:p>0.855945858846278</text:p>
              </table:table-cell>
              <table:table-cell office:value-type="float" office:value="0.0536891045077825">
                <text:p>0.0536891045077825</text:p>
              </table:table-cell>
              <table:table-cell office:value-type="float" office:value="0.287445887445887">
                <text:p>0.2874458874458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7790442788251">
                <text:p>3.37790442788251</text:p>
              </table:table-cell>
              <table:table-cell office:value-type="float" office:value="3.4996214988645">
                <text:p>3.4996214988645</text:p>
              </table:table-cell>
              <table:table-cell office:value-type="float" office:value="2.55838406198118">
                <text:p>2.55838406198118</text:p>
              </table:table-cell>
              <table:table-cell office:value-type="float" office:value="2.09602829162133">
                <text:p>2.096028291621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70467282569193">
                <text:p>3.70467282569193</text:p>
              </table:table-cell>
              <table:table-cell office:value-type="float" office:value="4.36411978098736">
                <text:p>4.36411978098736</text:p>
              </table:table-cell>
              <table:table-cell office:value-type="float" office:value="6.49684690728566">
                <text:p>6.49684690728566</text:p>
              </table:table-cell>
              <table:table-cell office:value-type="float" office:value="5.93958723051918">
                <text:p>5.939587230519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86954694876295">
                <text:p>3.86954694876295</text:p>
              </table:table-cell>
              <table:table-cell office:value-type="float" office:value="4.51286338151997">
                <text:p>4.51286338151997</text:p>
              </table:table-cell>
              <table:table-cell office:value-type="float" office:value="6.87897417495707">
                <text:p>6.87897417495707</text:p>
              </table:table-cell>
              <table:table-cell office:value-type="float" office:value="6.73201251303441">
                <text:p>6.732012513034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83334782760432">
                <text:p>3.83334782760432</text:p>
              </table:table-cell>
              <table:table-cell office:value-type="float" office:value="4.10063693933326">
                <text:p>4.10063693933326</text:p>
              </table:table-cell>
              <table:table-cell office:value-type="float" office:value="6.21173250413904">
                <text:p>6.21173250413904</text:p>
              </table:table-cell>
              <table:table-cell office:value-type="float" office:value="6.85060686787939">
                <text:p>6.850606867879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05398955727735">
                <text:p>4.05398955727735</text:p>
              </table:table-cell>
              <table:table-cell office:value-type="float" office:value="4.15821053475971">
                <text:p>4.15821053475971</text:p>
              </table:table-cell>
              <table:table-cell office:value-type="float" office:value="6.51494570025287">
                <text:p>6.51494570025287</text:p>
              </table:table-cell>
              <table:table-cell office:value-type="float" office:value="7.12681594131803">
                <text:p>7.126815941318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03cm" svg:height="13.681cm" xlink:href=".." xlink:type="simple" chart:class="chart:line" chart:style-name="ch1">
        <chart:title svg:x="8.975cm" svg:y="0.409cm" chart:style-name="ch2">
          <text:p>Wyliczanie zbioru Mandelbrota</text:p>
        </chart:title>
        <chart:legend chart:legend-position="end" svg:x="21.959cm" svg:y="6.043cm" style:legend-expansion="high" chart:style-name="ch3"/>
        <chart:plot-area chart:style-name="ch4" table:cell-range-address="Sheet2.H2:Sheet2.K52" chart:data-source-has-labels="both" svg:x="1.495cm" svg:y="1.461cm" svg:width="19.98cm" svg:height="10.966cm">
          <chart:coordinate-region svg:x="2.116cm" svg:y="1.66cm" svg:width="19.359cm" svg:height="9.843cm"/>
          <chart:axis chart:dimension="x" chart:name="primary-x" chart:style-name="ch5" chartooo:axis-type="auto">
            <chartooo:date-scale/>
            <chart:title svg:x="11.335cm" svg:y="12.7cm" chart:style-name="ch6">
              <text:p>n</text:p>
            </chart:title>
            <chart:categories table:cell-range-address="Sheet2.H3:Sheet2.H52"/>
            <chart:grid chart:style-name="ch7" chart:class="major"/>
          </chart:axis>
          <chart:axis chart:dimension="y" chart:name="primary-y" chart:style-name="ch5">
            <chart:title svg:x="0.451cm" svg:y="7.491cm" chart:style-name="ch8">
              <text:p>czas[s]</text:p>
            </chart:title>
            <chart:grid chart:style-name="ch7" chart:class="major"/>
          </chart:axis>
          <chart:series chart:style-name="ch9" chart:values-cell-range-address="Sheet2.I3:Sheet2.I52" chart:label-cell-address="Sheet2.I2:Sheet2.I2" chart:class="chart:line">
            <chart:data-point chart:repeated="50"/>
          </chart:series>
          <chart:series chart:style-name="ch10" chart:values-cell-range-address="Sheet2.J3:Sheet2.J52" chart:label-cell-address="Sheet2.J2:Sheet2.J2" chart:class="chart:line">
            <chart:data-point chart:repeated="50"/>
          </chart:series>
          <chart:series chart:style-name="ch11" chart:values-cell-range-address="Sheet2.K3:Sheet2.K52" chart:label-cell-address="Sheet2.K2:Sheet2.K2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(n)</text:p>
                <draw:g>
                  <svg:desc>Sheet2.I2:Sheet2.I2</svg:desc>
                </draw:g>
              </table:table-cell>
              <table:table-cell office:value-type="string">
                <text:p>Trc(n)</text:p>
                <draw:g>
                  <svg:desc>Sheet2.J2:Sheet2.J2</svg:desc>
                </draw:g>
              </table:table-cell>
              <table:table-cell office:value-type="string">
                <text:p>Tr(n)</text:p>
                <draw:g>
                  <svg:desc>Sheet2.K2:Sheet2.K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2.H3:Sheet2.H52</svg:desc>
                </draw:g>
              </table:table-cell>
              <table:table-cell office:value-type="float" office:value="0.0040036">
                <text:p>0.0040036</text:p>
                <draw:g>
                  <svg:desc>Sheet2.I3:Sheet2.I52</svg:desc>
                </draw:g>
              </table:table-cell>
              <table:table-cell office:value-type="float" office:value="0.1190444">
                <text:p>0.1190444</text:p>
                <draw:g>
                  <svg:desc>Sheet2.J3:Sheet2.J52</svg:desc>
                </draw:g>
              </table:table-cell>
              <table:table-cell office:value-type="float" office:value="0.000648">
                <text:p>0.000648</text:p>
                <draw:g>
                  <svg:desc>Sheet2.K3:Sheet2.K5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59098">
                <text:p>0.0159098</text:p>
              </table:table-cell>
              <table:table-cell office:value-type="float" office:value="0.1084778">
                <text:p>0.1084778</text:p>
              </table:table-cell>
              <table:table-cell office:value-type="float" office:value="0.0006702">
                <text:p>0.00067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50412">
                <text:p>0.0350412</text:p>
              </table:table-cell>
              <table:table-cell office:value-type="float" office:value="0.1075246">
                <text:p>0.1075246</text:p>
              </table:table-cell>
              <table:table-cell office:value-type="float" office:value="0.000654">
                <text:p>0.0006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612712">
                <text:p>0.0612712</text:p>
              </table:table-cell>
              <table:table-cell office:value-type="float" office:value="0.1132266">
                <text:p>0.1132266</text:p>
              </table:table-cell>
              <table:table-cell office:value-type="float" office:value="0.0007672">
                <text:p>0.00076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956436">
                <text:p>0.0956436</text:p>
              </table:table-cell>
              <table:table-cell office:value-type="float" office:value="0.1100842">
                <text:p>0.1100842</text:p>
              </table:table-cell>
              <table:table-cell office:value-type="float" office:value="0.0007704">
                <text:p>0.00077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387318">
                <text:p>0.1387318</text:p>
              </table:table-cell>
              <table:table-cell office:value-type="float" office:value="0.1114172">
                <text:p>0.1114172</text:p>
              </table:table-cell>
              <table:table-cell office:value-type="float" office:value="0.000734">
                <text:p>0.0007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874922">
                <text:p>0.1874922</text:p>
              </table:table-cell>
              <table:table-cell office:value-type="float" office:value="0.1125964">
                <text:p>0.1125964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431594">
                <text:p>0.2431594</text:p>
              </table:table-cell>
              <table:table-cell office:value-type="float" office:value="0.1075776">
                <text:p>0.1075776</text:p>
              </table:table-cell>
              <table:table-cell office:value-type="float" office:value="0.0007684">
                <text:p>0.00076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089588">
                <text:p>0.3089588</text:p>
              </table:table-cell>
              <table:table-cell office:value-type="float" office:value="0.1097506">
                <text:p>0.1097506</text:p>
              </table:table-cell>
              <table:table-cell office:value-type="float" office:value="0.0007796">
                <text:p>0.00077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99352">
                <text:p>0.3799352</text:p>
              </table:table-cell>
              <table:table-cell office:value-type="float" office:value="0.112035">
                <text:p>0.112035</text:p>
              </table:table-cell>
              <table:table-cell office:value-type="float" office:value="0.0007732">
                <text:p>0.00077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4592634">
                <text:p>0.4592634</text:p>
              </table:table-cell>
              <table:table-cell office:value-type="float" office:value="0.1087104">
                <text:p>0.1087104</text:p>
              </table:table-cell>
              <table:table-cell office:value-type="float" office:value="0.0008018">
                <text:p>0.00080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46413">
                <text:p>0.546413</text:p>
              </table:table-cell>
              <table:table-cell office:value-type="float" office:value="0.111393">
                <text:p>0.111393</text:p>
              </table:table-cell>
              <table:table-cell office:value-type="float" office:value="0.0007834">
                <text:p>0.000783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465622">
                <text:p>0.6465622</text:p>
              </table:table-cell>
              <table:table-cell office:value-type="float" office:value="0.1128002">
                <text:p>0.1128002</text:p>
              </table:table-cell>
              <table:table-cell office:value-type="float" office:value="0.0009516">
                <text:p>0.00095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49162">
                <text:p>0.749162</text:p>
              </table:table-cell>
              <table:table-cell office:value-type="float" office:value="0.1121668">
                <text:p>0.1121668</text:p>
              </table:table-cell>
              <table:table-cell office:value-type="float" office:value="0.0010038">
                <text:p>0.00100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566056">
                <text:p>0.8566056</text:p>
              </table:table-cell>
              <table:table-cell office:value-type="float" office:value="0.1127826">
                <text:p>0.1127826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9710574">
                <text:p>0.9710574</text:p>
              </table:table-cell>
              <table:table-cell office:value-type="float" office:value="0.1310494">
                <text:p>0.1310494</text:p>
              </table:table-cell>
              <table:table-cell office:value-type="float" office:value="0.0009888">
                <text:p>0.0009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0954382">
                <text:p>1.0954382</text:p>
              </table:table-cell>
              <table:table-cell office:value-type="float" office:value="0.1295526">
                <text:p>0.1295526</text:p>
              </table:table-cell>
              <table:table-cell office:value-type="float" office:value="0.0009844">
                <text:p>0.000984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2331446">
                <text:p>1.2331446</text:p>
              </table:table-cell>
              <table:table-cell office:value-type="float" office:value="0.1310564">
                <text:p>0.1310564</text:p>
              </table:table-cell>
              <table:table-cell office:value-type="float" office:value="0.0010396">
                <text:p>0.001039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3722948">
                <text:p>1.3722948</text:p>
              </table:table-cell>
              <table:table-cell office:value-type="float" office:value="0.1353618">
                <text:p>0.1353618</text:p>
              </table:table-cell>
              <table:table-cell office:value-type="float" office:value="0.0010458">
                <text:p>0.001045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5176418">
                <text:p>1.5176418</text:p>
              </table:table-cell>
              <table:table-cell office:value-type="float" office:value="0.1343704">
                <text:p>0.1343704</text:p>
              </table:table-cell>
              <table:table-cell office:value-type="float" office:value="0.0011074">
                <text:p>0.001107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6771908">
                <text:p>1.6771908</text:p>
              </table:table-cell>
              <table:table-cell office:value-type="float" office:value="0.1396162">
                <text:p>0.1396162</text:p>
              </table:table-cell>
              <table:table-cell office:value-type="float" office:value="0.0011188">
                <text:p>0.001118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8355964">
                <text:p>1.8355964</text:p>
              </table:table-cell>
              <table:table-cell office:value-type="float" office:value="0.138229">
                <text:p>0.138229</text:p>
              </table:table-cell>
              <table:table-cell office:value-type="float" office:value="0.0011438">
                <text:p>0.001143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.0063514">
                <text:p>2.0063514</text:p>
              </table:table-cell>
              <table:table-cell office:value-type="float" office:value="0.1392448">
                <text:p>0.1392448</text:p>
              </table:table-cell>
              <table:table-cell office:value-type="float" office:value="0.0012372">
                <text:p>0.001237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187246">
                <text:p>2.187246</text:p>
              </table:table-cell>
              <table:table-cell office:value-type="float" office:value="0.1332838">
                <text:p>0.1332838</text:p>
              </table:table-cell>
              <table:table-cell office:value-type="float" office:value="0.001306">
                <text:p>0.0013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3692556">
                <text:p>2.3692556</text:p>
              </table:table-cell>
              <table:table-cell office:value-type="float" office:value="0.1366166">
                <text:p>0.1366166</text:p>
              </table:table-cell>
              <table:table-cell office:value-type="float" office:value="0.0013612">
                <text:p>0.001361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.5640864">
                <text:p>2.5640864</text:p>
              </table:table-cell>
              <table:table-cell office:value-type="float" office:value="0.1438374">
                <text:p>0.1438374</text:p>
              </table:table-cell>
              <table:table-cell office:value-type="float" office:value="0.001361">
                <text:p>0.00136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.769325">
                <text:p>2.769325</text:p>
              </table:table-cell>
              <table:table-cell office:value-type="float" office:value="0.143791">
                <text:p>0.143791</text:p>
              </table:table-cell>
              <table:table-cell office:value-type="float" office:value="0.0014502">
                <text:p>0.001450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.9814874">
                <text:p>2.9814874</text:p>
              </table:table-cell>
              <table:table-cell office:value-type="float" office:value="0.1482522">
                <text:p>0.1482522</text:p>
              </table:table-cell>
              <table:table-cell office:value-type="float" office:value="0.0015162">
                <text:p>0.001516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.19309">
                <text:p>3.19309</text:p>
              </table:table-cell>
              <table:table-cell office:value-type="float" office:value="0.1474796">
                <text:p>0.1474796</text:p>
              </table:table-cell>
              <table:table-cell office:value-type="float" office:value="0.0015398">
                <text:p>0.00153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.4144706">
                <text:p>3.4144706</text:p>
              </table:table-cell>
              <table:table-cell office:value-type="float" office:value="0.1440562">
                <text:p>0.1440562</text:p>
              </table:table-cell>
              <table:table-cell office:value-type="float" office:value="0.0015862">
                <text:p>0.001586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.6586492">
                <text:p>3.6586492</text:p>
              </table:table-cell>
              <table:table-cell office:value-type="float" office:value="0.1449508">
                <text:p>0.1449508</text:p>
              </table:table-cell>
              <table:table-cell office:value-type="float" office:value="0.0016906">
                <text:p>0.001690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.8899874">
                <text:p>3.8899874</text:p>
              </table:table-cell>
              <table:table-cell office:value-type="float" office:value="0.1453646">
                <text:p>0.1453646</text:p>
              </table:table-cell>
              <table:table-cell office:value-type="float" office:value="0.0017572">
                <text:p>0.001757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.1326962">
                <text:p>4.1326962</text:p>
              </table:table-cell>
              <table:table-cell office:value-type="float" office:value="0.1465302">
                <text:p>0.1465302</text:p>
              </table:table-cell>
              <table:table-cell office:value-type="float" office:value="0.0018912">
                <text:p>0.001891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.3862112">
                <text:p>4.3862112</text:p>
              </table:table-cell>
              <table:table-cell office:value-type="float" office:value="0.1448408">
                <text:p>0.1448408</text:p>
              </table:table-cell>
              <table:table-cell office:value-type="float" office:value="0.001871">
                <text:p>0.00187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.650692">
                <text:p>4.650692</text:p>
              </table:table-cell>
              <table:table-cell office:value-type="float" office:value="0.148534">
                <text:p>0.148534</text:p>
              </table:table-cell>
              <table:table-cell office:value-type="float" office:value="0.0019642">
                <text:p>0.001964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9180016">
                <text:p>4.9180016</text:p>
              </table:table-cell>
              <table:table-cell office:value-type="float" office:value="0.144947">
                <text:p>0.144947</text:p>
              </table:table-cell>
              <table:table-cell office:value-type="float" office:value="0.0021284">
                <text:p>0.002128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5.2017044">
                <text:p>5.2017044</text:p>
              </table:table-cell>
              <table:table-cell office:value-type="float" office:value="0.144073">
                <text:p>0.144073</text:p>
              </table:table-cell>
              <table:table-cell office:value-type="float" office:value="0.0022272">
                <text:p>0.002227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.480126">
                <text:p>5.480126</text:p>
              </table:table-cell>
              <table:table-cell office:value-type="float" office:value="0.1555838">
                <text:p>0.1555838</text:p>
              </table:table-cell>
              <table:table-cell office:value-type="float" office:value="0.0022848">
                <text:p>0.002284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5.7784444">
                <text:p>5.7784444</text:p>
              </table:table-cell>
              <table:table-cell office:value-type="float" office:value="0.1486088">
                <text:p>0.1486088</text:p>
              </table:table-cell>
              <table:table-cell office:value-type="float" office:value="0.0024042">
                <text:p>0.00240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.0836116">
                <text:p>6.0836116</text:p>
              </table:table-cell>
              <table:table-cell office:value-type="float" office:value="0.1527332">
                <text:p>0.1527332</text:p>
              </table:table-cell>
              <table:table-cell office:value-type="float" office:value="0.0024752">
                <text:p>0.002475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.375791">
                <text:p>6.375791</text:p>
              </table:table-cell>
              <table:table-cell office:value-type="float" office:value="0.150636">
                <text:p>0.150636</text:p>
              </table:table-cell>
              <table:table-cell office:value-type="float" office:value="0.0025166">
                <text:p>0.002516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.696649">
                <text:p>6.696649</text:p>
              </table:table-cell>
              <table:table-cell office:value-type="float" office:value="0.1505714">
                <text:p>0.1505714</text:p>
              </table:table-cell>
              <table:table-cell office:value-type="float" office:value="0.0026358">
                <text:p>0.002635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.0200984">
                <text:p>7.0200984</text:p>
              </table:table-cell>
              <table:table-cell office:value-type="float" office:value="0.150614">
                <text:p>0.150614</text:p>
              </table:table-cell>
              <table:table-cell office:value-type="float" office:value="0.0027204">
                <text:p>0.002720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.350993">
                <text:p>7.350993</text:p>
              </table:table-cell>
              <table:table-cell office:value-type="float" office:value="0.1490418">
                <text:p>0.1490418</text:p>
              </table:table-cell>
              <table:table-cell office:value-type="float" office:value="0.0028108">
                <text:p>0.002810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.686287">
                <text:p>7.686287</text:p>
              </table:table-cell>
              <table:table-cell office:value-type="float" office:value="0.148345">
                <text:p>0.148345</text:p>
              </table:table-cell>
              <table:table-cell office:value-type="float" office:value="0.0029242">
                <text:p>0.002924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8.0233324">
                <text:p>8.0233324</text:p>
              </table:table-cell>
              <table:table-cell office:value-type="float" office:value="0.147902">
                <text:p>0.147902</text:p>
              </table:table-cell>
              <table:table-cell office:value-type="float" office:value="0.0030098">
                <text:p>0.003009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8.3792628">
                <text:p>8.3792628</text:p>
              </table:table-cell>
              <table:table-cell office:value-type="float" office:value="0.1523534">
                <text:p>0.1523534</text:p>
              </table:table-cell>
              <table:table-cell office:value-type="float" office:value="0.0032112">
                <text:p>0.003211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.7535284">
                <text:p>8.7535284</text:p>
              </table:table-cell>
              <table:table-cell office:value-type="float" office:value="0.1498514">
                <text:p>0.1498514</text:p>
              </table:table-cell>
              <table:table-cell office:value-type="float" office:value="0.0032566">
                <text:p>0.003256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.10346">
                <text:p>9.10346</text:p>
              </table:table-cell>
              <table:table-cell office:value-type="float" office:value="0.1519496">
                <text:p>0.1519496</text:p>
              </table:table-cell>
              <table:table-cell office:value-type="float" office:value="0.0033396">
                <text:p>0.00333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.4846364">
                <text:p>9.4846364</text:p>
              </table:table-cell>
              <table:table-cell office:value-type="float" office:value="0.1496108">
                <text:p>0.1496108</text:p>
              </table:table-cell>
              <table:table-cell office:value-type="float" office:value="0.0035584">
                <text:p>0.00355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